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201026-15h26m11s deuxime sortie 6.5 3.25 0.1 " table:style-name="ta1">
        <table:shapes>
          <draw:frame draw:z-index="0" draw:style-name="gr1" draw:text-style-name="P1" svg:width="159.99mm" svg:height="89.99mm" svg:x="131.76mm" svg:y="2.86mm">
            <loext:p draw:notify-on-update-of-ranges="'20201026-15h26m11s deuxime sortie 6.5 3.25 0.1 '.D1:'20201026-15h26m11s deuxime sortie 6.5 3.25 0.1 '.D18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1.21mm" svg:y="74.34mm">
            <loext:p draw:notify-on-update-of-ranges="'20201026-15h26m11s deuxime sortie 6.5 3.25 0.1 '.E1:'20201026-15h26m11s deuxime sortie 6.5 3.25 0.1 '.E18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58341407775879" calcext:value-type="float">
            <text:p>0,6583414078</text:p>
          </table:table-cell>
          <table:table-cell office:value-type="float" office:value="10" calcext:value-type="float">
            <text:p>10</text:p>
          </table:table-cell>
          <table:table-cell office:value-type="float" office:value="136.292861938477" calcext:value-type="float">
            <text:p>136,2928619385</text:p>
          </table:table-cell>
          <table:table-cell office:value-type="float" office:value="0.804199695587158" calcext:value-type="float">
            <text:p>0,80419969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58341407775879" calcext:value-type="float">
            <text:p>0,6583414078</text:p>
          </table:table-cell>
          <table:table-cell office:value-type="float" office:value="10" calcext:value-type="float">
            <text:p>10</text:p>
          </table:table-cell>
          <table:table-cell office:value-type="float" office:value="136.292861938477" calcext:value-type="float">
            <text:p>136,2928619385</text:p>
          </table:table-cell>
          <table:table-cell office:value-type="float" office:value="0.804199695587158" calcext:value-type="float">
            <text:p>0,80419969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8341407775879" calcext:value-type="float">
            <text:p>0,6583414078</text:p>
          </table:table-cell>
          <table:table-cell office:value-type="float" office:value="10" calcext:value-type="float">
            <text:p>10</text:p>
          </table:table-cell>
          <table:table-cell office:value-type="float" office:value="136.292861938477" calcext:value-type="float">
            <text:p>136,2928619385</text:p>
          </table:table-cell>
          <table:table-cell office:value-type="float" office:value="1.89992427825928" calcext:value-type="float">
            <text:p>1,89992427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58341407775879" calcext:value-type="float">
            <text:p>0,6583414078</text:p>
          </table:table-cell>
          <table:table-cell office:value-type="float" office:value="10" calcext:value-type="float">
            <text:p>10</text:p>
          </table:table-cell>
          <table:table-cell office:value-type="float" office:value="144.324066162109" calcext:value-type="float">
            <text:p>144,3240661621</text:p>
          </table:table-cell>
          <table:table-cell office:value-type="float" office:value="3.01687908172607" calcext:value-type="float">
            <text:p>3,01687908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58341407775879" calcext:value-type="float">
            <text:p>0,6583414078</text:p>
          </table:table-cell>
          <table:table-cell office:value-type="float" office:value="10" calcext:value-type="float">
            <text:p>10</text:p>
          </table:table-cell>
          <table:table-cell office:value-type="float" office:value="144.324066162109" calcext:value-type="float">
            <text:p>144,3240661621</text:p>
          </table:table-cell>
          <table:table-cell office:value-type="float" office:value="3.01687908172607" calcext:value-type="float">
            <text:p>3,01687908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1.375061035156" calcext:value-type="float">
            <text:p>161,3750610352</text:p>
          </table:table-cell>
          <table:table-cell office:value-type="float" office:value="5.17864513397217" calcext:value-type="float">
            <text:p>5,1786451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28372424840927" calcext:value-type="float">
            <text:p>0,2283724248</text:p>
          </table:table-cell>
          <table:table-cell office:value-type="float" office:value="10" calcext:value-type="float">
            <text:p>10</text:p>
          </table:table-cell>
          <table:table-cell office:value-type="float" office:value="177.322387695313" calcext:value-type="float">
            <text:p>177,3223876953</text:p>
          </table:table-cell>
          <table:table-cell office:value-type="float" office:value="6.16861057281494" calcext:value-type="float">
            <text:p>6,16861057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28372424840927" calcext:value-type="float">
            <text:p>0,2283724248</text:p>
          </table:table-cell>
          <table:table-cell office:value-type="float" office:value="10" calcext:value-type="float">
            <text:p>10</text:p>
          </table:table-cell>
          <table:table-cell office:value-type="float" office:value="184.41650390625" calcext:value-type="float">
            <text:p>184,4165039063</text:p>
          </table:table-cell>
          <table:table-cell office:value-type="float" office:value="7.07601356506348" calcext:value-type="float">
            <text:p>7,07601356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2838959693909" calcext:value-type="float">
            <text:p>1,1283895969</text:p>
          </table:table-cell>
          <table:table-cell office:value-type="float" office:value="10" calcext:value-type="float">
            <text:p>10</text:p>
          </table:table-cell>
          <table:table-cell office:value-type="float" office:value="192.257019042969" calcext:value-type="float">
            <text:p>192,257019043</text:p>
          </table:table-cell>
          <table:table-cell office:value-type="float" office:value="7.9000678062439" calcext:value-type="float">
            <text:p>7,90006780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2838959693909" calcext:value-type="float">
            <text:p>1,1283895969</text:p>
          </table:table-cell>
          <table:table-cell office:value-type="float" office:value="10" calcext:value-type="float">
            <text:p>10</text:p>
          </table:table-cell>
          <table:table-cell office:value-type="float" office:value="199.865737915039" calcext:value-type="float">
            <text:p>199,865737915</text:p>
          </table:table-cell>
          <table:table-cell office:value-type="float" office:value="9.17929744720459" calcext:value-type="float">
            <text:p>9,17929744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62177228927612" calcext:value-type="float">
            <text:p>1,6217722893</text:p>
          </table:table-cell>
          <table:table-cell office:value-type="float" office:value="10" calcext:value-type="float">
            <text:p>10</text:p>
          </table:table-cell>
          <table:table-cell office:value-type="float" office:value="206.072052001953" calcext:value-type="float">
            <text:p>206,072052002</text:p>
          </table:table-cell>
          <table:table-cell office:value-type="float" office:value="9.58080768585205" calcext:value-type="float">
            <text:p>9,58080768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04741024971008" calcext:value-type="float">
            <text:p>2,0474102497</text:p>
          </table:table-cell>
          <table:table-cell office:value-type="float" office:value="10" calcext:value-type="float">
            <text:p>10</text:p>
          </table:table-cell>
          <table:table-cell office:value-type="float" office:value="211.667465209961" calcext:value-type="float">
            <text:p>211,66746521</text:p>
          </table:table-cell>
          <table:table-cell office:value-type="float" office:value="9.91017436981201" calcext:value-type="float">
            <text:p>9,91017436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1755747795105" calcext:value-type="float">
            <text:p>2,417557478</text:p>
          </table:table-cell>
          <table:table-cell office:value-type="float" office:value="10" calcext:value-type="float">
            <text:p>10</text:p>
          </table:table-cell>
          <table:table-cell office:value-type="float" office:value="217.765350341797" calcext:value-type="float">
            <text:p>217,7653503418</text:p>
          </table:table-cell>
          <table:table-cell office:value-type="float" office:value="10.0134754180908" calcext:value-type="float">
            <text:p>10,01347541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6610119342804" calcext:value-type="float">
            <text:p>2,6610119343</text:p>
          </table:table-cell>
          <table:table-cell office:value-type="float" office:value="10" calcext:value-type="float">
            <text:p>10</text:p>
          </table:table-cell>
          <table:table-cell office:value-type="float" office:value="220.587066650391" calcext:value-type="float">
            <text:p>220,5870666504</text:p>
          </table:table-cell>
          <table:table-cell office:value-type="float" office:value="10.0134754180908" calcext:value-type="float">
            <text:p>10,01347541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610119342804" calcext:value-type="float">
            <text:p>2,6610119343</text:p>
          </table:table-cell>
          <table:table-cell office:value-type="float" office:value="10" calcext:value-type="float">
            <text:p>10</text:p>
          </table:table-cell>
          <table:table-cell office:value-type="float" office:value="220.587066650391" calcext:value-type="float">
            <text:p>220,5870666504</text:p>
          </table:table-cell>
          <table:table-cell office:value-type="float" office:value="10.0134754180908" calcext:value-type="float">
            <text:p>10,01347541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86661291122437" calcext:value-type="float">
            <text:p>2,8666129112</text:p>
          </table:table-cell>
          <table:table-cell office:value-type="float" office:value="10" calcext:value-type="float">
            <text:p>10</text:p>
          </table:table-cell>
          <table:table-cell office:value-type="float" office:value="223.049255371094" calcext:value-type="float">
            <text:p>223,0492553711</text:p>
          </table:table-cell>
          <table:table-cell office:value-type="float" office:value="9.91223812103272" calcext:value-type="float">
            <text:p>9,9122381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26680612564087" calcext:value-type="float">
            <text:p>3,2668061256</text:p>
          </table:table-cell>
          <table:table-cell office:value-type="float" office:value="10" calcext:value-type="float">
            <text:p>10</text:p>
          </table:table-cell>
          <table:table-cell office:value-type="float" office:value="223.963104248047" calcext:value-type="float">
            <text:p>223,963104248</text:p>
          </table:table-cell>
          <table:table-cell office:value-type="float" office:value="9.60439682006836" calcext:value-type="float">
            <text:p>9,60439682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42942881584167" calcext:value-type="float">
            <text:p>3,4294288158</text:p>
          </table:table-cell>
          <table:table-cell office:value-type="float" office:value="10" calcext:value-type="float">
            <text:p>10</text:p>
          </table:table-cell>
          <table:table-cell office:value-type="float" office:value="223.367645263672" calcext:value-type="float">
            <text:p>223,3676452637</text:p>
          </table:table-cell>
          <table:table-cell office:value-type="float" office:value="9.09005165100098" calcext:value-type="float">
            <text:p>9,0900516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84361290931702" calcext:value-type="float">
            <text:p>3,8436129093</text:p>
          </table:table-cell>
          <table:table-cell office:value-type="float" office:value="10" calcext:value-type="float">
            <text:p>10</text:p>
          </table:table-cell>
          <table:table-cell office:value-type="float" office:value="217.952270507813" calcext:value-type="float">
            <text:p>217,9522705078</text:p>
          </table:table-cell>
          <table:table-cell office:value-type="float" office:value="6.43733263015747" calcext:value-type="float">
            <text:p>6,43733263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76780867576599" calcext:value-type="float">
            <text:p>3,7678086758</text:p>
          </table:table-cell>
          <table:table-cell office:value-type="float" office:value="10" calcext:value-type="float">
            <text:p>10</text:p>
          </table:table-cell>
          <table:table-cell office:value-type="float" office:value="203.281326293945" calcext:value-type="float">
            <text:p>203,2813262939</text:p>
          </table:table-cell>
          <table:table-cell office:value-type="float" office:value="5.21491384506226" calcext:value-type="float">
            <text:p>5,2149138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77714824676514" calcext:value-type="float">
            <text:p>3,7771482468</text:p>
          </table:table-cell>
          <table:table-cell office:value-type="float" office:value="10" calcext:value-type="float">
            <text:p>10</text:p>
          </table:table-cell>
          <table:table-cell office:value-type="float" office:value="196.308624267578" calcext:value-type="float">
            <text:p>196,3086242676</text:p>
          </table:table-cell>
          <table:table-cell office:value-type="float" office:value="3.81203627586365" calcext:value-type="float">
            <text:p>3,81203627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6716194152832" calcext:value-type="float">
            <text:p>3,6716194153</text:p>
          </table:table-cell>
          <table:table-cell office:value-type="float" office:value="10" calcext:value-type="float">
            <text:p>10</text:p>
          </table:table-cell>
          <table:table-cell office:value-type="float" office:value="186.113204956055" calcext:value-type="float">
            <text:p>186,1132049561</text:p>
          </table:table-cell>
          <table:table-cell office:value-type="float" office:value="0.508546710014343" calcext:value-type="float">
            <text:p>0,508546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68091106414795" calcext:value-type="float">
            <text:p>3,6809110641</text:p>
          </table:table-cell>
          <table:table-cell office:value-type="float" office:value="10" calcext:value-type="float">
            <text:p>10</text:p>
          </table:table-cell>
          <table:table-cell office:value-type="float" office:value="175.446899414063" calcext:value-type="float">
            <text:p>175,4468994141</text:p>
          </table:table-cell>
          <table:table-cell office:value-type="float" office:value="-1.04078102111816" calcext:value-type="float">
            <text:p>-1,0407810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67985272407532" calcext:value-type="float">
            <text:p>3,6798527241</text:p>
          </table:table-cell>
          <table:table-cell office:value-type="float" office:value="10" calcext:value-type="float">
            <text:p>10</text:p>
          </table:table-cell>
          <table:table-cell office:value-type="float" office:value="165.151626586914" calcext:value-type="float">
            <text:p>165,1516265869</text:p>
          </table:table-cell>
          <table:table-cell office:value-type="float" office:value="-2.37003993988037" calcext:value-type="float">
            <text:p>-2,37003993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65630722045898" calcext:value-type="float">
            <text:p>3,6563072205</text:p>
          </table:table-cell>
          <table:table-cell office:value-type="float" office:value="10" calcext:value-type="float">
            <text:p>10</text:p>
          </table:table-cell>
          <table:table-cell office:value-type="float" office:value="155.96125793457" calcext:value-type="float">
            <text:p>155,9612579346</text:p>
          </table:table-cell>
          <table:table-cell office:value-type="float" office:value="-3.46468329429626" calcext:value-type="float">
            <text:p>-3,46468329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68578672409058" calcext:value-type="float">
            <text:p>3,6857867241</text:p>
          </table:table-cell>
          <table:table-cell office:value-type="float" office:value="10" calcext:value-type="float">
            <text:p>10</text:p>
          </table:table-cell>
          <table:table-cell office:value-type="float" office:value="155.96125793457" calcext:value-type="float">
            <text:p>155,9612579346</text:p>
          </table:table-cell>
          <table:table-cell office:value-type="float" office:value="-3.46468329429626" calcext:value-type="float">
            <text:p>-3,46468329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62421417236328" calcext:value-type="float">
            <text:p>3,6242141724</text:p>
          </table:table-cell>
          <table:table-cell office:value-type="float" office:value="10" calcext:value-type="float">
            <text:p>10</text:p>
          </table:table-cell>
          <table:table-cell office:value-type="float" office:value="141.18034362793" calcext:value-type="float">
            <text:p>141,1803436279</text:p>
          </table:table-cell>
          <table:table-cell office:value-type="float" office:value="-4.33041191101074" calcext:value-type="float">
            <text:p>-4,3304119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5852103233337" calcext:value-type="float">
            <text:p>3,5585210323</text:p>
          </table:table-cell>
          <table:table-cell office:value-type="float" office:value="10" calcext:value-type="float">
            <text:p>10</text:p>
          </table:table-cell>
          <table:table-cell office:value-type="float" office:value="136.86408996582" calcext:value-type="float">
            <text:p>136,8640899658</text:p>
          </table:table-cell>
          <table:table-cell office:value-type="float" office:value="-4.95267868041992" calcext:value-type="float">
            <text:p>-4,95267868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2093315124512" calcext:value-type="float">
            <text:p>3,5209331512</text:p>
          </table:table-cell>
          <table:table-cell office:value-type="float" office:value="10" calcext:value-type="float">
            <text:p>10</text:p>
          </table:table-cell>
          <table:table-cell office:value-type="float" office:value="132.012725830078" calcext:value-type="float">
            <text:p>132,0127258301</text:p>
          </table:table-cell>
          <table:table-cell office:value-type="float" office:value="-5.44648218154907" calcext:value-type="float">
            <text:p>-5,4464821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2093315124512" calcext:value-type="float">
            <text:p>3,5209331512</text:p>
          </table:table-cell>
          <table:table-cell office:value-type="float" office:value="10" calcext:value-type="float">
            <text:p>10</text:p>
          </table:table-cell>
          <table:table-cell office:value-type="float" office:value="132.012725830078" calcext:value-type="float">
            <text:p>132,0127258301</text:p>
          </table:table-cell>
          <table:table-cell office:value-type="float" office:value="-5.78135251998901" calcext:value-type="float">
            <text:p>-5,781352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45106506347656" calcext:value-type="float">
            <text:p>3,451065063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8135251998901" calcext:value-type="float">
            <text:p>-5,781352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44067525863647" calcext:value-type="float">
            <text:p>3,44067525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672571182251" calcext:value-type="float">
            <text:p>-5,86725711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43679523468018" calcext:value-type="float">
            <text:p>3,43679523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672571182251" calcext:value-type="float">
            <text:p>-5,86725711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30954599380493" calcext:value-type="float">
            <text:p>3,30954599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672571182251" calcext:value-type="float">
            <text:p>-5,86725711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30954599380493" calcext:value-type="float">
            <text:p>3,30954599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036642074585" calcext:value-type="float">
            <text:p>-5,80366420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2761709690094" calcext:value-type="float">
            <text:p>3,27617096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036642074585" calcext:value-type="float">
            <text:p>-5,80366420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28070545196533" calcext:value-type="float">
            <text:p>3,28070545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9495677947998" calcext:value-type="float">
            <text:p>-5,69495677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28070545196533" calcext:value-type="float">
            <text:p>3,28070545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4093790054321" calcext:value-type="float">
            <text:p>-5,54093790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18471336364746" calcext:value-type="float">
            <text:p>3,18471336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4093790054321" calcext:value-type="float">
            <text:p>-5,5409379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8123078346252" calcext:value-type="float">
            <text:p>3,181230783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27280569076538" calcext:value-type="float">
            <text:p>-5,27280569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21091723442078" calcext:value-type="float">
            <text:p>3,21091723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8796501159668" calcext:value-type="float">
            <text:p>-4,8796501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12606859207153" calcext:value-type="float">
            <text:p>3,12606859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4476232528687" calcext:value-type="float">
            <text:p>-4,34476232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04457449913025" calcext:value-type="float">
            <text:p>3,0445744991</text:p>
          </table:table-cell>
          <table:table-cell office:value-type="float" office:value="10" calcext:value-type="float">
            <text:p>10</text:p>
          </table:table-cell>
          <table:table-cell office:value-type="float" office:value="130.647232055664" calcext:value-type="float">
            <text:p>130,6472320557</text:p>
          </table:table-cell>
          <table:table-cell office:value-type="float" office:value="-2.59227108955383" calcext:value-type="float">
            <text:p>-2,59227108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92264127731323" calcext:value-type="float">
            <text:p>2,9226412773</text:p>
          </table:table-cell>
          <table:table-cell office:value-type="float" office:value="10" calcext:value-type="float">
            <text:p>10</text:p>
          </table:table-cell>
          <table:table-cell office:value-type="float" office:value="135.906372070313" calcext:value-type="float">
            <text:p>135,9063720703</text:p>
          </table:table-cell>
          <table:table-cell office:value-type="float" office:value="-1.64417660236359" calcext:value-type="float">
            <text:p>-1,64417660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82523274421692" calcext:value-type="float">
            <text:p>2,8252327442</text:p>
          </table:table-cell>
          <table:table-cell office:value-type="float" office:value="10" calcext:value-type="float">
            <text:p>10</text:p>
          </table:table-cell>
          <table:table-cell office:value-type="float" office:value="135.906372070313" calcext:value-type="float">
            <text:p>135,9063720703</text:p>
          </table:table-cell>
          <table:table-cell office:value-type="float" office:value="-1.64417660236359" calcext:value-type="float">
            <text:p>-1,64417660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65494060516357" calcext:value-type="float">
            <text:p>2,6549406052</text:p>
          </table:table-cell>
          <table:table-cell office:value-type="float" office:value="10" calcext:value-type="float">
            <text:p>10</text:p>
          </table:table-cell>
          <table:table-cell office:value-type="float" office:value="141.558700561523" calcext:value-type="float">
            <text:p>141,5587005615</text:p>
          </table:table-cell>
          <table:table-cell office:value-type="float" office:value="-0.892266571521759" calcext:value-type="float">
            <text:p>-0,89226657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99583387374878" calcext:value-type="float">
            <text:p>2,9958338737</text:p>
          </table:table-cell>
          <table:table-cell office:value-type="float" office:value="10" calcext:value-type="float">
            <text:p>10</text:p>
          </table:table-cell>
          <table:table-cell office:value-type="float" office:value="150.783813476563" calcext:value-type="float">
            <text:p>150,7838134766</text:p>
          </table:table-cell>
          <table:table-cell office:value-type="float" office:value="-0.275798618793488" calcext:value-type="float">
            <text:p>-0,27579861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99583387374878" calcext:value-type="float">
            <text:p>2,9958338737</text:p>
          </table:table-cell>
          <table:table-cell office:value-type="float" office:value="10" calcext:value-type="float">
            <text:p>10</text:p>
          </table:table-cell>
          <table:table-cell office:value-type="float" office:value="150.783813476563" calcext:value-type="float">
            <text:p>150,7838134766</text:p>
          </table:table-cell>
          <table:table-cell office:value-type="float" office:value="0.238743707537651" calcext:value-type="float">
            <text:p>0,23874370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70133376121521" calcext:value-type="float">
            <text:p>2,7013337612</text:p>
          </table:table-cell>
          <table:table-cell office:value-type="float" office:value="10" calcext:value-type="float">
            <text:p>10</text:p>
          </table:table-cell>
          <table:table-cell office:value-type="float" office:value="143.658935546875" calcext:value-type="float">
            <text:p>143,6589355469</text:p>
          </table:table-cell>
          <table:table-cell office:value-type="float" office:value="0.705615937709808" calcext:value-type="float">
            <text:p>0,70561593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79903793334961" calcext:value-type="float">
            <text:p>2,7990379333</text:p>
          </table:table-cell>
          <table:table-cell office:value-type="float" office:value="10" calcext:value-type="float">
            <text:p>10</text:p>
          </table:table-cell>
          <table:table-cell office:value-type="float" office:value="157.404571533203" calcext:value-type="float">
            <text:p>157,4045715332</text:p>
          </table:table-cell>
          <table:table-cell office:value-type="float" office:value="0.705615937709808" calcext:value-type="float">
            <text:p>0,70561593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79903793334961" calcext:value-type="float">
            <text:p>2,7990379333</text:p>
          </table:table-cell>
          <table:table-cell office:value-type="float" office:value="10" calcext:value-type="float">
            <text:p>10</text:p>
          </table:table-cell>
          <table:table-cell office:value-type="float" office:value="157.404571533203" calcext:value-type="float">
            <text:p>157,4045715332</text:p>
          </table:table-cell>
          <table:table-cell office:value-type="float" office:value="1.16413366794586" calcext:value-type="float">
            <text:p>1,16413366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97508358955383" calcext:value-type="float">
            <text:p>2,9750835896</text:p>
          </table:table-cell>
          <table:table-cell office:value-type="float" office:value="10" calcext:value-type="float">
            <text:p>10</text:p>
          </table:table-cell>
          <table:table-cell office:value-type="float" office:value="159.516174316406" calcext:value-type="float">
            <text:p>159,5161743164</text:p>
          </table:table-cell>
          <table:table-cell office:value-type="float" office:value="1.16413366794586" calcext:value-type="float">
            <text:p>1,16413366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025146484375" calcext:value-type="float">
            <text:p>3,0251464844</text:p>
          </table:table-cell>
          <table:table-cell office:value-type="float" office:value="10" calcext:value-type="float">
            <text:p>10</text:p>
          </table:table-cell>
          <table:table-cell office:value-type="float" office:value="162.677810668945" calcext:value-type="float">
            <text:p>162,6778106689</text:p>
          </table:table-cell>
          <table:table-cell office:value-type="float" office:value="1.57842123508453" calcext:value-type="float">
            <text:p>1,57842123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21527242660522" calcext:value-type="float">
            <text:p>3,2152724266</text:p>
          </table:table-cell>
          <table:table-cell office:value-type="float" office:value="10" calcext:value-type="float">
            <text:p>10</text:p>
          </table:table-cell>
          <table:table-cell office:value-type="float" office:value="162.677810668945" calcext:value-type="float">
            <text:p>162,6778106689</text:p>
          </table:table-cell>
          <table:table-cell office:value-type="float" office:value="1.9354065656662" calcext:value-type="float">
            <text:p>1,9354065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40570449829102" calcext:value-type="float">
            <text:p>3,4057044983</text:p>
          </table:table-cell>
          <table:table-cell office:value-type="float" office:value="10" calcext:value-type="float">
            <text:p>10</text:p>
          </table:table-cell>
          <table:table-cell office:value-type="float" office:value="165.569915771484" calcext:value-type="float">
            <text:p>165,5699157715</text:p>
          </table:table-cell>
          <table:table-cell office:value-type="float" office:value="2.26732802391052" calcext:value-type="float">
            <text:p>2,26732802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50954151153564" calcext:value-type="float">
            <text:p>3,5095415115</text:p>
          </table:table-cell>
          <table:table-cell office:value-type="float" office:value="10" calcext:value-type="float">
            <text:p>10</text:p>
          </table:table-cell>
          <table:table-cell office:value-type="float" office:value="170.615051269531" calcext:value-type="float">
            <text:p>170,6150512695</text:p>
          </table:table-cell>
          <table:table-cell office:value-type="float" office:value="2.54538750648499" calcext:value-type="float">
            <text:p>2,54538750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66888332366943" calcext:value-type="float">
            <text:p>3,6688833237</text:p>
          </table:table-cell>
          <table:table-cell office:value-type="float" office:value="10" calcext:value-type="float">
            <text:p>10</text:p>
          </table:table-cell>
          <table:table-cell office:value-type="float" office:value="170.615051269531" calcext:value-type="float">
            <text:p>170,6150512695</text:p>
          </table:table-cell>
          <table:table-cell office:value-type="float" office:value="2.54538750648499" calcext:value-type="float">
            <text:p>2,54538750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8043155670166" calcext:value-type="float">
            <text:p>3,804315567</text:p>
          </table:table-cell>
          <table:table-cell office:value-type="float" office:value="10" calcext:value-type="float">
            <text:p>10</text:p>
          </table:table-cell>
          <table:table-cell office:value-type="float" office:value="172.872772216797" calcext:value-type="float">
            <text:p>172,8727722168</text:p>
          </table:table-cell>
          <table:table-cell office:value-type="float" office:value="2.806147813797" calcext:value-type="float">
            <text:p>2,80614781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0977373123169" calcext:value-type="float">
            <text:p>4,0097737312</text:p>
          </table:table-cell>
          <table:table-cell office:value-type="float" office:value="10" calcext:value-type="float">
            <text:p>10</text:p>
          </table:table-cell>
          <table:table-cell office:value-type="float" office:value="174.689971923828" calcext:value-type="float">
            <text:p>174,6899719238</text:p>
          </table:table-cell>
          <table:table-cell office:value-type="float" office:value="2.95515370368958" calcext:value-type="float">
            <text:p>2,95515370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10967683792114" calcext:value-type="float">
            <text:p>4,1096768379</text:p>
          </table:table-cell>
          <table:table-cell office:value-type="float" office:value="10" calcext:value-type="float">
            <text:p>10</text:p>
          </table:table-cell>
          <table:table-cell office:value-type="float" office:value="174.689971923828" calcext:value-type="float">
            <text:p>174,6899719238</text:p>
          </table:table-cell>
          <table:table-cell office:value-type="float" office:value="3.00105476379395" calcext:value-type="float">
            <text:p>3,00105476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11178922653198" calcext:value-type="float">
            <text:p>4,1117892265</text:p>
          </table:table-cell>
          <table:table-cell office:value-type="float" office:value="10" calcext:value-type="float">
            <text:p>10</text:p>
          </table:table-cell>
          <table:table-cell office:value-type="float" office:value="175.860565185547" calcext:value-type="float">
            <text:p>175,8605651855</text:p>
          </table:table-cell>
          <table:table-cell office:value-type="float" office:value="3.00105476379395" calcext:value-type="float">
            <text:p>3,00105476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18656396865845" calcext:value-type="float">
            <text:p>4,1865639687</text:p>
          </table:table-cell>
          <table:table-cell office:value-type="float" office:value="10" calcext:value-type="float">
            <text:p>10</text:p>
          </table:table-cell>
          <table:table-cell office:value-type="float" office:value="175.860565185547" calcext:value-type="float">
            <text:p>175,8605651855</text:p>
          </table:table-cell>
          <table:table-cell office:value-type="float" office:value="2.95879054069519" calcext:value-type="float">
            <text:p>2,95879054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31092548370361" calcext:value-type="float">
            <text:p>4,3109254837</text:p>
          </table:table-cell>
          <table:table-cell office:value-type="float" office:value="10" calcext:value-type="float">
            <text:p>10</text:p>
          </table:table-cell>
          <table:table-cell office:value-type="float" office:value="176.459289550781" calcext:value-type="float">
            <text:p>176,4592895508</text:p>
          </table:table-cell>
          <table:table-cell office:value-type="float" office:value="2.89726161956787" calcext:value-type="float">
            <text:p>2,89726161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42784023284912" calcext:value-type="float">
            <text:p>4,4278402328</text:p>
          </table:table-cell>
          <table:table-cell office:value-type="float" office:value="10" calcext:value-type="float">
            <text:p>10</text:p>
          </table:table-cell>
          <table:table-cell office:value-type="float" office:value="176.981704711914" calcext:value-type="float">
            <text:p>176,9817047119</text:p>
          </table:table-cell>
          <table:table-cell office:value-type="float" office:value="2.75739645957947" calcext:value-type="float">
            <text:p>2,75739645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38566446304321" calcext:value-type="float">
            <text:p>4,385664463</text:p>
          </table:table-cell>
          <table:table-cell office:value-type="float" office:value="10" calcext:value-type="float">
            <text:p>10</text:p>
          </table:table-cell>
          <table:table-cell office:value-type="float" office:value="176.890396118164" calcext:value-type="float">
            <text:p>176,8903961182</text:p>
          </table:table-cell>
          <table:table-cell office:value-type="float" office:value="2.75739645957947" calcext:value-type="float">
            <text:p>2,75739645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65928936004639" calcext:value-type="float">
            <text:p>4,65928936</text:p>
          </table:table-cell>
          <table:table-cell office:value-type="float" office:value="10" calcext:value-type="float">
            <text:p>10</text:p>
          </table:table-cell>
          <table:table-cell office:value-type="float" office:value="176.890396118164" calcext:value-type="float">
            <text:p>176,8903961182</text:p>
          </table:table-cell>
          <table:table-cell office:value-type="float" office:value="2.51314854621887" calcext:value-type="float">
            <text:p>2,51314854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59176349639893" calcext:value-type="float">
            <text:p>4,5917634964</text:p>
          </table:table-cell>
          <table:table-cell office:value-type="float" office:value="10" calcext:value-type="float">
            <text:p>10</text:p>
          </table:table-cell>
          <table:table-cell office:value-type="float" office:value="173.457107543945" calcext:value-type="float">
            <text:p>173,4571075439</text:p>
          </table:table-cell>
          <table:table-cell office:value-type="float" office:value="2.18623971939087" calcext:value-type="float">
            <text:p>2,18623971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46148490905762" calcext:value-type="float">
            <text:p>4,4614849091</text:p>
          </table:table-cell>
          <table:table-cell office:value-type="float" office:value="10" calcext:value-type="float">
            <text:p>10</text:p>
          </table:table-cell>
          <table:table-cell office:value-type="float" office:value="172.081512451172" calcext:value-type="float">
            <text:p>172,0815124512</text:p>
          </table:table-cell>
          <table:table-cell office:value-type="float" office:value="1.84665167331696" calcext:value-type="float">
            <text:p>1,84665167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51562833786011" calcext:value-type="float">
            <text:p>4,5156283379</text:p>
          </table:table-cell>
          <table:table-cell office:value-type="float" office:value="10" calcext:value-type="float">
            <text:p>10</text:p>
          </table:table-cell>
          <table:table-cell office:value-type="float" office:value="170.533187866211" calcext:value-type="float">
            <text:p>170,5331878662</text:p>
          </table:table-cell>
          <table:table-cell office:value-type="float" office:value="1.52868711948395" calcext:value-type="float">
            <text:p>1,52868711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4981126785278" calcext:value-type="float">
            <text:p>4,6498112679</text:p>
          </table:table-cell>
          <table:table-cell office:value-type="float" office:value="10" calcext:value-type="float">
            <text:p>10</text:p>
          </table:table-cell>
          <table:table-cell office:value-type="float" office:value="170.533187866211" calcext:value-type="float">
            <text:p>170,5331878662</text:p>
          </table:table-cell>
          <table:table-cell office:value-type="float" office:value="1.16482162475586" calcext:value-type="float">
            <text:p>1,16482162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80228090286255" calcext:value-type="float">
            <text:p>4,8022809029</text:p>
          </table:table-cell>
          <table:table-cell office:value-type="float" office:value="10" calcext:value-type="float">
            <text:p>10</text:p>
          </table:table-cell>
          <table:table-cell office:value-type="float" office:value="168.500732421875" calcext:value-type="float">
            <text:p>168,5007324219</text:p>
          </table:table-cell>
          <table:table-cell office:value-type="float" office:value="1.16482162475586" calcext:value-type="float">
            <text:p>1,16482162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59209299087524" calcext:value-type="float">
            <text:p>4,5920929909</text:p>
          </table:table-cell>
          <table:table-cell office:value-type="float" office:value="10" calcext:value-type="float">
            <text:p>10</text:p>
          </table:table-cell>
          <table:table-cell office:value-type="float" office:value="168.500732421875" calcext:value-type="float">
            <text:p>168,5007324219</text:p>
          </table:table-cell>
          <table:table-cell office:value-type="float" office:value="0.64900153875351" calcext:value-type="float">
            <text:p>0,64900153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41927909851074" calcext:value-type="float">
            <text:p>4,4192790985</text:p>
          </table:table-cell>
          <table:table-cell office:value-type="float" office:value="10" calcext:value-type="float">
            <text:p>10</text:p>
          </table:table-cell>
          <table:table-cell office:value-type="float" office:value="165.20686340332" calcext:value-type="float">
            <text:p>165,2068634033</text:p>
          </table:table-cell>
          <table:table-cell office:value-type="float" office:value="0.64900153875351" calcext:value-type="float">
            <text:p>0,64900153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43213319778442" calcext:value-type="float">
            <text:p>4,4321331978</text:p>
          </table:table-cell>
          <table:table-cell office:value-type="float" office:value="10" calcext:value-type="float">
            <text:p>10</text:p>
          </table:table-cell>
          <table:table-cell office:value-type="float" office:value="165.20686340332" calcext:value-type="float">
            <text:p>165,2068634033</text:p>
          </table:table-cell>
          <table:table-cell office:value-type="float" office:value="0.120305605232716" calcext:value-type="float">
            <text:p>0,12030560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48430490493774" calcext:value-type="float">
            <text:p>4,4843049049</text:p>
          </table:table-cell>
          <table:table-cell office:value-type="float" office:value="10" calcext:value-type="float">
            <text:p>10</text:p>
          </table:table-cell>
          <table:table-cell office:value-type="float" office:value="153.030181884766" calcext:value-type="float">
            <text:p>153,0301818848</text:p>
          </table:table-cell>
          <table:table-cell office:value-type="float" office:value="-0.483876198530197" calcext:value-type="float">
            <text:p>-0,48387619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5541877746582" calcext:value-type="float">
            <text:p>4,5541877747</text:p>
          </table:table-cell>
          <table:table-cell office:value-type="float" office:value="10" calcext:value-type="float">
            <text:p>10</text:p>
          </table:table-cell>
          <table:table-cell office:value-type="float" office:value="153.588989257813" calcext:value-type="float">
            <text:p>153,5889892578</text:p>
          </table:table-cell>
          <table:table-cell office:value-type="float" office:value="-1.0977885723114" calcext:value-type="float">
            <text:p>-1,09778857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61527347564697" calcext:value-type="float">
            <text:p>4,6152734756</text:p>
          </table:table-cell>
          <table:table-cell office:value-type="float" office:value="10" calcext:value-type="float">
            <text:p>10</text:p>
          </table:table-cell>
          <table:table-cell office:value-type="float" office:value="153.588989257813" calcext:value-type="float">
            <text:p>153,5889892578</text:p>
          </table:table-cell>
          <table:table-cell office:value-type="float" office:value="-1.0977885723114" calcext:value-type="float">
            <text:p>-1,09778857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62461137771606" calcext:value-type="float">
            <text:p>4,6246113777</text:p>
          </table:table-cell>
          <table:table-cell office:value-type="float" office:value="10" calcext:value-type="float">
            <text:p>10</text:p>
          </table:table-cell>
          <table:table-cell office:value-type="float" office:value="149.34831237793" calcext:value-type="float">
            <text:p>149,3483123779</text:p>
          </table:table-cell>
          <table:table-cell office:value-type="float" office:value="-1.60663020610809" calcext:value-type="float">
            <text:p>-1,60663020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0450468063355" calcext:value-type="float">
            <text:p>4,5045046806</text:p>
          </table:table-cell>
          <table:table-cell office:value-type="float" office:value="10" calcext:value-type="float">
            <text:p>10</text:p>
          </table:table-cell>
          <table:table-cell office:value-type="float" office:value="146.182403564453" calcext:value-type="float">
            <text:p>146,1824035645</text:p>
          </table:table-cell>
          <table:table-cell office:value-type="float" office:value="-2.00951647758484" calcext:value-type="float">
            <text:p>-2,00951647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25390481948853" calcext:value-type="float">
            <text:p>4,2539048195</text:p>
          </table:table-cell>
          <table:table-cell office:value-type="float" office:value="10" calcext:value-type="float">
            <text:p>10</text:p>
          </table:table-cell>
          <table:table-cell office:value-type="float" office:value="146.182403564453" calcext:value-type="float">
            <text:p>146,1824035645</text:p>
          </table:table-cell>
          <table:table-cell office:value-type="float" office:value="-2.00951647758484" calcext:value-type="float">
            <text:p>-2,00951647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26496076583862" calcext:value-type="float">
            <text:p>4,2649607658</text:p>
          </table:table-cell>
          <table:table-cell office:value-type="float" office:value="10" calcext:value-type="float">
            <text:p>10</text:p>
          </table:table-cell>
          <table:table-cell office:value-type="float" office:value="142.589645385742" calcext:value-type="float">
            <text:p>142,5896453857</text:p>
          </table:table-cell>
          <table:table-cell office:value-type="float" office:value="-2.43667984008789" calcext:value-type="float">
            <text:p>-2,43667984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15773391723633" calcext:value-type="float">
            <text:p>4,1577339172</text:p>
          </table:table-cell>
          <table:table-cell office:value-type="float" office:value="10" calcext:value-type="float">
            <text:p>10</text:p>
          </table:table-cell>
          <table:table-cell office:value-type="float" office:value="142.589645385742" calcext:value-type="float">
            <text:p>142,5896453857</text:p>
          </table:table-cell>
          <table:table-cell office:value-type="float" office:value="-2.84251475334167" calcext:value-type="float">
            <text:p>-2,84251475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19754695892334" calcext:value-type="float">
            <text:p>4,1975469589</text:p>
          </table:table-cell>
          <table:table-cell office:value-type="float" office:value="10" calcext:value-type="float">
            <text:p>10</text:p>
          </table:table-cell>
          <table:table-cell office:value-type="float" office:value="139.049240112305" calcext:value-type="float">
            <text:p>139,0492401123</text:p>
          </table:table-cell>
          <table:table-cell office:value-type="float" office:value="-3.12165522575378" calcext:value-type="float">
            <text:p>-3,12165522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36234760284424" calcext:value-type="float">
            <text:p>4,3623476028</text:p>
          </table:table-cell>
          <table:table-cell office:value-type="float" office:value="10" calcext:value-type="float">
            <text:p>10</text:p>
          </table:table-cell>
          <table:table-cell office:value-type="float" office:value="139.049240112305" calcext:value-type="float">
            <text:p>139,0492401123</text:p>
          </table:table-cell>
          <table:table-cell office:value-type="float" office:value="-3.12165522575378" calcext:value-type="float">
            <text:p>-3,12165522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21385288238525" calcext:value-type="float">
            <text:p>4,2138528824</text:p>
          </table:table-cell>
          <table:table-cell office:value-type="float" office:value="10" calcext:value-type="float">
            <text:p>10</text:p>
          </table:table-cell>
          <table:table-cell office:value-type="float" office:value="136.346984863281" calcext:value-type="float">
            <text:p>136,3469848633</text:p>
          </table:table-cell>
          <table:table-cell office:value-type="float" office:value="-3.12165522575378" calcext:value-type="float">
            <text:p>-3,12165522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5935516357422" calcext:value-type="float">
            <text:p>4,1593551636</text:p>
          </table:table-cell>
          <table:table-cell office:value-type="float" office:value="10" calcext:value-type="float">
            <text:p>10</text:p>
          </table:table-cell>
          <table:table-cell office:value-type="float" office:value="136.346984863281" calcext:value-type="float">
            <text:p>136,3469848633</text:p>
          </table:table-cell>
          <table:table-cell office:value-type="float" office:value="-3.22279453277588" calcext:value-type="float">
            <text:p>-3,22279453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15935516357422" calcext:value-type="float">
            <text:p>4,1593551636</text:p>
          </table:table-cell>
          <table:table-cell office:value-type="float" office:value="10" calcext:value-type="float">
            <text:p>10</text:p>
          </table:table-cell>
          <table:table-cell office:value-type="float" office:value="134.820175170898" calcext:value-type="float">
            <text:p>134,8201751709</text:p>
          </table:table-cell>
          <table:table-cell office:value-type="float" office:value="-3.22279453277588" calcext:value-type="float">
            <text:p>-3,22279453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0772123336792" calcext:value-type="float">
            <text:p>4,0772123337</text:p>
          </table:table-cell>
          <table:table-cell office:value-type="float" office:value="10" calcext:value-type="float">
            <text:p>10</text:p>
          </table:table-cell>
          <table:table-cell office:value-type="float" office:value="133.961578369141" calcext:value-type="float">
            <text:p>133,9615783691</text:p>
          </table:table-cell>
          <table:table-cell office:value-type="float" office:value="-3.21158957481384" calcext:value-type="float">
            <text:p>-3,21158957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07072877883911" calcext:value-type="float">
            <text:p>4,0707287788</text:p>
          </table:table-cell>
          <table:table-cell office:value-type="float" office:value="10" calcext:value-type="float">
            <text:p>10</text:p>
          </table:table-cell>
          <table:table-cell office:value-type="float" office:value="133.961578369141" calcext:value-type="float">
            <text:p>133,9615783691</text:p>
          </table:table-cell>
          <table:table-cell office:value-type="float" office:value="-3.21158957481384" calcext:value-type="float">
            <text:p>-3,2115895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14346742630005" calcext:value-type="float">
            <text:p>4,1434674263</text:p>
          </table:table-cell>
          <table:table-cell office:value-type="float" office:value="10" calcext:value-type="float">
            <text:p>10</text:p>
          </table:table-cell>
          <table:table-cell office:value-type="float" office:value="133.26887512207" calcext:value-type="float">
            <text:p>133,2688751221</text:p>
          </table:table-cell>
          <table:table-cell office:value-type="float" office:value="-3.16529536247253" calcext:value-type="float">
            <text:p>-3,16529536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17563772201538" calcext:value-type="float">
            <text:p>4,175637722</text:p>
          </table:table-cell>
          <table:table-cell office:value-type="float" office:value="10" calcext:value-type="float">
            <text:p>10</text:p>
          </table:table-cell>
          <table:table-cell office:value-type="float" office:value="133.26887512207" calcext:value-type="float">
            <text:p>133,2688751221</text:p>
          </table:table-cell>
          <table:table-cell office:value-type="float" office:value="-3.0936427116394" calcext:value-type="float">
            <text:p>-3,09364271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16992425918579" calcext:value-type="float">
            <text:p>4,1699242592</text:p>
          </table:table-cell>
          <table:table-cell office:value-type="float" office:value="10" calcext:value-type="float">
            <text:p>10</text:p>
          </table:table-cell>
          <table:table-cell office:value-type="float" office:value="132.754547119141" calcext:value-type="float">
            <text:p>132,7545471191</text:p>
          </table:table-cell>
          <table:table-cell office:value-type="float" office:value="-3.0936427116394" calcext:value-type="float">
            <text:p>-3,0936427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13677215576172" calcext:value-type="float">
            <text:p>4,1367721558</text:p>
          </table:table-cell>
          <table:table-cell office:value-type="float" office:value="10" calcext:value-type="float">
            <text:p>10</text:p>
          </table:table-cell>
          <table:table-cell office:value-type="float" office:value="132.557312011719" calcext:value-type="float">
            <text:p>132,5573120117</text:p>
          </table:table-cell>
          <table:table-cell office:value-type="float" office:value="-2.98120021820068" calcext:value-type="float">
            <text:p>-2,98120021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15045404434204" calcext:value-type="float">
            <text:p>4,1504540443</text:p>
          </table:table-cell>
          <table:table-cell office:value-type="float" office:value="10" calcext:value-type="float">
            <text:p>10</text:p>
          </table:table-cell>
          <table:table-cell office:value-type="float" office:value="132.557312011719" calcext:value-type="float">
            <text:p>132,5573120117</text:p>
          </table:table-cell>
          <table:table-cell office:value-type="float" office:value="-2.81214332580566" calcext:value-type="float">
            <text:p>-2,81214332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04423379898071" calcext:value-type="float">
            <text:p>4,044233799</text:p>
          </table:table-cell>
          <table:table-cell office:value-type="float" office:value="10" calcext:value-type="float">
            <text:p>10</text:p>
          </table:table-cell>
          <table:table-cell office:value-type="float" office:value="132.798858642578" calcext:value-type="float">
            <text:p>132,7988586426</text:p>
          </table:table-cell>
          <table:table-cell office:value-type="float" office:value="-2.55472493171692" calcext:value-type="float">
            <text:p>-2,55472493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91700839996338" calcext:value-type="float">
            <text:p>3,9170084</text:p>
          </table:table-cell>
          <table:table-cell office:value-type="float" office:value="10" calcext:value-type="float">
            <text:p>10</text:p>
          </table:table-cell>
          <table:table-cell office:value-type="float" office:value="133.73014831543" calcext:value-type="float">
            <text:p>133,7301483154</text:p>
          </table:table-cell>
          <table:table-cell office:value-type="float" office:value="-2.22339296340942" calcext:value-type="float">
            <text:p>-2,22339296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96923851966858" calcext:value-type="float">
            <text:p>3,9692385197</text:p>
          </table:table-cell>
          <table:table-cell office:value-type="float" office:value="10" calcext:value-type="float">
            <text:p>10</text:p>
          </table:table-cell>
          <table:table-cell office:value-type="float" office:value="133.73014831543" calcext:value-type="float">
            <text:p>133,7301483154</text:p>
          </table:table-cell>
          <table:table-cell office:value-type="float" office:value="-2.22339296340942" calcext:value-type="float">
            <text:p>-2,22339296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96923851966858" calcext:value-type="float">
            <text:p>3,9692385197</text:p>
          </table:table-cell>
          <table:table-cell office:value-type="float" office:value="10" calcext:value-type="float">
            <text:p>10</text:p>
          </table:table-cell>
          <table:table-cell office:value-type="float" office:value="135.235122680664" calcext:value-type="float">
            <text:p>135,2351226807</text:p>
          </table:table-cell>
          <table:table-cell office:value-type="float" office:value="-1.98887574672699" calcext:value-type="float">
            <text:p>-1,98887574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90982961654663" calcext:value-type="float">
            <text:p>3,9098296165</text:p>
          </table:table-cell>
          <table:table-cell office:value-type="float" office:value="10" calcext:value-type="float">
            <text:p>10</text:p>
          </table:table-cell>
          <table:table-cell office:value-type="float" office:value="135.235122680664" calcext:value-type="float">
            <text:p>135,2351226807</text:p>
          </table:table-cell>
          <table:table-cell office:value-type="float" office:value="-1.98887574672699" calcext:value-type="float">
            <text:p>-1,98887574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76182913780212" calcext:value-type="float">
            <text:p>3,7618291378</text:p>
          </table:table-cell>
          <table:table-cell office:value-type="float" office:value="10" calcext:value-type="float">
            <text:p>10</text:p>
          </table:table-cell>
          <table:table-cell office:value-type="float" office:value="137.323776245117" calcext:value-type="float">
            <text:p>137,3237762451</text:p>
          </table:table-cell>
          <table:table-cell office:value-type="float" office:value="-1.82178461551666" calcext:value-type="float">
            <text:p>-1,82178461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76182913780212" calcext:value-type="float">
            <text:p>3,7618291378</text:p>
          </table:table-cell>
          <table:table-cell office:value-type="float" office:value="10" calcext:value-type="float">
            <text:p>10</text:p>
          </table:table-cell>
          <table:table-cell office:value-type="float" office:value="137.323776245117" calcext:value-type="float">
            <text:p>137,3237762451</text:p>
          </table:table-cell>
          <table:table-cell office:value-type="float" office:value="-1.82178461551666" calcext:value-type="float">
            <text:p>-1,82178461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65902471542358" calcext:value-type="float">
            <text:p>3,6590247154</text:p>
          </table:table-cell>
          <table:table-cell office:value-type="float" office:value="10" calcext:value-type="float">
            <text:p>10</text:p>
          </table:table-cell>
          <table:table-cell office:value-type="float" office:value="139.038635253906" calcext:value-type="float">
            <text:p>139,0386352539</text:p>
          </table:table-cell>
          <table:table-cell office:value-type="float" office:value="-1.29977226257324" calcext:value-type="float">
            <text:p>-1,29977226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5427622795105" calcext:value-type="float">
            <text:p>3,5427622795</text:p>
          </table:table-cell>
          <table:table-cell office:value-type="float" office:value="10" calcext:value-type="float">
            <text:p>10</text:p>
          </table:table-cell>
          <table:table-cell office:value-type="float" office:value="139.038635253906" calcext:value-type="float">
            <text:p>139,0386352539</text:p>
          </table:table-cell>
          <table:table-cell office:value-type="float" office:value="-1.19715869426727" calcext:value-type="float">
            <text:p>-1,19715869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53610706329346" calcext:value-type="float">
            <text:p>3,5361070633</text:p>
          </table:table-cell>
          <table:table-cell office:value-type="float" office:value="10" calcext:value-type="float">
            <text:p>10</text:p>
          </table:table-cell>
          <table:table-cell office:value-type="float" office:value="139.305740356445" calcext:value-type="float">
            <text:p>139,3057403564</text:p>
          </table:table-cell>
          <table:table-cell office:value-type="float" office:value="-0.998025417327881" calcext:value-type="float">
            <text:p>-0,9980254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57841777801514" calcext:value-type="float">
            <text:p>3,578417778</text:p>
          </table:table-cell>
          <table:table-cell office:value-type="float" office:value="10" calcext:value-type="float">
            <text:p>10</text:p>
          </table:table-cell>
          <table:table-cell office:value-type="float" office:value="139.305740356445" calcext:value-type="float">
            <text:p>139,3057403564</text:p>
          </table:table-cell>
          <table:table-cell office:value-type="float" office:value="-0.998025417327881" calcext:value-type="float">
            <text:p>-0,99802541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61684083938599" calcext:value-type="float">
            <text:p>3,6168408394</text:p>
          </table:table-cell>
          <table:table-cell office:value-type="float" office:value="10" calcext:value-type="float">
            <text:p>10</text:p>
          </table:table-cell>
          <table:table-cell office:value-type="float" office:value="140.372253417969" calcext:value-type="float">
            <text:p>140,372253418</text:p>
          </table:table-cell>
          <table:table-cell office:value-type="float" office:value="-0.735004305839539" calcext:value-type="float">
            <text:p>-0,73500430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46151757240295" calcext:value-type="float">
            <text:p>3,4615175724</text:p>
          </table:table-cell>
          <table:table-cell office:value-type="float" office:value="10" calcext:value-type="float">
            <text:p>10</text:p>
          </table:table-cell>
          <table:table-cell office:value-type="float" office:value="141.90690612793" calcext:value-type="float">
            <text:p>141,9069061279</text:p>
          </table:table-cell>
          <table:table-cell office:value-type="float" office:value="-0.529187381267548" calcext:value-type="float">
            <text:p>-0,52918738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46151757240295" calcext:value-type="float">
            <text:p>3,4615175724</text:p>
          </table:table-cell>
          <table:table-cell office:value-type="float" office:value="10" calcext:value-type="float">
            <text:p>10</text:p>
          </table:table-cell>
          <table:table-cell office:value-type="float" office:value="141.90690612793" calcext:value-type="float">
            <text:p>141,9069061279</text:p>
          </table:table-cell>
          <table:table-cell office:value-type="float" office:value="-0.529187381267548" calcext:value-type="float">
            <text:p>-0,52918738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52015829086304" calcext:value-type="float">
            <text:p>3,5201582909</text:p>
          </table:table-cell>
          <table:table-cell office:value-type="float" office:value="10" calcext:value-type="float">
            <text:p>10</text:p>
          </table:table-cell>
          <table:table-cell office:value-type="float" office:value="144.243789672852" calcext:value-type="float">
            <text:p>144,2437896729</text:p>
          </table:table-cell>
          <table:table-cell office:value-type="float" office:value="-0.372220039367676" calcext:value-type="float">
            <text:p>-0,37222003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51416659355164" calcext:value-type="float">
            <text:p>3,5141665936</text:p>
          </table:table-cell>
          <table:table-cell office:value-type="float" office:value="10" calcext:value-type="float">
            <text:p>10</text:p>
          </table:table-cell>
          <table:table-cell office:value-type="float" office:value="144.243789672852" calcext:value-type="float">
            <text:p>144,2437896729</text:p>
          </table:table-cell>
          <table:table-cell office:value-type="float" office:value="-0.372220039367676" calcext:value-type="float">
            <text:p>-0,37222003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5754189491272" calcext:value-type="float">
            <text:p>3,5754189491</text:p>
          </table:table-cell>
          <table:table-cell office:value-type="float" office:value="10" calcext:value-type="float">
            <text:p>10</text:p>
          </table:table-cell>
          <table:table-cell office:value-type="float" office:value="144.830657958984" calcext:value-type="float">
            <text:p>144,830657959</text:p>
          </table:table-cell>
          <table:table-cell office:value-type="float" office:value="-0.235401898622513" calcext:value-type="float">
            <text:p>-0,23540189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5754189491272" calcext:value-type="float">
            <text:p>3,5754189491</text:p>
          </table:table-cell>
          <table:table-cell office:value-type="float" office:value="10" calcext:value-type="float">
            <text:p>10</text:p>
          </table:table-cell>
          <table:table-cell office:value-type="float" office:value="144.830657958984" calcext:value-type="float">
            <text:p>144,830657959</text:p>
          </table:table-cell>
          <table:table-cell office:value-type="float" office:value="-0.049734178930521" calcext:value-type="float">
            <text:p>-0,04973417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50071096420288" calcext:value-type="float">
            <text:p>3,5007109642</text:p>
          </table:table-cell>
          <table:table-cell office:value-type="float" office:value="10" calcext:value-type="float">
            <text:p>10</text:p>
          </table:table-cell>
          <table:table-cell office:value-type="float" office:value="146.070175170898" calcext:value-type="float">
            <text:p>146,0701751709</text:p>
          </table:table-cell>
          <table:table-cell office:value-type="float" office:value="-0.049734178930521" calcext:value-type="float">
            <text:p>-0,04973417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38624334335327" calcext:value-type="float">
            <text:p>3,3862433434</text:p>
          </table:table-cell>
          <table:table-cell office:value-type="float" office:value="10" calcext:value-type="float">
            <text:p>10</text:p>
          </table:table-cell>
          <table:table-cell office:value-type="float" office:value="146.070175170898" calcext:value-type="float">
            <text:p>146,0701751709</text:p>
          </table:table-cell>
          <table:table-cell office:value-type="float" office:value="0.152347773313522" calcext:value-type="float">
            <text:p>0,15234777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66867303848267" calcext:value-type="float">
            <text:p>3,6686730385</text:p>
          </table:table-cell>
          <table:table-cell office:value-type="float" office:value="10" calcext:value-type="float">
            <text:p>10</text:p>
          </table:table-cell>
          <table:table-cell office:value-type="float" office:value="139.05778503418" calcext:value-type="float">
            <text:p>139,0577850342</text:p>
          </table:table-cell>
          <table:table-cell office:value-type="float" office:value="0.303810954093933" calcext:value-type="float">
            <text:p>0,30381095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69408369064331" calcext:value-type="float">
            <text:p>3,6940836906</text:p>
          </table:table-cell>
          <table:table-cell office:value-type="float" office:value="10" calcext:value-type="float">
            <text:p>10</text:p>
          </table:table-cell>
          <table:table-cell office:value-type="float" office:value="139.05778503418" calcext:value-type="float">
            <text:p>139,0577850342</text:p>
          </table:table-cell>
          <table:table-cell office:value-type="float" office:value="0.412911623716354" calcext:value-type="float">
            <text:p>0,41291162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8787875175476" calcext:value-type="float">
            <text:p>3,7878787518</text:p>
          </table:table-cell>
          <table:table-cell office:value-type="float" office:value="10" calcext:value-type="float">
            <text:p>10</text:p>
          </table:table-cell>
          <table:table-cell office:value-type="float" office:value="149.548629760742" calcext:value-type="float">
            <text:p>149,5486297607</text:p>
          </table:table-cell>
          <table:table-cell office:value-type="float" office:value="0.598186194896698" calcext:value-type="float">
            <text:p>0,598186194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68048763275146" calcext:value-type="float">
            <text:p>3,6804876328</text:p>
          </table:table-cell>
          <table:table-cell office:value-type="float" office:value="10" calcext:value-type="float">
            <text:p>10</text:p>
          </table:table-cell>
          <table:table-cell office:value-type="float" office:value="150.435424804688" calcext:value-type="float">
            <text:p>150,4354248047</text:p>
          </table:table-cell>
          <table:table-cell office:value-type="float" office:value="0.694017827510834" calcext:value-type="float">
            <text:p>0,69401782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63450503349304" calcext:value-type="float">
            <text:p>3,6345050335</text:p>
          </table:table-cell>
          <table:table-cell office:value-type="float" office:value="10" calcext:value-type="float">
            <text:p>10</text:p>
          </table:table-cell>
          <table:table-cell office:value-type="float" office:value="150.435424804688" calcext:value-type="float">
            <text:p>150,4354248047</text:p>
          </table:table-cell>
          <table:table-cell office:value-type="float" office:value="0.8293616771698" calcext:value-type="float">
            <text:p>0,82936167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68642354011536" calcext:value-type="float">
            <text:p>3,6864235401</text:p>
          </table:table-cell>
          <table:table-cell office:value-type="float" office:value="10" calcext:value-type="float">
            <text:p>10</text:p>
          </table:table-cell>
          <table:table-cell office:value-type="float" office:value="151.624221801758" calcext:value-type="float">
            <text:p>151,6242218018</text:p>
          </table:table-cell>
          <table:table-cell office:value-type="float" office:value="0.8293616771698" calcext:value-type="float">
            <text:p>0,82936167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2996983528137" calcext:value-type="float">
            <text:p>3,6299698353</text:p>
          </table:table-cell>
          <table:table-cell office:value-type="float" office:value="10" calcext:value-type="float">
            <text:p>10</text:p>
          </table:table-cell>
          <table:table-cell office:value-type="float" office:value="152.908233642578" calcext:value-type="float">
            <text:p>152,9082336426</text:p>
          </table:table-cell>
          <table:table-cell office:value-type="float" office:value="0.976303517818451" calcext:value-type="float">
            <text:p>0,97630351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5636727809906" calcext:value-type="float">
            <text:p>3,563672781</text:p>
          </table:table-cell>
          <table:table-cell office:value-type="float" office:value="10" calcext:value-type="float">
            <text:p>10</text:p>
          </table:table-cell>
          <table:table-cell office:value-type="float" office:value="152.908233642578" calcext:value-type="float">
            <text:p>152,9082336426</text:p>
          </table:table-cell>
          <table:table-cell office:value-type="float" office:value="1.10977983474731" calcext:value-type="float">
            <text:p>1,10977983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58945608139038" calcext:value-type="float">
            <text:p>3,5894560814</text:p>
          </table:table-cell>
          <table:table-cell office:value-type="float" office:value="10" calcext:value-type="float">
            <text:p>10</text:p>
          </table:table-cell>
          <table:table-cell office:value-type="float" office:value="154.123031616211" calcext:value-type="float">
            <text:p>154,1230316162</text:p>
          </table:table-cell>
          <table:table-cell office:value-type="float" office:value="1.10977983474731" calcext:value-type="float">
            <text:p>1,10977983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58945608139038" calcext:value-type="float">
            <text:p>3,5894560814</text:p>
          </table:table-cell>
          <table:table-cell office:value-type="float" office:value="10" calcext:value-type="float">
            <text:p>10</text:p>
          </table:table-cell>
          <table:table-cell office:value-type="float" office:value="154.123031616211" calcext:value-type="float">
            <text:p>154,1230316162</text:p>
          </table:table-cell>
          <table:table-cell office:value-type="float" office:value="1.21278667449951" calcext:value-type="float">
            <text:p>1,21278667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58402872085571" calcext:value-type="float">
            <text:p>3,5840287209</text:p>
          </table:table-cell>
          <table:table-cell office:value-type="float" office:value="10" calcext:value-type="float">
            <text:p>10</text:p>
          </table:table-cell>
          <table:table-cell office:value-type="float" office:value="155.156265258789" calcext:value-type="float">
            <text:p>155,1562652588</text:p>
          </table:table-cell>
          <table:table-cell office:value-type="float" office:value="1.27146506309509" calcext:value-type="float">
            <text:p>1,27146506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1938414573669" calcext:value-type="float">
            <text:p>3,5193841457</text:p>
          </table:table-cell>
          <table:table-cell office:value-type="float" office:value="10" calcext:value-type="float">
            <text:p>10</text:p>
          </table:table-cell>
          <table:table-cell office:value-type="float" office:value="155.156265258789" calcext:value-type="float">
            <text:p>155,1562652588</text:p>
          </table:table-cell>
          <table:table-cell office:value-type="float" office:value="1.27146506309509" calcext:value-type="float">
            <text:p>1,27146506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49040150642395" calcext:value-type="float">
            <text:p>3,4904015064</text:p>
          </table:table-cell>
          <table:table-cell office:value-type="float" office:value="10" calcext:value-type="float">
            <text:p>10</text:p>
          </table:table-cell>
          <table:table-cell office:value-type="float" office:value="156.234970092773" calcext:value-type="float">
            <text:p>156,2349700928</text:p>
          </table:table-cell>
          <table:table-cell office:value-type="float" office:value="1.31343448162079" calcext:value-type="float">
            <text:p>1,31343448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49956250190735" calcext:value-type="float">
            <text:p>3,4995625019</text:p>
          </table:table-cell>
          <table:table-cell office:value-type="float" office:value="10" calcext:value-type="float">
            <text:p>10</text:p>
          </table:table-cell>
          <table:table-cell office:value-type="float" office:value="156.234970092773" calcext:value-type="float">
            <text:p>156,2349700928</text:p>
          </table:table-cell>
          <table:table-cell office:value-type="float" office:value="1.34596800804138" calcext:value-type="float">
            <text:p>1,3459680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49956250190735" calcext:value-type="float">
            <text:p>3,4995625019</text:p>
          </table:table-cell>
          <table:table-cell office:value-type="float" office:value="10" calcext:value-type="float">
            <text:p>10</text:p>
          </table:table-cell>
          <table:table-cell office:value-type="float" office:value="156.815765380859" calcext:value-type="float">
            <text:p>156,8157653809</text:p>
          </table:table-cell>
          <table:table-cell office:value-type="float" office:value="1.34596800804138" calcext:value-type="float">
            <text:p>1,3459680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5141234397888" calcext:value-type="float">
            <text:p>3,551412344</text:p>
          </table:table-cell>
          <table:table-cell office:value-type="float" office:value="10" calcext:value-type="float">
            <text:p>10</text:p>
          </table:table-cell>
          <table:table-cell office:value-type="float" office:value="156.815765380859" calcext:value-type="float">
            <text:p>156,8157653809</text:p>
          </table:table-cell>
          <table:table-cell office:value-type="float" office:value="1.3210027217865" calcext:value-type="float">
            <text:p>1,32100272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57202649116516" calcext:value-type="float">
            <text:p>3,5720264912</text:p>
          </table:table-cell>
          <table:table-cell office:value-type="float" office:value="10" calcext:value-type="float">
            <text:p>10</text:p>
          </table:table-cell>
          <table:table-cell office:value-type="float" office:value="157.025314331055" calcext:value-type="float">
            <text:p>157,0253143311</text:p>
          </table:table-cell>
          <table:table-cell office:value-type="float" office:value="1.3210027217865" calcext:value-type="float">
            <text:p>1,32100272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58222317695618" calcext:value-type="float">
            <text:p>3,582223177</text:p>
          </table:table-cell>
          <table:table-cell office:value-type="float" office:value="10" calcext:value-type="float">
            <text:p>10</text:p>
          </table:table-cell>
          <table:table-cell office:value-type="float" office:value="157.479598999023" calcext:value-type="float">
            <text:p>157,479598999</text:p>
          </table:table-cell>
          <table:table-cell office:value-type="float" office:value="1.3210027217865" calcext:value-type="float">
            <text:p>1,32100272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6062433719635" calcext:value-type="float">
            <text:p>3,606243372</text:p>
          </table:table-cell>
          <table:table-cell office:value-type="float" office:value="10" calcext:value-type="float">
            <text:p>10</text:p>
          </table:table-cell>
          <table:table-cell office:value-type="float" office:value="157.136734008789" calcext:value-type="float">
            <text:p>157,1367340088</text:p>
          </table:table-cell>
          <table:table-cell office:value-type="float" office:value="1.22232067584991" calcext:value-type="float">
            <text:p>1,22232067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66216516494751" calcext:value-type="float">
            <text:p>3,6621651649</text:p>
          </table:table-cell>
          <table:table-cell office:value-type="float" office:value="10" calcext:value-type="float">
            <text:p>10</text:p>
          </table:table-cell>
          <table:table-cell office:value-type="float" office:value="157.136734008789" calcext:value-type="float">
            <text:p>157,1367340088</text:p>
          </table:table-cell>
          <table:table-cell office:value-type="float" office:value="1.2167181968689" calcext:value-type="float">
            <text:p>1,21671819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70306086540222" calcext:value-type="float">
            <text:p>3,7030608654</text:p>
          </table:table-cell>
          <table:table-cell office:value-type="float" office:value="10" calcext:value-type="float">
            <text:p>10</text:p>
          </table:table-cell>
          <table:table-cell office:value-type="float" office:value="157.588836669922" calcext:value-type="float">
            <text:p>157,5888366699</text:p>
          </table:table-cell>
          <table:table-cell office:value-type="float" office:value="1.2167181968689" calcext:value-type="float">
            <text:p>1,216718196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79169392585754" calcext:value-type="float">
            <text:p>3,7916939259</text:p>
          </table:table-cell>
          <table:table-cell office:value-type="float" office:value="10" calcext:value-type="float">
            <text:p>10</text:p>
          </table:table-cell>
          <table:table-cell office:value-type="float" office:value="157.588836669922" calcext:value-type="float">
            <text:p>157,5888366699</text:p>
          </table:table-cell>
          <table:table-cell office:value-type="float" office:value="1.23539304733276" calcext:value-type="float">
            <text:p>1,23539304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81884360313416" calcext:value-type="float">
            <text:p>3,8188436031</text:p>
          </table:table-cell>
          <table:table-cell office:value-type="float" office:value="10" calcext:value-type="float">
            <text:p>10</text:p>
          </table:table-cell>
          <table:table-cell office:value-type="float" office:value="158.136001586914" calcext:value-type="float">
            <text:p>158,1360015869</text:p>
          </table:table-cell>
          <table:table-cell office:value-type="float" office:value="1.26674723625183" calcext:value-type="float">
            <text:p>1,26674723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91772770881653" calcext:value-type="float">
            <text:p>3,9177277088</text:p>
          </table:table-cell>
          <table:table-cell office:value-type="float" office:value="10" calcext:value-type="float">
            <text:p>10</text:p>
          </table:table-cell>
          <table:table-cell office:value-type="float" office:value="157.969680786133" calcext:value-type="float">
            <text:p>157,9696807861</text:p>
          </table:table-cell>
          <table:table-cell office:value-type="float" office:value="1.1652147769928" calcext:value-type="float">
            <text:p>1,1652147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06478261947632" calcext:value-type="float">
            <text:p>4,0647826195</text:p>
          </table:table-cell>
          <table:table-cell office:value-type="float" office:value="10" calcext:value-type="float">
            <text:p>10</text:p>
          </table:table-cell>
          <table:table-cell office:value-type="float" office:value="157.969680786133" calcext:value-type="float">
            <text:p>157,9696807861</text:p>
          </table:table-cell>
          <table:table-cell office:value-type="float" office:value="1.19548773765564" calcext:value-type="float">
            <text:p>1,19548773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0465350151062" calcext:value-type="float">
            <text:p>4,0465350151</text:p>
          </table:table-cell>
          <table:table-cell office:value-type="float" office:value="10" calcext:value-type="float">
            <text:p>10</text:p>
          </table:table-cell>
          <table:table-cell office:value-type="float" office:value="158.65544128418" calcext:value-type="float">
            <text:p>158,6554412842</text:p>
          </table:table-cell>
          <table:table-cell office:value-type="float" office:value="1.23893141746521" calcext:value-type="float">
            <text:p>1,23893141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10046148300171" calcext:value-type="float">
            <text:p>4,100461483</text:p>
          </table:table-cell>
          <table:table-cell office:value-type="float" office:value="10" calcext:value-type="float">
            <text:p>10</text:p>
          </table:table-cell>
          <table:table-cell office:value-type="float" office:value="159.353637695313" calcext:value-type="float">
            <text:p>159,3536376953</text:p>
          </table:table-cell>
          <table:table-cell office:value-type="float" office:value="1.23893141746521" calcext:value-type="float">
            <text:p>1,2389314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92782616615295" calcext:value-type="float">
            <text:p>3,9278261662</text:p>
          </table:table-cell>
          <table:table-cell office:value-type="float" office:value="10" calcext:value-type="float">
            <text:p>10</text:p>
          </table:table-cell>
          <table:table-cell office:value-type="float" office:value="158.701461791992" calcext:value-type="float">
            <text:p>158,701461792</text:p>
          </table:table-cell>
          <table:table-cell office:value-type="float" office:value="0.931483805179596" calcext:value-type="float">
            <text:p>0,93148380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08111190795898" calcext:value-type="float">
            <text:p>4,081111908</text:p>
          </table:table-cell>
          <table:table-cell office:value-type="float" office:value="10" calcext:value-type="float">
            <text:p>10</text:p>
          </table:table-cell>
          <table:table-cell office:value-type="float" office:value="157.796966552734" calcext:value-type="float">
            <text:p>157,7969665527</text:p>
          </table:table-cell>
          <table:table-cell office:value-type="float" office:value="0.931483805179596" calcext:value-type="float">
            <text:p>0,93148380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10440587997437" calcext:value-type="float">
            <text:p>4,10440588</text:p>
          </table:table-cell>
          <table:table-cell office:value-type="float" office:value="10" calcext:value-type="float">
            <text:p>10</text:p>
          </table:table-cell>
          <table:table-cell office:value-type="float" office:value="157.796966552734" calcext:value-type="float">
            <text:p>157,7969665527</text:p>
          </table:table-cell>
          <table:table-cell office:value-type="float" office:value="0.809310734272003" calcext:value-type="float">
            <text:p>0,809310734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96554923057556" calcext:value-type="float">
            <text:p>3,9655492306</text:p>
          </table:table-cell>
          <table:table-cell office:value-type="float" office:value="10" calcext:value-type="float">
            <text:p>10</text:p>
          </table:table-cell>
          <table:table-cell office:value-type="float" office:value="157.321884155273" calcext:value-type="float">
            <text:p>157,3218841553</text:p>
          </table:table-cell>
          <table:table-cell office:value-type="float" office:value="0.678979635238647" calcext:value-type="float">
            <text:p>0,67897963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96554923057556" calcext:value-type="float">
            <text:p>3,9655492306</text:p>
          </table:table-cell>
          <table:table-cell office:value-type="float" office:value="10" calcext:value-type="float">
            <text:p>10</text:p>
          </table:table-cell>
          <table:table-cell office:value-type="float" office:value="157.321884155273" calcext:value-type="float">
            <text:p>157,3218841553</text:p>
          </table:table-cell>
          <table:table-cell office:value-type="float" office:value="0.678979635238647" calcext:value-type="float">
            <text:p>0,67897963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06014060974121" calcext:value-type="float">
            <text:p>4,0601406097</text:p>
          </table:table-cell>
          <table:table-cell office:value-type="float" office:value="10" calcext:value-type="float">
            <text:p>10</text:p>
          </table:table-cell>
          <table:table-cell office:value-type="float" office:value="156.687255859375" calcext:value-type="float">
            <text:p>156,6872558594</text:p>
          </table:table-cell>
          <table:table-cell office:value-type="float" office:value="0.49586746096611" calcext:value-type="float">
            <text:p>0,4958674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84268999099731" calcext:value-type="float">
            <text:p>3,842689991</text:p>
          </table:table-cell>
          <table:table-cell office:value-type="float" office:value="10" calcext:value-type="float">
            <text:p>10</text:p>
          </table:table-cell>
          <table:table-cell office:value-type="float" office:value="143.900238037109" calcext:value-type="float">
            <text:p>143,9002380371</text:p>
          </table:table-cell>
          <table:table-cell office:value-type="float" office:value="0.280221611261368" calcext:value-type="float">
            <text:p>0,28022161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85240483283997" calcext:value-type="float">
            <text:p>3,8524048328</text:p>
          </table:table-cell>
          <table:table-cell office:value-type="float" office:value="10" calcext:value-type="float">
            <text:p>10</text:p>
          </table:table-cell>
          <table:table-cell office:value-type="float" office:value="145.25422668457" calcext:value-type="float">
            <text:p>145,2542266846</text:p>
          </table:table-cell>
          <table:table-cell office:value-type="float" office:value="0.0288969334214926" calcext:value-type="float">
            <text:p>0,02889693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8731541633606" calcext:value-type="float">
            <text:p>3,8731541634</text:p>
          </table:table-cell>
          <table:table-cell office:value-type="float" office:value="10" calcext:value-type="float">
            <text:p>10</text:p>
          </table:table-cell>
          <table:table-cell office:value-type="float" office:value="145.25422668457" calcext:value-type="float">
            <text:p>145,2542266846</text:p>
          </table:table-cell>
          <table:table-cell office:value-type="float" office:value="-0.346664905548096" calcext:value-type="float">
            <text:p>-0,34666490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87949323654175" calcext:value-type="float">
            <text:p>3,8794932365</text:p>
          </table:table-cell>
          <table:table-cell office:value-type="float" office:value="10" calcext:value-type="float">
            <text:p>10</text:p>
          </table:table-cell>
          <table:table-cell office:value-type="float" office:value="146.831329345703" calcext:value-type="float">
            <text:p>146,8313293457</text:p>
          </table:table-cell>
          <table:table-cell office:value-type="float" office:value="-0.659026980400085" calcext:value-type="float">
            <text:p>-0,65902698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78653407096863" calcext:value-type="float">
            <text:p>3,786534071</text:p>
          </table:table-cell>
          <table:table-cell office:value-type="float" office:value="10" calcext:value-type="float">
            <text:p>10</text:p>
          </table:table-cell>
          <table:table-cell office:value-type="float" office:value="146.831329345703" calcext:value-type="float">
            <text:p>146,8313293457</text:p>
          </table:table-cell>
          <table:table-cell office:value-type="float" office:value="-0.659026980400085" calcext:value-type="float">
            <text:p>-0,65902698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65150904655457" calcext:value-type="float">
            <text:p>3,6515090466</text:p>
          </table:table-cell>
          <table:table-cell office:value-type="float" office:value="10" calcext:value-type="float">
            <text:p>10</text:p>
          </table:table-cell>
          <table:table-cell office:value-type="float" office:value="144.519882202148" calcext:value-type="float">
            <text:p>144,5198822021</text:p>
          </table:table-cell>
          <table:table-cell office:value-type="float" office:value="-0.966966092586517" calcext:value-type="float">
            <text:p>-0,96696609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76050305366516" calcext:value-type="float">
            <text:p>3,7605030537</text:p>
          </table:table-cell>
          <table:table-cell office:value-type="float" office:value="10" calcext:value-type="float">
            <text:p>10</text:p>
          </table:table-cell>
          <table:table-cell office:value-type="float" office:value="143.065322875977" calcext:value-type="float">
            <text:p>143,065322876</text:p>
          </table:table-cell>
          <table:table-cell office:value-type="float" office:value="-1.15204405784607" calcext:value-type="float">
            <text:p>-1,15204405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71272778511047" calcext:value-type="float">
            <text:p>3,7127277851</text:p>
          </table:table-cell>
          <table:table-cell office:value-type="float" office:value="10" calcext:value-type="float">
            <text:p>10</text:p>
          </table:table-cell>
          <table:table-cell office:value-type="float" office:value="143.065322875977" calcext:value-type="float">
            <text:p>143,065322876</text:p>
          </table:table-cell>
          <table:table-cell office:value-type="float" office:value="-1.31510531902313" calcext:value-type="float">
            <text:p>-1,3151053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6716194152832" calcext:value-type="float">
            <text:p>3,6716194153</text:p>
          </table:table-cell>
          <table:table-cell office:value-type="float" office:value="10" calcext:value-type="float">
            <text:p>10</text:p>
          </table:table-cell>
          <table:table-cell office:value-type="float" office:value="139.375762939453" calcext:value-type="float">
            <text:p>139,3757629395</text:p>
          </table:table-cell>
          <table:table-cell office:value-type="float" office:value="-1.59935677051544" calcext:value-type="float">
            <text:p>-1,59935677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73264908790588" calcext:value-type="float">
            <text:p>3,7326490879</text:p>
          </table:table-cell>
          <table:table-cell office:value-type="float" office:value="10" calcext:value-type="float">
            <text:p>10</text:p>
          </table:table-cell>
          <table:table-cell office:value-type="float" office:value="139.375762939453" calcext:value-type="float">
            <text:p>139,3757629395</text:p>
          </table:table-cell>
          <table:table-cell office:value-type="float" office:value="-1.59935677051544" calcext:value-type="float">
            <text:p>-1,59935677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69280481338501" calcext:value-type="float">
            <text:p>3,6928048134</text:p>
          </table:table-cell>
          <table:table-cell office:value-type="float" office:value="10" calcext:value-type="float">
            <text:p>10</text:p>
          </table:table-cell>
          <table:table-cell office:value-type="float" office:value="136.395278930664" calcext:value-type="float">
            <text:p>136,3952789307</text:p>
          </table:table-cell>
          <table:table-cell office:value-type="float" office:value="-1.97098708152771" calcext:value-type="float">
            <text:p>-1,97098708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71509838104248" calcext:value-type="float">
            <text:p>3,715098381</text:p>
          </table:table-cell>
          <table:table-cell office:value-type="float" office:value="10" calcext:value-type="float">
            <text:p>10</text:p>
          </table:table-cell>
          <table:table-cell office:value-type="float" office:value="136.395278930664" calcext:value-type="float">
            <text:p>136,3952789307</text:p>
          </table:table-cell>
          <table:table-cell office:value-type="float" office:value="-1.97098708152771" calcext:value-type="float">
            <text:p>-1,97098708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77581119537354" calcext:value-type="float">
            <text:p>3,7758111954</text:p>
          </table:table-cell>
          <table:table-cell office:value-type="float" office:value="10" calcext:value-type="float">
            <text:p>10</text:p>
          </table:table-cell>
          <table:table-cell office:value-type="float" office:value="133.511367797852" calcext:value-type="float">
            <text:p>133,5113677979</text:p>
          </table:table-cell>
          <table:table-cell office:value-type="float" office:value="-2.30516934394836" calcext:value-type="float">
            <text:p>-2,305169343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80544662475586" calcext:value-type="float">
            <text:p>3,8054466248</text:p>
          </table:table-cell>
          <table:table-cell office:value-type="float" office:value="10" calcext:value-type="float">
            <text:p>10</text:p>
          </table:table-cell>
          <table:table-cell office:value-type="float" office:value="131.426635742188" calcext:value-type="float">
            <text:p>131,4266357422</text:p>
          </table:table-cell>
          <table:table-cell office:value-type="float" office:value="-2.51855444908142" calcext:value-type="float">
            <text:p>-2,518554449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80544662475586" calcext:value-type="float">
            <text:p>3,8054466248</text:p>
          </table:table-cell>
          <table:table-cell office:value-type="float" office:value="10" calcext:value-type="float">
            <text:p>10</text:p>
          </table:table-cell>
          <table:table-cell office:value-type="float" office:value="131.426635742188" calcext:value-type="float">
            <text:p>131,4266357422</text:p>
          </table:table-cell>
          <table:table-cell office:value-type="float" office:value="-2.88792419433594" calcext:value-type="float">
            <text:p>-2,88792419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85518956184387" calcext:value-type="float">
            <text:p>3,855189561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88792419433594" calcext:value-type="float">
            <text:p>-2,887924194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9000608921051" calcext:value-type="float">
            <text:p>3,90006089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14553928375244" calcext:value-type="float">
            <text:p>-3,14553928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85728073120117" calcext:value-type="float">
            <text:p>3,857280731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14553928375244" calcext:value-type="float">
            <text:p>-3,14553928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85031890869141" calcext:value-type="float">
            <text:p>3,85031890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32511305809021" calcext:value-type="float">
            <text:p>-3,32511305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85031890869141" calcext:value-type="float">
            <text:p>3,85031890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32511305809021" calcext:value-type="float">
            <text:p>-3,32511305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76205039024353" calcext:value-type="float">
            <text:p>3,762050390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62853097915649" calcext:value-type="float">
            <text:p>-3,62853097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71358942985535" calcext:value-type="float">
            <text:p>3,713589429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4995336532593" calcext:value-type="float">
            <text:p>-4,14995336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73657178878784" calcext:value-type="float">
            <text:p>3,73657178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4995336532593" calcext:value-type="float">
            <text:p>-4,14995336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95623421669006" calcext:value-type="float">
            <text:p>3,95623421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6758975982666" calcext:value-type="float">
            <text:p>-4,675897598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20692825317383" calcext:value-type="float">
            <text:p>4,2069282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6758975982666" calcext:value-type="float">
            <text:p>-4,67589759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02515745162964" calcext:value-type="float">
            <text:p>4,02515745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4467725753784" calcext:value-type="float">
            <text:p>-5,04467725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03861951828003" calcext:value-type="float">
            <text:p>4,038619518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9503707885742" calcext:value-type="float">
            <text:p>-5,49503707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08241367340088" calcext:value-type="float">
            <text:p>4,08241367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1649961471558" calcext:value-type="float">
            <text:p>-5,91649961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80002379417419" calcext:value-type="float">
            <text:p>3,800023794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782431602478" calcext:value-type="float">
            <text:p>-6,17824316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28065013885498" calcext:value-type="float">
            <text:p>4,28065013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782431602478" calcext:value-type="float">
            <text:p>-6,17824316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28065013885498" calcext:value-type="float">
            <text:p>4,28065013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3957109451294" calcext:value-type="float">
            <text:p>-6,73957109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79957246780395" calcext:value-type="float">
            <text:p>3,79957246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7322158813477" calcext:value-type="float">
            <text:p>-7,17322158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70627760887146" calcext:value-type="float">
            <text:p>3,70627760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7322158813477" calcext:value-type="float">
            <text:p>-7,17322158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96579504013062" calcext:value-type="float">
            <text:p>3,96579504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9344682693481" calcext:value-type="float">
            <text:p>-7,49344682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42282605171204" calcext:value-type="float">
            <text:p>3,42282605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4872093200684" calcext:value-type="float">
            <text:p>-7,9487209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42282605171204" calcext:value-type="float">
            <text:p>3,42282605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4872093200684" calcext:value-type="float">
            <text:p>-7,9487209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41789054870605" calcext:value-type="float">
            <text:p>3,41789054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6223964691162" calcext:value-type="float">
            <text:p>-8,56223964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29404497146606" calcext:value-type="float">
            <text:p>3,29404497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25920677185059" calcext:value-type="float">
            <text:p>-9,25920677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86289429664612" calcext:value-type="float">
            <text:p>2,862894296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25920677185059" calcext:value-type="float">
            <text:p>-9,25920677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86289429664612" calcext:value-type="float">
            <text:p>2,862894296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98163032531738" calcext:value-type="float">
            <text:p>-9,98163032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87266039848328" calcext:value-type="float">
            <text:p>2,872660398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98163032531738" calcext:value-type="float">
            <text:p>-9,98163032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87266039848328" calcext:value-type="float">
            <text:p>2,872660398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701301574707" calcext:value-type="float">
            <text:p>-10,70130157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52057814598083" calcext:value-type="float">
            <text:p>2,5205781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2815990447998" calcext:value-type="float">
            <text:p>-11,28159904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50744390487671" calcext:value-type="float">
            <text:p>2,50744390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2815990447998" calcext:value-type="float">
            <text:p>-11,28159904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50744390487671" calcext:value-type="float">
            <text:p>2,50744390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7557439804077" calcext:value-type="float">
            <text:p>-11,75574398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15517234802246" calcext:value-type="float">
            <text:p>2,15517234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1021146774292" calcext:value-type="float">
            <text:p>-12,102114677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15517234802246" calcext:value-type="float">
            <text:p>2,15517234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1021146774292" calcext:value-type="float">
            <text:p>-12,10211467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87254953384399" calcext:value-type="float">
            <text:p>1,87254953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4679460525513" calcext:value-type="float">
            <text:p>-12,46794605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87254953384399" calcext:value-type="float">
            <text:p>1,87254953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6557760238647" calcext:value-type="float">
            <text:p>-12,65577602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87254953384399" calcext:value-type="float">
            <text:p>1,87254953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6557760238647" calcext:value-type="float">
            <text:p>-12,65577602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87254953384399" calcext:value-type="float">
            <text:p>1,87254953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3.0520763397217" calcext:value-type="float">
            <text:p>-13,05207633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3.0520763397217" calcext:value-type="float">
            <text:p>-13,05207633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3.7622137069702" calcext:value-type="float">
            <text:p>-13,7622137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3.7622137069702" calcext:value-type="float">
            <text:p>-13,7622137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4.9815855026245" calcext:value-type="float">
            <text:p>-14,98158550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5.4121894836426" calcext:value-type="float">
            <text:p>-15,41218948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5.4121894836426" calcext:value-type="float">
            <text:p>-15,41218948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5.7730083465576" calcext:value-type="float">
            <text:p>-15,773008346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6.4224033355713" calcext:value-type="float">
            <text:p>-16,42240333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6.9444141387939" calcext:value-type="float">
            <text:p>-16,944414138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6.9444141387939" calcext:value-type="float">
            <text:p>-16,944414138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32736015319824" calcext:value-type="float">
            <text:p>1,32736015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6.9778327941895" calcext:value-type="float">
            <text:p>-16,97783279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6.9778327941895" calcext:value-type="float">
            <text:p>-16,977832794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6.9073600769043" calcext:value-type="float">
            <text:p>-16,90736007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6.4739055633545" calcext:value-type="float">
            <text:p>-16,47390556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5.7397861480713" calcext:value-type="float">
            <text:p>-15,73978614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5.7397861480713" calcext:value-type="float">
            <text:p>-15,73978614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4.8484039306641" calcext:value-type="float">
            <text:p>-14,84840393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4.8484039306641" calcext:value-type="float">
            <text:p>-14,84840393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4.0748710632324" calcext:value-type="float">
            <text:p>-14,07487106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4.0748710632324" calcext:value-type="float">
            <text:p>-14,07487106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3.246000289917" calcext:value-type="float">
            <text:p>-13,24600028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4243059158325" calcext:value-type="float">
            <text:p>-12,42430591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54993492364883" calcext:value-type="float">
            <text:p>0,35499349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4243059158325" calcext:value-type="float">
            <text:p>-12,42430591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6205443739891" calcext:value-type="float">
            <text:p>0,362054437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5790214538574" calcext:value-type="float">
            <text:p>-11,57902145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6205443739891" calcext:value-type="float">
            <text:p>0,362054437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6393795013428" calcext:value-type="float">
            <text:p>-10,63937950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6205443739891" calcext:value-type="float">
            <text:p>0,362054437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6393795013428" calcext:value-type="float">
            <text:p>-10,63937950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6205443739891" calcext:value-type="float">
            <text:p>0,362054437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6072473526001" calcext:value-type="float">
            <text:p>-9,60724735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6205443739891" calcext:value-type="float">
            <text:p>0,362054437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1850128173828" calcext:value-type="float">
            <text:p>-8,518501281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6205443739891" calcext:value-type="float">
            <text:p>0,362054437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3290090560913" calcext:value-type="float">
            <text:p>-7,43290090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0110700130463" calcext:value-type="float">
            <text:p>0,61011070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8746013641357" calcext:value-type="float">
            <text:p>-6,48746013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0110700130463" calcext:value-type="float">
            <text:p>0,61011070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8746013641357" calcext:value-type="float">
            <text:p>-6,48746013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110700130463" calcext:value-type="float">
            <text:p>0,61011070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4754095077515" calcext:value-type="float">
            <text:p>-5,74754095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10110700130463" calcext:value-type="float">
            <text:p>0,61011070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97862720489502" calcext:value-type="float">
            <text:p>-4,97862720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110700130463" calcext:value-type="float">
            <text:p>0,61011070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97862720489502" calcext:value-type="float">
            <text:p>-4,97862720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10110700130463" calcext:value-type="float">
            <text:p>0,61011070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8362655639648" calcext:value-type="float">
            <text:p>-4,28362655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63569986820221" calcext:value-type="float">
            <text:p>0,66356998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91966271400452" calcext:value-type="float">
            <text:p>-3,9196627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63569986820221" calcext:value-type="float">
            <text:p>0,66356998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91966271400452" calcext:value-type="float">
            <text:p>-3,9196627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3569986820221" calcext:value-type="float">
            <text:p>0,66356998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91966271400452" calcext:value-type="float">
            <text:p>-3,9196627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3569986820221" calcext:value-type="float">
            <text:p>0,66356998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91966271400452" calcext:value-type="float">
            <text:p>-3,9196627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63569986820221" calcext:value-type="float">
            <text:p>0,66356998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84388184547424" calcext:value-type="float">
            <text:p>-3,84388184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3569986820221" calcext:value-type="float">
            <text:p>0,66356998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84692883491516" calcext:value-type="float">
            <text:p>-3,84692883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4396643638611" calcext:value-type="float">
            <text:p>0,66439664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76849436759949" calcext:value-type="float">
            <text:p>-3,768494367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4396643638611" calcext:value-type="float">
            <text:p>0,66439664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68514537811279" calcext:value-type="float">
            <text:p>-3,685145378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4396643638611" calcext:value-type="float">
            <text:p>0,66439664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64170169830322" calcext:value-type="float">
            <text:p>-3,641701698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06734263896942" calcext:value-type="float">
            <text:p>1,0673426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64170169830322" calcext:value-type="float">
            <text:p>-3,64170169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06734263896942" calcext:value-type="float">
            <text:p>1,0673426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61437726020813" calcext:value-type="float">
            <text:p>-3,61437726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6734263896942" calcext:value-type="float">
            <text:p>1,0673426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48817443847656" calcext:value-type="float">
            <text:p>-3,48817443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9844300746918" calcext:value-type="float">
            <text:p>1,49844300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48817443847656" calcext:value-type="float">
            <text:p>-3,488174438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99644386768341" calcext:value-type="float">
            <text:p>1,99644386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28953266143799" calcext:value-type="float">
            <text:p>-3,28953266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51011896133423" calcext:value-type="float">
            <text:p>3,51011896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976696729660034" calcext:value-type="float">
            <text:p>0,97669672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9942581653595" calcext:value-type="float">
            <text:p>3,9942581654</text:p>
          </table:table-cell>
          <table:table-cell office:value-type="float" office:value="10" calcext:value-type="float">
            <text:p>10</text:p>
          </table:table-cell>
          <table:table-cell office:value-type="float" office:value="142.611740112305" calcext:value-type="float">
            <text:p>142,6117401123</text:p>
          </table:table-cell>
          <table:table-cell office:value-type="float" office:value="1.69597482681274" calcext:value-type="float">
            <text:p>1,69597482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98753905296326" calcext:value-type="float">
            <text:p>3,987539053</text:p>
          </table:table-cell>
          <table:table-cell office:value-type="float" office:value="10" calcext:value-type="float">
            <text:p>10</text:p>
          </table:table-cell>
          <table:table-cell office:value-type="float" office:value="145.880035400391" calcext:value-type="float">
            <text:p>145,8800354004</text:p>
          </table:table-cell>
          <table:table-cell office:value-type="float" office:value="2.13512945175171" calcext:value-type="float">
            <text:p>2,13512945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09154844284058" calcext:value-type="float">
            <text:p>4,0915484428</text:p>
          </table:table-cell>
          <table:table-cell office:value-type="float" office:value="10" calcext:value-type="float">
            <text:p>10</text:p>
          </table:table-cell>
          <table:table-cell office:value-type="float" office:value="145.880035400391" calcext:value-type="float">
            <text:p>145,8800354004</text:p>
          </table:table-cell>
          <table:table-cell office:value-type="float" office:value="2.22909379005432" calcext:value-type="float">
            <text:p>2,22909379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09154844284058" calcext:value-type="float">
            <text:p>4,0915484428</text:p>
          </table:table-cell>
          <table:table-cell office:value-type="float" office:value="10" calcext:value-type="float">
            <text:p>10</text:p>
          </table:table-cell>
          <table:table-cell office:value-type="float" office:value="145.880035400391" calcext:value-type="float">
            <text:p>145,8800354004</text:p>
          </table:table-cell>
          <table:table-cell office:value-type="float" office:value="2.22909379005432" calcext:value-type="float">
            <text:p>2,22909379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12876605987549" calcext:value-type="float">
            <text:p>4,1287660599</text:p>
          </table:table-cell>
          <table:table-cell office:value-type="float" office:value="10" calcext:value-type="float">
            <text:p>10</text:p>
          </table:table-cell>
          <table:table-cell office:value-type="float" office:value="146.870071411133" calcext:value-type="float">
            <text:p>146,8700714111</text:p>
          </table:table-cell>
          <table:table-cell office:value-type="float" office:value="2.07173323631287" calcext:value-type="float">
            <text:p>2,07173323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21801900863647" calcext:value-type="float">
            <text:p>4,2180190086</text:p>
          </table:table-cell>
          <table:table-cell office:value-type="float" office:value="10" calcext:value-type="float">
            <text:p>10</text:p>
          </table:table-cell>
          <table:table-cell office:value-type="float" office:value="146.26921081543" calcext:value-type="float">
            <text:p>146,2692108154</text:p>
          </table:table-cell>
          <table:table-cell office:value-type="float" office:value="1.81706666946411" calcext:value-type="float">
            <text:p>1,81706666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20941877365112" calcext:value-type="float">
            <text:p>4,2094187737</text:p>
          </table:table-cell>
          <table:table-cell office:value-type="float" office:value="10" calcext:value-type="float">
            <text:p>10</text:p>
          </table:table-cell>
          <table:table-cell office:value-type="float" office:value="142.757507324219" calcext:value-type="float">
            <text:p>142,7575073242</text:p>
          </table:table-cell>
          <table:table-cell office:value-type="float" office:value="1.51679420471191" calcext:value-type="float">
            <text:p>1,51679420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19837331771851" calcext:value-type="float">
            <text:p>4,1983733177</text:p>
          </table:table-cell>
          <table:table-cell office:value-type="float" office:value="10" calcext:value-type="float">
            <text:p>10</text:p>
          </table:table-cell>
          <table:table-cell office:value-type="float" office:value="142.757507324219" calcext:value-type="float">
            <text:p>142,7575073242</text:p>
          </table:table-cell>
          <table:table-cell office:value-type="float" office:value="1.51679420471191" calcext:value-type="float">
            <text:p>1,516794204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29616689682007" calcext:value-type="float">
            <text:p>4,2961668968</text:p>
          </table:table-cell>
          <table:table-cell office:value-type="float" office:value="10" calcext:value-type="float">
            <text:p>10</text:p>
          </table:table-cell>
          <table:table-cell office:value-type="float" office:value="140.498229980469" calcext:value-type="float">
            <text:p>140,4982299805</text:p>
          </table:table-cell>
          <table:table-cell office:value-type="float" office:value="1.09415197372437" calcext:value-type="float">
            <text:p>1,09415197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3275408744812" calcext:value-type="float">
            <text:p>4,3275408745</text:p>
          </table:table-cell>
          <table:table-cell office:value-type="float" office:value="10" calcext:value-type="float">
            <text:p>10</text:p>
          </table:table-cell>
          <table:table-cell office:value-type="float" office:value="140.498229980469" calcext:value-type="float">
            <text:p>140,4982299805</text:p>
          </table:table-cell>
          <table:table-cell office:value-type="float" office:value="1.09415197372437" calcext:value-type="float">
            <text:p>1,094151973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37487173080444" calcext:value-type="float">
            <text:p>4,37487173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431095063686371" calcext:value-type="float">
            <text:p>0,43109506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45961952209473" calcext:value-type="float">
            <text:p>4,45961952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431095063686371" calcext:value-type="float">
            <text:p>0,431095063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4912281036377" calcext:value-type="float">
            <text:p>4,4912281036</text:p>
          </table:table-cell>
          <table:table-cell office:value-type="float" office:value="10" calcext:value-type="float">
            <text:p>10</text:p>
          </table:table-cell>
          <table:table-cell office:value-type="float" office:value="133.350982666016" calcext:value-type="float">
            <text:p>133,350982666</text:p>
          </table:table-cell>
          <table:table-cell office:value-type="float" office:value="-0.144779533147812" calcext:value-type="float">
            <text:p>-0,14477953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56947040557861" calcext:value-type="float">
            <text:p>4,5694704056</text:p>
          </table:table-cell>
          <table:table-cell office:value-type="float" office:value="10" calcext:value-type="float">
            <text:p>10</text:p>
          </table:table-cell>
          <table:table-cell office:value-type="float" office:value="133.350982666016" calcext:value-type="float">
            <text:p>133,350982666</text:p>
          </table:table-cell>
          <table:table-cell office:value-type="float" office:value="-0.498914420604706" calcext:value-type="float">
            <text:p>-0,49891442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7938852310181" calcext:value-type="float">
            <text:p>4,67938852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98914420604706" calcext:value-type="float">
            <text:p>-0,49891442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79400730133057" calcext:value-type="float">
            <text:p>4,79400730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94687974452972" calcext:value-type="float">
            <text:p>-0,494687974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99843788146973" calcext:value-type="float">
            <text:p>4,99843788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28619962930679" calcext:value-type="float">
            <text:p>-0,22861996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08339929580689" calcext:value-type="float">
            <text:p>5,0833992958</text:p>
          </table:table-cell>
          <table:table-cell office:value-type="float" office:value="10" calcext:value-type="float">
            <text:p>10</text:p>
          </table:table-cell>
          <table:table-cell office:value-type="float" office:value="131.819671630859" calcext:value-type="float">
            <text:p>131,8196716309</text:p>
          </table:table-cell>
          <table:table-cell office:value-type="float" office:value="-0.228619962930679" calcext:value-type="float">
            <text:p>-0,228619962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15380907058716" calcext:value-type="float">
            <text:p>5,1538090706</text:p>
          </table:table-cell>
          <table:table-cell office:value-type="float" office:value="10" calcext:value-type="float">
            <text:p>10</text:p>
          </table:table-cell>
          <table:table-cell office:value-type="float" office:value="131.819671630859" calcext:value-type="float">
            <text:p>131,8196716309</text:p>
          </table:table-cell>
          <table:table-cell office:value-type="float" office:value="0.228521674871445" calcext:value-type="float">
            <text:p>0,22852167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53393840789795" calcext:value-type="float">
            <text:p>5,5339384079</text:p>
          </table:table-cell>
          <table:table-cell office:value-type="float" office:value="10" calcext:value-type="float">
            <text:p>10</text:p>
          </table:table-cell>
          <table:table-cell office:value-type="float" office:value="141.137817382813" calcext:value-type="float">
            <text:p>141,1378173828</text:p>
          </table:table-cell>
          <table:table-cell office:value-type="float" office:value="1.09729719161987" calcext:value-type="float">
            <text:p>1,09729719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59587287902832" calcext:value-type="float">
            <text:p>5,595872879</text:p>
          </table:table-cell>
          <table:table-cell office:value-type="float" office:value="10" calcext:value-type="float">
            <text:p>10</text:p>
          </table:table-cell>
          <table:table-cell office:value-type="float" office:value="141.137817382813" calcext:value-type="float">
            <text:p>141,1378173828</text:p>
          </table:table-cell>
          <table:table-cell office:value-type="float" office:value="1.33142125606537" calcext:value-type="float">
            <text:p>1,33142125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77513074874878" calcext:value-type="float">
            <text:p>5,7751307487</text:p>
          </table:table-cell>
          <table:table-cell office:value-type="float" office:value="10" calcext:value-type="float">
            <text:p>10</text:p>
          </table:table-cell>
          <table:table-cell office:value-type="float" office:value="142.952377319336" calcext:value-type="float">
            <text:p>142,9523773193</text:p>
          </table:table-cell>
          <table:table-cell office:value-type="float" office:value="1.33142125606537" calcext:value-type="float">
            <text:p>1,331421256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78139114379883" calcext:value-type="float">
            <text:p>5,7813911438</text:p>
          </table:table-cell>
          <table:table-cell office:value-type="float" office:value="10" calcext:value-type="float">
            <text:p>10</text:p>
          </table:table-cell>
          <table:table-cell office:value-type="float" office:value="144.465362548828" calcext:value-type="float">
            <text:p>144,4653625488</text:p>
          </table:table-cell>
          <table:table-cell office:value-type="float" office:value="1.49939703941345" calcext:value-type="float">
            <text:p>1,49939703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97349262237549" calcext:value-type="float">
            <text:p>5,9734926224</text:p>
          </table:table-cell>
          <table:table-cell office:value-type="float" office:value="10" calcext:value-type="float">
            <text:p>10</text:p>
          </table:table-cell>
          <table:table-cell office:value-type="float" office:value="144.465362548828" calcext:value-type="float">
            <text:p>144,4653625488</text:p>
          </table:table-cell>
          <table:table-cell office:value-type="float" office:value="1.43521440029144" calcext:value-type="float">
            <text:p>1,43521440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08133792877197" calcext:value-type="float">
            <text:p>6,0813379288</text:p>
          </table:table-cell>
          <table:table-cell office:value-type="float" office:value="10" calcext:value-type="float">
            <text:p>10</text:p>
          </table:table-cell>
          <table:table-cell office:value-type="float" office:value="144.282470703125" calcext:value-type="float">
            <text:p>144,2824707031</text:p>
          </table:table-cell>
          <table:table-cell office:value-type="float" office:value="1.31677627563477" calcext:value-type="float">
            <text:p>1,31677627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26468276977539" calcext:value-type="float">
            <text:p>6,2646827698</text:p>
          </table:table-cell>
          <table:table-cell office:value-type="float" office:value="10" calcext:value-type="float">
            <text:p>10</text:p>
          </table:table-cell>
          <table:table-cell office:value-type="float" office:value="144.282470703125" calcext:value-type="float">
            <text:p>144,2824707031</text:p>
          </table:table-cell>
          <table:table-cell office:value-type="float" office:value="1.31677627563477" calcext:value-type="float">
            <text:p>1,316776275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33726119995117" calcext:value-type="float">
            <text:p>6,3372612</text:p>
          </table:table-cell>
          <table:table-cell office:value-type="float" office:value="10" calcext:value-type="float">
            <text:p>10</text:p>
          </table:table-cell>
          <table:table-cell office:value-type="float" office:value="143.886322021484" calcext:value-type="float">
            <text:p>143,8863220215</text:p>
          </table:table-cell>
          <table:table-cell office:value-type="float" office:value="1.31677627563477" calcext:value-type="float">
            <text:p>1,31677627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48298215866089" calcext:value-type="float">
            <text:p>6,4829821587</text:p>
          </table:table-cell>
          <table:table-cell office:value-type="float" office:value="10" calcext:value-type="float">
            <text:p>10</text:p>
          </table:table-cell>
          <table:table-cell office:value-type="float" office:value="146.093215942383" calcext:value-type="float">
            <text:p>146,0932159424</text:p>
          </table:table-cell>
          <table:table-cell office:value-type="float" office:value="1.52898192405701" calcext:value-type="float">
            <text:p>1,528981924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48298215866089" calcext:value-type="float">
            <text:p>6,4829821587</text:p>
          </table:table-cell>
          <table:table-cell office:value-type="float" office:value="10" calcext:value-type="float">
            <text:p>10</text:p>
          </table:table-cell>
          <table:table-cell office:value-type="float" office:value="146.093215942383" calcext:value-type="float">
            <text:p>146,0932159424</text:p>
          </table:table-cell>
          <table:table-cell office:value-type="float" office:value="1.52898192405701" calcext:value-type="float">
            <text:p>1,52898192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7489204406738" calcext:value-type="float">
            <text:p>6,5748920441</text:p>
          </table:table-cell>
          <table:table-cell office:value-type="float" office:value="10" calcext:value-type="float">
            <text:p>10</text:p>
          </table:table-cell>
          <table:table-cell office:value-type="float" office:value="149.257476806641" calcext:value-type="float">
            <text:p>149,2574768066</text:p>
          </table:table-cell>
          <table:table-cell office:value-type="float" office:value="1.89697563648224" calcext:value-type="float">
            <text:p>1,89697563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868504524231" calcext:value-type="float">
            <text:p>6,7868504524</text:p>
          </table:table-cell>
          <table:table-cell office:value-type="float" office:value="10" calcext:value-type="float">
            <text:p>10</text:p>
          </table:table-cell>
          <table:table-cell office:value-type="float" office:value="149.257476806641" calcext:value-type="float">
            <text:p>149,2574768066</text:p>
          </table:table-cell>
          <table:table-cell office:value-type="float" office:value="1.89697563648224" calcext:value-type="float">
            <text:p>1,89697563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4465179443359" calcext:value-type="float">
            <text:p>6,7446517944</text:p>
          </table:table-cell>
          <table:table-cell office:value-type="float" office:value="10" calcext:value-type="float">
            <text:p>10</text:p>
          </table:table-cell>
          <table:table-cell office:value-type="float" office:value="152.298629760742" calcext:value-type="float">
            <text:p>152,2986297607</text:p>
          </table:table-cell>
          <table:table-cell office:value-type="float" office:value="2.25386261940002" calcext:value-type="float">
            <text:p>2,253862619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1281719207764" calcext:value-type="float">
            <text:p>6,7128171921</text:p>
          </table:table-cell>
          <table:table-cell office:value-type="float" office:value="10" calcext:value-type="float">
            <text:p>10</text:p>
          </table:table-cell>
          <table:table-cell office:value-type="float" office:value="152.298629760742" calcext:value-type="float">
            <text:p>152,2986297607</text:p>
          </table:table-cell>
          <table:table-cell office:value-type="float" office:value="2.4562394618988" calcext:value-type="float">
            <text:p>2,45623946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8469181060791" calcext:value-type="float">
            <text:p>6,7846918106</text:p>
          </table:table-cell>
          <table:table-cell office:value-type="float" office:value="10" calcext:value-type="float">
            <text:p>10</text:p>
          </table:table-cell>
          <table:table-cell office:value-type="float" office:value="154.257858276367" calcext:value-type="float">
            <text:p>154,2578582764</text:p>
          </table:table-cell>
          <table:table-cell office:value-type="float" office:value="2.4562394618988" calcext:value-type="float">
            <text:p>2,45623946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80923509597778" calcext:value-type="float">
            <text:p>6,809235096</text:p>
          </table:table-cell>
          <table:table-cell office:value-type="float" office:value="10" calcext:value-type="float">
            <text:p>10</text:p>
          </table:table-cell>
          <table:table-cell office:value-type="float" office:value="154.257858276367" calcext:value-type="float">
            <text:p>154,2578582764</text:p>
          </table:table-cell>
          <table:table-cell office:value-type="float" office:value="2.4562394618988" calcext:value-type="float">
            <text:p>2,45623946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86032819747925" calcext:value-type="float">
            <text:p>6,8603281975</text:p>
          </table:table-cell>
          <table:table-cell office:value-type="float" office:value="10" calcext:value-type="float">
            <text:p>10</text:p>
          </table:table-cell>
          <table:table-cell office:value-type="float" office:value="154.853759765625" calcext:value-type="float">
            <text:p>154,8537597656</text:p>
          </table:table-cell>
          <table:table-cell office:value-type="float" office:value="2.39028763771057" calcext:value-type="float">
            <text:p>2,390287637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92640686035156" calcext:value-type="float">
            <text:p>6,9264068604</text:p>
          </table:table-cell>
          <table:table-cell office:value-type="float" office:value="10" calcext:value-type="float">
            <text:p>10</text:p>
          </table:table-cell>
          <table:table-cell office:value-type="float" office:value="155.135955810547" calcext:value-type="float">
            <text:p>155,1359558105</text:p>
          </table:table-cell>
          <table:table-cell office:value-type="float" office:value="2.39028763771057" calcext:value-type="float">
            <text:p>2,390287637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99224281311035" calcext:value-type="float">
            <text:p>6,9922428131</text:p>
          </table:table-cell>
          <table:table-cell office:value-type="float" office:value="10" calcext:value-type="float">
            <text:p>10</text:p>
          </table:table-cell>
          <table:table-cell office:value-type="float" office:value="155.135955810547" calcext:value-type="float">
            <text:p>155,1359558105</text:p>
          </table:table-cell>
          <table:table-cell office:value-type="float" office:value="2.35116863250732" calcext:value-type="float">
            <text:p>2,35116863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14126300811768" calcext:value-type="float">
            <text:p>7,1412630081</text:p>
          </table:table-cell>
          <table:table-cell office:value-type="float" office:value="10" calcext:value-type="float">
            <text:p>10</text:p>
          </table:table-cell>
          <table:table-cell office:value-type="float" office:value="155.672637939453" calcext:value-type="float">
            <text:p>155,6726379395</text:p>
          </table:table-cell>
          <table:table-cell office:value-type="float" office:value="2.26840925216675" calcext:value-type="float">
            <text:p>2,26840925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17247581481934" calcext:value-type="float">
            <text:p>7,1724758148</text:p>
          </table:table-cell>
          <table:table-cell office:value-type="float" office:value="10" calcext:value-type="float">
            <text:p>10</text:p>
          </table:table-cell>
          <table:table-cell office:value-type="float" office:value="155.672637939453" calcext:value-type="float">
            <text:p>155,6726379395</text:p>
          </table:table-cell>
          <table:table-cell office:value-type="float" office:value="2.26840925216675" calcext:value-type="float">
            <text:p>2,26840925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20801877975464" calcext:value-type="float">
            <text:p>7,2080187798</text:p>
          </table:table-cell>
          <table:table-cell office:value-type="float" office:value="10" calcext:value-type="float">
            <text:p>10</text:p>
          </table:table-cell>
          <table:table-cell office:value-type="float" office:value="154.8623046875" calcext:value-type="float">
            <text:p>154,8623046875</text:p>
          </table:table-cell>
          <table:table-cell office:value-type="float" office:value="2.14495849609375" calcext:value-type="float">
            <text:p>2,14495849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31930446624756" calcext:value-type="float">
            <text:p>7,3193044662</text:p>
          </table:table-cell>
          <table:table-cell office:value-type="float" office:value="10" calcext:value-type="float">
            <text:p>10</text:p>
          </table:table-cell>
          <table:table-cell office:value-type="float" office:value="154.8623046875" calcext:value-type="float">
            <text:p>154,8623046875</text:p>
          </table:table-cell>
          <table:table-cell office:value-type="float" office:value="2.14495849609375" calcext:value-type="float">
            <text:p>2,14495849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32936334609985" calcext:value-type="float">
            <text:p>7,3293633461</text:p>
          </table:table-cell>
          <table:table-cell office:value-type="float" office:value="10" calcext:value-type="float">
            <text:p>10</text:p>
          </table:table-cell>
          <table:table-cell office:value-type="float" office:value="154.456604003906" calcext:value-type="float">
            <text:p>154,4566040039</text:p>
          </table:table-cell>
          <table:table-cell office:value-type="float" office:value="1.97767078876495" calcext:value-type="float">
            <text:p>1,97767078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17569255828857" calcext:value-type="float">
            <text:p>7,1756925583</text:p>
          </table:table-cell>
          <table:table-cell office:value-type="float" office:value="10" calcext:value-type="float">
            <text:p>10</text:p>
          </table:table-cell>
          <table:table-cell office:value-type="float" office:value="152.366302490234" calcext:value-type="float">
            <text:p>152,3663024902</text:p>
          </table:table-cell>
          <table:table-cell office:value-type="float" office:value="1.60702335834503" calcext:value-type="float">
            <text:p>1,60702335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47925662994385" calcext:value-type="float">
            <text:p>7,4792566299</text:p>
          </table:table-cell>
          <table:table-cell office:value-type="float" office:value="10" calcext:value-type="float">
            <text:p>10</text:p>
          </table:table-cell>
          <table:table-cell office:value-type="float" office:value="152.366302490234" calcext:value-type="float">
            <text:p>152,3663024902</text:p>
          </table:table-cell>
          <table:table-cell office:value-type="float" office:value="1.60702335834503" calcext:value-type="float">
            <text:p>1,60702335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39456939697266" calcext:value-type="float">
            <text:p>7,394569397</text:p>
          </table:table-cell>
          <table:table-cell office:value-type="float" office:value="10" calcext:value-type="float">
            <text:p>10</text:p>
          </table:table-cell>
          <table:table-cell office:value-type="float" office:value="150.062057495117" calcext:value-type="float">
            <text:p>150,0620574951</text:p>
          </table:table-cell>
          <table:table-cell office:value-type="float" office:value="1.19843637943268" calcext:value-type="float">
            <text:p>1,19843637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42028999328613" calcext:value-type="float">
            <text:p>7,4202899933</text:p>
          </table:table-cell>
          <table:table-cell office:value-type="float" office:value="10" calcext:value-type="float">
            <text:p>10</text:p>
          </table:table-cell>
          <table:table-cell office:value-type="float" office:value="150.062057495117" calcext:value-type="float">
            <text:p>150,0620574951</text:p>
          </table:table-cell>
          <table:table-cell office:value-type="float" office:value="0.966867804527283" calcext:value-type="float">
            <text:p>0,96686780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56501197814941" calcext:value-type="float">
            <text:p>7,5650119781</text:p>
          </table:table-cell>
          <table:table-cell office:value-type="float" office:value="10" calcext:value-type="float">
            <text:p>10</text:p>
          </table:table-cell>
          <table:table-cell office:value-type="float" office:value="149.048110961914" calcext:value-type="float">
            <text:p>149,0481109619</text:p>
          </table:table-cell>
          <table:table-cell office:value-type="float" office:value="0.966867804527283" calcext:value-type="float">
            <text:p>0,966867804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7679328918457" calcext:value-type="float">
            <text:p>7,7679328918</text:p>
          </table:table-cell>
          <table:table-cell office:value-type="float" office:value="10" calcext:value-type="float">
            <text:p>10</text:p>
          </table:table-cell>
          <table:table-cell office:value-type="float" office:value="149.048110961914" calcext:value-type="float">
            <text:p>149,0481109619</text:p>
          </table:table-cell>
          <table:table-cell office:value-type="float" office:value="0.817763566970825" calcext:value-type="float">
            <text:p>0,81776356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80202388763428" calcext:value-type="float">
            <text:p>7,8020238876</text:p>
          </table:table-cell>
          <table:table-cell office:value-type="float" office:value="10" calcext:value-type="float">
            <text:p>10</text:p>
          </table:table-cell>
          <table:table-cell office:value-type="float" office:value="148.427169799805" calcext:value-type="float">
            <text:p>148,4271697998</text:p>
          </table:table-cell>
          <table:table-cell office:value-type="float" office:value="0.817763566970825" calcext:value-type="float">
            <text:p>0,81776356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9178524017334" calcext:value-type="float">
            <text:p>7,9178524017</text:p>
          </table:table-cell>
          <table:table-cell office:value-type="float" office:value="10" calcext:value-type="float">
            <text:p>10</text:p>
          </table:table-cell>
          <table:table-cell office:value-type="float" office:value="148.427169799805" calcext:value-type="float">
            <text:p>148,4271697998</text:p>
          </table:table-cell>
          <table:table-cell office:value-type="float" office:value="0.608015060424805" calcext:value-type="float">
            <text:p>0,60801506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03112030029297" calcext:value-type="float">
            <text:p>8,0311203003</text:p>
          </table:table-cell>
          <table:table-cell office:value-type="float" office:value="10" calcext:value-type="float">
            <text:p>10</text:p>
          </table:table-cell>
          <table:table-cell office:value-type="float" office:value="147.200775146484" calcext:value-type="float">
            <text:p>147,2007751465</text:p>
          </table:table-cell>
          <table:table-cell office:value-type="float" office:value="0.443774342536926" calcext:value-type="float">
            <text:p>0,44377434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95129823684692" calcext:value-type="float">
            <text:p>7,9512982368</text:p>
          </table:table-cell>
          <table:table-cell office:value-type="float" office:value="10" calcext:value-type="float">
            <text:p>10</text:p>
          </table:table-cell>
          <table:table-cell office:value-type="float" office:value="135.025405883789" calcext:value-type="float">
            <text:p>135,0254058838</text:p>
          </table:table-cell>
          <table:table-cell office:value-type="float" office:value="0.160997197031975" calcext:value-type="float">
            <text:p>0,16099719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97905492782593" calcext:value-type="float">
            <text:p>7,9790549278</text:p>
          </table:table-cell>
          <table:table-cell office:value-type="float" office:value="10" calcext:value-type="float">
            <text:p>10</text:p>
          </table:table-cell>
          <table:table-cell office:value-type="float" office:value="135.025405883789" calcext:value-type="float">
            <text:p>135,0254058838</text:p>
          </table:table-cell>
          <table:table-cell office:value-type="float" office:value="-0.157557085156441" calcext:value-type="float">
            <text:p>-0,157557085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1352481842041" calcext:value-type="float">
            <text:p>8,1352481842</text:p>
          </table:table-cell>
          <table:table-cell office:value-type="float" office:value="10" calcext:value-type="float">
            <text:p>10</text:p>
          </table:table-cell>
          <table:table-cell office:value-type="float" office:value="142.900527954102" calcext:value-type="float">
            <text:p>142,9005279541</text:p>
          </table:table-cell>
          <table:table-cell office:value-type="float" office:value="-0.157557085156441" calcext:value-type="float">
            <text:p>-0,157557085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11873626708984" calcext:value-type="float">
            <text:p>8,1187362671</text:p>
          </table:table-cell>
          <table:table-cell office:value-type="float" office:value="10" calcext:value-type="float">
            <text:p>10</text:p>
          </table:table-cell>
          <table:table-cell office:value-type="float" office:value="140.519424438477" calcext:value-type="float">
            <text:p>140,5194244385</text:p>
          </table:table-cell>
          <table:table-cell office:value-type="float" office:value="-0.347647815942764" calcext:value-type="float">
            <text:p>-0,34764781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03818130493164" calcext:value-type="float">
            <text:p>8,0381813049</text:p>
          </table:table-cell>
          <table:table-cell office:value-type="float" office:value="10" calcext:value-type="float">
            <text:p>10</text:p>
          </table:table-cell>
          <table:table-cell office:value-type="float" office:value="140.519424438477" calcext:value-type="float">
            <text:p>140,5194244385</text:p>
          </table:table-cell>
          <table:table-cell office:value-type="float" office:value="-0.496260613203049" calcext:value-type="float">
            <text:p>-0,49626061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10947799682617" calcext:value-type="float">
            <text:p>8,1094779968</text:p>
          </table:table-cell>
          <table:table-cell office:value-type="float" office:value="10" calcext:value-type="float">
            <text:p>10</text:p>
          </table:table-cell>
          <table:table-cell office:value-type="float" office:value="139.433639526367" calcext:value-type="float">
            <text:p>139,4336395264</text:p>
          </table:table-cell>
          <table:table-cell office:value-type="float" office:value="-0.496260613203049" calcext:value-type="float">
            <text:p>-0,49626061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16951751708984" calcext:value-type="float">
            <text:p>8,1695175171</text:p>
          </table:table-cell>
          <table:table-cell office:value-type="float" office:value="10" calcext:value-type="float">
            <text:p>10</text:p>
          </table:table-cell>
          <table:table-cell office:value-type="float" office:value="139.433639526367" calcext:value-type="float">
            <text:p>139,4336395264</text:p>
          </table:table-cell>
          <table:table-cell office:value-type="float" office:value="-0.630130052566528" calcext:value-type="float">
            <text:p>-0,63013005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22833633422852" calcext:value-type="float">
            <text:p>8,2283363342</text:p>
          </table:table-cell>
          <table:table-cell office:value-type="float" office:value="10" calcext:value-type="float">
            <text:p>10</text:p>
          </table:table-cell>
          <table:table-cell office:value-type="float" office:value="137.283447265625" calcext:value-type="float">
            <text:p>137,2834472656</text:p>
          </table:table-cell>
          <table:table-cell office:value-type="float" office:value="-0.564473092556" calcext:value-type="float">
            <text:p>-0,56447309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34093570709229" calcext:value-type="float">
            <text:p>8,3409357071</text:p>
          </table:table-cell>
          <table:table-cell office:value-type="float" office:value="10" calcext:value-type="float">
            <text:p>10</text:p>
          </table:table-cell>
          <table:table-cell office:value-type="float" office:value="137.283447265625" calcext:value-type="float">
            <text:p>137,2834472656</text:p>
          </table:table-cell>
          <table:table-cell office:value-type="float" office:value="-0.564473092556" calcext:value-type="float">
            <text:p>-0,564473092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4824390411377" calcext:value-type="float">
            <text:p>8,4824390411</text:p>
          </table:table-cell>
          <table:table-cell office:value-type="float" office:value="10" calcext:value-type="float">
            <text:p>10</text:p>
          </table:table-cell>
          <table:table-cell office:value-type="float" office:value="140.857345581055" calcext:value-type="float">
            <text:p>140,8573455811</text:p>
          </table:table-cell>
          <table:table-cell office:value-type="float" office:value="-0.240218043327332" calcext:value-type="float">
            <text:p>-0,24021804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42659664154053" calcext:value-type="float">
            <text:p>8,4265966415</text:p>
          </table:table-cell>
          <table:table-cell office:value-type="float" office:value="10" calcext:value-type="float">
            <text:p>10</text:p>
          </table:table-cell>
          <table:table-cell office:value-type="float" office:value="140.857345581055" calcext:value-type="float">
            <text:p>140,8573455811</text:p>
          </table:table-cell>
          <table:table-cell office:value-type="float" office:value="-0.0345976911485195" calcext:value-type="float">
            <text:p>-0,03459769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24848556518555" calcext:value-type="float">
            <text:p>8,2484855652</text:p>
          </table:table-cell>
          <table:table-cell office:value-type="float" office:value="10" calcext:value-type="float">
            <text:p>10</text:p>
          </table:table-cell>
          <table:table-cell office:value-type="float" office:value="142.064010620117" calcext:value-type="float">
            <text:p>142,0640106201</text:p>
          </table:table-cell>
          <table:table-cell office:value-type="float" office:value="-0.0345976911485195" calcext:value-type="float">
            <text:p>-0,03459769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49933624267578" calcext:value-type="float">
            <text:p>8,4993362427</text:p>
          </table:table-cell>
          <table:table-cell office:value-type="float" office:value="10" calcext:value-type="float">
            <text:p>10</text:p>
          </table:table-cell>
          <table:table-cell office:value-type="float" office:value="141.793304443359" calcext:value-type="float">
            <text:p>141,7933044434</text:p>
          </table:table-cell>
          <table:table-cell office:value-type="float" office:value="-0.0414779111742973" calcext:value-type="float">
            <text:p>-0,04147791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59060382843018" calcext:value-type="float">
            <text:p>8,5906038284</text:p>
          </table:table-cell>
          <table:table-cell office:value-type="float" office:value="10" calcext:value-type="float">
            <text:p>10</text:p>
          </table:table-cell>
          <table:table-cell office:value-type="float" office:value="141.793304443359" calcext:value-type="float">
            <text:p>141,7933044434</text:p>
          </table:table-cell>
          <table:table-cell office:value-type="float" office:value="-0.0281106233596802" calcext:value-type="float">
            <text:p>-0,028110623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44438552856445" calcext:value-type="float">
            <text:p>8,4443855286</text:p>
          </table:table-cell>
          <table:table-cell office:value-type="float" office:value="10" calcext:value-type="float">
            <text:p>10</text:p>
          </table:table-cell>
          <table:table-cell office:value-type="float" office:value="141.891296386719" calcext:value-type="float">
            <text:p>141,8912963867</text:p>
          </table:table-cell>
          <table:table-cell office:value-type="float" office:value="-0.0281106233596802" calcext:value-type="float">
            <text:p>-0,02811062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15462779998779" calcext:value-type="float">
            <text:p>9,1546278</text:p>
          </table:table-cell>
          <table:table-cell office:value-type="float" office:value="10" calcext:value-type="float">
            <text:p>10</text:p>
          </table:table-cell>
          <table:table-cell office:value-type="float" office:value="134.585662841797" calcext:value-type="float">
            <text:p>134,5856628418</text:p>
          </table:table-cell>
          <table:table-cell office:value-type="float" office:value="0.262529611587524" calcext:value-type="float">
            <text:p>0,26252961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10643100738525" calcext:value-type="float">
            <text:p>9,1064310074</text:p>
          </table:table-cell>
          <table:table-cell office:value-type="float" office:value="10" calcext:value-type="float">
            <text:p>10</text:p>
          </table:table-cell>
          <table:table-cell office:value-type="float" office:value="134.260665893555" calcext:value-type="float">
            <text:p>134,2606658936</text:p>
          </table:table-cell>
          <table:table-cell office:value-type="float" office:value="0.18311220407486" calcext:value-type="float">
            <text:p>0,183112204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16511535644531" calcext:value-type="float">
            <text:p>9,1651153564</text:p>
          </table:table-cell>
          <table:table-cell office:value-type="float" office:value="10" calcext:value-type="float">
            <text:p>10</text:p>
          </table:table-cell>
          <table:table-cell office:value-type="float" office:value="134.260665893555" calcext:value-type="float">
            <text:p>134,2606658936</text:p>
          </table:table-cell>
          <table:table-cell office:value-type="float" office:value="0.0762721821665764" calcext:value-type="float">
            <text:p>0,07627218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12460803985596" calcext:value-type="float">
            <text:p>9,1246080399</text:p>
          </table:table-cell>
          <table:table-cell office:value-type="float" office:value="10" calcext:value-type="float">
            <text:p>10</text:p>
          </table:table-cell>
          <table:table-cell office:value-type="float" office:value="133.935668945313" calcext:value-type="float">
            <text:p>133,9356689453</text:p>
          </table:table-cell>
          <table:table-cell office:value-type="float" office:value="0.0762721821665764" calcext:value-type="float">
            <text:p>0,07627218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22190189361572" calcext:value-type="float">
            <text:p>9,2219018936</text:p>
          </table:table-cell>
          <table:table-cell office:value-type="float" office:value="10" calcext:value-type="float">
            <text:p>10</text:p>
          </table:table-cell>
          <table:table-cell office:value-type="float" office:value="133.935668945313" calcext:value-type="float">
            <text:p>133,9356689453</text:p>
          </table:table-cell>
          <table:table-cell office:value-type="float" office:value="-0.0224098674952984" calcext:value-type="float">
            <text:p>-0,022409867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22323131561279" calcext:value-type="float">
            <text:p>9,2232313156</text:p>
          </table:table-cell>
          <table:table-cell office:value-type="float" office:value="10" calcext:value-type="float">
            <text:p>10</text:p>
          </table:table-cell>
          <table:table-cell office:value-type="float" office:value="141.260314941406" calcext:value-type="float">
            <text:p>141,2603149414</text:p>
          </table:table-cell>
          <table:table-cell office:value-type="float" office:value="-0.0224098674952984" calcext:value-type="float">
            <text:p>-0,02240986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31315517425537" calcext:value-type="float">
            <text:p>9,3131551743</text:p>
          </table:table-cell>
          <table:table-cell office:value-type="float" office:value="10" calcext:value-type="float">
            <text:p>10</text:p>
          </table:table-cell>
          <table:table-cell office:value-type="float" office:value="141.260314941406" calcext:value-type="float">
            <text:p>141,2603149414</text:p>
          </table:table-cell>
          <table:table-cell office:value-type="float" office:value="-0.121779933571816" calcext:value-type="float">
            <text:p>-0,121779933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30503082275391" calcext:value-type="float">
            <text:p>9,3050308228</text:p>
          </table:table-cell>
          <table:table-cell office:value-type="float" office:value="10" calcext:value-type="float">
            <text:p>10</text:p>
          </table:table-cell>
          <table:table-cell office:value-type="float" office:value="139.49787902832" calcext:value-type="float">
            <text:p>139,4978790283</text:p>
          </table:table-cell>
          <table:table-cell office:value-type="float" office:value="-0.280123323202133" calcext:value-type="float">
            <text:p>-0,280123323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39794445037842" calcext:value-type="float">
            <text:p>9,3979444504</text:p>
          </table:table-cell>
          <table:table-cell office:value-type="float" office:value="10" calcext:value-type="float">
            <text:p>10</text:p>
          </table:table-cell>
          <table:table-cell office:value-type="float" office:value="136.901550292969" calcext:value-type="float">
            <text:p>136,901550293</text:p>
          </table:table-cell>
          <table:table-cell office:value-type="float" office:value="-0.576366066932678" calcext:value-type="float">
            <text:p>-0,57636606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13111686706543" calcext:value-type="float">
            <text:p>9,1311168671</text:p>
          </table:table-cell>
          <table:table-cell office:value-type="float" office:value="10" calcext:value-type="float">
            <text:p>10</text:p>
          </table:table-cell>
          <table:table-cell office:value-type="float" office:value="136.901550292969" calcext:value-type="float">
            <text:p>136,901550293</text:p>
          </table:table-cell>
          <table:table-cell office:value-type="float" office:value="-0.576366066932678" calcext:value-type="float">
            <text:p>-0,57636606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2046594619751" calcext:value-type="float">
            <text:p>9,204659462</text:p>
          </table:table-cell>
          <table:table-cell office:value-type="float" office:value="10" calcext:value-type="float">
            <text:p>10</text:p>
          </table:table-cell>
          <table:table-cell office:value-type="float" office:value="134.81965637207" calcext:value-type="float">
            <text:p>134,8196563721</text:p>
          </table:table-cell>
          <table:table-cell office:value-type="float" office:value="-0.740606784820556" calcext:value-type="float">
            <text:p>-0,740606784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17694282531738" calcext:value-type="float">
            <text:p>9,1769428253</text:p>
          </table:table-cell>
          <table:table-cell office:value-type="float" office:value="10" calcext:value-type="float">
            <text:p>10</text:p>
          </table:table-cell>
          <table:table-cell office:value-type="float" office:value="132.845443725586" calcext:value-type="float">
            <text:p>132,8454437256</text:p>
          </table:table-cell>
          <table:table-cell office:value-type="float" office:value="-0.996747612953186" calcext:value-type="float">
            <text:p>-0,9967476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03571891784668" calcext:value-type="float">
            <text:p>9,0357189178</text:p>
          </table:table-cell>
          <table:table-cell office:value-type="float" office:value="10" calcext:value-type="float">
            <text:p>10</text:p>
          </table:table-cell>
          <table:table-cell office:value-type="float" office:value="130.491836547852" calcext:value-type="float">
            <text:p>130,4918365479</text:p>
          </table:table-cell>
          <table:table-cell office:value-type="float" office:value="-1.28886222839355" calcext:value-type="float">
            <text:p>-1,288862228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31857872009277" calcext:value-type="float">
            <text:p>9,3185787201</text:p>
          </table:table-cell>
          <table:table-cell office:value-type="float" office:value="10" calcext:value-type="float">
            <text:p>10</text:p>
          </table:table-cell>
          <table:table-cell office:value-type="float" office:value="130.491836547852" calcext:value-type="float">
            <text:p>130,4918365479</text:p>
          </table:table-cell>
          <table:table-cell office:value-type="float" office:value="-1.28886222839355" calcext:value-type="float">
            <text:p>-1,288862228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22057342529297" calcext:value-type="float">
            <text:p>9,22057342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81549406051636" calcext:value-type="float">
            <text:p>-1,815494060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05233383178711" calcext:value-type="float">
            <text:p>9,052333831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4379575252533" calcext:value-type="float">
            <text:p>-2,43795752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11551094055176" calcext:value-type="float">
            <text:p>9,115510940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4379575252533" calcext:value-type="float">
            <text:p>-2,437957525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14024543762207" calcext:value-type="float">
            <text:p>9,14024543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11428356170654" calcext:value-type="float">
            <text:p>-3,11428356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075439453125" calcext:value-type="float">
            <text:p>9,07543945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11428356170654" calcext:value-type="float">
            <text:p>-3,11428356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26327991485596" calcext:value-type="float">
            <text:p>9,26327991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40413737297058" calcext:value-type="float">
            <text:p>-3,40413737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24855518341064" calcext:value-type="float">
            <text:p>9,24855518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40413737297058" calcext:value-type="float">
            <text:p>-3,40413737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23520946502686" calcext:value-type="float">
            <text:p>9,2352094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61565518379211" calcext:value-type="float">
            <text:p>-3,615655183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1927604675293" calcext:value-type="float">
            <text:p>9,19276046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93755125999451" calcext:value-type="float">
            <text:p>-3,9375512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12460803985596" calcext:value-type="float">
            <text:p>9,124608039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93755125999451" calcext:value-type="float">
            <text:p>-3,9375512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18880081176758" calcext:value-type="float">
            <text:p>9,188800811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9335689544678" calcext:value-type="float">
            <text:p>-4,29335689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28478145599365" calcext:value-type="float">
            <text:p>9,28478145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9335689544678" calcext:value-type="float">
            <text:p>-4,293356895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08187866210938" calcext:value-type="float">
            <text:p>9,08187866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1540927886963" calcext:value-type="float">
            <text:p>-4,715409278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92981719970703" calcext:value-type="float">
            <text:p>8,92981719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1540927886963" calcext:value-type="float">
            <text:p>-4,715409278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01662445068359" calcext:value-type="float">
            <text:p>9,01662445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0247135162354" calcext:value-type="float">
            <text:p>-5,10247135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29557037353516" calcext:value-type="float">
            <text:p>9,295570373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8943471908569" calcext:value-type="float">
            <text:p>-5,489434719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06002235412598" calcext:value-type="float">
            <text:p>9,06002235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8943471908569" calcext:value-type="float">
            <text:p>-5,48943471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2046594619751" calcext:value-type="float">
            <text:p>9,2046594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403079032898" calcext:value-type="float">
            <text:p>-5,640307903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52664470672607" calcext:value-type="float">
            <text:p>9,52664470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403079032898" calcext:value-type="float">
            <text:p>-5,640307903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20201301574707" calcext:value-type="float">
            <text:p>9,202013015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403079032898" calcext:value-type="float">
            <text:p>-5,64030790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22722053527832" calcext:value-type="float">
            <text:p>9,22722053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0571050643921" calcext:value-type="float">
            <text:p>-5,60571050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62695503234863" calcext:value-type="float">
            <text:p>9,626955032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0571050643921" calcext:value-type="float">
            <text:p>-5,605710506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66475391387939" calcext:value-type="float">
            <text:p>9,66475391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6785125732422" calcext:value-type="float">
            <text:p>-5,36785125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29421997070313" calcext:value-type="float">
            <text:p>9,29421997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6785125732422" calcext:value-type="float">
            <text:p>-5,367851257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35946178436279" calcext:value-type="float">
            <text:p>9,35946178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6999578475952" calcext:value-type="float">
            <text:p>-5,16999578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95334339141846" calcext:value-type="float">
            <text:p>9,95334339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97135400772095" calcext:value-type="float">
            <text:p>-4,971354007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36631011962891" calcext:value-type="float">
            <text:p>9,36631011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7516937255859" calcext:value-type="float">
            <text:p>-4,77516937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68229961395264" calcext:value-type="float">
            <text:p>9,6822996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50723361968994" calcext:value-type="float">
            <text:p>-4,507233619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73828315734863" calcext:value-type="float">
            <text:p>9,738283157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6347732543945" calcext:value-type="float">
            <text:p>-4,26347732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0534086227417" calcext:value-type="float">
            <text:p>10,05340862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1348819732666" calcext:value-type="float">
            <text:p>-4,113488197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042366027832" calcext:value-type="float">
            <text:p>10,04236602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1348819732666" calcext:value-type="float">
            <text:p>-4,11348819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93943119049072" calcext:value-type="float">
            <text:p>9,939431190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2803506851196" calcext:value-type="float">
            <text:p>-4,12803506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0739803314209" calcext:value-type="float">
            <text:p>10,07398033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2803506851196" calcext:value-type="float">
            <text:p>-4,128035068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99063396453857" calcext:value-type="float">
            <text:p>9,99063396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1138429641724" calcext:value-type="float">
            <text:p>-4,211384296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006254196167" calcext:value-type="float">
            <text:p>10,00625419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5429620742798" calcext:value-type="float">
            <text:p>-4,35429620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.0455188751221" calcext:value-type="float">
            <text:p>10,04551887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40884637832642" calcext:value-type="float">
            <text:p>-4,40884637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92094230651856" calcext:value-type="float">
            <text:p>9,92094230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40884637832642" calcext:value-type="float">
            <text:p>-4,40884637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2318143844605" calcext:value-type="float">
            <text:p>10,23181438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42014980316162" calcext:value-type="float">
            <text:p>-4,420149803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.2350873947144" calcext:value-type="float">
            <text:p>10,2350873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8181686401367" calcext:value-type="float">
            <text:p>-4,3818168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.1764984130859" calcext:value-type="float">
            <text:p>10,17649841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8181686401367" calcext:value-type="float">
            <text:p>-4,3818168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.0031261444092" calcext:value-type="float">
            <text:p>10,00312614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6681900024414" calcext:value-type="float">
            <text:p>-4,26681900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0676422119141" calcext:value-type="float">
            <text:p>10,06764221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6681900024414" calcext:value-type="float">
            <text:p>-4,266819000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.2350873947144" calcext:value-type="float">
            <text:p>10,2350873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2750329971314" calcext:value-type="float">
            <text:p>-4,227503299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.2564105987549" calcext:value-type="float">
            <text:p>10,25641059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7399396896362" calcext:value-type="float">
            <text:p>-4,27399396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80241966247559" calcext:value-type="float">
            <text:p>9,802419662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7399396896362" calcext:value-type="float">
            <text:p>-4,2739939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.2531242370605" calcext:value-type="float">
            <text:p>10,2531242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59726619720459" calcext:value-type="float">
            <text:p>-4,597266197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4438638687134" calcext:value-type="float">
            <text:p>10,44386386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59726619720459" calcext:value-type="float">
            <text:p>-4,597266197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.1089878082275" calcext:value-type="float">
            <text:p>10,108987808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2315187454224" calcext:value-type="float">
            <text:p>-5,023151874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.2350873947144" calcext:value-type="float">
            <text:p>10,2350873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2086896896362" calcext:value-type="float">
            <text:p>-5,32086896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4217557907105" calcext:value-type="float">
            <text:p>10,42175579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2086896896362" calcext:value-type="float">
            <text:p>-5,32086896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1538953781128" calcext:value-type="float">
            <text:p>10,15389537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8247413635254" calcext:value-type="float">
            <text:p>-5,68247413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1137800216675" calcext:value-type="float">
            <text:p>10,11378002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7969961166382" calcext:value-type="float">
            <text:p>-5,97969961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.2761716842651" calcext:value-type="float">
            <text:p>10,27617168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7969961166382" calcext:value-type="float">
            <text:p>-5,97969961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3929843902588" calcext:value-type="float">
            <text:p>10,39298439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9668140411377" calcext:value-type="float">
            <text:p>-6,296681404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3576631546021" calcext:value-type="float">
            <text:p>10,35766315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8455152511597" calcext:value-type="float">
            <text:p>-6,38455152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4712038040161" calcext:value-type="float">
            <text:p>10,4712038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8455152511597" calcext:value-type="float">
            <text:p>-6,38455152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4558076858521" calcext:value-type="float">
            <text:p>10,455807685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0751066207886" calcext:value-type="float">
            <text:p>-6,50751066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.3409271240234" calcext:value-type="float">
            <text:p>10,3409271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4314937591553" calcext:value-type="float">
            <text:p>-6,643149375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3259115219116" calcext:value-type="float">
            <text:p>10,32591152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4314937591553" calcext:value-type="float">
            <text:p>-6,64314937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4438638687134" calcext:value-type="float">
            <text:p>10,44386386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0866813659668" calcext:value-type="float">
            <text:p>-6,808668136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.3811845779419" calcext:value-type="float">
            <text:p>10,381184577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0866813659668" calcext:value-type="float">
            <text:p>-6,80866813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.3879241943359" calcext:value-type="float">
            <text:p>10,38792419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1792526245117" calcext:value-type="float">
            <text:p>-7,01792526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.2465581893921" calcext:value-type="float">
            <text:p>10,246558189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9907140731812" calcext:value-type="float">
            <text:p>-7,19907140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.2761716842651" calcext:value-type="float">
            <text:p>10,27617168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9907140731812" calcext:value-type="float">
            <text:p>-7,199071407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.4832105636597" calcext:value-type="float">
            <text:p>10,483210563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4046878814697" calcext:value-type="float">
            <text:p>-7,440468788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1313915252686" calcext:value-type="float">
            <text:p>10,13139152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4264917373657" calcext:value-type="float">
            <text:p>-7,642649173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.0835037231445" calcext:value-type="float">
            <text:p>10,08350372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4264917373657" calcext:value-type="float">
            <text:p>-7,642649173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.150673866272" calcext:value-type="float">
            <text:p>10,15067386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5827703475952" calcext:value-type="float">
            <text:p>-7,658277034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2910432815552" calcext:value-type="float">
            <text:p>10,29104328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5990772247314" calcext:value-type="float">
            <text:p>-7,75990772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.3026399612427" calcext:value-type="float">
            <text:p>10,302639961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5990772247314" calcext:value-type="float">
            <text:p>-7,759907722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.1057949066162" calcext:value-type="float">
            <text:p>10,105794906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8898458480835" calcext:value-type="float">
            <text:p>-7,88984584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.2580537796021" calcext:value-type="float">
            <text:p>10,25805377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7109069824219" calcext:value-type="float">
            <text:p>-8,071090698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.4472742080688" calcext:value-type="float">
            <text:p>10,44727420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7138538360596" calcext:value-type="float">
            <text:p>-8,071385383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.1813554763794" calcext:value-type="float">
            <text:p>10,181355476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7704582214356" calcext:value-type="float">
            <text:p>-8,17704582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.2383623123169" calcext:value-type="float">
            <text:p>10,238362312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7704582214356" calcext:value-type="float">
            <text:p>-8,17704582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.3476152420044" calcext:value-type="float">
            <text:p>10,34761524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46532726287842" calcext:value-type="float">
            <text:p>-8,46532726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.0078182220459" calcext:value-type="float">
            <text:p>10,00781822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41559314727783" calcext:value-type="float">
            <text:p>-8,415593147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3059577941895" calcext:value-type="float">
            <text:p>10,305957794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3224391937256" calcext:value-type="float">
            <text:p>-8,33224391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.1458463668823" calcext:value-type="float">
            <text:p>10,145846366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44075489044189" calcext:value-type="float">
            <text:p>-8,44075489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.0502510070801" calcext:value-type="float">
            <text:p>10,05025100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7531261444092" calcext:value-type="float">
            <text:p>-8,575312614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.0994157791138" calcext:value-type="float">
            <text:p>10,09941577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7531261444092" calcext:value-type="float">
            <text:p>-8,575312614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.0313482284546" calcext:value-type="float">
            <text:p>10,031348228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72382736206055" calcext:value-type="float">
            <text:p>-8,72382736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.2334508895874" calcext:value-type="float">
            <text:p>10,23345088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72382736206055" calcext:value-type="float">
            <text:p>-8,72382736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0739803314209" calcext:value-type="float">
            <text:p>10,07398033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79410362243652" calcext:value-type="float">
            <text:p>-8,79410362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1281852722168" calcext:value-type="float">
            <text:p>10,128185272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79410362243652" calcext:value-type="float">
            <text:p>-8,79410362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1959533691406" calcext:value-type="float">
            <text:p>10,19595336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1289939880371" calcext:value-type="float">
            <text:p>-8,51289939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.2187452316284" calcext:value-type="float">
            <text:p>10,21874523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1289939880371" calcext:value-type="float">
            <text:p>-8,51289939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.1651840209961" calcext:value-type="float">
            <text:p>10,1651840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3381652832031" calcext:value-type="float">
            <text:p>-8,333816528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.2350873947144" calcext:value-type="float">
            <text:p>10,2350873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3381652832031" calcext:value-type="float">
            <text:p>-8,33381652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3626947402954" calcext:value-type="float">
            <text:p>10,36269474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3261890411377" calcext:value-type="float">
            <text:p>-8,132618904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.2073364257813" calcext:value-type="float">
            <text:p>10,20733642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3261890411377" calcext:value-type="float">
            <text:p>-8,132618904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.2301788330078" calcext:value-type="float">
            <text:p>10,23017883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9340190887451" calcext:value-type="float">
            <text:p>-8,093401908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.0787401199341" calcext:value-type="float">
            <text:p>10,078740119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9340190887451" calcext:value-type="float">
            <text:p>-8,093401908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.1057949066162" calcext:value-type="float">
            <text:p>10,105794906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0734100341797" calcext:value-type="float">
            <text:p>-7,907341003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1845960617065" calcext:value-type="float">
            <text:p>10,18459606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0734100341797" calcext:value-type="float">
            <text:p>-7,907341003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.0282039642334" calcext:value-type="float">
            <text:p>10,028203964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84817123413086" calcext:value-type="float">
            <text:p>-7,848171234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.1137800216675" calcext:value-type="float">
            <text:p>10,11378002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84817123413086" calcext:value-type="float">
            <text:p>-7,848171234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3778171539307" calcext:value-type="float">
            <text:p>10,37781715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835955619812" calcext:value-type="float">
            <text:p>-7,7835955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3076181411743" calcext:value-type="float">
            <text:p>10,307618141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8245601654053" calcext:value-type="float">
            <text:p>-7,68245601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3912973403931" calcext:value-type="float">
            <text:p>10,39129734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0646123886108" calcext:value-type="float">
            <text:p>-7,406461238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.2498397827148" calcext:value-type="float">
            <text:p>10,24983978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0646123886108" calcext:value-type="float">
            <text:p>-7,406461238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1700305938721" calcext:value-type="float">
            <text:p>10,17003059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2515830993652" calcext:value-type="float">
            <text:p>-7,12515830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.1667985916138" calcext:value-type="float">
            <text:p>10,16679859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6333446502686" calcext:value-type="float">
            <text:p>-7,06333446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.2481985092163" calcext:value-type="float">
            <text:p>10,24819850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2146339416504" calcext:value-type="float">
            <text:p>-7,021463394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2203769683838" calcext:value-type="float">
            <text:p>10,220376968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8421192169189" calcext:value-type="float">
            <text:p>-6,98421192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.317587852478" calcext:value-type="float">
            <text:p>10,317587852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8421192169189" calcext:value-type="float">
            <text:p>-6,98421192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.1522846221924" calcext:value-type="float">
            <text:p>10,152284622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9113235473633" calcext:value-type="float">
            <text:p>-6,89113235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2794733047485" calcext:value-type="float">
            <text:p>10,27947330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3921785354614" calcext:value-type="float">
            <text:p>-6,63921785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.3879241943359" calcext:value-type="float">
            <text:p>10,38792419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3921785354614" calcext:value-type="float">
            <text:p>-6,63921785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.158730506897" calcext:value-type="float">
            <text:p>10,158730506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9090003967285" calcext:value-type="float">
            <text:p>-6,49090003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.2613439559937" calcext:value-type="float">
            <text:p>10,26134395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7806415557861" calcext:value-type="float">
            <text:p>-6,37806415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.3526363372803" calcext:value-type="float">
            <text:p>10,352636337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2577466964722" calcext:value-type="float">
            <text:p>-6,325774669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.3209161758423" calcext:value-type="float">
            <text:p>10,32091617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8940773010254" calcext:value-type="float">
            <text:p>-6,28940773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2679290771484" calcext:value-type="float">
            <text:p>10,26792907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3495578765869" calcext:value-type="float">
            <text:p>-6,234955787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.2761716842651" calcext:value-type="float">
            <text:p>10,27617168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667031288147" calcext:value-type="float">
            <text:p>-6,266703128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.4132766723633" calcext:value-type="float">
            <text:p>10,41327667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667031288147" calcext:value-type="float">
            <text:p>-6,266703128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.5419206619263" calcext:value-type="float">
            <text:p>10,54192066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9648447036743" calcext:value-type="float">
            <text:p>-6,296484470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.5055809020996" calcext:value-type="float">
            <text:p>10,50558090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9648447036743" calcext:value-type="float">
            <text:p>-6,29648447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3076181411743" calcext:value-type="float">
            <text:p>10,307618141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2439851760864" calcext:value-type="float">
            <text:p>-6,324398517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5142107009888" calcext:value-type="float">
            <text:p>10,5142107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2439851760864" calcext:value-type="float">
            <text:p>-6,324398517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.3778171539307" calcext:value-type="float">
            <text:p>10,37781715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7558908462524" calcext:value-type="float">
            <text:p>-6,17558908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.5401840209961" calcext:value-type="float">
            <text:p>10,5401840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7558908462524" calcext:value-type="float">
            <text:p>-6,175589084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.6100797653198" calcext:value-type="float">
            <text:p>10,61007976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0191259384155" calcext:value-type="float">
            <text:p>-6,00191259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.5680313110352" calcext:value-type="float">
            <text:p>10,56803131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0191259384155" calcext:value-type="float">
            <text:p>-6,001912593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.680908203125" calcext:value-type="float">
            <text:p>10,68090820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7551307678223" calcext:value-type="float">
            <text:p>-5,875513076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603048324585" calcext:value-type="float">
            <text:p>10,60304832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1860399246216" calcext:value-type="float">
            <text:p>-5,818603992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.6312294006348" calcext:value-type="float">
            <text:p>10,631229400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1860399246216" calcext:value-type="float">
            <text:p>-5,81860399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.6791257858276" calcext:value-type="float">
            <text:p>10,67912578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6057329177856" calcext:value-type="float">
            <text:p>-5,86057329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.5732698440552" calcext:value-type="float">
            <text:p>10,57326984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3128309249878" calcext:value-type="float">
            <text:p>-5,83128309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.7364540100098" calcext:value-type="float">
            <text:p>10,736454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507848739624" calcext:value-type="float">
            <text:p>-5,75078487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.919638633728" calcext:value-type="float">
            <text:p>10,919638633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5324201583862" calcext:value-type="float">
            <text:p>-5,753242015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.5228538513184" calcext:value-type="float">
            <text:p>10,52285385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3063564300537" calcext:value-type="float">
            <text:p>-5,73063564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.0401935577393" calcext:value-type="float">
            <text:p>11,04019355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3063564300537" calcext:value-type="float">
            <text:p>-5,73063564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.6951875686646" calcext:value-type="float">
            <text:p>10,69518756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1893930435181" calcext:value-type="float">
            <text:p>-5,718939304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.3042984008789" calcext:value-type="float">
            <text:p>10,304298400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834568977356" calcext:value-type="float">
            <text:p>-5,68345689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.7112970352173" calcext:value-type="float">
            <text:p>10,711297035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4891710281372" calcext:value-type="float">
            <text:p>-5,74891710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6294631958008" calcext:value-type="float">
            <text:p>10,62946319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1586961746216" calcext:value-type="float">
            <text:p>-6,01586961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6418361663818" calcext:value-type="float">
            <text:p>10,641836166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1586961746216" calcext:value-type="float">
            <text:p>-6,01586961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8991823196411" calcext:value-type="float">
            <text:p>10,89918231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7822523117065" calcext:value-type="float">
            <text:p>-5,97822523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.8917627334595" calcext:value-type="float">
            <text:p>10,891762733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8618650436401" calcext:value-type="float">
            <text:p>-5,986186504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.3761348724365" calcext:value-type="float">
            <text:p>10,37613487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8618650436401" calcext:value-type="float">
            <text:p>-5,98618650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.5837602615356" calcext:value-type="float">
            <text:p>10,58376026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4387331008911" calcext:value-type="float">
            <text:p>-7,04387331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.7889413833618" calcext:value-type="float">
            <text:p>10,78894138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3056421279907" calcext:value-type="float">
            <text:p>-7,130564212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.5837602615356" calcext:value-type="float">
            <text:p>10,58376026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25529289245606" calcext:value-type="float">
            <text:p>-7,25529289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.3242454528809" calcext:value-type="float">
            <text:p>10,324245452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4027233123779" calcext:value-type="float">
            <text:p>-7,44027233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.4183626174927" calcext:value-type="float">
            <text:p>10,41836261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57826995849609" calcext:value-type="float">
            <text:p>-7,578269958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.310938835144" calcext:value-type="float">
            <text:p>10,31093883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8548078536987" calcext:value-type="float">
            <text:p>-7,985480785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.266282081604" calcext:value-type="float">
            <text:p>10,26628208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9344205856323" calcext:value-type="float">
            <text:p>-7,99344205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86740684509277" calcext:value-type="float">
            <text:p>9,86740684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8150959014893" calcext:value-type="float">
            <text:p>-8,08150959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.217113494873" calcext:value-type="float">
            <text:p>10,21711349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081636428833" calcext:value-type="float">
            <text:p>-8,308163642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.0850925445557" calcext:value-type="float">
            <text:p>10,08509254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081636428833" calcext:value-type="float">
            <text:p>-8,30816364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89945888519287" calcext:value-type="float">
            <text:p>9,899458885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6046028137207" calcext:value-type="float">
            <text:p>-8,604602813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98751544952393" calcext:value-type="float">
            <text:p>9,987515449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72657871246338" calcext:value-type="float">
            <text:p>-8,72657871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.160343170166" calcext:value-type="float">
            <text:p>10,160343170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5946083068848" calcext:value-type="float">
            <text:p>-9,35946083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91940498352051" calcext:value-type="float">
            <text:p>9,919404983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8413143157959" calcext:value-type="float">
            <text:p>-9,38413143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.0787401199341" calcext:value-type="float">
            <text:p>10,078740119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8413143157959" calcext:value-type="float">
            <text:p>-9,38413143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.2564105987549" calcext:value-type="float">
            <text:p>10,25641059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8678550720215" calcext:value-type="float">
            <text:p>-9,38678550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65309238433838" calcext:value-type="float">
            <text:p>9,65309238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8678550720215" calcext:value-type="float">
            <text:p>-9,386785507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86284446716309" calcext:value-type="float">
            <text:p>9,862844467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50374984741211" calcext:value-type="float">
            <text:p>-9,50374984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9921932220459" calcext:value-type="float">
            <text:p>9,99219322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70199775695801" calcext:value-type="float">
            <text:p>-9,70199775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84766864776611" calcext:value-type="float">
            <text:p>9,84766864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91744709014893" calcext:value-type="float">
            <text:p>-9,91744709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.2318143844605" calcext:value-type="float">
            <text:p>10,23181438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91744709014893" calcext:value-type="float">
            <text:p>-9,91744709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.2976665496826" calcext:value-type="float">
            <text:p>10,29766654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71782302856445" calcext:value-type="float">
            <text:p>-9,717823028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.0882720947266" calcext:value-type="float">
            <text:p>10,0882720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862943649292" calcext:value-type="float">
            <text:p>-9,386294364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94252014160156" calcext:value-type="float">
            <text:p>9,94252014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862943649292" calcext:value-type="float">
            <text:p>-9,386294364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.1105842590332" calcext:value-type="float">
            <text:p>10,11058425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88669204711914" calcext:value-type="float">
            <text:p>-8,88669204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.1410236358643" calcext:value-type="float">
            <text:p>10,141023635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6381225585938" calcext:value-type="float">
            <text:p>-8,563812255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9548921585083" calcext:value-type="float">
            <text:p>9,954892158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56381225585938" calcext:value-type="float">
            <text:p>-8,56381225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87045001983643" calcext:value-type="float">
            <text:p>9,870450019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27327060699463" calcext:value-type="float">
            <text:p>-8,27327060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.9852390289307" calcext:value-type="float">
            <text:p>10,98523902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27327060699463" calcext:value-type="float">
            <text:p>-8,27327060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.4746313095093" calcext:value-type="float">
            <text:p>10,474631309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397367477417" calcext:value-type="float">
            <text:p>-8,039736747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.1862163543701" calcext:value-type="float">
            <text:p>10,18621635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6515731811523" calcext:value-type="float">
            <text:p>-7,665157318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.2432775497437" calcext:value-type="float">
            <text:p>10,24327754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6515731811523" calcext:value-type="float">
            <text:p>-7,665157318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.4404563903809" calcext:value-type="float">
            <text:p>10,44045639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2778968811035" calcext:value-type="float">
            <text:p>-7,427789688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.7184724807739" calcext:value-type="float">
            <text:p>10,71847248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3488864898682" calcext:value-type="float">
            <text:p>-7,13488864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.6951875686646" calcext:value-type="float">
            <text:p>10,69518756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3488864898682" calcext:value-type="float">
            <text:p>-7,1348886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.452392578125" calcext:value-type="float">
            <text:p>10,45239257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2030639648438" calcext:value-type="float">
            <text:p>-6,720306396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.5280475616455" calcext:value-type="float">
            <text:p>10,52804756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2030639648438" calcext:value-type="float">
            <text:p>-6,720306396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.9028959274292" calcext:value-type="float">
            <text:p>10,902895927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2650289535522" calcext:value-type="float">
            <text:p>-6,226502895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.9233655929565" calcext:value-type="float">
            <text:p>10,92336559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4931049346924" calcext:value-type="float">
            <text:p>-5,74931049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.4558076858521" calcext:value-type="float">
            <text:p>10,455807685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3215446472168" calcext:value-type="float">
            <text:p>-5,13215446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.7400569915772" calcext:value-type="float">
            <text:p>10,74005699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3215446472168" calcext:value-type="float">
            <text:p>-5,132154464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.8843536376953" calcext:value-type="float">
            <text:p>10,88435363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86569309234619" calcext:value-type="float">
            <text:p>-4,865693092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.7382555007935" calcext:value-type="float">
            <text:p>10,73825550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86569309234619" calcext:value-type="float">
            <text:p>-4,86569309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.919638633728" calcext:value-type="float">
            <text:p>10,919638633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68955945968628" calcext:value-type="float">
            <text:p>-4,689559459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1.0230798721313" calcext:value-type="float">
            <text:p>11,02307987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68955945968628" calcext:value-type="float">
            <text:p>-4,68955945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.7980432510376" calcext:value-type="float">
            <text:p>10,7980432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2651481628418" calcext:value-type="float">
            <text:p>-4,26514816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.0344829559326" calcext:value-type="float">
            <text:p>11,034482955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73989224433899" calcext:value-type="float">
            <text:p>-3,739892244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.9103307723999" calcext:value-type="float">
            <text:p>10,91033077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58066415786743" calcext:value-type="float">
            <text:p>-3,580664157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1.0192832946777" calcext:value-type="float">
            <text:p>11,0192832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58066415786743" calcext:value-type="float">
            <text:p>-3,580664157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.8309354782104" calcext:value-type="float">
            <text:p>10,830935478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58754444122314" calcext:value-type="float">
            <text:p>-3,58754444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.1111106872559" calcext:value-type="float">
            <text:p>11,111110687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58754444122314" calcext:value-type="float">
            <text:p>-3,58754444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.0098056793213" calcext:value-type="float">
            <text:p>11,009805679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74333238601685" calcext:value-type="float">
            <text:p>-3,74333238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1.1284990310669" calcext:value-type="float">
            <text:p>11,128499031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74333238601685" calcext:value-type="float">
            <text:p>-3,74333238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1.1634397506714" calcext:value-type="float">
            <text:p>11,16343975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93882894515991" calcext:value-type="float">
            <text:p>-3,938828945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.2399015426636" calcext:value-type="float">
            <text:p>11,23990154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09766387939453" calcext:value-type="float">
            <text:p>-4,09766387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.0688343048096" calcext:value-type="float">
            <text:p>11,068834304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09766387939453" calcext:value-type="float">
            <text:p>-4,097663879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.0516319274902" calcext:value-type="float">
            <text:p>11,05163192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7157697677612" calcext:value-type="float">
            <text:p>-4,171576976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.3154172897339" calcext:value-type="float">
            <text:p>11,31541728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7157697677612" calcext:value-type="float">
            <text:p>-4,171576976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1.0192832946777" calcext:value-type="float">
            <text:p>11,0192832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17649173736572" calcext:value-type="float">
            <text:p>-4,17649173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.8695650100708" calcext:value-type="float">
            <text:p>10,86956501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2520246505737" calcext:value-type="float">
            <text:p>-4,325202465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.1556558609009" calcext:value-type="float">
            <text:p>11,155655860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2520246505737" calcext:value-type="float">
            <text:p>-4,325202465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.1014747619629" calcext:value-type="float">
            <text:p>11,1014747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55716419219971" calcext:value-type="float">
            <text:p>-4,557164192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.0192832946777" calcext:value-type="float">
            <text:p>11,01928329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55716419219971" calcext:value-type="float">
            <text:p>-4,557164192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.1362447738647" calcext:value-type="float">
            <text:p>11,13624477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85419321060181" calcext:value-type="float">
            <text:p>-4,854193210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.2795209884644" calcext:value-type="float">
            <text:p>11,279520988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5476083755493" calcext:value-type="float">
            <text:p>-5,154760837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.1130409240723" calcext:value-type="float">
            <text:p>11,11304092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5476083755493" calcext:value-type="float">
            <text:p>-5,154760837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.9795846939087" calcext:value-type="float">
            <text:p>10,97958469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2658748626709" calcext:value-type="float">
            <text:p>-5,526587486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.2044820785522" calcext:value-type="float">
            <text:p>11,20448207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1105356216431" calcext:value-type="float">
            <text:p>-6,011053562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1.0841703414917" calcext:value-type="float">
            <text:p>11,08417034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1105356216431" calcext:value-type="float">
            <text:p>-6,011053562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.1149702072144" calcext:value-type="float">
            <text:p>11,114970207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811692237854" calcext:value-type="float">
            <text:p>-6,481169223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1.2497806549072" calcext:value-type="float">
            <text:p>11,24978065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811692237854" calcext:value-type="float">
            <text:p>-6,481169223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.305422782898" calcext:value-type="float">
            <text:p>11,305422782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4985113143921" calcext:value-type="float">
            <text:p>-6,84985113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1.0230798721313" calcext:value-type="float">
            <text:p>11,02307987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4985113143921" calcext:value-type="float">
            <text:p>-6,849851131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.9739370346069" calcext:value-type="float">
            <text:p>10,97393703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8902797698975" calcext:value-type="float">
            <text:p>-6,98902797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.9177751541138" calcext:value-type="float">
            <text:p>10,91777515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9079275131226" calcext:value-type="float">
            <text:p>-7,49079275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1.214298248291" calcext:value-type="float">
            <text:p>11,214298248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5923757553101" calcext:value-type="float">
            <text:p>-7,959237575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.2300405502319" calcext:value-type="float">
            <text:p>11,230040550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5923757553101" calcext:value-type="float">
            <text:p>-7,959237575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.1440010070801" calcext:value-type="float">
            <text:p>11,14400100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27671051025391" calcext:value-type="float">
            <text:p>-8,276710510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.0173864364624" calcext:value-type="float">
            <text:p>11,01738643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6841487884522" calcext:value-type="float">
            <text:p>-8,368414878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.0745801925659" calcext:value-type="float">
            <text:p>11,074580192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6841487884522" calcext:value-type="float">
            <text:p>-8,368414878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.2537364959717" calcext:value-type="float">
            <text:p>11,2537364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6841487884522" calcext:value-type="float">
            <text:p>-8,368414878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.295446395874" calcext:value-type="float">
            <text:p>11,295446395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6841487884522" calcext:value-type="float">
            <text:p>-8,368414878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1.1207647323608" calcext:value-type="float">
            <text:p>11,12076473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5897827148438" calcext:value-type="float">
            <text:p>-8,35897827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.644832611084" calcext:value-type="float">
            <text:p>11,644832611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1337261199951" calcext:value-type="float">
            <text:p>-8,31337261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.3515434265137" calcext:value-type="float">
            <text:p>11,35154342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1337261199951" calcext:value-type="float">
            <text:p>-8,31337261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.2834978103638" calcext:value-type="float">
            <text:p>11,28349781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32546234130859" calcext:value-type="float">
            <text:p>-8,32546234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.0899324417114" calcext:value-type="float">
            <text:p>11,08993244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21134853363037" calcext:value-type="float">
            <text:p>-8,211348533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.2182292938232" calcext:value-type="float">
            <text:p>11,21822929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21134853363037" calcext:value-type="float">
            <text:p>-8,211348533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.1517686843872" calcext:value-type="float">
            <text:p>11,15176868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9434452056885" calcext:value-type="float">
            <text:p>-8,194344520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.1556558609009" calcext:value-type="float">
            <text:p>11,155655860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4809093475342" calcext:value-type="float">
            <text:p>-8,048090934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1.400071144104" calcext:value-type="float">
            <text:p>11,40007114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4809093475342" calcext:value-type="float">
            <text:p>-8,048090934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.5066518783569" calcext:value-type="float">
            <text:p>11,506651878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1444044113159" calcext:value-type="float">
            <text:p>-7,61444044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1.4942531585693" calcext:value-type="float">
            <text:p>11,49425315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1444044113159" calcext:value-type="float">
            <text:p>-7,61444044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.4674787521362" calcext:value-type="float">
            <text:p>11,46747875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28458261489868" calcext:value-type="float">
            <text:p>-7,284582614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.2517576217651" calcext:value-type="float">
            <text:p>11,251757621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28458261489868" calcext:value-type="float">
            <text:p>-7,284582614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.3154172897339" calcext:value-type="float">
            <text:p>11,31541728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3064451217651" calcext:value-type="float">
            <text:p>-6,930644512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1.2775325775146" calcext:value-type="float">
            <text:p>11,27753257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3064451217651" calcext:value-type="float">
            <text:p>-6,930644512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.504584312439" calcext:value-type="float">
            <text:p>11,50458431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4285469055176" calcext:value-type="float">
            <text:p>-6,642854690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.2914609909058" calcext:value-type="float">
            <text:p>11,291460990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4285469055176" calcext:value-type="float">
            <text:p>-6,642854690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.4592657089233" calcext:value-type="float">
            <text:p>11,45926570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583083152771" calcext:value-type="float">
            <text:p>-6,358308315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1.2874774932861" calcext:value-type="float">
            <text:p>11,287477493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583083152771" calcext:value-type="float">
            <text:p>-6,358308315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.6173534393311" calcext:value-type="float">
            <text:p>11,617353439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9627914428711" calcext:value-type="float">
            <text:p>-5,096279144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.3960113525391" calcext:value-type="float">
            <text:p>11,396011352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27280569076538" calcext:value-type="float">
            <text:p>-5,27280569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1.6533136367798" calcext:value-type="float">
            <text:p>11,65331363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27280569076538" calcext:value-type="float">
            <text:p>-5,27280569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1.4143037796021" calcext:value-type="float">
            <text:p>11,41430377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9940166473389" calcext:value-type="float">
            <text:p>-5,399401664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.2914609909058" calcext:value-type="float">
            <text:p>11,291460990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9940166473389" calcext:value-type="float">
            <text:p>-5,399401664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.4654245376587" calcext:value-type="float">
            <text:p>11,46542453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7856483459473" calcext:value-type="float">
            <text:p>-5,37856483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.644832611084" calcext:value-type="float">
            <text:p>11,644832611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1280946731567" calcext:value-type="float">
            <text:p>-5,312809467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1.500449180603" calcext:value-type="float">
            <text:p>11,500449180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3205623626709" calcext:value-type="float">
            <text:p>-5,132056236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1.500449180603" calcext:value-type="float">
            <text:p>11,500449180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3205623626709" calcext:value-type="float">
            <text:p>-5,132056236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1.7409648895264" calcext:value-type="float">
            <text:p>11,740964889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95366191864014" calcext:value-type="float">
            <text:p>-4,953661918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1.4654245376587" calcext:value-type="float">
            <text:p>11,46542453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95366191864014" calcext:value-type="float">
            <text:p>-4,953661918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1.6596832275391" calcext:value-type="float">
            <text:p>11,65968322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6276226043701" calcext:value-type="float">
            <text:p>-5,062762260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1.623682975769" calcext:value-type="float">
            <text:p>11,62368297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6276226043701" calcext:value-type="float">
            <text:p>-5,062762260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.6533136367798" calcext:value-type="float">
            <text:p>11,65331363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1290769577026" calcext:value-type="float">
            <text:p>-5,312907695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.47776222229" calcext:value-type="float">
            <text:p>11,477762222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1290769577026" calcext:value-type="float">
            <text:p>-5,312907695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.5419292449951" calcext:value-type="float">
            <text:p>11,5419292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8506965637207" calcext:value-type="float">
            <text:p>-5,58506965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1.5837106704712" calcext:value-type="float">
            <text:p>11,583710670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8506965637207" calcext:value-type="float">
            <text:p>-5,585069656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.7259073257446" calcext:value-type="float">
            <text:p>11,725907325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0177850723267" calcext:value-type="float">
            <text:p>-5,601778507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.6937694549561" calcext:value-type="float">
            <text:p>11,69376945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0177850723267" calcext:value-type="float">
            <text:p>-5,601778507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.4285717010498" calcext:value-type="float">
            <text:p>11,4285717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6167697906494" calcext:value-type="float">
            <text:p>-5,561676979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1.6110305786133" calcext:value-type="float">
            <text:p>11,61103057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6167697906494" calcext:value-type="float">
            <text:p>-5,561676979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1.6788320541382" calcext:value-type="float">
            <text:p>11,67883205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4713010787964" calcext:value-type="float">
            <text:p>-5,547130107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1.8826589584351" calcext:value-type="float">
            <text:p>11,882658958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1410484313965" calcext:value-type="float">
            <text:p>-5,514104843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.2438507080078" calcext:value-type="float">
            <text:p>11,2438507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1410484313965" calcext:value-type="float">
            <text:p>-5,514104843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1.7023220062256" calcext:value-type="float">
            <text:p>11,70232200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6299457550049" calcext:value-type="float">
            <text:p>-5,462994575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1.8255729675293" calcext:value-type="float">
            <text:p>11,82557296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6299457550049" calcext:value-type="float">
            <text:p>-5,462994575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.5984048843384" calcext:value-type="float">
            <text:p>11,59840488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2556457519531" calcext:value-type="float">
            <text:p>-5,625564575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1.3596019744873" calcext:value-type="float">
            <text:p>11,35960197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2556457519531" calcext:value-type="float">
            <text:p>-5,625564575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.5460939407349" calcext:value-type="float">
            <text:p>11,54609394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2298698425293" calcext:value-type="float">
            <text:p>-5,922986984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1.7044620513916" calcext:value-type="float">
            <text:p>11,70446205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6963396072388" calcext:value-type="float">
            <text:p>-6,06963396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.0527305603027" calcext:value-type="float">
            <text:p>12,05273056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5593147277832" calcext:value-type="float">
            <text:p>-6,15593147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1.4613180160522" calcext:value-type="float">
            <text:p>11,461318016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5593147277832" calcext:value-type="float">
            <text:p>-6,15593147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.6596832275391" calcext:value-type="float">
            <text:p>11,65968322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3878908157349" calcext:value-type="float">
            <text:p>-6,23878908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1.926947593689" calcext:value-type="float">
            <text:p>11,926947593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8276453018189" calcext:value-type="float">
            <text:p>-6,18276453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.0618171691895" calcext:value-type="float">
            <text:p>12,06181716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8276453018189" calcext:value-type="float">
            <text:p>-6,18276453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.9136266708374" calcext:value-type="float">
            <text:p>11,91362667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5408210754395" calcext:value-type="float">
            <text:p>-6,354082107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.9025478363037" calcext:value-type="float">
            <text:p>11,90254783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5408210754395" calcext:value-type="float">
            <text:p>-6,354082107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2.0663652420044" calcext:value-type="float">
            <text:p>12,06636524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1118764877319" calcext:value-type="float">
            <text:p>-6,411187648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.8804531097412" calcext:value-type="float">
            <text:p>11,88045310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1118764877319" calcext:value-type="float">
            <text:p>-6,411187648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.7582216262817" calcext:value-type="float">
            <text:p>11,75822162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4765281677246" calcext:value-type="float">
            <text:p>-6,447652816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2.0391273498535" calcext:value-type="float">
            <text:p>12,039127349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4377937316895" calcext:value-type="float">
            <text:p>-6,543779373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.1281032562256" calcext:value-type="float">
            <text:p>12,12810325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4377937316895" calcext:value-type="float">
            <text:p>-6,543779373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.8408880233765" calcext:value-type="float">
            <text:p>11,84088802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4193000793457" calcext:value-type="float">
            <text:p>-6,741930007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.2324161529541" calcext:value-type="float">
            <text:p>12,2324161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0188608169556" calcext:value-type="float">
            <text:p>-6,801886081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.3337831497192" calcext:value-type="float">
            <text:p>12,33378314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0188608169556" calcext:value-type="float">
            <text:p>-6,80188608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.0187797546387" calcext:value-type="float">
            <text:p>12,01877975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0188608169556" calcext:value-type="float">
            <text:p>-6,80188608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.041392326355" calcext:value-type="float">
            <text:p>12,041392326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9024782180786" calcext:value-type="float">
            <text:p>-6,89024782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.0595436096191" calcext:value-type="float">
            <text:p>12,05954360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9024782180786" calcext:value-type="float">
            <text:p>-6,89024782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.2581882476807" calcext:value-type="float">
            <text:p>12,25818824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6498737335205" calcext:value-type="float">
            <text:p>-6,86498737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.1649875640869" calcext:value-type="float">
            <text:p>12,16498756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6498737335205" calcext:value-type="float">
            <text:p>-6,864987373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.209080696106" calcext:value-type="float">
            <text:p>12,209080696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2602491378784" calcext:value-type="float">
            <text:p>-6,926024913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.0097579956055" calcext:value-type="float">
            <text:p>12,009757995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515398979187" calcext:value-type="float">
            <text:p>-7,051539897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.3266563415527" calcext:value-type="float">
            <text:p>12,32665634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515398979187" calcext:value-type="float">
            <text:p>-7,05153989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.0891571044922" calcext:value-type="float">
            <text:p>12,08915710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6919183731079" calcext:value-type="float">
            <text:p>-7,169191837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.1189165115356" calcext:value-type="float">
            <text:p>12,11891651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0042963027954" calcext:value-type="float">
            <text:p>-7,00042963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.0459251403809" calcext:value-type="float">
            <text:p>12,04592514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0042963027954" calcext:value-type="float">
            <text:p>-7,00042963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.8826589584351" calcext:value-type="float">
            <text:p>11,882658958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6950874328613" calcext:value-type="float">
            <text:p>-6,86950874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2.2137403488159" calcext:value-type="float">
            <text:p>12,21374034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7398996353149" calcext:value-type="float">
            <text:p>-6,97398996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.9025478363037" calcext:value-type="float">
            <text:p>11,90254783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2388038635254" calcext:value-type="float">
            <text:p>-7,123880386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2.1143293380737" calcext:value-type="float">
            <text:p>12,11432933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7921733856201" calcext:value-type="float">
            <text:p>-7,179217338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1.8936996459961" calcext:value-type="float">
            <text:p>11,8936996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7921733856201" calcext:value-type="float">
            <text:p>-7,179217338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.1350021362305" calcext:value-type="float">
            <text:p>12,13500213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7434272766113" calcext:value-type="float">
            <text:p>-7,074342727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1.9872636795044" calcext:value-type="float">
            <text:p>11,987263679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99335289001465" calcext:value-type="float">
            <text:p>-6,9933528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.0640907287598" calcext:value-type="float">
            <text:p>12,06409072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9903554916382" calcext:value-type="float">
            <text:p>-6,799035549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.9136266708374" calcext:value-type="float">
            <text:p>11,91362667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4143838882446" calcext:value-type="float">
            <text:p>-6,741438388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.1327018737793" calcext:value-type="float">
            <text:p>12,13270187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4861335754395" calcext:value-type="float">
            <text:p>-6,748613357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.9850187301636" calcext:value-type="float">
            <text:p>11,985018730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4861335754395" calcext:value-type="float">
            <text:p>-6,748613357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.8628358840942" calcext:value-type="float">
            <text:p>11,862835884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649694442749" calcext:value-type="float">
            <text:p>-6,66496944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.8474636077881" calcext:value-type="float">
            <text:p>11,84746360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9021196365356" calcext:value-type="float">
            <text:p>-6,490211963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2.1881542205811" calcext:value-type="float">
            <text:p>12,188154220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7491893768311" calcext:value-type="float">
            <text:p>-6,374918937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.8760433197021" calcext:value-type="float">
            <text:p>11,87604331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7491893768311" calcext:value-type="float">
            <text:p>-6,374918937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2.3552122116089" calcext:value-type="float">
            <text:p>12,35521221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0969533920288" calcext:value-type="float">
            <text:p>-6,209695339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.2605361938477" calcext:value-type="float">
            <text:p>12,26053619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9440279006958" calcext:value-type="float">
            <text:p>-6,09440279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.2394342422485" calcext:value-type="float">
            <text:p>12,239434242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09440279006958" calcext:value-type="float">
            <text:p>-6,09440279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2.041392326355" calcext:value-type="float">
            <text:p>12,041392326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9664554595947" calcext:value-type="float">
            <text:p>-5,89664554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2.2417755126953" calcext:value-type="float">
            <text:p>12,24177551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9664554595947" calcext:value-type="float">
            <text:p>-5,89664554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2.0982990264893" calcext:value-type="float">
            <text:p>12,09829902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388916015625" calcext:value-type="float">
            <text:p>-5,73889160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.9003343582153" calcext:value-type="float">
            <text:p>11,900334358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388916015625" calcext:value-type="float">
            <text:p>-5,73889160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.9492158889771" calcext:value-type="float">
            <text:p>11,9492158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5795984268189" calcext:value-type="float">
            <text:p>-5,75795984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2.2793550491333" calcext:value-type="float">
            <text:p>12,27935504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5795984268189" calcext:value-type="float">
            <text:p>-5,757959842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2.2840690612793" calcext:value-type="float">
            <text:p>12,28406906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1335439682007" calcext:value-type="float">
            <text:p>-5,913354396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2.2769994735718" calcext:value-type="float">
            <text:p>12,27699947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6171283721924" calcext:value-type="float">
            <text:p>-5,961712837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.2887868881226" calcext:value-type="float">
            <text:p>12,28878688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90944480896" calcext:value-type="float">
            <text:p>-5,890944480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.2817115783691" calcext:value-type="float">
            <text:p>12,281711578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394814491272" calcext:value-type="float">
            <text:p>-5,739481449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2.6407270431519" calcext:value-type="float">
            <text:p>12,64072704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092887878418" calcext:value-type="float">
            <text:p>-5,509288787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.0007495880127" calcext:value-type="float">
            <text:p>12,0007495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5092887878418" calcext:value-type="float">
            <text:p>-5,509288787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.630747795105" calcext:value-type="float">
            <text:p>12,63074779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0858278274536" calcext:value-type="float">
            <text:p>-5,308582782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2.593466758728" calcext:value-type="float">
            <text:p>12,59346675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0553579330444" calcext:value-type="float">
            <text:p>-5,30553579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2.3791103363037" calcext:value-type="float">
            <text:p>12,37911033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6116743087769" calcext:value-type="float">
            <text:p>-5,361167430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.7846584320068" calcext:value-type="float">
            <text:p>12,7846584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6116743087769" calcext:value-type="float">
            <text:p>-5,361167430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2.4127225875855" calcext:value-type="float">
            <text:p>12,41272258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0372657775879" calcext:value-type="float">
            <text:p>-5,403726577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.1673002243042" calcext:value-type="float">
            <text:p>12,16730022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0372657775879" calcext:value-type="float">
            <text:p>-5,403726577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.6133232116699" calcext:value-type="float">
            <text:p>12,61332321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3915090560913" calcext:value-type="float">
            <text:p>-5,339150905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.3266563415527" calcext:value-type="float">
            <text:p>12,32665634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26867771148682" calcext:value-type="float">
            <text:p>-5,26867771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2.4878044128418" calcext:value-type="float">
            <text:p>12,487804412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0661725997925" calcext:value-type="float">
            <text:p>-5,3066172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3.0772371292114" calcext:value-type="float">
            <text:p>13,07723712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9640846252441" calcext:value-type="float">
            <text:p>-5,996408462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3.0772371292114" calcext:value-type="float">
            <text:p>13,07723712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2613220214844" calcext:value-type="float">
            <text:p>-5,92613220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3.1931562423706" calcext:value-type="float">
            <text:p>13,19315624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3694400787354" calcext:value-type="float">
            <text:p>-5,936944007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3.0638904571533" calcext:value-type="float">
            <text:p>13,063890457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076717376709" calcext:value-type="float">
            <text:p>-6,107671737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2.8902320861816" calcext:value-type="float">
            <text:p>12,89023208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076717376709" calcext:value-type="float">
            <text:p>-6,107671737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3.195876121521" calcext:value-type="float">
            <text:p>13,19587612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4724197387695" calcext:value-type="float">
            <text:p>-6,247241973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3.1443824768066" calcext:value-type="float">
            <text:p>13,14438247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4724197387695" calcext:value-type="float">
            <text:p>-6,247241973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3.2286071777344" calcext:value-type="float">
            <text:p>13,22860717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4598197937012" calcext:value-type="float">
            <text:p>-6,44598197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3.2313413619995" calcext:value-type="float">
            <text:p>13,2313413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4598197937012" calcext:value-type="float">
            <text:p>-6,445981979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.9528436660767" calcext:value-type="float">
            <text:p>12,952843666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8565044403076" calcext:value-type="float">
            <text:p>-6,5856504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3.0638904571533" calcext:value-type="float">
            <text:p>13,063890457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9144973754883" calcext:value-type="float">
            <text:p>-6,591449737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3.201319694519" calcext:value-type="float">
            <text:p>13,20131969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9144973754883" calcext:value-type="float">
            <text:p>-6,59144973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3.0718955993652" calcext:value-type="float">
            <text:p>13,071895599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2968397140503" calcext:value-type="float">
            <text:p>-6,62968397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3.2340774536133" calcext:value-type="float">
            <text:p>13,23407745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3499164581299" calcext:value-type="float">
            <text:p>-6,634991645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3.2258729934692" calcext:value-type="float">
            <text:p>13,225872993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3499164581299" calcext:value-type="float">
            <text:p>-6,63499164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.8051223754883" calcext:value-type="float">
            <text:p>12,805122375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1641502380371" calcext:value-type="float">
            <text:p>-6,61641502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3.0799102783203" calcext:value-type="float">
            <text:p>13,079910278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1641502380371" calcext:value-type="float">
            <text:p>-6,616415023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3.4171905517578" calcext:value-type="float">
            <text:p>13,417190551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4142045974731" calcext:value-type="float">
            <text:p>-6,541420459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.1201314926147" calcext:value-type="float">
            <text:p>13,120131492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0475883483887" calcext:value-type="float">
            <text:p>-6,504758834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3.201319694519" calcext:value-type="float">
            <text:p>13,201319694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50475883483887" calcext:value-type="float">
            <text:p>-6,504758834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3.663535118103" calcext:value-type="float">
            <text:p>13,66353511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5103511810303" calcext:value-type="float">
            <text:p>-6,351035118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3.1524868011475" calcext:value-type="float">
            <text:p>13,152486801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0989227294922" calcext:value-type="float">
            <text:p>-6,209892272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3.5135135650635" calcext:value-type="float">
            <text:p>13,51351356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0989227294922" calcext:value-type="float">
            <text:p>-6,209892272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3.4595165252686" calcext:value-type="float">
            <text:p>13,45951652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1077680587769" calcext:value-type="float">
            <text:p>-6,21077680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3.4595165252686" calcext:value-type="float">
            <text:p>13,45951652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9717254638672" calcext:value-type="float">
            <text:p>-6,297172546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3.3863210678101" calcext:value-type="float">
            <text:p>13,38632106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29717254638672" calcext:value-type="float">
            <text:p>-6,297172546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3.4087572097778" calcext:value-type="float">
            <text:p>13,408757209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2587289810181" calcext:value-type="float">
            <text:p>-6,325872898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3.5421075820923" calcext:value-type="float">
            <text:p>13,54210758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0906534194946" calcext:value-type="float">
            <text:p>-6,309065341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3.4397315979004" calcext:value-type="float">
            <text:p>13,439731597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0666627883911" calcext:value-type="float">
            <text:p>-6,406666278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3.7015628814697" calcext:value-type="float">
            <text:p>13,70156288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0666627883911" calcext:value-type="float">
            <text:p>-6,406666278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3.5421075820923" calcext:value-type="float">
            <text:p>13,54210758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9227619171143" calcext:value-type="float">
            <text:p>-6,492276191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3.47935962677" calcext:value-type="float">
            <text:p>13,47935962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2040462493897" calcext:value-type="float">
            <text:p>-6,720404624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3.4397315979004" calcext:value-type="float">
            <text:p>13,439731597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2040462493897" calcext:value-type="float">
            <text:p>-6,720404624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.5621957778931" calcext:value-type="float">
            <text:p>13,562195777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74045562744141" calcext:value-type="float">
            <text:p>-6,740455627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3.7693634033203" calcext:value-type="float">
            <text:p>13,769363403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68924713134766" calcext:value-type="float">
            <text:p>-6,68924713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.7191858291626" calcext:value-type="float">
            <text:p>13,71918582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3166742324829" calcext:value-type="float">
            <text:p>-6,83166742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.8288679122925" calcext:value-type="float">
            <text:p>13,828867912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83166742324829" calcext:value-type="float">
            <text:p>-6,831667423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.8858757019043" calcext:value-type="float">
            <text:p>13,88587570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0681829452515" calcext:value-type="float">
            <text:p>-7,006818294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.0474100112915" calcext:value-type="float">
            <text:p>14,04741001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9356727600098" calcext:value-type="float">
            <text:p>-7,19356727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3.6898393630981" calcext:value-type="float">
            <text:p>13,68983936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0255193710327" calcext:value-type="float">
            <text:p>-7,102551937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.1093473434448" calcext:value-type="float">
            <text:p>14,10934734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10255193710327" calcext:value-type="float">
            <text:p>-7,102551937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.93190574646" calcext:value-type="float">
            <text:p>12,93190574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22659254074097" calcext:value-type="float">
            <text:p>-7,22659254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.8079595565796" calcext:value-type="float">
            <text:p>14,807959556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22659254074097" calcext:value-type="float">
            <text:p>-7,226592540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3.9585609436035" calcext:value-type="float">
            <text:p>13,95856094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1569995880127" calcext:value-type="float">
            <text:p>-7,41569995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3.6025505065918" calcext:value-type="float">
            <text:p>13,602550506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7860050201416" calcext:value-type="float">
            <text:p>-7,97860050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.5449733734131" calcext:value-type="float">
            <text:p>13,54497337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7860050201416" calcext:value-type="float">
            <text:p>-7,97860050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3.7221269607544" calcext:value-type="float">
            <text:p>13,72212696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93682765960693" calcext:value-type="float">
            <text:p>-7,936827659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.0752143859863" calcext:value-type="float">
            <text:p>14,0752143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6597995758057" calcext:value-type="float">
            <text:p>-8,065979957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3.9372825622559" calcext:value-type="float">
            <text:p>13,937282562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6597995758057" calcext:value-type="float">
            <text:p>-8,06597995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3.4228191375732" calcext:value-type="float">
            <text:p>13,42281913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4317665100098" calcext:value-type="float">
            <text:p>-8,04317665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3.8648176193237" calcext:value-type="float">
            <text:p>13,864817619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9218254089356" calcext:value-type="float">
            <text:p>-8,192182540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3.4510297775269" calcext:value-type="float">
            <text:p>13,45102977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9218254089356" calcext:value-type="float">
            <text:p>-8,192182540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3.3611688613892" calcext:value-type="float">
            <text:p>13,36116886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41234970092773" calcext:value-type="float">
            <text:p>-8,412349700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3.3723363876343" calcext:value-type="float">
            <text:p>13,37233638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5286731719971" calcext:value-type="float">
            <text:p>-8,152867317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3.4765214920044" calcext:value-type="float">
            <text:p>13,4765214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5286731719971" calcext:value-type="float">
            <text:p>-8,152867317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3.8888893127441" calcext:value-type="float">
            <text:p>13,88888931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1905574798584" calcext:value-type="float">
            <text:p>-8,11905574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3.7339057922363" calcext:value-type="float">
            <text:p>13,733905792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5227699279785" calcext:value-type="float">
            <text:p>-8,15227699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.6693716049194" calcext:value-type="float">
            <text:p>13,66937160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15227699279785" calcext:value-type="float">
            <text:p>-8,152276992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.8378381729126" calcext:value-type="float">
            <text:p>13,837838172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86871385574341" calcext:value-type="float">
            <text:p>-7,868713855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3.9039754867554" calcext:value-type="float">
            <text:p>13,90397548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1227798461914" calcext:value-type="float">
            <text:p>-7,61227798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.0166444778442" calcext:value-type="float">
            <text:p>14,01664447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6702508926392" calcext:value-type="float">
            <text:p>-7,667025089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.9860143661499" calcext:value-type="float">
            <text:p>13,986014366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6702508926392" calcext:value-type="float">
            <text:p>-7,667025089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.0474100112915" calcext:value-type="float">
            <text:p>14,04741001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82281255722046" calcext:value-type="float">
            <text:p>-7,822812557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.1781129837036" calcext:value-type="float">
            <text:p>14,178112983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3297691345215" calcext:value-type="float">
            <text:p>-7,732976913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3.6956987380981" calcext:value-type="float">
            <text:p>13,69569873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7978448867798" calcext:value-type="float">
            <text:p>-7,479784488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3.7901315689087" calcext:value-type="float">
            <text:p>13,79013156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38277339935303" calcext:value-type="float">
            <text:p>-7,382773399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.3176736831665" calcext:value-type="float">
            <text:p>14,31767368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38277339935303" calcext:value-type="float">
            <text:p>-7,382773399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3.7575235366821" calcext:value-type="float">
            <text:p>13,75752353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45432758331299" calcext:value-type="float">
            <text:p>-7,454327583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3.9799041748047" calcext:value-type="float">
            <text:p>13,979904174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7891788482666" calcext:value-type="float">
            <text:p>-7,678917884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3.713306427002" calcext:value-type="float">
            <text:p>13,7133064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2658777236939" calcext:value-type="float">
            <text:p>-7,726587772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3.6986303329468" calcext:value-type="float">
            <text:p>13,698630332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2658777236939" calcext:value-type="float">
            <text:p>-7,726587772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.9342479705811" calcext:value-type="float">
            <text:p>13,934247970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0506286621094" calcext:value-type="float">
            <text:p>-7,705062866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3.8438243865967" calcext:value-type="float">
            <text:p>13,843824386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70506286621094" calcext:value-type="float">
            <text:p>-7,705062866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3.8798522949219" calcext:value-type="float">
            <text:p>13,87985229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60746192932129" calcext:value-type="float">
            <text:p>-7,607461929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3.9009561538696" calcext:value-type="float">
            <text:p>13,90095615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50022840499878" calcext:value-type="float">
            <text:p>-7,50022840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.1436462402344" calcext:value-type="float">
            <text:p>14,143646240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50022840499878" calcext:value-type="float">
            <text:p>-7,50022840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3.9251527786255" calcext:value-type="float">
            <text:p>13,92515277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32104778289795" calcext:value-type="float">
            <text:p>-7,321047782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3.7812232971191" calcext:value-type="float">
            <text:p>13,78122329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20123386383057" calcext:value-type="float">
            <text:p>-7,201233863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3.4312696456909" calcext:value-type="float">
            <text:p>13,431269645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20123386383057" calcext:value-type="float">
            <text:p>-7,201233863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3.5535793304443" calcext:value-type="float">
            <text:p>13,55357933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8879137039185" calcext:value-type="float">
            <text:p>-7,088791370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.382022857666" calcext:value-type="float">
            <text:p>14,38202285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5249156951904" calcext:value-type="float">
            <text:p>-6,152491569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.3433437347412" calcext:value-type="float">
            <text:p>14,34334373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5249156951904" calcext:value-type="float">
            <text:p>-6,152491569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.0628433227539" calcext:value-type="float">
            <text:p>14,062843322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5841083526611" calcext:value-type="float">
            <text:p>-5,858410835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.5322437286377" calcext:value-type="float">
            <text:p>14,53224372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5841083526611" calcext:value-type="float">
            <text:p>-5,858410835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.6688060760498" calcext:value-type="float">
            <text:p>14,6688060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85841083526611" calcext:value-type="float">
            <text:p>-5,858410835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.151515007019" calcext:value-type="float">
            <text:p>15,1515150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45277261734009" calcext:value-type="float">
            <text:p>-5,452772617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.9918012619019" calcext:value-type="float">
            <text:p>14,99180126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4430656433106" calcext:value-type="float">
            <text:p>-4,744306564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.7703666687012" calcext:value-type="float">
            <text:p>14,77036666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4430656433106" calcext:value-type="float">
            <text:p>-4,744306564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.8113861083984" calcext:value-type="float">
            <text:p>14,811386108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09039068222046" calcext:value-type="float">
            <text:p>-4,09039068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.0164241790771" calcext:value-type="float">
            <text:p>15,01642417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09039068222046" calcext:value-type="float">
            <text:p>-4,090390682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.9672594070435" calcext:value-type="float">
            <text:p>14,9672594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48650360107422" calcext:value-type="float">
            <text:p>-3,486503601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5.151515007019" calcext:value-type="float">
            <text:p>15,1515150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9492564201355" calcext:value-type="float">
            <text:p>-2,949256420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.1300239562988" calcext:value-type="float">
            <text:p>15,13002395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9492564201355" calcext:value-type="float">
            <text:p>-2,949256420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1874704360962" calcext:value-type="float">
            <text:p>15,187470436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45073509216309" calcext:value-type="float">
            <text:p>-2,450735092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.8354196548462" calcext:value-type="float">
            <text:p>14,835419654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12254858016968" calcext:value-type="float">
            <text:p>-2,122548580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.2163572311401" calcext:value-type="float">
            <text:p>15,216357231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79347741603851" calcext:value-type="float">
            <text:p>-1,7934774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.4552040100098" calcext:value-type="float">
            <text:p>15,455204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44946622848511" calcext:value-type="float">
            <text:p>-1,449466228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5.4291229248047" calcext:value-type="float">
            <text:p>15,429122924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0532637834549" calcext:value-type="float">
            <text:p>-1,05326378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5.234468460083" calcext:value-type="float">
            <text:p>15,234468460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673377215862274" calcext:value-type="float">
            <text:p>-0,673377215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.5151519775391" calcext:value-type="float">
            <text:p>15,51515197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19005542993546" calcext:value-type="float">
            <text:p>-0,41900554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3477220535278" calcext:value-type="float">
            <text:p>15,347722053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19005542993546" calcext:value-type="float">
            <text:p>-0,41900554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5.2671756744385" calcext:value-type="float">
            <text:p>15,26717567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365143239498138" calcext:value-type="float">
            <text:p>-0,365143239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.6211862564087" calcext:value-type="float">
            <text:p>15,621186256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2193631529808" calcext:value-type="float">
            <text:p>-0,221936315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.5151519775391" calcext:value-type="float">
            <text:p>15,51515197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2193631529808" calcext:value-type="float">
            <text:p>-0,221936315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6.8820896148682" calcext:value-type="float">
            <text:p>16,88208961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127284109592438" calcext:value-type="float">
            <text:p>-0,127284109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.144344329834" calcext:value-type="float">
            <text:p>15,144344329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0714560225605965" calcext:value-type="float">
            <text:p>-0,071456022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.9203977584839" calcext:value-type="float">
            <text:p>15,920397758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0585801787674427" calcext:value-type="float">
            <text:p>-0,058580178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.9720487594604" calcext:value-type="float">
            <text:p>15,972048759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132001981139183" calcext:value-type="float">
            <text:p>-0,132001981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.8927240371704" calcext:value-type="float">
            <text:p>15,892724037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132001981139183" calcext:value-type="float">
            <text:p>-0,13200198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.9880094528198" calcext:value-type="float">
            <text:p>15,988009452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98717814683914" calcext:value-type="float">
            <text:p>-0,498717814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6.1820487976074" calcext:value-type="float">
            <text:p>16,18204879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548845171928406" calcext:value-type="float">
            <text:p>-0,548845171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6.3934421539307" calcext:value-type="float">
            <text:p>16,39344215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05834823846817" calcext:value-type="float">
            <text:p>-0,405834823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6.1371650695801" calcext:value-type="float">
            <text:p>16,137165069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50931531190872" calcext:value-type="float">
            <text:p>-0,250931531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6.2436542510986" calcext:value-type="float">
            <text:p>16,243654251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12598875164986" calcext:value-type="float">
            <text:p>-0,212598875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.5161285400391" calcext:value-type="float">
            <text:p>16,5161285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12598875164986" calcext:value-type="float">
            <text:p>-0,212598875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.2066345214844" calcext:value-type="float">
            <text:p>16,20663452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82285690307617" calcext:value-type="float">
            <text:p>-0,282285690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6.2477779388428" calcext:value-type="float">
            <text:p>16,24777793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282285690307617" calcext:value-type="float">
            <text:p>-0,282285690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6.3473815917969" calcext:value-type="float">
            <text:p>16,347381591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371531993150711" calcext:value-type="float">
            <text:p>-0,371531993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6.9671268463135" calcext:value-type="float">
            <text:p>16,96712684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61859494447708" calcext:value-type="float">
            <text:p>-0,461859494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6.4355411529541" calcext:value-type="float">
            <text:p>16,43554115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61859494447708" calcext:value-type="float">
            <text:p>-0,461859494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.0303344726563" calcext:value-type="float">
            <text:p>17,03033447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21266198158264" calcext:value-type="float">
            <text:p>-0,421266198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6.8776378631592" calcext:value-type="float">
            <text:p>16,87763786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01608407497406" calcext:value-type="float">
            <text:p>-0,401608407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6.5803108215332" calcext:value-type="float">
            <text:p>16,580310821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401608407497406" calcext:value-type="float">
            <text:p>-0,401608407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6.7802829742432" calcext:value-type="float">
            <text:p>16,780282974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514444053173065" calcext:value-type="float">
            <text:p>-0,514444053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.727653503418" calcext:value-type="float">
            <text:p>16,72765350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608604788780212" calcext:value-type="float">
            <text:p>-0,608604788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.8421058654785" calcext:value-type="float">
            <text:p>16,842105865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608604788780212" calcext:value-type="float">
            <text:p>-0,608604788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6.6927490234375" calcext:value-type="float">
            <text:p>16,69274902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730188190937042" calcext:value-type="float">
            <text:p>-0,730188190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6.684045791626" calcext:value-type="float">
            <text:p>16,68404579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730188190937042" calcext:value-type="float">
            <text:p>-0,730188190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.9806308746338" calcext:value-type="float">
            <text:p>16,980630874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30894076824188" calcext:value-type="float">
            <text:p>-0,930894076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7.0666675567627" calcext:value-type="float">
            <text:p>17,066667556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30894076824188" calcext:value-type="float">
            <text:p>-0,930894076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7.1214561462402" calcext:value-type="float">
            <text:p>17,121456146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17330205440521" calcext:value-type="float">
            <text:p>-0,917330205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6.4313220977783" calcext:value-type="float">
            <text:p>16,43132209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17330205440521" calcext:value-type="float">
            <text:p>-0,917330205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.8731880187988" calcext:value-type="float">
            <text:p>16,87318801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27060842514038" calcext:value-type="float">
            <text:p>-0,92706084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.732027053833" calcext:value-type="float">
            <text:p>16,73202705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93700683116913" calcext:value-type="float">
            <text:p>-0,993700683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6.7101821899414" calcext:value-type="float">
            <text:p>16,710182189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93700683116913" calcext:value-type="float">
            <text:p>-0,993700683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7.0621166229248" calcext:value-type="float">
            <text:p>17,062116622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7011137008667" calcext:value-type="float">
            <text:p>-0,97011137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6.9043846130371" calcext:value-type="float">
            <text:p>16,9043846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7011137008667" calcext:value-type="float">
            <text:p>-0,970111370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.1904373168945" calcext:value-type="float">
            <text:p>17,190437316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1644561290741" calcext:value-type="float">
            <text:p>-0,916445612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6.9222640991211" calcext:value-type="float">
            <text:p>16,92226409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07501339912415" calcext:value-type="float">
            <text:p>-0,907501339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7.3629951477051" calcext:value-type="float">
            <text:p>17,362995147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07501339912415" calcext:value-type="float">
            <text:p>-0,907501339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7.0258045196533" calcext:value-type="float">
            <text:p>17,02580451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805280864238739" calcext:value-type="float">
            <text:p>-0,805280864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7.3207035064697" calcext:value-type="float">
            <text:p>17,32070350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805280864238739" calcext:value-type="float">
            <text:p>-0,805280864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.9986724853516" calcext:value-type="float">
            <text:p>16,998672485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590126514434814" calcext:value-type="float">
            <text:p>-0,590126514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7.0258045196533" calcext:value-type="float">
            <text:p>17,025804519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590126514434814" calcext:value-type="float">
            <text:p>-0,590126514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6.6579914093018" calcext:value-type="float">
            <text:p>16,657991409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608113348484039" calcext:value-type="float">
            <text:p>-0,608113348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6.2725658416748" calcext:value-type="float">
            <text:p>16,272565841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751910030841827" calcext:value-type="float">
            <text:p>-0,751910030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6.7583141326904" calcext:value-type="float">
            <text:p>16,75831413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922244668006897" calcext:value-type="float">
            <text:p>-0,92224466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.9561204910278" calcext:value-type="float">
            <text:p>15,9561204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26379859447479" calcext:value-type="float">
            <text:p>-1,263798594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6.4821014404297" calcext:value-type="float">
            <text:p>16,48210144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26379859447479" calcext:value-type="float">
            <text:p>-1,263798594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.8769540786743" calcext:value-type="float">
            <text:p>15,87695407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81313514709473" calcext:value-type="float">
            <text:p>-1,813135147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.9800252914429" calcext:value-type="float">
            <text:p>15,98002529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81313514709473" calcext:value-type="float">
            <text:p>-1,81313514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.5502967834473" calcext:value-type="float">
            <text:p>16,55029678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74757647514343" calcext:value-type="float">
            <text:p>-1,747576475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5.5302114486694" calcext:value-type="float">
            <text:p>15,530211448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74757647514343" calcext:value-type="float">
            <text:p>-1,747576475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5.4105463027954" calcext:value-type="float">
            <text:p>15,410546302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75946938991547" calcext:value-type="float">
            <text:p>-1,759469389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6.0884876251221" calcext:value-type="float">
            <text:p>16,08848762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84439098834991" calcext:value-type="float">
            <text:p>-1,844390988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.9800252914429" calcext:value-type="float">
            <text:p>15,98002529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84439098834991" calcext:value-type="float">
            <text:p>-1,844390988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5.2671756744385" calcext:value-type="float">
            <text:p>15,26717567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08539533615112" calcext:value-type="float">
            <text:p>-2,085395336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.9602613449097" calcext:value-type="float">
            <text:p>14,96026134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08539533615112" calcext:value-type="float">
            <text:p>-2,085395336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5.5038757324219" calcext:value-type="float">
            <text:p>15,50387573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45103001594543" calcext:value-type="float">
            <text:p>-2,45103001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0588235855103" calcext:value-type="float">
            <text:p>15,058823585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73606777191162" calcext:value-type="float">
            <text:p>-2,736067771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.5223512649536" calcext:value-type="float">
            <text:p>14,52235126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73606777191162" calcext:value-type="float">
            <text:p>-2,736067771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.7806005477905" calcext:value-type="float">
            <text:p>14,780600547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92488074302673" calcext:value-type="float">
            <text:p>-2,92488074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5.5528554916382" calcext:value-type="float">
            <text:p>15,55285549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92488074302673" calcext:value-type="float">
            <text:p>-2,9248807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.4600086212158" calcext:value-type="float">
            <text:p>14,460008621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12411236763" calcext:value-type="float">
            <text:p>-3,124112367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3.8498163223267" calcext:value-type="float">
            <text:p>13,849816322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39706063270569" calcext:value-type="float">
            <text:p>-3,397060632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3.3500204086304" calcext:value-type="float">
            <text:p>13,35002040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39706063270569" calcext:value-type="float">
            <text:p>-3,397060632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.1249170303345" calcext:value-type="float">
            <text:p>14,12491703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77812671661377" calcext:value-type="float">
            <text:p>-3,778126716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3.3472366333008" calcext:value-type="float">
            <text:p>13,347236633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9390659332275" calcext:value-type="float">
            <text:p>-4,393906593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.9433555603027" calcext:value-type="float">
            <text:p>13,94335556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39390659332275" calcext:value-type="float">
            <text:p>-4,393906593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3.6722927093506" calcext:value-type="float">
            <text:p>13,672292709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6248979568481" calcext:value-type="float">
            <text:p>-4,762489795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3.1497840881348" calcext:value-type="float">
            <text:p>13,14978408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5067300796509" calcext:value-type="float">
            <text:p>-5,05067300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.9764804840088" calcext:value-type="float">
            <text:p>12,97648048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5067300796509" calcext:value-type="float">
            <text:p>-5,0506730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3.9951887130737" calcext:value-type="float">
            <text:p>13,99518871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10247135162354" calcext:value-type="float">
            <text:p>-5,10247135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3.1795721054077" calcext:value-type="float">
            <text:p>13,179572105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1703567504883" calcext:value-type="float">
            <text:p>-5,31703567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3.0799102783203" calcext:value-type="float">
            <text:p>13,079910278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1703567504883" calcext:value-type="float">
            <text:p>-5,31703567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2.8720836639404" calcext:value-type="float">
            <text:p>12,872083663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1701345443726" calcext:value-type="float">
            <text:p>-5,61701345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2.9371337890625" calcext:value-type="float">
            <text:p>12,93713378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1701345443726" calcext:value-type="float">
            <text:p>-5,617013454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.7464647293091" calcext:value-type="float">
            <text:p>12,746464729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3586254119873" calcext:value-type="float">
            <text:p>-5,935862541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2.5514802932739" calcext:value-type="float">
            <text:p>12,551480293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3147525787354" calcext:value-type="float">
            <text:p>-6,331475257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2.4610595703125" calcext:value-type="float">
            <text:p>12,46105957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3147525787354" calcext:value-type="float">
            <text:p>-6,331475257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2.1212120056152" calcext:value-type="float">
            <text:p>12,121212005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175763130188" calcext:value-type="float">
            <text:p>-6,4175763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.1534376144409" calcext:value-type="float">
            <text:p>12,15343761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3143510818481" calcext:value-type="float">
            <text:p>-6,431435108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.9492158889771" calcext:value-type="float">
            <text:p>11,9492158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43143510818481" calcext:value-type="float">
            <text:p>-6,431435108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.2795209884644" calcext:value-type="float">
            <text:p>11,279520988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16920042037964" calcext:value-type="float">
            <text:p>-6,169200420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.9225034713745" calcext:value-type="float">
            <text:p>11,922503471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6760988235474" calcext:value-type="float">
            <text:p>-5,96760988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.2370939254761" calcext:value-type="float">
            <text:p>12,237093925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96760988235474" calcext:value-type="float">
            <text:p>-5,967609882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.5211524963379" calcext:value-type="float">
            <text:p>11,52115249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7706823348999" calcext:value-type="float">
            <text:p>-5,677068233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.6110305786133" calcext:value-type="float">
            <text:p>11,61103057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67706823348999" calcext:value-type="float">
            <text:p>-5,67706823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.7625436782837" calcext:value-type="float">
            <text:p>11,762543678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29963874816895" calcext:value-type="float">
            <text:p>-5,299638748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.8343191146851" calcext:value-type="float">
            <text:p>11,834319114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29963874816895" calcext:value-type="float">
            <text:p>-5,299638748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.7151746749878" calcext:value-type="float">
            <text:p>11,71517467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90225648880005" calcext:value-type="float">
            <text:p>-4,902256488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.6873626708984" calcext:value-type="float">
            <text:p>11,687362670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90225648880005" calcext:value-type="float">
            <text:p>-4,902256488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.9962511062622" calcext:value-type="float">
            <text:p>11,996251106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40973091125488" calcext:value-type="float">
            <text:p>-4,40973091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1.8146572113037" calcext:value-type="float">
            <text:p>11,81465721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59137773513794" calcext:value-type="float">
            <text:p>-3,591377735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.5481777191162" calcext:value-type="float">
            <text:p>11,548177719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59137773513794" calcext:value-type="float">
            <text:p>-3,591377735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.7517442703247" calcext:value-type="float">
            <text:p>11,75174427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1548855304718" calcext:value-type="float">
            <text:p>-2,154885530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.7302055358887" calcext:value-type="float">
            <text:p>11,730205535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1548855304718" calcext:value-type="float">
            <text:p>-2,154885530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.504584312439" calcext:value-type="float">
            <text:p>11,504584312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50254225730896" calcext:value-type="float">
            <text:p>-1,502542257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.0754718780518" calcext:value-type="float">
            <text:p>12,075471878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688710272312164" calcext:value-type="float">
            <text:p>-0,68871027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.2137403488159" calcext:value-type="float">
            <text:p>12,213740348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771567821502686" calcext:value-type="float">
            <text:p>0,077156782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.2735595703125" calcext:value-type="float">
            <text:p>11,273559570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771567821502686" calcext:value-type="float">
            <text:p>0,077156782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1.6724424362183" calcext:value-type="float">
            <text:p>11,6724424362</text:p>
          </table:table-cell>
          <table:table-cell office:value-type="float" office:value="10" calcext:value-type="float">
            <text:p>10</text:p>
          </table:table-cell>
          <table:table-cell office:value-type="float" office:value="137.101364135742" calcext:value-type="float">
            <text:p>137,1013641357</text:p>
          </table:table-cell>
          <table:table-cell office:value-type="float" office:value="0.779725790023804" calcext:value-type="float">
            <text:p>0,7797257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.6131372451782" calcext:value-type="float">
            <text:p>11,6131372452</text:p>
          </table:table-cell>
          <table:table-cell office:value-type="float" office:value="10" calcext:value-type="float">
            <text:p>10</text:p>
          </table:table-cell>
          <table:table-cell office:value-type="float" office:value="147.31689453125" calcext:value-type="float">
            <text:p>147,3168945313</text:p>
          </table:table-cell>
          <table:table-cell office:value-type="float" office:value="2.29081916809082" calcext:value-type="float">
            <text:p>2,290819168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.6131372451782" calcext:value-type="float">
            <text:p>11,6131372452</text:p>
          </table:table-cell>
          <table:table-cell office:value-type="float" office:value="10" calcext:value-type="float">
            <text:p>10</text:p>
          </table:table-cell>
          <table:table-cell office:value-type="float" office:value="172.236511230469" calcext:value-type="float">
            <text:p>172,2365112305</text:p>
          </table:table-cell>
          <table:table-cell office:value-type="float" office:value="4.56905746459961" calcext:value-type="float">
            <text:p>4,569057464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.7023220062256" calcext:value-type="float">
            <text:p>11,7023220062</text:p>
          </table:table-cell>
          <table:table-cell office:value-type="float" office:value="10" calcext:value-type="float">
            <text:p>10</text:p>
          </table:table-cell>
          <table:table-cell office:value-type="float" office:value="172.236511230469" calcext:value-type="float">
            <text:p>172,2365112305</text:p>
          </table:table-cell>
          <table:table-cell office:value-type="float" office:value="4.50792169570923" calcext:value-type="float">
            <text:p>4,5079216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.5294542312622" calcext:value-type="float">
            <text:p>11,5294542313</text:p>
          </table:table-cell>
          <table:table-cell office:value-type="float" office:value="10" calcext:value-type="float">
            <text:p>10</text:p>
          </table:table-cell>
          <table:table-cell office:value-type="float" office:value="172.236511230469" calcext:value-type="float">
            <text:p>172,2365112305</text:p>
          </table:table-cell>
          <table:table-cell office:value-type="float" office:value="4.50792169570923" calcext:value-type="float">
            <text:p>4,5079216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1.3094186782837" calcext:value-type="float">
            <text:p>11,3094186783</text:p>
          </table:table-cell>
          <table:table-cell office:value-type="float" office:value="10" calcext:value-type="float">
            <text:p>10</text:p>
          </table:table-cell>
          <table:table-cell office:value-type="float" office:value="173.459594726563" calcext:value-type="float">
            <text:p>173,4595947266</text:p>
          </table:table-cell>
          <table:table-cell office:value-type="float" office:value="4.57918119430542" calcext:value-type="float">
            <text:p>4,579181194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1.4244909286499" calcext:value-type="float">
            <text:p>11,4244909286</text:p>
          </table:table-cell>
          <table:table-cell office:value-type="float" office:value="10" calcext:value-type="float">
            <text:p>10</text:p>
          </table:table-cell>
          <table:table-cell office:value-type="float" office:value="173.459594726563" calcext:value-type="float">
            <text:p>173,4595947266</text:p>
          </table:table-cell>
          <table:table-cell office:value-type="float" office:value="4.57918119430542" calcext:value-type="float">
            <text:p>4,579181194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.5795183181763" calcext:value-type="float">
            <text:p>11,5795183182</text:p>
          </table:table-cell>
          <table:table-cell office:value-type="float" office:value="10" calcext:value-type="float">
            <text:p>10</text:p>
          </table:table-cell>
          <table:table-cell office:value-type="float" office:value="176.87629699707" calcext:value-type="float">
            <text:p>176,8762969971</text:p>
          </table:table-cell>
          <table:table-cell office:value-type="float" office:value="4.74951553344727" calcext:value-type="float">
            <text:p>4,749515533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.5900039672852" calcext:value-type="float">
            <text:p>11,5900039673</text:p>
          </table:table-cell>
          <table:table-cell office:value-type="float" office:value="10" calcext:value-type="float">
            <text:p>10</text:p>
          </table:table-cell>
          <table:table-cell office:value-type="float" office:value="176.87629699707" calcext:value-type="float">
            <text:p>176,8762969971</text:p>
          </table:table-cell>
          <table:table-cell office:value-type="float" office:value="4.74951553344727" calcext:value-type="float">
            <text:p>4,749515533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.5232267379761" calcext:value-type="float">
            <text:p>11,523226738</text:p>
          </table:table-cell>
          <table:table-cell office:value-type="float" office:value="10" calcext:value-type="float">
            <text:p>10</text:p>
          </table:table-cell>
          <table:table-cell office:value-type="float" office:value="178.397506713867" calcext:value-type="float">
            <text:p>178,3975067139</text:p>
          </table:table-cell>
          <table:table-cell office:value-type="float" office:value="4.77752828598022" calcext:value-type="float">
            <text:p>4,77752828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.5190782546997" calcext:value-type="float">
            <text:p>11,5190782547</text:p>
          </table:table-cell>
          <table:table-cell office:value-type="float" office:value="10" calcext:value-type="float">
            <text:p>10</text:p>
          </table:table-cell>
          <table:table-cell office:value-type="float" office:value="178.397506713867" calcext:value-type="float">
            <text:p>178,3975067139</text:p>
          </table:table-cell>
          <table:table-cell office:value-type="float" office:value="4.77752828598022" calcext:value-type="float">
            <text:p>4,77752828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1.6152448654175" calcext:value-type="float">
            <text:p>11,6152448654</text:p>
          </table:table-cell>
          <table:table-cell office:value-type="float" office:value="10" calcext:value-type="float">
            <text:p>10</text:p>
          </table:table-cell>
          <table:table-cell office:value-type="float" office:value="179.756057739258" calcext:value-type="float">
            <text:p>179,7560577393</text:p>
          </table:table-cell>
          <table:table-cell office:value-type="float" office:value="4.75629758834839" calcext:value-type="float">
            <text:p>4,756297588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1.5900039672852" calcext:value-type="float">
            <text:p>11,5900039673</text:p>
          </table:table-cell>
          <table:table-cell office:value-type="float" office:value="10" calcext:value-type="float">
            <text:p>10</text:p>
          </table:table-cell>
          <table:table-cell office:value-type="float" office:value="179.756057739258" calcext:value-type="float">
            <text:p>179,7560577393</text:p>
          </table:table-cell>
          <table:table-cell office:value-type="float" office:value="4.75629758834839" calcext:value-type="float">
            <text:p>4,756297588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1.4839401245117" calcext:value-type="float">
            <text:p>11,4839401245</text:p>
          </table:table-cell>
          <table:table-cell office:value-type="float" office:value="10" calcext:value-type="float">
            <text:p>10</text:p>
          </table:table-cell>
          <table:table-cell office:value-type="float" office:value="179.756057739258" calcext:value-type="float">
            <text:p>179,7560577393</text:p>
          </table:table-cell>
          <table:table-cell office:value-type="float" office:value="4.72091388702393" calcext:value-type="float">
            <text:p>4,72091388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.4041337966919" calcext:value-type="float">
            <text:p>11,4041337967</text:p>
          </table:table-cell>
          <table:table-cell office:value-type="float" office:value="10" calcext:value-type="float">
            <text:p>10</text:p>
          </table:table-cell>
          <table:table-cell office:value-type="float" office:value="181.046203613281" calcext:value-type="float">
            <text:p>181,0462036133</text:p>
          </table:table-cell>
          <table:table-cell office:value-type="float" office:value="4.72091388702393" calcext:value-type="float">
            <text:p>4,72091388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.4387845993042" calcext:value-type="float">
            <text:p>11,4387845993</text:p>
          </table:table-cell>
          <table:table-cell office:value-type="float" office:value="10" calcext:value-type="float">
            <text:p>10</text:p>
          </table:table-cell>
          <table:table-cell office:value-type="float" office:value="181.046203613281" calcext:value-type="float">
            <text:p>181,0462036133</text:p>
          </table:table-cell>
          <table:table-cell office:value-type="float" office:value="4.74243879318237" calcext:value-type="float">
            <text:p>4,742438793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.3575868606567" calcext:value-type="float">
            <text:p>11,3575868607</text:p>
          </table:table-cell>
          <table:table-cell office:value-type="float" office:value="10" calcext:value-type="float">
            <text:p>10</text:p>
          </table:table-cell>
          <table:table-cell office:value-type="float" office:value="182.784317016602" calcext:value-type="float">
            <text:p>182,7843170166</text:p>
          </table:table-cell>
          <table:table-cell office:value-type="float" office:value="4.74243879318237" calcext:value-type="float">
            <text:p>4,742438793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.4102334976196" calcext:value-type="float">
            <text:p>11,4102334976</text:p>
          </table:table-cell>
          <table:table-cell office:value-type="float" office:value="10" calcext:value-type="float">
            <text:p>10</text:p>
          </table:table-cell>
          <table:table-cell office:value-type="float" office:value="182.784317016602" calcext:value-type="float">
            <text:p>182,7843170166</text:p>
          </table:table-cell>
          <table:table-cell office:value-type="float" office:value="4.7179651260376" calcext:value-type="float">
            <text:p>4,7179651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.2914609909058" calcext:value-type="float">
            <text:p>11,2914609909</text:p>
          </table:table-cell>
          <table:table-cell office:value-type="float" office:value="10" calcext:value-type="float">
            <text:p>10</text:p>
          </table:table-cell>
          <table:table-cell office:value-type="float" office:value="184.112579345703" calcext:value-type="float">
            <text:p>184,1125793457</text:p>
          </table:table-cell>
          <table:table-cell office:value-type="float" office:value="4.70852947235107" calcext:value-type="float">
            <text:p>4,70852947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.4143037796021" calcext:value-type="float">
            <text:p>11,4143037796</text:p>
          </table:table-cell>
          <table:table-cell office:value-type="float" office:value="10" calcext:value-type="float">
            <text:p>10</text:p>
          </table:table-cell>
          <table:table-cell office:value-type="float" office:value="184.112579345703" calcext:value-type="float">
            <text:p>184,1125793457</text:p>
          </table:table-cell>
          <table:table-cell office:value-type="float" office:value="4.70852947235107" calcext:value-type="float">
            <text:p>4,70852947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.2676057815552" calcext:value-type="float">
            <text:p>11,2676057816</text:p>
          </table:table-cell>
          <table:table-cell office:value-type="float" office:value="10" calcext:value-type="float">
            <text:p>10</text:p>
          </table:table-cell>
          <table:table-cell office:value-type="float" office:value="185.596557617188" calcext:value-type="float">
            <text:p>185,5965576172</text:p>
          </table:table-cell>
          <table:table-cell office:value-type="float" office:value="4.64749193191528" calcext:value-type="float">
            <text:p>4,647491931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.2497806549072" calcext:value-type="float">
            <text:p>11,2497806549</text:p>
          </table:table-cell>
          <table:table-cell office:value-type="float" office:value="10" calcext:value-type="float">
            <text:p>10</text:p>
          </table:table-cell>
          <table:table-cell office:value-type="float" office:value="185.596557617188" calcext:value-type="float">
            <text:p>185,5965576172</text:p>
          </table:table-cell>
          <table:table-cell office:value-type="float" office:value="4.64749193191528" calcext:value-type="float">
            <text:p>4,647491931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1.3114175796509" calcext:value-type="float">
            <text:p>11,3114175797</text:p>
          </table:table-cell>
          <table:table-cell office:value-type="float" office:value="10" calcext:value-type="float">
            <text:p>10</text:p>
          </table:table-cell>
          <table:table-cell office:value-type="float" office:value="186.154891967773" calcext:value-type="float">
            <text:p>186,1548919678</text:p>
          </table:table-cell>
          <table:table-cell office:value-type="float" office:value="4.58311271667481" calcext:value-type="float">
            <text:p>4,583112716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.3034267425537" calcext:value-type="float">
            <text:p>11,3034267426</text:p>
          </table:table-cell>
          <table:table-cell office:value-type="float" office:value="10" calcext:value-type="float">
            <text:p>10</text:p>
          </table:table-cell>
          <table:table-cell office:value-type="float" office:value="186.154891967773" calcext:value-type="float">
            <text:p>186,1548919678</text:p>
          </table:table-cell>
          <table:table-cell office:value-type="float" office:value="4.47764873504639" calcext:value-type="float">
            <text:p>4,47764873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.2656221389771" calcext:value-type="float">
            <text:p>11,265622139</text:p>
          </table:table-cell>
          <table:table-cell office:value-type="float" office:value="10" calcext:value-type="float">
            <text:p>10</text:p>
          </table:table-cell>
          <table:table-cell office:value-type="float" office:value="186.944549560547" calcext:value-type="float">
            <text:p>186,9445495605</text:p>
          </table:table-cell>
          <table:table-cell office:value-type="float" office:value="4.47764873504639" calcext:value-type="float">
            <text:p>4,47764873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.3334512710571" calcext:value-type="float">
            <text:p>11,3334512711</text:p>
          </table:table-cell>
          <table:table-cell office:value-type="float" office:value="10" calcext:value-type="float">
            <text:p>10</text:p>
          </table:table-cell>
          <table:table-cell office:value-type="float" office:value="188.282958984375" calcext:value-type="float">
            <text:p>188,2829589844</text:p>
          </table:table-cell>
          <table:table-cell office:value-type="float" office:value="4.44924306869507" calcext:value-type="float">
            <text:p>4,449243068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.4408292770386" calcext:value-type="float">
            <text:p>11,440829277</text:p>
          </table:table-cell>
          <table:table-cell office:value-type="float" office:value="10" calcext:value-type="float">
            <text:p>10</text:p>
          </table:table-cell>
          <table:table-cell office:value-type="float" office:value="188.282958984375" calcext:value-type="float">
            <text:p>188,2829589844</text:p>
          </table:table-cell>
          <table:table-cell office:value-type="float" office:value="4.44924306869507" calcext:value-type="float">
            <text:p>4,449243068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.3475179672241" calcext:value-type="float">
            <text:p>11,3475179672</text:p>
          </table:table-cell>
          <table:table-cell office:value-type="float" office:value="10" calcext:value-type="float">
            <text:p>10</text:p>
          </table:table-cell>
          <table:table-cell office:value-type="float" office:value="189.757369995117" calcext:value-type="float">
            <text:p>189,7573699951</text:p>
          </table:table-cell>
          <table:table-cell office:value-type="float" office:value="4.44924306869507" calcext:value-type="float">
            <text:p>4,449243068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1.5732364654541" calcext:value-type="float">
            <text:p>11,5732364655</text:p>
          </table:table-cell>
          <table:table-cell office:value-type="float" office:value="10" calcext:value-type="float">
            <text:p>10</text:p>
          </table:table-cell>
          <table:table-cell office:value-type="float" office:value="191.213394165039" calcext:value-type="float">
            <text:p>191,213394165</text:p>
          </table:table-cell>
          <table:table-cell office:value-type="float" office:value="4.45052099227905" calcext:value-type="float">
            <text:p>4,450520992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.4880628585815" calcext:value-type="float">
            <text:p>11,4880628586</text:p>
          </table:table-cell>
          <table:table-cell office:value-type="float" office:value="10" calcext:value-type="float">
            <text:p>10</text:p>
          </table:table-cell>
          <table:table-cell office:value-type="float" office:value="191.213394165039" calcext:value-type="float">
            <text:p>191,213394165</text:p>
          </table:table-cell>
          <table:table-cell office:value-type="float" office:value="4.36363363265991" calcext:value-type="float">
            <text:p>4,363633632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.1614933013916" calcext:value-type="float">
            <text:p>11,1614933014</text:p>
          </table:table-cell>
          <table:table-cell office:value-type="float" office:value="10" calcext:value-type="float">
            <text:p>10</text:p>
          </table:table-cell>
          <table:table-cell office:value-type="float" office:value="191.213394165039" calcext:value-type="float">
            <text:p>191,213394165</text:p>
          </table:table-cell>
          <table:table-cell office:value-type="float" office:value="4.36363363265991" calcext:value-type="float">
            <text:p>4,363633632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.0440034866333" calcext:value-type="float">
            <text:p>11,0440034866</text:p>
          </table:table-cell>
          <table:table-cell office:value-type="float" office:value="10" calcext:value-type="float">
            <text:p>10</text:p>
          </table:table-cell>
          <table:table-cell office:value-type="float" office:value="191.978637695313" calcext:value-type="float">
            <text:p>191,9786376953</text:p>
          </table:table-cell>
          <table:table-cell office:value-type="float" office:value="4.3675651550293" calcext:value-type="float">
            <text:p>4,36756515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.1829462051392" calcext:value-type="float">
            <text:p>11,1829462051</text:p>
          </table:table-cell>
          <table:table-cell office:value-type="float" office:value="10" calcext:value-type="float">
            <text:p>10</text:p>
          </table:table-cell>
          <table:table-cell office:value-type="float" office:value="191.978637695313" calcext:value-type="float">
            <text:p>191,9786376953</text:p>
          </table:table-cell>
          <table:table-cell office:value-type="float" office:value="4.3675651550293" calcext:value-type="float">
            <text:p>4,36756515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.2320108413696" calcext:value-type="float">
            <text:p>11,2320108414</text:p>
          </table:table-cell>
          <table:table-cell office:value-type="float" office:value="10" calcext:value-type="float">
            <text:p>10</text:p>
          </table:table-cell>
          <table:table-cell office:value-type="float" office:value="194.083602905273" calcext:value-type="float">
            <text:p>194,0836029053</text:p>
          </table:table-cell>
          <table:table-cell office:value-type="float" office:value="4.44029903411865" calcext:value-type="float">
            <text:p>4,440299034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.1498260498047" calcext:value-type="float">
            <text:p>11,1498260498</text:p>
          </table:table-cell>
          <table:table-cell office:value-type="float" office:value="10" calcext:value-type="float">
            <text:p>10</text:p>
          </table:table-cell>
          <table:table-cell office:value-type="float" office:value="194.083602905273" calcext:value-type="float">
            <text:p>194,0836029053</text:p>
          </table:table-cell>
          <table:table-cell office:value-type="float" office:value="4.44029903411865" calcext:value-type="float">
            <text:p>4,440299034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.0060186386108" calcext:value-type="float">
            <text:p>11,0060186386</text:p>
          </table:table-cell>
          <table:table-cell office:value-type="float" office:value="10" calcext:value-type="float">
            <text:p>10</text:p>
          </table:table-cell>
          <table:table-cell office:value-type="float" office:value="195.450042724609" calcext:value-type="float">
            <text:p>195,4500427246</text:p>
          </table:table-cell>
          <table:table-cell office:value-type="float" office:value="4.44029903411865" calcext:value-type="float">
            <text:p>4,440299034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.0784139633179" calcext:value-type="float">
            <text:p>11,0784139633</text:p>
          </table:table-cell>
          <table:table-cell office:value-type="float" office:value="10" calcext:value-type="float">
            <text:p>10</text:p>
          </table:table-cell>
          <table:table-cell office:value-type="float" office:value="195.450042724609" calcext:value-type="float">
            <text:p>195,4500427246</text:p>
          </table:table-cell>
          <table:table-cell office:value-type="float" office:value="4.44029903411865" calcext:value-type="float">
            <text:p>4,440299034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.2656221389771" calcext:value-type="float">
            <text:p>11,265622139</text:p>
          </table:table-cell>
          <table:table-cell office:value-type="float" office:value="10" calcext:value-type="float">
            <text:p>10</text:p>
          </table:table-cell>
          <table:table-cell office:value-type="float" office:value="196.190948486328" calcext:value-type="float">
            <text:p>196,1909484863</text:p>
          </table:table-cell>
          <table:table-cell office:value-type="float" office:value="4.35056114196777" calcext:value-type="float">
            <text:p>4,35056114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1.2418756484985" calcext:value-type="float">
            <text:p>11,2418756485</text:p>
          </table:table-cell>
          <table:table-cell office:value-type="float" office:value="10" calcext:value-type="float">
            <text:p>10</text:p>
          </table:table-cell>
          <table:table-cell office:value-type="float" office:value="196.190948486328" calcext:value-type="float">
            <text:p>196,1909484863</text:p>
          </table:table-cell>
          <table:table-cell office:value-type="float" office:value="4.35056114196777" calcext:value-type="float">
            <text:p>4,35056114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.1362447738647" calcext:value-type="float">
            <text:p>11,1362447739</text:p>
          </table:table-cell>
          <table:table-cell office:value-type="float" office:value="10" calcext:value-type="float">
            <text:p>10</text:p>
          </table:table-cell>
          <table:table-cell office:value-type="float" office:value="196.986251831055" calcext:value-type="float">
            <text:p>196,9862518311</text:p>
          </table:table-cell>
          <table:table-cell office:value-type="float" office:value="4.26003694534302" calcext:value-type="float">
            <text:p>4,260036945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.1849002838135" calcext:value-type="float">
            <text:p>11,1849002838</text:p>
          </table:table-cell>
          <table:table-cell office:value-type="float" office:value="10" calcext:value-type="float">
            <text:p>10</text:p>
          </table:table-cell>
          <table:table-cell office:value-type="float" office:value="196.986251831055" calcext:value-type="float">
            <text:p>196,9862518311</text:p>
          </table:table-cell>
          <table:table-cell office:value-type="float" office:value="4.26003694534302" calcext:value-type="float">
            <text:p>4,260036945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.220196723938" calcext:value-type="float">
            <text:p>11,2201967239</text:p>
          </table:table-cell>
          <table:table-cell office:value-type="float" office:value="10" calcext:value-type="float">
            <text:p>10</text:p>
          </table:table-cell>
          <table:table-cell office:value-type="float" office:value="199.163482666016" calcext:value-type="float">
            <text:p>199,163482666</text:p>
          </table:table-cell>
          <table:table-cell office:value-type="float" office:value="4.3497748374939" calcext:value-type="float">
            <text:p>4,349774837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.0420980453491" calcext:value-type="float">
            <text:p>11,0420980453</text:p>
          </table:table-cell>
          <table:table-cell office:value-type="float" office:value="10" calcext:value-type="float">
            <text:p>10</text:p>
          </table:table-cell>
          <table:table-cell office:value-type="float" office:value="199.163482666016" calcext:value-type="float">
            <text:p>199,163482666</text:p>
          </table:table-cell>
          <table:table-cell office:value-type="float" office:value="4.50458002090454" calcext:value-type="float">
            <text:p>4,504580020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.1091823577881" calcext:value-type="float">
            <text:p>11,1091823578</text:p>
          </table:table-cell>
          <table:table-cell office:value-type="float" office:value="10" calcext:value-type="float">
            <text:p>10</text:p>
          </table:table-cell>
          <table:table-cell office:value-type="float" office:value="199.163482666016" calcext:value-type="float">
            <text:p>199,163482666</text:p>
          </table:table-cell>
          <table:table-cell office:value-type="float" office:value="4.50458002090454" calcext:value-type="float">
            <text:p>4,504580020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.1343078613281" calcext:value-type="float">
            <text:p>11,1343078613</text:p>
          </table:table-cell>
          <table:table-cell office:value-type="float" office:value="10" calcext:value-type="float">
            <text:p>10</text:p>
          </table:table-cell>
          <table:table-cell office:value-type="float" office:value="201.698776245117" calcext:value-type="float">
            <text:p>201,6987762451</text:p>
          </table:table-cell>
          <table:table-cell office:value-type="float" office:value="4.57986927032471" calcext:value-type="float">
            <text:p>4,579869270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1.220196723938" calcext:value-type="float">
            <text:p>11,2201967239</text:p>
          </table:table-cell>
          <table:table-cell office:value-type="float" office:value="10" calcext:value-type="float">
            <text:p>10</text:p>
          </table:table-cell>
          <table:table-cell office:value-type="float" office:value="203.597106933594" calcext:value-type="float">
            <text:p>203,5971069336</text:p>
          </table:table-cell>
          <table:table-cell office:value-type="float" office:value="4.57986927032471" calcext:value-type="float">
            <text:p>4,579869270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.0497236251831" calcext:value-type="float">
            <text:p>11,0497236252</text:p>
          </table:table-cell>
          <table:table-cell office:value-type="float" office:value="10" calcext:value-type="float">
            <text:p>10</text:p>
          </table:table-cell>
          <table:table-cell office:value-type="float" office:value="203.597106933594" calcext:value-type="float">
            <text:p>203,5971069336</text:p>
          </table:table-cell>
          <table:table-cell office:value-type="float" office:value="4.55952310562134" calcext:value-type="float">
            <text:p>4,5595231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153712272644" calcext:value-type="float">
            <text:p>11,1537122726</text:p>
          </table:table-cell>
          <table:table-cell office:value-type="float" office:value="10" calcext:value-type="float">
            <text:p>10</text:p>
          </table:table-cell>
          <table:table-cell office:value-type="float" office:value="205.183319091797" calcext:value-type="float">
            <text:p>205,1833190918</text:p>
          </table:table-cell>
          <table:table-cell office:value-type="float" office:value="4.60198402404785" calcext:value-type="float">
            <text:p>4,60198402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.0784139633179" calcext:value-type="float">
            <text:p>11,0784139633</text:p>
          </table:table-cell>
          <table:table-cell office:value-type="float" office:value="10" calcext:value-type="float">
            <text:p>10</text:p>
          </table:table-cell>
          <table:table-cell office:value-type="float" office:value="205.183319091797" calcext:value-type="float">
            <text:p>205,1833190918</text:p>
          </table:table-cell>
          <table:table-cell office:value-type="float" office:value="4.60198402404785" calcext:value-type="float">
            <text:p>4,60198402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.8474578857422" calcext:value-type="float">
            <text:p>10,8474578857</text:p>
          </table:table-cell>
          <table:table-cell office:value-type="float" office:value="10" calcext:value-type="float">
            <text:p>10</text:p>
          </table:table-cell>
          <table:table-cell office:value-type="float" office:value="207.006805419922" calcext:value-type="float">
            <text:p>207,0068054199</text:p>
          </table:table-cell>
          <table:table-cell office:value-type="float" office:value="4.64670562744141" calcext:value-type="float">
            <text:p>4,646705627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.9084711074829" calcext:value-type="float">
            <text:p>10,9084711075</text:p>
          </table:table-cell>
          <table:table-cell office:value-type="float" office:value="10" calcext:value-type="float">
            <text:p>10</text:p>
          </table:table-cell>
          <table:table-cell office:value-type="float" office:value="207.006805419922" calcext:value-type="float">
            <text:p>207,0068054199</text:p>
          </table:table-cell>
          <table:table-cell office:value-type="float" office:value="4.64670562744141" calcext:value-type="float">
            <text:p>4,646705627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.8991823196411" calcext:value-type="float">
            <text:p>10,8991823196</text:p>
          </table:table-cell>
          <table:table-cell office:value-type="float" office:value="10" calcext:value-type="float">
            <text:p>10</text:p>
          </table:table-cell>
          <table:table-cell office:value-type="float" office:value="209.037551879883" calcext:value-type="float">
            <text:p>209,0375518799</text:p>
          </table:table-cell>
          <table:table-cell office:value-type="float" office:value="4.71894788742065" calcext:value-type="float">
            <text:p>4,718947887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.9664154052734" calcext:value-type="float">
            <text:p>10,9664154053</text:p>
          </table:table-cell>
          <table:table-cell office:value-type="float" office:value="10" calcext:value-type="float">
            <text:p>10</text:p>
          </table:table-cell>
          <table:table-cell office:value-type="float" office:value="209.037551879883" calcext:value-type="float">
            <text:p>209,0375518799</text:p>
          </table:table-cell>
          <table:table-cell office:value-type="float" office:value="4.71894788742065" calcext:value-type="float">
            <text:p>4,718947887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.8714113235474" calcext:value-type="float">
            <text:p>10,8714113235</text:p>
          </table:table-cell>
          <table:table-cell office:value-type="float" office:value="10" calcext:value-type="float">
            <text:p>10</text:p>
          </table:table-cell>
          <table:table-cell office:value-type="float" office:value="209.037551879883" calcext:value-type="float">
            <text:p>209,0375518799</text:p>
          </table:table-cell>
          <table:table-cell office:value-type="float" office:value="4.67825651168823" calcext:value-type="float">
            <text:p>4,678256511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.8199491500854" calcext:value-type="float">
            <text:p>10,8199491501</text:p>
          </table:table-cell>
          <table:table-cell office:value-type="float" office:value="10" calcext:value-type="float">
            <text:p>10</text:p>
          </table:table-cell>
          <table:table-cell office:value-type="float" office:value="210.180557250977" calcext:value-type="float">
            <text:p>210,180557251</text:p>
          </table:table-cell>
          <table:table-cell office:value-type="float" office:value="4.67825651168823" calcext:value-type="float">
            <text:p>4,678256511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.8991823196411" calcext:value-type="float">
            <text:p>10,8991823196</text:p>
          </table:table-cell>
          <table:table-cell office:value-type="float" office:value="10" calcext:value-type="float">
            <text:p>10</text:p>
          </table:table-cell>
          <table:table-cell office:value-type="float" office:value="210.180557250977" calcext:value-type="float">
            <text:p>210,180557251</text:p>
          </table:table-cell>
          <table:table-cell office:value-type="float" office:value="4.58576631546021" calcext:value-type="float">
            <text:p>4,585766315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.9326953887939" calcext:value-type="float">
            <text:p>10,9326953888</text:p>
          </table:table-cell>
          <table:table-cell office:value-type="float" office:value="10" calcext:value-type="float">
            <text:p>10</text:p>
          </table:table-cell>
          <table:table-cell office:value-type="float" office:value="211.017959594727" calcext:value-type="float">
            <text:p>211,0179595947</text:p>
          </table:table-cell>
          <table:table-cell office:value-type="float" office:value="4.58576631546021" calcext:value-type="float">
            <text:p>4,585766315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.9720554351807" calcext:value-type="float">
            <text:p>10,9720554352</text:p>
          </table:table-cell>
          <table:table-cell office:value-type="float" office:value="10" calcext:value-type="float">
            <text:p>10</text:p>
          </table:table-cell>
          <table:table-cell office:value-type="float" office:value="211.017959594727" calcext:value-type="float">
            <text:p>211,0179595947</text:p>
          </table:table-cell>
          <table:table-cell office:value-type="float" office:value="4.45936679840088" calcext:value-type="float">
            <text:p>4,459366798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.0401935577393" calcext:value-type="float">
            <text:p>11,0401935577</text:p>
          </table:table-cell>
          <table:table-cell office:value-type="float" office:value="10" calcext:value-type="float">
            <text:p>10</text:p>
          </table:table-cell>
          <table:table-cell office:value-type="float" office:value="211.611740112305" calcext:value-type="float">
            <text:p>211,6117401123</text:p>
          </table:table-cell>
          <table:table-cell office:value-type="float" office:value="4.35586881637573" calcext:value-type="float">
            <text:p>4,355868816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.1478834152222" calcext:value-type="float">
            <text:p>11,1478834152</text:p>
          </table:table-cell>
          <table:table-cell office:value-type="float" office:value="10" calcext:value-type="float">
            <text:p>10</text:p>
          </table:table-cell>
          <table:table-cell office:value-type="float" office:value="211.611740112305" calcext:value-type="float">
            <text:p>211,6117401123</text:p>
          </table:table-cell>
          <table:table-cell office:value-type="float" office:value="4.35586881637573" calcext:value-type="float">
            <text:p>4,355868816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.0382890701294" calcext:value-type="float">
            <text:p>11,0382890701</text:p>
          </table:table-cell>
          <table:table-cell office:value-type="float" office:value="10" calcext:value-type="float">
            <text:p>10</text:p>
          </table:table-cell>
          <table:table-cell office:value-type="float" office:value="212.377563476563" calcext:value-type="float">
            <text:p>212,3775634766</text:p>
          </table:table-cell>
          <table:table-cell office:value-type="float" office:value="4.37287282943726" calcext:value-type="float">
            <text:p>4,372872829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.0003433227539" calcext:value-type="float">
            <text:p>11,0003433228</text:p>
          </table:table-cell>
          <table:table-cell office:value-type="float" office:value="10" calcext:value-type="float">
            <text:p>10</text:p>
          </table:table-cell>
          <table:table-cell office:value-type="float" office:value="212.377563476563" calcext:value-type="float">
            <text:p>212,3775634766</text:p>
          </table:table-cell>
          <table:table-cell office:value-type="float" office:value="4.37287282943726" calcext:value-type="float">
            <text:p>4,372872829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.0420980453491" calcext:value-type="float">
            <text:p>11,0420980453</text:p>
          </table:table-cell>
          <table:table-cell office:value-type="float" office:value="10" calcext:value-type="float">
            <text:p>10</text:p>
          </table:table-cell>
          <table:table-cell office:value-type="float" office:value="214.799652099609" calcext:value-type="float">
            <text:p>214,7996520996</text:p>
          </table:table-cell>
          <table:table-cell office:value-type="float" office:value="4.47126007080078" calcext:value-type="float">
            <text:p>4,471260070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.1809921264648" calcext:value-type="float">
            <text:p>11,1809921265</text:p>
          </table:table-cell>
          <table:table-cell office:value-type="float" office:value="10" calcext:value-type="float">
            <text:p>10</text:p>
          </table:table-cell>
          <table:table-cell office:value-type="float" office:value="214.799652099609" calcext:value-type="float">
            <text:p>214,7996520996</text:p>
          </table:table-cell>
          <table:table-cell office:value-type="float" office:value="4.50477647781372" calcext:value-type="float">
            <text:p>4,504776477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.0688343048096" calcext:value-type="float">
            <text:p>11,0688343048</text:p>
          </table:table-cell>
          <table:table-cell office:value-type="float" office:value="10" calcext:value-type="float">
            <text:p>10</text:p>
          </table:table-cell>
          <table:table-cell office:value-type="float" office:value="216.399703979492" calcext:value-type="float">
            <text:p>216,3997039795</text:p>
          </table:table-cell>
          <table:table-cell office:value-type="float" office:value="4.50477647781372" calcext:value-type="float">
            <text:p>4,504776477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.0154905319214" calcext:value-type="float">
            <text:p>11,0154905319</text:p>
          </table:table-cell>
          <table:table-cell office:value-type="float" office:value="10" calcext:value-type="float">
            <text:p>10</text:p>
          </table:table-cell>
          <table:table-cell office:value-type="float" office:value="216.399703979492" calcext:value-type="float">
            <text:p>216,3997039795</text:p>
          </table:table-cell>
          <table:table-cell office:value-type="float" office:value="4.63245391845703" calcext:value-type="float">
            <text:p>4,632453918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.9121913909912" calcext:value-type="float">
            <text:p>10,912191391</text:p>
          </table:table-cell>
          <table:table-cell office:value-type="float" office:value="10" calcext:value-type="float">
            <text:p>10</text:p>
          </table:table-cell>
          <table:table-cell office:value-type="float" office:value="218.829299926758" calcext:value-type="float">
            <text:p>218,8292999268</text:p>
          </table:table-cell>
          <table:table-cell office:value-type="float" office:value="4.63245391845703" calcext:value-type="float">
            <text:p>4,632453918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.8327693939209" calcext:value-type="float">
            <text:p>10,8327693939</text:p>
          </table:table-cell>
          <table:table-cell office:value-type="float" office:value="10" calcext:value-type="float">
            <text:p>10</text:p>
          </table:table-cell>
          <table:table-cell office:value-type="float" office:value="220.79248046875" calcext:value-type="float">
            <text:p>220,7924804688</text:p>
          </table:table-cell>
          <table:table-cell office:value-type="float" office:value="4.70725154876709" calcext:value-type="float">
            <text:p>4,707251548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.8053350448608" calcext:value-type="float">
            <text:p>10,8053350449</text:p>
          </table:table-cell>
          <table:table-cell office:value-type="float" office:value="10" calcext:value-type="float">
            <text:p>10</text:p>
          </table:table-cell>
          <table:table-cell office:value-type="float" office:value="220.79248046875" calcext:value-type="float">
            <text:p>220,7924804688</text:p>
          </table:table-cell>
          <table:table-cell office:value-type="float" office:value="4.70725154876709" calcext:value-type="float">
            <text:p>4,707251548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.8658742904663" calcext:value-type="float">
            <text:p>10,8658742905</text:p>
          </table:table-cell>
          <table:table-cell office:value-type="float" office:value="10" calcext:value-type="float">
            <text:p>10</text:p>
          </table:table-cell>
          <table:table-cell office:value-type="float" office:value="222.247543334961" calcext:value-type="float">
            <text:p>222,247543335</text:p>
          </table:table-cell>
          <table:table-cell office:value-type="float" office:value="4.70725154876709" calcext:value-type="float">
            <text:p>4,707251548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.9010391235352" calcext:value-type="float">
            <text:p>10,9010391235</text:p>
          </table:table-cell>
          <table:table-cell office:value-type="float" office:value="10" calcext:value-type="float">
            <text:p>10</text:p>
          </table:table-cell>
          <table:table-cell office:value-type="float" office:value="222.247543334961" calcext:value-type="float">
            <text:p>222,247543335</text:p>
          </table:table-cell>
          <table:table-cell office:value-type="float" office:value="4.46693515777588" calcext:value-type="float">
            <text:p>4,46693515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.8825025558472" calcext:value-type="float">
            <text:p>10,8825025558</text:p>
          </table:table-cell>
          <table:table-cell office:value-type="float" office:value="10" calcext:value-type="float">
            <text:p>10</text:p>
          </table:table-cell>
          <table:table-cell office:value-type="float" office:value="222.247543334961" calcext:value-type="float">
            <text:p>222,247543335</text:p>
          </table:table-cell>
          <table:table-cell office:value-type="float" office:value="4.46693515777588" calcext:value-type="float">
            <text:p>4,466935157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.9739370346069" calcext:value-type="float">
            <text:p>10,9739370346</text:p>
          </table:table-cell>
          <table:table-cell office:value-type="float" office:value="10" calcext:value-type="float">
            <text:p>10</text:p>
          </table:table-cell>
          <table:table-cell office:value-type="float" office:value="221.896926879883" calcext:value-type="float">
            <text:p>221,8969268799</text:p>
          </table:table-cell>
          <table:table-cell office:value-type="float" office:value="3.92388916015625" calcext:value-type="float">
            <text:p>3,923889160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.0745801925659" calcext:value-type="float">
            <text:p>11,0745801926</text:p>
          </table:table-cell>
          <table:table-cell office:value-type="float" office:value="10" calcext:value-type="float">
            <text:p>10</text:p>
          </table:table-cell>
          <table:table-cell office:value-type="float" office:value="218.401336669922" calcext:value-type="float">
            <text:p>218,4013366699</text:p>
          </table:table-cell>
          <table:table-cell office:value-type="float" office:value="3.80397653579712" calcext:value-type="float">
            <text:p>3,803976535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.9682950973511" calcext:value-type="float">
            <text:p>10,9682950974</text:p>
          </table:table-cell>
          <table:table-cell office:value-type="float" office:value="10" calcext:value-type="float">
            <text:p>10</text:p>
          </table:table-cell>
          <table:table-cell office:value-type="float" office:value="218.401336669922" calcext:value-type="float">
            <text:p>218,4013366699</text:p>
          </table:table-cell>
          <table:table-cell office:value-type="float" office:value="3.80397653579712" calcext:value-type="float">
            <text:p>3,803976535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.1130409240723" calcext:value-type="float">
            <text:p>11,1130409241</text:p>
          </table:table-cell>
          <table:table-cell office:value-type="float" office:value="10" calcext:value-type="float">
            <text:p>10</text:p>
          </table:table-cell>
          <table:table-cell office:value-type="float" office:value="220.425964355469" calcext:value-type="float">
            <text:p>220,4259643555</text:p>
          </table:table-cell>
          <table:table-cell office:value-type="float" office:value="3.81999778747559" calcext:value-type="float">
            <text:p>3,819997787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.0880107879639" calcext:value-type="float">
            <text:p>11,088010788</text:p>
          </table:table-cell>
          <table:table-cell office:value-type="float" office:value="10" calcext:value-type="float">
            <text:p>10</text:p>
          </table:table-cell>
          <table:table-cell office:value-type="float" office:value="221.842178344727" calcext:value-type="float">
            <text:p>221,8421783447</text:p>
          </table:table-cell>
          <table:table-cell office:value-type="float" office:value="3.83169412612915" calcext:value-type="float">
            <text:p>3,831694126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.1169013977051" calcext:value-type="float">
            <text:p>11,1169013977</text:p>
          </table:table-cell>
          <table:table-cell office:value-type="float" office:value="10" calcext:value-type="float">
            <text:p>10</text:p>
          </table:table-cell>
          <table:table-cell office:value-type="float" office:value="222.968002319336" calcext:value-type="float">
            <text:p>222,9680023193</text:p>
          </table:table-cell>
          <table:table-cell office:value-type="float" office:value="3.83169412612915" calcext:value-type="float">
            <text:p>3,831694126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.091854095459" calcext:value-type="float">
            <text:p>11,0918540955</text:p>
          </table:table-cell>
          <table:table-cell office:value-type="float" office:value="10" calcext:value-type="float">
            <text:p>10</text:p>
          </table:table-cell>
          <table:table-cell office:value-type="float" office:value="222.968002319336" calcext:value-type="float">
            <text:p>222,9680023193</text:p>
          </table:table-cell>
          <table:table-cell office:value-type="float" office:value="3.72672152519226" calcext:value-type="float">
            <text:p>3,726721525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.9720554351807" calcext:value-type="float">
            <text:p>10,9720554352</text:p>
          </table:table-cell>
          <table:table-cell office:value-type="float" office:value="10" calcext:value-type="float">
            <text:p>10</text:p>
          </table:table-cell>
          <table:table-cell office:value-type="float" office:value="223.404586791992" calcext:value-type="float">
            <text:p>223,404586792</text:p>
          </table:table-cell>
          <table:table-cell office:value-type="float" office:value="3.72672152519226" calcext:value-type="float">
            <text:p>3,726721525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.9852390289307" calcext:value-type="float">
            <text:p>10,9852390289</text:p>
          </table:table-cell>
          <table:table-cell office:value-type="float" office:value="10" calcext:value-type="float">
            <text:p>10</text:p>
          </table:table-cell>
          <table:table-cell office:value-type="float" office:value="223.404586791992" calcext:value-type="float">
            <text:p>223,404586792</text:p>
          </table:table-cell>
          <table:table-cell office:value-type="float" office:value="3.57850193977356" calcext:value-type="float">
            <text:p>3,578501939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.919638633728" calcext:value-type="float">
            <text:p>10,9196386337</text:p>
          </table:table-cell>
          <table:table-cell office:value-type="float" office:value="10" calcext:value-type="float">
            <text:p>10</text:p>
          </table:table-cell>
          <table:table-cell office:value-type="float" office:value="223.560913085937" calcext:value-type="float">
            <text:p>223,5609130859</text:p>
          </table:table-cell>
          <table:table-cell office:value-type="float" office:value="3.57850193977356" calcext:value-type="float">
            <text:p>3,578501939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.0860900878906" calcext:value-type="float">
            <text:p>11,0860900879</text:p>
          </table:table-cell>
          <table:table-cell office:value-type="float" office:value="10" calcext:value-type="float">
            <text:p>10</text:p>
          </table:table-cell>
          <table:table-cell office:value-type="float" office:value="223.560913085937" calcext:value-type="float">
            <text:p>223,5609130859</text:p>
          </table:table-cell>
          <table:table-cell office:value-type="float" office:value="3.38388991355896" calcext:value-type="float">
            <text:p>3,383889913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.996563911438" calcext:value-type="float">
            <text:p>10,9965639114</text:p>
          </table:table-cell>
          <table:table-cell office:value-type="float" office:value="10" calcext:value-type="float">
            <text:p>10</text:p>
          </table:table-cell>
          <table:table-cell office:value-type="float" office:value="223.349304199219" calcext:value-type="float">
            <text:p>223,3493041992</text:p>
          </table:table-cell>
          <table:table-cell office:value-type="float" office:value="3.00085806846619" calcext:value-type="float">
            <text:p>3,000858068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1.0497236251831" calcext:value-type="float">
            <text:p>11,0497236252</text:p>
          </table:table-cell>
          <table:table-cell office:value-type="float" office:value="10" calcext:value-type="float">
            <text:p>10</text:p>
          </table:table-cell>
          <table:table-cell office:value-type="float" office:value="223.349304199219" calcext:value-type="float">
            <text:p>223,3493041992</text:p>
          </table:table-cell>
          <table:table-cell office:value-type="float" office:value="3.00085806846619" calcext:value-type="float">
            <text:p>3,000858068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.0822515487671" calcext:value-type="float">
            <text:p>11,0822515488</text:p>
          </table:table-cell>
          <table:table-cell office:value-type="float" office:value="10" calcext:value-type="float">
            <text:p>10</text:p>
          </table:table-cell>
          <table:table-cell office:value-type="float" office:value="218.993789672852" calcext:value-type="float">
            <text:p>218,9937896729</text:p>
          </table:table-cell>
          <table:table-cell office:value-type="float" office:value="2.66185975074768" calcext:value-type="float">
            <text:p>2,661859750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.0022344589233" calcext:value-type="float">
            <text:p>11,0022344589</text:p>
          </table:table-cell>
          <table:table-cell office:value-type="float" office:value="10" calcext:value-type="float">
            <text:p>10</text:p>
          </table:table-cell>
          <table:table-cell office:value-type="float" office:value="218.993789672852" calcext:value-type="float">
            <text:p>218,9937896729</text:p>
          </table:table-cell>
          <table:table-cell office:value-type="float" office:value="2.45791029930115" calcext:value-type="float">
            <text:p>2,457910299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.1053266525269" calcext:value-type="float">
            <text:p>11,1053266525</text:p>
          </table:table-cell>
          <table:table-cell office:value-type="float" office:value="10" calcext:value-type="float">
            <text:p>10</text:p>
          </table:table-cell>
          <table:table-cell office:value-type="float" office:value="218.985015869141" calcext:value-type="float">
            <text:p>218,9850158691</text:p>
          </table:table-cell>
          <table:table-cell office:value-type="float" office:value="2.45791029930115" calcext:value-type="float">
            <text:p>2,457910299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.2854871749878" calcext:value-type="float">
            <text:p>11,285487175</text:p>
          </table:table-cell>
          <table:table-cell office:value-type="float" office:value="10" calcext:value-type="float">
            <text:p>10</text:p>
          </table:table-cell>
          <table:table-cell office:value-type="float" office:value="218.985015869141" calcext:value-type="float">
            <text:p>218,9850158691</text:p>
          </table:table-cell>
          <table:table-cell office:value-type="float" office:value="2.42046213150024" calcext:value-type="float">
            <text:p>2,420462131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.1751356124878" calcext:value-type="float">
            <text:p>11,1751356125</text:p>
          </table:table-cell>
          <table:table-cell office:value-type="float" office:value="10" calcext:value-type="float">
            <text:p>10</text:p>
          </table:table-cell>
          <table:table-cell office:value-type="float" office:value="219.694763183594" calcext:value-type="float">
            <text:p>219,6947631836</text:p>
          </table:table-cell>
          <table:table-cell office:value-type="float" office:value="2.42046213150024" calcext:value-type="float">
            <text:p>2,420462131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.2064437866211" calcext:value-type="float">
            <text:p>11,2064437866</text:p>
          </table:table-cell>
          <table:table-cell office:value-type="float" office:value="10" calcext:value-type="float">
            <text:p>10</text:p>
          </table:table-cell>
          <table:table-cell office:value-type="float" office:value="220.649612426758" calcext:value-type="float">
            <text:p>220,6496124268</text:p>
          </table:table-cell>
          <table:table-cell office:value-type="float" office:value="2.43717122077942" calcext:value-type="float">
            <text:p>2,43717122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.0135946273804" calcext:value-type="float">
            <text:p>11,0135946274</text:p>
          </table:table-cell>
          <table:table-cell office:value-type="float" office:value="10" calcext:value-type="float">
            <text:p>10</text:p>
          </table:table-cell>
          <table:table-cell office:value-type="float" office:value="220.649612426758" calcext:value-type="float">
            <text:p>220,6496124268</text:p>
          </table:table-cell>
          <table:table-cell office:value-type="float" office:value="2.44483780860901" calcext:value-type="float">
            <text:p>2,444837808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.2280702590942" calcext:value-type="float">
            <text:p>11,2280702591</text:p>
          </table:table-cell>
          <table:table-cell office:value-type="float" office:value="10" calcext:value-type="float">
            <text:p>10</text:p>
          </table:table-cell>
          <table:table-cell office:value-type="float" office:value="221.484970092773" calcext:value-type="float">
            <text:p>221,4849700928</text:p>
          </table:table-cell>
          <table:table-cell office:value-type="float" office:value="2.32866048812866" calcext:value-type="float">
            <text:p>2,328660488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.9159135818481" calcext:value-type="float">
            <text:p>10,9159135818</text:p>
          </table:table-cell>
          <table:table-cell office:value-type="float" office:value="10" calcext:value-type="float">
            <text:p>10</text:p>
          </table:table-cell>
          <table:table-cell office:value-type="float" office:value="221.955062866211" calcext:value-type="float">
            <text:p>221,9550628662</text:p>
          </table:table-cell>
          <table:table-cell office:value-type="float" office:value="2.29003286361694" calcext:value-type="float">
            <text:p>2,290032863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.7418594360352" calcext:value-type="float">
            <text:p>10,741859436</text:p>
          </table:table-cell>
          <table:table-cell office:value-type="float" office:value="10" calcext:value-type="float">
            <text:p>10</text:p>
          </table:table-cell>
          <table:table-cell office:value-type="float" office:value="222.751052856445" calcext:value-type="float">
            <text:p>222,7510528564</text:p>
          </table:table-cell>
          <table:table-cell office:value-type="float" office:value="2.19606876373291" calcext:value-type="float">
            <text:p>2,196068763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.0382890701294" calcext:value-type="float">
            <text:p>11,0382890701</text:p>
          </table:table-cell>
          <table:table-cell office:value-type="float" office:value="10" calcext:value-type="float">
            <text:p>10</text:p>
          </table:table-cell>
          <table:table-cell office:value-type="float" office:value="222.751052856445" calcext:value-type="float">
            <text:p>222,7510528564</text:p>
          </table:table-cell>
          <table:table-cell office:value-type="float" office:value="2.19606876373291" calcext:value-type="float">
            <text:p>2,196068763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.0976247787476" calcext:value-type="float">
            <text:p>11,0976247787</text:p>
          </table:table-cell>
          <table:table-cell office:value-type="float" office:value="10" calcext:value-type="float">
            <text:p>10</text:p>
          </table:table-cell>
          <table:table-cell office:value-type="float" office:value="221.743881225586" calcext:value-type="float">
            <text:p>221,7438812256</text:p>
          </table:table-cell>
          <table:table-cell office:value-type="float" office:value="1.96882474422455" calcext:value-type="float">
            <text:p>1,968824744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.0401935577393" calcext:value-type="float">
            <text:p>11,0401935577</text:p>
          </table:table-cell>
          <table:table-cell office:value-type="float" office:value="10" calcext:value-type="float">
            <text:p>10</text:p>
          </table:table-cell>
          <table:table-cell office:value-type="float" office:value="221.238143920898" calcext:value-type="float">
            <text:p>221,2381439209</text:p>
          </table:table-cell>
          <table:table-cell office:value-type="float" office:value="1.79337906837463" calcext:value-type="float">
            <text:p>1,793379068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.2517576217651" calcext:value-type="float">
            <text:p>11,2517576218</text:p>
          </table:table-cell>
          <table:table-cell office:value-type="float" office:value="10" calcext:value-type="float">
            <text:p>10</text:p>
          </table:table-cell>
          <table:table-cell office:value-type="float" office:value="221.238143920898" calcext:value-type="float">
            <text:p>221,2381439209</text:p>
          </table:table-cell>
          <table:table-cell office:value-type="float" office:value="1.78168272972107" calcext:value-type="float">
            <text:p>1,781682729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.9871244430542" calcext:value-type="float">
            <text:p>10,9871244431</text:p>
          </table:table-cell>
          <table:table-cell office:value-type="float" office:value="10" calcext:value-type="float">
            <text:p>10</text:p>
          </table:table-cell>
          <table:table-cell office:value-type="float" office:value="221.904891967773" calcext:value-type="float">
            <text:p>221,9048919678</text:p>
          </table:table-cell>
          <table:table-cell office:value-type="float" office:value="1.73922193050385" calcext:value-type="float">
            <text:p>1,739221930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.0440034866333" calcext:value-type="float">
            <text:p>11,0440034866</text:p>
          </table:table-cell>
          <table:table-cell office:value-type="float" office:value="10" calcext:value-type="float">
            <text:p>10</text:p>
          </table:table-cell>
          <table:table-cell office:value-type="float" office:value="221.904891967773" calcext:value-type="float">
            <text:p>221,9048919678</text:p>
          </table:table-cell>
          <table:table-cell office:value-type="float" office:value="1.73922193050385" calcext:value-type="float">
            <text:p>1,739221930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.0784139633179" calcext:value-type="float">
            <text:p>11,0784139633</text:p>
          </table:table-cell>
          <table:table-cell office:value-type="float" office:value="10" calcext:value-type="float">
            <text:p>10</text:p>
          </table:table-cell>
          <table:table-cell office:value-type="float" office:value="222.163391113281" calcext:value-type="float">
            <text:p>222,1633911133</text:p>
          </table:table-cell>
          <table:table-cell office:value-type="float" office:value="1.78974235057831" calcext:value-type="float">
            <text:p>1,789742350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.7490758895874" calcext:value-type="float">
            <text:p>10,7490758896</text:p>
          </table:table-cell>
          <table:table-cell office:value-type="float" office:value="10" calcext:value-type="float">
            <text:p>10</text:p>
          </table:table-cell>
          <table:table-cell office:value-type="float" office:value="222.163391113281" calcext:value-type="float">
            <text:p>222,1633911133</text:p>
          </table:table-cell>
          <table:table-cell office:value-type="float" office:value="1.78974235057831" calcext:value-type="float">
            <text:p>1,789742350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.7508821487427" calcext:value-type="float">
            <text:p>10,7508821487</text:p>
          </table:table-cell>
          <table:table-cell office:value-type="float" office:value="10" calcext:value-type="float">
            <text:p>10</text:p>
          </table:table-cell>
          <table:table-cell office:value-type="float" office:value="223.481750488281" calcext:value-type="float">
            <text:p>223,4817504883</text:p>
          </table:table-cell>
          <table:table-cell office:value-type="float" office:value="1.83004081249237" calcext:value-type="float">
            <text:p>1,830040812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.190767288208" calcext:value-type="float">
            <text:p>11,1907672882</text:p>
          </table:table-cell>
          <table:table-cell office:value-type="float" office:value="10" calcext:value-type="float">
            <text:p>10</text:p>
          </table:table-cell>
          <table:table-cell office:value-type="float" office:value="223.481750488281" calcext:value-type="float">
            <text:p>223,4817504883</text:p>
          </table:table-cell>
          <table:table-cell office:value-type="float" office:value="1.83004081249237" calcext:value-type="float">
            <text:p>1,830040812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.8016881942749" calcext:value-type="float">
            <text:p>10,8016881943</text:p>
          </table:table-cell>
          <table:table-cell office:value-type="float" office:value="10" calcext:value-type="float">
            <text:p>10</text:p>
          </table:table-cell>
          <table:table-cell office:value-type="float" office:value="224.854522705078" calcext:value-type="float">
            <text:p>224,8545227051</text:p>
          </table:table-cell>
          <table:table-cell office:value-type="float" office:value="1.8298442363739" calcext:value-type="float">
            <text:p>1,829844236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.9682950973511" calcext:value-type="float">
            <text:p>10,9682950974</text:p>
          </table:table-cell>
          <table:table-cell office:value-type="float" office:value="10" calcext:value-type="float">
            <text:p>10</text:p>
          </table:table-cell>
          <table:table-cell office:value-type="float" office:value="225.803802490234" calcext:value-type="float">
            <text:p>225,8038024902</text:p>
          </table:table-cell>
          <table:table-cell office:value-type="float" office:value="1.8298442363739" calcext:value-type="float">
            <text:p>1,829844236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.1556558609009" calcext:value-type="float">
            <text:p>11,1556558609</text:p>
          </table:table-cell>
          <table:table-cell office:value-type="float" office:value="10" calcext:value-type="float">
            <text:p>10</text:p>
          </table:table-cell>
          <table:table-cell office:value-type="float" office:value="225.803802490234" calcext:value-type="float">
            <text:p>225,8038024902</text:p>
          </table:table-cell>
          <table:table-cell office:value-type="float" office:value="1.7662513256073" calcext:value-type="float">
            <text:p>1,766251325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.7707843780518" calcext:value-type="float">
            <text:p>10,7707843781</text:p>
          </table:table-cell>
          <table:table-cell office:value-type="float" office:value="10" calcext:value-type="float">
            <text:p>10</text:p>
          </table:table-cell>
          <table:table-cell office:value-type="float" office:value="225.857345581055" calcext:value-type="float">
            <text:p>225,8573455811</text:p>
          </table:table-cell>
          <table:table-cell office:value-type="float" office:value="1.7662513256073" calcext:value-type="float">
            <text:p>1,766251325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.9066123962402" calcext:value-type="float">
            <text:p>10,9066123962</text:p>
          </table:table-cell>
          <table:table-cell office:value-type="float" office:value="10" calcext:value-type="float">
            <text:p>10</text:p>
          </table:table-cell>
          <table:table-cell office:value-type="float" office:value="225.857345581055" calcext:value-type="float">
            <text:p>225,8573455811</text:p>
          </table:table-cell>
          <table:table-cell office:value-type="float" office:value="1.64437317848206" calcext:value-type="float">
            <text:p>1,644373178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.996563911438" calcext:value-type="float">
            <text:p>10,9965639114</text:p>
          </table:table-cell>
          <table:table-cell office:value-type="float" office:value="10" calcext:value-type="float">
            <text:p>10</text:p>
          </table:table-cell>
          <table:table-cell office:value-type="float" office:value="225.857345581055" calcext:value-type="float">
            <text:p>225,8573455811</text:p>
          </table:table-cell>
          <table:table-cell office:value-type="float" office:value="1.64437317848206" calcext:value-type="float">
            <text:p>1,644373178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.0478162765503" calcext:value-type="float">
            <text:p>11,0478162766</text:p>
          </table:table-cell>
          <table:table-cell office:value-type="float" office:value="10" calcext:value-type="float">
            <text:p>10</text:p>
          </table:table-cell>
          <table:table-cell office:value-type="float" office:value="225.541290283203" calcext:value-type="float">
            <text:p>225,5412902832</text:p>
          </table:table-cell>
          <table:table-cell office:value-type="float" office:value="1.48367083072662" calcext:value-type="float">
            <text:p>1,483670830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.8825025558472" calcext:value-type="float">
            <text:p>10,8825025558</text:p>
          </table:table-cell>
          <table:table-cell office:value-type="float" office:value="10" calcext:value-type="float">
            <text:p>10</text:p>
          </table:table-cell>
          <table:table-cell office:value-type="float" office:value="225.541290283203" calcext:value-type="float">
            <text:p>225,5412902832</text:p>
          </table:table-cell>
          <table:table-cell office:value-type="float" office:value="1.48367083072662" calcext:value-type="float">
            <text:p>1,483670830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.8585004806519" calcext:value-type="float">
            <text:p>10,8585004807</text:p>
          </table:table-cell>
          <table:table-cell office:value-type="float" office:value="10" calcext:value-type="float">
            <text:p>10</text:p>
          </table:table-cell>
          <table:table-cell office:value-type="float" office:value="224.97314453125" calcext:value-type="float">
            <text:p>224,9731445313</text:p>
          </table:table-cell>
          <table:table-cell office:value-type="float" office:value="1.48789727687836" calcext:value-type="float">
            <text:p>1,487897276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.9814691543579" calcext:value-type="float">
            <text:p>10,9814691544</text:p>
          </table:table-cell>
          <table:table-cell office:value-type="float" office:value="10" calcext:value-type="float">
            <text:p>10</text:p>
          </table:table-cell>
          <table:table-cell office:value-type="float" office:value="224.97314453125" calcext:value-type="float">
            <text:p>224,9731445313</text:p>
          </table:table-cell>
          <table:table-cell office:value-type="float" office:value="1.48789727687836" calcext:value-type="float">
            <text:p>1,487897276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.9758186340332" calcext:value-type="float">
            <text:p>10,975818634</text:p>
          </table:table-cell>
          <table:table-cell office:value-type="float" office:value="10" calcext:value-type="float">
            <text:p>10</text:p>
          </table:table-cell>
          <table:table-cell office:value-type="float" office:value="225.782409667969" calcext:value-type="float">
            <text:p>225,782409668</text:p>
          </table:table-cell>
          <table:table-cell office:value-type="float" office:value="1.50952076911926" calcext:value-type="float">
            <text:p>1,509520769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.6969747543335" calcext:value-type="float">
            <text:p>10,6969747543</text:p>
          </table:table-cell>
          <table:table-cell office:value-type="float" office:value="10" calcext:value-type="float">
            <text:p>10</text:p>
          </table:table-cell>
          <table:table-cell office:value-type="float" office:value="225.782409667969" calcext:value-type="float">
            <text:p>225,782409668</text:p>
          </table:table-cell>
          <table:table-cell office:value-type="float" office:value="1.55748569965363" calcext:value-type="float">
            <text:p>1,557485699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.5855112075806" calcext:value-type="float">
            <text:p>10,5855112076</text:p>
          </table:table-cell>
          <table:table-cell office:value-type="float" office:value="10" calcext:value-type="float">
            <text:p>10</text:p>
          </table:table-cell>
          <table:table-cell office:value-type="float" office:value="226.626693725586" calcext:value-type="float">
            <text:p>226,6266937256</text:p>
          </table:table-cell>
          <table:table-cell office:value-type="float" office:value="1.55748569965363" calcext:value-type="float">
            <text:p>1,557485699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.70592212677" calcext:value-type="float">
            <text:p>10,7059221268</text:p>
          </table:table-cell>
          <table:table-cell office:value-type="float" office:value="10" calcext:value-type="float">
            <text:p>10</text:p>
          </table:table-cell>
          <table:table-cell office:value-type="float" office:value="226.626693725586" calcext:value-type="float">
            <text:p>226,6266937256</text:p>
          </table:table-cell>
          <table:table-cell office:value-type="float" office:value="1.61842489242554" calcext:value-type="float">
            <text:p>1,618424892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.6987628936768" calcext:value-type="float">
            <text:p>10,6987628937</text:p>
          </table:table-cell>
          <table:table-cell office:value-type="float" office:value="10" calcext:value-type="float">
            <text:p>10</text:p>
          </table:table-cell>
          <table:table-cell office:value-type="float" office:value="223.436279296875" calcext:value-type="float">
            <text:p>223,4362792969</text:p>
          </table:table-cell>
          <table:table-cell office:value-type="float" office:value="0.870249807834625" calcext:value-type="float">
            <text:p>0,870249807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.8035106658936" calcext:value-type="float">
            <text:p>10,8035106659</text:p>
          </table:table-cell>
          <table:table-cell office:value-type="float" office:value="10" calcext:value-type="float">
            <text:p>10</text:p>
          </table:table-cell>
          <table:table-cell office:value-type="float" office:value="230.779739379883" calcext:value-type="float">
            <text:p>230,7797393799</text:p>
          </table:table-cell>
          <table:table-cell office:value-type="float" office:value="1.635822057724" calcext:value-type="float">
            <text:p>1,635822057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.6684446334839" calcext:value-type="float">
            <text:p>10,6684446335</text:p>
          </table:table-cell>
          <table:table-cell office:value-type="float" office:value="10" calcext:value-type="float">
            <text:p>10</text:p>
          </table:table-cell>
          <table:table-cell office:value-type="float" office:value="230.779739379883" calcext:value-type="float">
            <text:p>230,7797393799</text:p>
          </table:table-cell>
          <table:table-cell office:value-type="float" office:value="1.76035404205322" calcext:value-type="float">
            <text:p>1,760354042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.5680313110352" calcext:value-type="float">
            <text:p>10,568031311</text:p>
          </table:table-cell>
          <table:table-cell office:value-type="float" office:value="10" calcext:value-type="float">
            <text:p>10</text:p>
          </table:table-cell>
          <table:table-cell office:value-type="float" office:value="231.846496582031" calcext:value-type="float">
            <text:p>231,846496582</text:p>
          </table:table-cell>
          <table:table-cell office:value-type="float" office:value="1.65361225605011" calcext:value-type="float">
            <text:p>1,653612256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.590765953064" calcext:value-type="float">
            <text:p>10,5907659531</text:p>
          </table:table-cell>
          <table:table-cell office:value-type="float" office:value="10" calcext:value-type="float">
            <text:p>10</text:p>
          </table:table-cell>
          <table:table-cell office:value-type="float" office:value="231.458831787109" calcext:value-type="float">
            <text:p>231,4588317871</text:p>
          </table:table-cell>
          <table:table-cell office:value-type="float" office:value="1.28601181507111" calcext:value-type="float">
            <text:p>1,286011815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.5872621536255" calcext:value-type="float">
            <text:p>10,5872621536</text:p>
          </table:table-cell>
          <table:table-cell office:value-type="float" office:value="10" calcext:value-type="float">
            <text:p>10</text:p>
          </table:table-cell>
          <table:table-cell office:value-type="float" office:value="225.457885742187" calcext:value-type="float">
            <text:p>225,4578857422</text:p>
          </table:table-cell>
          <table:table-cell office:value-type="float" office:value="0.804396271705627" calcext:value-type="float">
            <text:p>0,804396271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.4609346389771" calcext:value-type="float">
            <text:p>10,460934639</text:p>
          </table:table-cell>
          <table:table-cell office:value-type="float" office:value="10" calcext:value-type="float">
            <text:p>10</text:p>
          </table:table-cell>
          <table:table-cell office:value-type="float" office:value="212.887298583984" calcext:value-type="float">
            <text:p>212,887298584</text:p>
          </table:table-cell>
          <table:table-cell office:value-type="float" office:value="0.327695161104202" calcext:value-type="float">
            <text:p>0,327695161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.6012916564941" calcext:value-type="float">
            <text:p>10,6012916565</text:p>
          </table:table-cell>
          <table:table-cell office:value-type="float" office:value="10" calcext:value-type="float">
            <text:p>10</text:p>
          </table:table-cell>
          <table:table-cell office:value-type="float" office:value="212.887298583984" calcext:value-type="float">
            <text:p>212,887298584</text:p>
          </table:table-cell>
          <table:table-cell office:value-type="float" office:value="0.327695161104202" calcext:value-type="float">
            <text:p>0,327695161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.4234523773193" calcext:value-type="float">
            <text:p>10,4234523773</text:p>
          </table:table-cell>
          <table:table-cell office:value-type="float" office:value="10" calcext:value-type="float">
            <text:p>10</text:p>
          </table:table-cell>
          <table:table-cell office:value-type="float" office:value="212.887298583984" calcext:value-type="float">
            <text:p>212,887298584</text:p>
          </table:table-cell>
          <table:table-cell office:value-type="float" office:value="0.187240332365036" calcext:value-type="float">
            <text:p>0,187240332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.4660673141479" calcext:value-type="float">
            <text:p>10,4660673141</text:p>
          </table:table-cell>
          <table:table-cell office:value-type="float" office:value="10" calcext:value-type="float">
            <text:p>10</text:p>
          </table:table-cell>
          <table:table-cell office:value-type="float" office:value="214.104858398438" calcext:value-type="float">
            <text:p>214,1048583984</text:p>
          </table:table-cell>
          <table:table-cell office:value-type="float" office:value="0.187240332365036" calcext:value-type="float">
            <text:p>0,187240332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.4592256546021" calcext:value-type="float">
            <text:p>10,4592256546</text:p>
          </table:table-cell>
          <table:table-cell office:value-type="float" office:value="10" calcext:value-type="float">
            <text:p>10</text:p>
          </table:table-cell>
          <table:table-cell office:value-type="float" office:value="214.104858398438" calcext:value-type="float">
            <text:p>214,1048583984</text:p>
          </table:table-cell>
          <table:table-cell office:value-type="float" office:value="0.437287271022797" calcext:value-type="float">
            <text:p>0,43728727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.46435546875" calcext:value-type="float">
            <text:p>10,4643554688</text:p>
          </table:table-cell>
          <table:table-cell office:value-type="float" office:value="10" calcext:value-type="float">
            <text:p>10</text:p>
          </table:table-cell>
          <table:table-cell office:value-type="float" office:value="213.779861450195" calcext:value-type="float">
            <text:p>213,7798614502</text:p>
          </table:table-cell>
          <table:table-cell office:value-type="float" office:value="0.437287271022797" calcext:value-type="float">
            <text:p>0,43728727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.2679290771484" calcext:value-type="float">
            <text:p>10,2679290771</text:p>
          </table:table-cell>
          <table:table-cell office:value-type="float" office:value="10" calcext:value-type="float">
            <text:p>10</text:p>
          </table:table-cell>
          <table:table-cell office:value-type="float" office:value="213.779861450195" calcext:value-type="float">
            <text:p>213,7798614502</text:p>
          </table:table-cell>
          <table:table-cell office:value-type="float" office:value="0.855506479740143" calcext:value-type="float">
            <text:p>0,855506479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.1894598007202" calcext:value-type="float">
            <text:p>10,1894598007</text:p>
          </table:table-cell>
          <table:table-cell office:value-type="float" office:value="10" calcext:value-type="float">
            <text:p>10</text:p>
          </table:table-cell>
          <table:table-cell office:value-type="float" office:value="213.779861450195" calcext:value-type="float">
            <text:p>213,7798614502</text:p>
          </table:table-cell>
          <table:table-cell office:value-type="float" office:value="0.855506479740143" calcext:value-type="float">
            <text:p>0,855506479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.3543119430542" calcext:value-type="float">
            <text:p>10,3543119431</text:p>
          </table:table-cell>
          <table:table-cell office:value-type="float" office:value="10" calcext:value-type="float">
            <text:p>10</text:p>
          </table:table-cell>
          <table:table-cell office:value-type="float" office:value="227.974197387695" calcext:value-type="float">
            <text:p>227,9741973877</text:p>
          </table:table-cell>
          <table:table-cell office:value-type="float" office:value="1.22762823104858" calcext:value-type="float">
            <text:p>1,22762823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.3946723937988" calcext:value-type="float">
            <text:p>10,3946723938</text:p>
          </table:table-cell>
          <table:table-cell office:value-type="float" office:value="10" calcext:value-type="float">
            <text:p>10</text:p>
          </table:table-cell>
          <table:table-cell office:value-type="float" office:value="227.974197387695" calcext:value-type="float">
            <text:p>227,9741973877</text:p>
          </table:table-cell>
          <table:table-cell office:value-type="float" office:value="1.22762823104858" calcext:value-type="float">
            <text:p>1,22762823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.158730506897" calcext:value-type="float">
            <text:p>10,1587305069</text:p>
          </table:table-cell>
          <table:table-cell office:value-type="float" office:value="10" calcext:value-type="float">
            <text:p>10</text:p>
          </table:table-cell>
          <table:table-cell office:value-type="float" office:value="232.891815185547" calcext:value-type="float">
            <text:p>232,8918151855</text:p>
          </table:table-cell>
          <table:table-cell office:value-type="float" office:value="1.68211603164673" calcext:value-type="float">
            <text:p>1,682116031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.98595714569092" calcext:value-type="float">
            <text:p>9,9859571457</text:p>
          </table:table-cell>
          <table:table-cell office:value-type="float" office:value="10" calcext:value-type="float">
            <text:p>10</text:p>
          </table:table-cell>
          <table:table-cell office:value-type="float" office:value="232.891815185547" calcext:value-type="float">
            <text:p>232,8918151855</text:p>
          </table:table-cell>
          <table:table-cell office:value-type="float" office:value="1.68211603164673" calcext:value-type="float">
            <text:p>1,682116031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9.66621398925781" calcext:value-type="float">
            <text:p>9,6662139893</text:p>
          </table:table-cell>
          <table:table-cell office:value-type="float" office:value="10" calcext:value-type="float">
            <text:p>10</text:p>
          </table:table-cell>
          <table:table-cell office:value-type="float" office:value="232.001083374023" calcext:value-type="float">
            <text:p>232,001083374</text:p>
          </table:table-cell>
          <table:table-cell office:value-type="float" office:value="1.55650281906128" calcext:value-type="float">
            <text:p>1,556502819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.217113494873" calcext:value-type="float">
            <text:p>10,2171134949</text:p>
          </table:table-cell>
          <table:table-cell office:value-type="float" office:value="10" calcext:value-type="float">
            <text:p>10</text:p>
          </table:table-cell>
          <table:table-cell office:value-type="float" office:value="232.001083374023" calcext:value-type="float">
            <text:p>232,001083374</text:p>
          </table:table-cell>
          <table:table-cell office:value-type="float" office:value="1.47551286220551" calcext:value-type="float">
            <text:p>1,475512862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.0613107681274" calcext:value-type="float">
            <text:p>10,0613107681</text:p>
          </table:table-cell>
          <table:table-cell office:value-type="float" office:value="10" calcext:value-type="float">
            <text:p>10</text:p>
          </table:table-cell>
          <table:table-cell office:value-type="float" office:value="231.998809814453" calcext:value-type="float">
            <text:p>231,9988098145</text:p>
          </table:table-cell>
          <table:table-cell office:value-type="float" office:value="1.63130068778992" calcext:value-type="float">
            <text:p>1,63130068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.0140819549561" calcext:value-type="float">
            <text:p>10,014081955</text:p>
          </table:table-cell>
          <table:table-cell office:value-type="float" office:value="10" calcext:value-type="float">
            <text:p>10</text:p>
          </table:table-cell>
          <table:table-cell office:value-type="float" office:value="233.778381347656" calcext:value-type="float">
            <text:p>233,7783813477</text:p>
          </table:table-cell>
          <table:table-cell office:value-type="float" office:value="1.63130068778992" calcext:value-type="float">
            <text:p>1,631300687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.1073913574219" calcext:value-type="float">
            <text:p>10,1073913574</text:p>
          </table:table-cell>
          <table:table-cell office:value-type="float" office:value="10" calcext:value-type="float">
            <text:p>10</text:p>
          </table:table-cell>
          <table:table-cell office:value-type="float" office:value="233.778381347656" calcext:value-type="float">
            <text:p>233,7783813477</text:p>
          </table:table-cell>
          <table:table-cell office:value-type="float" office:value="1.80360114574432" calcext:value-type="float">
            <text:p>1,803601145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.1635704040527" calcext:value-type="float">
            <text:p>10,1635704041</text:p>
          </table:table-cell>
          <table:table-cell office:value-type="float" office:value="10" calcext:value-type="float">
            <text:p>10</text:p>
          </table:table-cell>
          <table:table-cell office:value-type="float" office:value="235.501007080078" calcext:value-type="float">
            <text:p>235,5010070801</text:p>
          </table:table-cell>
          <table:table-cell office:value-type="float" office:value="1.83348095417023" calcext:value-type="float">
            <text:p>1,833480954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.0093841552734" calcext:value-type="float">
            <text:p>10,0093841553</text:p>
          </table:table-cell>
          <table:table-cell office:value-type="float" office:value="10" calcext:value-type="float">
            <text:p>10</text:p>
          </table:table-cell>
          <table:table-cell office:value-type="float" office:value="235.501007080078" calcext:value-type="float">
            <text:p>235,5010070801</text:p>
          </table:table-cell>
          <table:table-cell office:value-type="float" office:value="1.83348095417023" calcext:value-type="float">
            <text:p>1,833480954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.0882720947266" calcext:value-type="float">
            <text:p>10,0882720947</text:p>
          </table:table-cell>
          <table:table-cell office:value-type="float" office:value="10" calcext:value-type="float">
            <text:p>10</text:p>
          </table:table-cell>
          <table:table-cell office:value-type="float" office:value="236.148696899414" calcext:value-type="float">
            <text:p>236,1486968994</text:p>
          </table:table-cell>
          <table:table-cell office:value-type="float" office:value="1.51227283477783" calcext:value-type="float">
            <text:p>1,512272834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.2514820098877" calcext:value-type="float">
            <text:p>10,2514820099</text:p>
          </table:table-cell>
          <table:table-cell office:value-type="float" office:value="10" calcext:value-type="float">
            <text:p>10</text:p>
          </table:table-cell>
          <table:table-cell office:value-type="float" office:value="236.148696899414" calcext:value-type="float">
            <text:p>236,1486968994</text:p>
          </table:table-cell>
          <table:table-cell office:value-type="float" office:value="1.51227283477783" calcext:value-type="float">
            <text:p>1,512272834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.0755662918091" calcext:value-type="float">
            <text:p>10,0755662918</text:p>
          </table:table-cell>
          <table:table-cell office:value-type="float" office:value="10" calcext:value-type="float">
            <text:p>10</text:p>
          </table:table-cell>
          <table:table-cell office:value-type="float" office:value="234.650405883789" calcext:value-type="float">
            <text:p>234,6504058838</text:p>
          </table:table-cell>
          <table:table-cell office:value-type="float" office:value="1.56967353820801" calcext:value-type="float">
            <text:p>1,569673538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.433648109436" calcext:value-type="float">
            <text:p>10,4336481094</text:p>
          </table:table-cell>
          <table:table-cell office:value-type="float" office:value="10" calcext:value-type="float">
            <text:p>10</text:p>
          </table:table-cell>
          <table:table-cell office:value-type="float" office:value="237.174072265625" calcext:value-type="float">
            <text:p>237,1740722656</text:p>
          </table:table-cell>
          <table:table-cell office:value-type="float" office:value="1.79328083992004" calcext:value-type="float">
            <text:p>1,793280839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.3963613510132" calcext:value-type="float">
            <text:p>10,396361351</text:p>
          </table:table-cell>
          <table:table-cell office:value-type="float" office:value="10" calcext:value-type="float">
            <text:p>10</text:p>
          </table:table-cell>
          <table:table-cell office:value-type="float" office:value="237.174072265625" calcext:value-type="float">
            <text:p>237,1740722656</text:p>
          </table:table-cell>
          <table:table-cell office:value-type="float" office:value="1.79328083992004" calcext:value-type="float">
            <text:p>1,793280839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.1329956054688" calcext:value-type="float">
            <text:p>10,1329956055</text:p>
          </table:table-cell>
          <table:table-cell office:value-type="float" office:value="10" calcext:value-type="float">
            <text:p>10</text:p>
          </table:table-cell>
          <table:table-cell office:value-type="float" office:value="238.493896484375" calcext:value-type="float">
            <text:p>238,4938964844</text:p>
          </table:table-cell>
          <table:table-cell office:value-type="float" office:value="1.91604363918304" calcext:value-type="float">
            <text:p>1,916043639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9.94870185852051" calcext:value-type="float">
            <text:p>9,9487018585</text:p>
          </table:table-cell>
          <table:table-cell office:value-type="float" office:value="10" calcext:value-type="float">
            <text:p>10</text:p>
          </table:table-cell>
          <table:table-cell office:value-type="float" office:value="238.493896484375" calcext:value-type="float">
            <text:p>238,4938964844</text:p>
          </table:table-cell>
          <table:table-cell office:value-type="float" office:value="1.97560667991638" calcext:value-type="float">
            <text:p>1,975606679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.2187452316284" calcext:value-type="float">
            <text:p>10,2187452316</text:p>
          </table:table-cell>
          <table:table-cell office:value-type="float" office:value="10" calcext:value-type="float">
            <text:p>10</text:p>
          </table:table-cell>
          <table:table-cell office:value-type="float" office:value="239.459945678711" calcext:value-type="float">
            <text:p>239,4599456787</text:p>
          </table:table-cell>
          <table:table-cell office:value-type="float" office:value="1.97560667991638" calcext:value-type="float">
            <text:p>1,975606679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.072395324707" calcext:value-type="float">
            <text:p>10,0723953247</text:p>
          </table:table-cell>
          <table:table-cell office:value-type="float" office:value="10" calcext:value-type="float">
            <text:p>10</text:p>
          </table:table-cell>
          <table:table-cell office:value-type="float" office:value="239.357940673828" calcext:value-type="float">
            <text:p>239,3579406738</text:p>
          </table:table-cell>
          <table:table-cell office:value-type="float" office:value="1.88812959194183" calcext:value-type="float">
            <text:p>1,888129591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.78294086456299" calcext:value-type="float">
            <text:p>9,7829408646</text:p>
          </table:table-cell>
          <table:table-cell office:value-type="float" office:value="10" calcext:value-type="float">
            <text:p>10</text:p>
          </table:table-cell>
          <table:table-cell office:value-type="float" office:value="239.357940673828" calcext:value-type="float">
            <text:p>239,3579406738</text:p>
          </table:table-cell>
          <table:table-cell office:value-type="float" office:value="1.79819524288178" calcext:value-type="float">
            <text:p>1,798195242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2.1166229248047" calcext:value-type="float">
            <text:p>12,1166229248</text:p>
          </table:table-cell>
          <table:table-cell office:value-type="float" office:value="10" calcext:value-type="float">
            <text:p>10</text:p>
          </table:table-cell>
          <table:table-cell office:value-type="float" office:value="239.355316162109" calcext:value-type="float">
            <text:p>239,3553161621</text:p>
          </table:table-cell>
          <table:table-cell office:value-type="float" office:value="1.72320079803467" calcext:value-type="float">
            <text:p>1,72320079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.6048049926758" calcext:value-type="float">
            <text:p>10,6048049927</text:p>
          </table:table-cell>
          <table:table-cell office:value-type="float" office:value="10" calcext:value-type="float">
            <text:p>10</text:p>
          </table:table-cell>
          <table:table-cell office:value-type="float" office:value="239.355316162109" calcext:value-type="float">
            <text:p>239,3553161621</text:p>
          </table:table-cell>
          <table:table-cell office:value-type="float" office:value="1.72320079803467" calcext:value-type="float">
            <text:p>1,72320079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.95644092559814" calcext:value-type="float">
            <text:p>9,9564409256</text:p>
          </table:table-cell>
          <table:table-cell office:value-type="float" office:value="10" calcext:value-type="float">
            <text:p>10</text:p>
          </table:table-cell>
          <table:table-cell office:value-type="float" office:value="237.977691650391" calcext:value-type="float">
            <text:p>237,9776916504</text:p>
          </table:table-cell>
          <table:table-cell office:value-type="float" office:value="1.53596043586731" calcext:value-type="float">
            <text:p>1,535960435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.80542373657227" calcext:value-type="float">
            <text:p>9,8054237366</text:p>
          </table:table-cell>
          <table:table-cell office:value-type="float" office:value="10" calcext:value-type="float">
            <text:p>10</text:p>
          </table:table-cell>
          <table:table-cell office:value-type="float" office:value="237.977691650391" calcext:value-type="float">
            <text:p>237,9776916504</text:p>
          </table:table-cell>
          <table:table-cell office:value-type="float" office:value="1.53596043586731" calcext:value-type="float">
            <text:p>1,535960435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.6153593063355" calcext:value-type="float">
            <text:p>10,6153593063</text:p>
          </table:table-cell>
          <table:table-cell office:value-type="float" office:value="10" calcext:value-type="float">
            <text:p>10</text:p>
          </table:table-cell>
          <table:table-cell office:value-type="float" office:value="238.446075439453" calcext:value-type="float">
            <text:p>238,4460754395</text:p>
          </table:table-cell>
          <table:table-cell office:value-type="float" office:value="1.4985123872757" calcext:value-type="float">
            <text:p>1,498512387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.6224069595337" calcext:value-type="float">
            <text:p>10,6224069595</text:p>
          </table:table-cell>
          <table:table-cell office:value-type="float" office:value="10" calcext:value-type="float">
            <text:p>10</text:p>
          </table:table-cell>
          <table:table-cell office:value-type="float" office:value="238.446075439453" calcext:value-type="float">
            <text:p>238,4460754395</text:p>
          </table:table-cell>
          <table:table-cell office:value-type="float" office:value="1.4985123872757" calcext:value-type="float">
            <text:p>1,498512387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.3209161758423" calcext:value-type="float">
            <text:p>10,3209161758</text:p>
          </table:table-cell>
          <table:table-cell office:value-type="float" office:value="10" calcext:value-type="float">
            <text:p>10</text:p>
          </table:table-cell>
          <table:table-cell office:value-type="float" office:value="238.892852783203" calcext:value-type="float">
            <text:p>238,8928527832</text:p>
          </table:table-cell>
          <table:table-cell office:value-type="float" office:value="1.48858523368835" calcext:value-type="float">
            <text:p>1,488585233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.1137800216675" calcext:value-type="float">
            <text:p>10,1137800217</text:p>
          </table:table-cell>
          <table:table-cell office:value-type="float" office:value="10" calcext:value-type="float">
            <text:p>10</text:p>
          </table:table-cell>
          <table:table-cell office:value-type="float" office:value="238.892852783203" calcext:value-type="float">
            <text:p>238,8928527832</text:p>
          </table:table-cell>
          <table:table-cell office:value-type="float" office:value="1.48858523368835" calcext:value-type="float">
            <text:p>1,488585233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.9570274353027" calcext:value-type="float">
            <text:p>10,9570274353</text:p>
          </table:table-cell>
          <table:table-cell office:value-type="float" office:value="10" calcext:value-type="float">
            <text:p>10</text:p>
          </table:table-cell>
          <table:table-cell office:value-type="float" office:value="240.258758544922" calcext:value-type="float">
            <text:p>240,2587585449</text:p>
          </table:table-cell>
          <table:table-cell office:value-type="float" office:value="1.60004484653473" calcext:value-type="float">
            <text:p>1,600044846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.3059577941895" calcext:value-type="float">
            <text:p>10,3059577942</text:p>
          </table:table-cell>
          <table:table-cell office:value-type="float" office:value="10" calcext:value-type="float">
            <text:p>10</text:p>
          </table:table-cell>
          <table:table-cell office:value-type="float" office:value="240.258758544922" calcext:value-type="float">
            <text:p>240,2587585449</text:p>
          </table:table-cell>
          <table:table-cell office:value-type="float" office:value="1.87142050266266" calcext:value-type="float">
            <text:p>1,871420502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.1667985916138" calcext:value-type="float">
            <text:p>10,1667985916</text:p>
          </table:table-cell>
          <table:table-cell office:value-type="float" office:value="10" calcext:value-type="float">
            <text:p>10</text:p>
          </table:table-cell>
          <table:table-cell office:value-type="float" office:value="242.790832519531" calcext:value-type="float">
            <text:p>242,7908325195</text:p>
          </table:table-cell>
          <table:table-cell office:value-type="float" office:value="1.87142050266266" calcext:value-type="float">
            <text:p>1,871420502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.4558076858521" calcext:value-type="float">
            <text:p>10,4558076859</text:p>
          </table:table-cell>
          <table:table-cell office:value-type="float" office:value="10" calcext:value-type="float">
            <text:p>10</text:p>
          </table:table-cell>
          <table:table-cell office:value-type="float" office:value="244.381317138672" calcext:value-type="float">
            <text:p>244,3813171387</text:p>
          </table:table-cell>
          <table:table-cell office:value-type="float" office:value="2.03163146972656" calcext:value-type="float">
            <text:p>2,031631469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.2449178695679" calcext:value-type="float">
            <text:p>10,2449178696</text:p>
          </table:table-cell>
          <table:table-cell office:value-type="float" office:value="10" calcext:value-type="float">
            <text:p>10</text:p>
          </table:table-cell>
          <table:table-cell office:value-type="float" office:value="244.381317138672" calcext:value-type="float">
            <text:p>244,3813171387</text:p>
          </table:table-cell>
          <table:table-cell office:value-type="float" office:value="1.95506429672241" calcext:value-type="float">
            <text:p>1,955064296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.1265821456909" calcext:value-type="float">
            <text:p>10,1265821457</text:p>
          </table:table-cell>
          <table:table-cell office:value-type="float" office:value="10" calcext:value-type="float">
            <text:p>10</text:p>
          </table:table-cell>
          <table:table-cell office:value-type="float" office:value="244.282241821289" calcext:value-type="float">
            <text:p>244,2822418213</text:p>
          </table:table-cell>
          <table:table-cell office:value-type="float" office:value="1.40867638587952" calcext:value-type="float">
            <text:p>1,408676385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.1010103225708" calcext:value-type="float">
            <text:p>10,1010103226</text:p>
          </table:table-cell>
          <table:table-cell office:value-type="float" office:value="10" calcext:value-type="float">
            <text:p>10</text:p>
          </table:table-cell>
          <table:table-cell office:value-type="float" office:value="244.282241821289" calcext:value-type="float">
            <text:p>244,2822418213</text:p>
          </table:table-cell>
          <table:table-cell office:value-type="float" office:value="1.40867638587952" calcext:value-type="float">
            <text:p>1,408676385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.182975769043" calcext:value-type="float">
            <text:p>10,182975769</text:p>
          </table:table-cell>
          <table:table-cell office:value-type="float" office:value="10" calcext:value-type="float">
            <text:p>10</text:p>
          </table:table-cell>
          <table:table-cell office:value-type="float" office:value="236.847030639648" calcext:value-type="float">
            <text:p>236,8470306396</text:p>
          </table:table-cell>
          <table:table-cell office:value-type="float" office:value="0.91389012336731" calcext:value-type="float">
            <text:p>0,913890123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.0046901702881" calcext:value-type="float">
            <text:p>10,0046901703</text:p>
          </table:table-cell>
          <table:table-cell office:value-type="float" office:value="10" calcext:value-type="float">
            <text:p>10</text:p>
          </table:table-cell>
          <table:table-cell office:value-type="float" office:value="236.847030639648" calcext:value-type="float">
            <text:p>236,8470306396</text:p>
          </table:table-cell>
          <table:table-cell office:value-type="float" office:value="0.536853909492493" calcext:value-type="float">
            <text:p>0,536853909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.1201772689819" calcext:value-type="float">
            <text:p>10,120177269</text:p>
          </table:table-cell>
          <table:table-cell office:value-type="float" office:value="10" calcext:value-type="float">
            <text:p>10</text:p>
          </table:table-cell>
          <table:table-cell office:value-type="float" office:value="235.234909057617" calcext:value-type="float">
            <text:p>235,2349090576</text:p>
          </table:table-cell>
          <table:table-cell office:value-type="float" office:value="0.536853909492493" calcext:value-type="float">
            <text:p>0,536853909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.2498397827148" calcext:value-type="float">
            <text:p>10,2498397827</text:p>
          </table:table-cell>
          <table:table-cell office:value-type="float" office:value="10" calcext:value-type="float">
            <text:p>10</text:p>
          </table:table-cell>
          <table:table-cell office:value-type="float" office:value="223.760543823242" calcext:value-type="float">
            <text:p>223,7605438232</text:p>
          </table:table-cell>
          <table:table-cell office:value-type="float" office:value="0.440727382898331" calcext:value-type="float">
            <text:p>0,440727382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.1105842590332" calcext:value-type="float">
            <text:p>10,110584259</text:p>
          </table:table-cell>
          <table:table-cell office:value-type="float" office:value="10" calcext:value-type="float">
            <text:p>10</text:p>
          </table:table-cell>
          <table:table-cell office:value-type="float" office:value="223.760543823242" calcext:value-type="float">
            <text:p>223,7605438232</text:p>
          </table:table-cell>
          <table:table-cell office:value-type="float" office:value="0.443086326122284" calcext:value-type="float">
            <text:p>0,443086326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.0140819549561" calcext:value-type="float">
            <text:p>10,014081955</text:p>
          </table:table-cell>
          <table:table-cell office:value-type="float" office:value="10" calcext:value-type="float">
            <text:p>10</text:p>
          </table:table-cell>
          <table:table-cell office:value-type="float" office:value="224.972396850586" calcext:value-type="float">
            <text:p>224,9723968506</text:p>
          </table:table-cell>
          <table:table-cell office:value-type="float" office:value="0.443086326122284" calcext:value-type="float">
            <text:p>0,443086326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.2252759933472" calcext:value-type="float">
            <text:p>10,2252759933</text:p>
          </table:table-cell>
          <table:table-cell office:value-type="float" office:value="10" calcext:value-type="float">
            <text:p>10</text:p>
          </table:table-cell>
          <table:table-cell office:value-type="float" office:value="224.972396850586" calcext:value-type="float">
            <text:p>224,9723968506</text:p>
          </table:table-cell>
          <table:table-cell office:value-type="float" office:value="0.420873016119003" calcext:value-type="float">
            <text:p>0,420873016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.1538953781128" calcext:value-type="float">
            <text:p>10,1538953781</text:p>
          </table:table-cell>
          <table:table-cell office:value-type="float" office:value="10" calcext:value-type="float">
            <text:p>10</text:p>
          </table:table-cell>
          <table:table-cell office:value-type="float" office:value="224.647399902344" calcext:value-type="float">
            <text:p>224,6473999023</text:p>
          </table:table-cell>
          <table:table-cell office:value-type="float" office:value="0.464808166027069" calcext:value-type="float">
            <text:p>0,46480816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.1313915252686" calcext:value-type="float">
            <text:p>10,1313915253</text:p>
          </table:table-cell>
          <table:table-cell office:value-type="float" office:value="10" calcext:value-type="float">
            <text:p>10</text:p>
          </table:table-cell>
          <table:table-cell office:value-type="float" office:value="224.322402954102" calcext:value-type="float">
            <text:p>224,3224029541</text:p>
          </table:table-cell>
          <table:table-cell office:value-type="float" office:value="0.644185364246368" calcext:value-type="float">
            <text:p>0,644185364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.118577003479" calcext:value-type="float">
            <text:p>10,1185770035</text:p>
          </table:table-cell>
          <table:table-cell office:value-type="float" office:value="10" calcext:value-type="float">
            <text:p>10</text:p>
          </table:table-cell>
          <table:table-cell office:value-type="float" office:value="224.322402954102" calcext:value-type="float">
            <text:p>224,3224029541</text:p>
          </table:table-cell>
          <table:table-cell office:value-type="float" office:value="0.644185364246368" calcext:value-type="float">
            <text:p>0,64418536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.0787401199341" calcext:value-type="float">
            <text:p>10,0787401199</text:p>
          </table:table-cell>
          <table:table-cell office:value-type="float" office:value="10" calcext:value-type="float">
            <text:p>10</text:p>
          </table:table-cell>
          <table:table-cell office:value-type="float" office:value="240.517211914062" calcext:value-type="float">
            <text:p>240,5172119141</text:p>
          </table:table-cell>
          <table:table-cell office:value-type="float" office:value="1.1111558675766" calcext:value-type="float">
            <text:p>1,111155867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.0787401199341" calcext:value-type="float">
            <text:p>10,0787401199</text:p>
          </table:table-cell>
          <table:table-cell office:value-type="float" office:value="10" calcext:value-type="float">
            <text:p>10</text:p>
          </table:table-cell>
          <table:table-cell office:value-type="float" office:value="240.517211914062" calcext:value-type="float">
            <text:p>240,5172119141</text:p>
          </table:table-cell>
          <table:table-cell office:value-type="float" office:value="1.1111558675766" calcext:value-type="float">
            <text:p>1,111155867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.2432775497437" calcext:value-type="float">
            <text:p>10,2432775497</text:p>
          </table:table-cell>
          <table:table-cell office:value-type="float" office:value="10" calcext:value-type="float">
            <text:p>10</text:p>
          </table:table-cell>
          <table:table-cell office:value-type="float" office:value="241.975128173828" calcext:value-type="float">
            <text:p>241,9751281738</text:p>
          </table:table-cell>
          <table:table-cell office:value-type="float" office:value="1.52111887931824" calcext:value-type="float">
            <text:p>1,521118879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.6083211898804" calcext:value-type="float">
            <text:p>10,6083211899</text:p>
          </table:table-cell>
          <table:table-cell office:value-type="float" office:value="10" calcext:value-type="float">
            <text:p>10</text:p>
          </table:table-cell>
          <table:table-cell office:value-type="float" office:value="243.667617797852" calcext:value-type="float">
            <text:p>243,6676177979</text:p>
          </table:table-cell>
          <table:table-cell office:value-type="float" office:value="1.40926611423492" calcext:value-type="float">
            <text:p>1,409266114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.5575714111328" calcext:value-type="float">
            <text:p>10,5575714111</text:p>
          </table:table-cell>
          <table:table-cell office:value-type="float" office:value="10" calcext:value-type="float">
            <text:p>10</text:p>
          </table:table-cell>
          <table:table-cell office:value-type="float" office:value="243.667617797852" calcext:value-type="float">
            <text:p>243,6676177979</text:p>
          </table:table-cell>
          <table:table-cell office:value-type="float" office:value="1.40926611423492" calcext:value-type="float">
            <text:p>1,409266114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.7599191665649" calcext:value-type="float">
            <text:p>10,7599191666</text:p>
          </table:table-cell>
          <table:table-cell office:value-type="float" office:value="10" calcext:value-type="float">
            <text:p>10</text:p>
          </table:table-cell>
          <table:table-cell office:value-type="float" office:value="243.312637329102" calcext:value-type="float">
            <text:p>243,3126373291</text:p>
          </table:table-cell>
          <table:table-cell office:value-type="float" office:value="1.40661227703094" calcext:value-type="float">
            <text:p>1,40661227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.7346525192261" calcext:value-type="float">
            <text:p>10,7346525192</text:p>
          </table:table-cell>
          <table:table-cell office:value-type="float" office:value="10" calcext:value-type="float">
            <text:p>10</text:p>
          </table:table-cell>
          <table:table-cell office:value-type="float" office:value="243.312637329102" calcext:value-type="float">
            <text:p>243,3126373291</text:p>
          </table:table-cell>
          <table:table-cell office:value-type="float" office:value="1.40661227703094" calcext:value-type="float">
            <text:p>1,40661227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.68625831604" calcext:value-type="float">
            <text:p>10,686258316</text:p>
          </table:table-cell>
          <table:table-cell office:value-type="float" office:value="10" calcext:value-type="float">
            <text:p>10</text:p>
          </table:table-cell>
          <table:table-cell office:value-type="float" office:value="244.296279907227" calcext:value-type="float">
            <text:p>244,2962799072</text:p>
          </table:table-cell>
          <table:table-cell office:value-type="float" office:value="1.4615558385849" calcext:value-type="float">
            <text:p>1,461555838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.6969747543335" calcext:value-type="float">
            <text:p>10,6969747543</text:p>
          </table:table-cell>
          <table:table-cell office:value-type="float" office:value="10" calcext:value-type="float">
            <text:p>10</text:p>
          </table:table-cell>
          <table:table-cell office:value-type="float" office:value="244.296279907227" calcext:value-type="float">
            <text:p>244,2962799072</text:p>
          </table:table-cell>
          <table:table-cell office:value-type="float" office:value="1.50765323638916" calcext:value-type="float">
            <text:p>1,507653236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.7907600402832" calcext:value-type="float">
            <text:p>10,7907600403</text:p>
          </table:table-cell>
          <table:table-cell office:value-type="float" office:value="10" calcext:value-type="float">
            <text:p>10</text:p>
          </table:table-cell>
          <table:table-cell office:value-type="float" office:value="245.079711914062" calcext:value-type="float">
            <text:p>245,0797119141</text:p>
          </table:table-cell>
          <table:table-cell office:value-type="float" office:value="1.50765323638916" calcext:value-type="float">
            <text:p>1,507653236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.8071594238281" calcext:value-type="float">
            <text:p>10,8071594238</text:p>
          </table:table-cell>
          <table:table-cell office:value-type="float" office:value="10" calcext:value-type="float">
            <text:p>10</text:p>
          </table:table-cell>
          <table:table-cell office:value-type="float" office:value="245.079711914062" calcext:value-type="float">
            <text:p>245,0797119141</text:p>
          </table:table-cell>
          <table:table-cell office:value-type="float" office:value="1.628253698349" calcext:value-type="float">
            <text:p>1,62825369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.752688407898" calcext:value-type="float">
            <text:p>10,7526884079</text:p>
          </table:table-cell>
          <table:table-cell office:value-type="float" office:value="10" calcext:value-type="float">
            <text:p>10</text:p>
          </table:table-cell>
          <table:table-cell office:value-type="float" office:value="246.467315673828" calcext:value-type="float">
            <text:p>246,4673156738</text:p>
          </table:table-cell>
          <table:table-cell office:value-type="float" office:value="1.628253698349" calcext:value-type="float">
            <text:p>1,628253698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.7871227264404" calcext:value-type="float">
            <text:p>10,7871227264</text:p>
          </table:table-cell>
          <table:table-cell office:value-type="float" office:value="10" calcext:value-type="float">
            <text:p>10</text:p>
          </table:table-cell>
          <table:table-cell office:value-type="float" office:value="246.467315673828" calcext:value-type="float">
            <text:p>246,4673156738</text:p>
          </table:table-cell>
          <table:table-cell office:value-type="float" office:value="1.67327010631561" calcext:value-type="float">
            <text:p>1,673270106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.7907600402832" calcext:value-type="float">
            <text:p>10,7907600403</text:p>
          </table:table-cell>
          <table:table-cell office:value-type="float" office:value="10" calcext:value-type="float">
            <text:p>10</text:p>
          </table:table-cell>
          <table:table-cell office:value-type="float" office:value="247.228134155273" calcext:value-type="float">
            <text:p>247,2281341553</text:p>
          </table:table-cell>
          <table:table-cell office:value-type="float" office:value="1.67327010631561" calcext:value-type="float">
            <text:p>1,673270106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.688042640686" calcext:value-type="float">
            <text:p>10,6880426407</text:p>
          </table:table-cell>
          <table:table-cell office:value-type="float" office:value="10" calcext:value-type="float">
            <text:p>10</text:p>
          </table:table-cell>
          <table:table-cell office:value-type="float" office:value="247.228134155273" calcext:value-type="float">
            <text:p>247,2281341553</text:p>
          </table:table-cell>
          <table:table-cell office:value-type="float" office:value="1.67327010631561" calcext:value-type="float">
            <text:p>1,673270106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.638298034668" calcext:value-type="float">
            <text:p>10,6382980347</text:p>
          </table:table-cell>
          <table:table-cell office:value-type="float" office:value="10" calcext:value-type="float">
            <text:p>10</text:p>
          </table:table-cell>
          <table:table-cell office:value-type="float" office:value="247.726928710937" calcext:value-type="float">
            <text:p>247,7269287109</text:p>
          </table:table-cell>
          <table:table-cell office:value-type="float" office:value="1.67327010631561" calcext:value-type="float">
            <text:p>1,673270106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.7671604156494" calcext:value-type="float">
            <text:p>10,7671604156</text:p>
          </table:table-cell>
          <table:table-cell office:value-type="float" office:value="10" calcext:value-type="float">
            <text:p>10</text:p>
          </table:table-cell>
          <table:table-cell office:value-type="float" office:value="247.726928710937" calcext:value-type="float">
            <text:p>247,7269287109</text:p>
          </table:table-cell>
          <table:table-cell office:value-type="float" office:value="1.56613516807556" calcext:value-type="float">
            <text:p>1,566135168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.8016881942749" calcext:value-type="float">
            <text:p>10,8016881943</text:p>
          </table:table-cell>
          <table:table-cell office:value-type="float" office:value="10" calcext:value-type="float">
            <text:p>10</text:p>
          </table:table-cell>
          <table:table-cell office:value-type="float" office:value="247.432403564453" calcext:value-type="float">
            <text:p>247,4324035645</text:p>
          </table:table-cell>
          <table:table-cell office:value-type="float" office:value="1.38351440429688" calcext:value-type="float">
            <text:p>1,383514404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.7166776657105" calcext:value-type="float">
            <text:p>10,7166776657</text:p>
          </table:table-cell>
          <table:table-cell office:value-type="float" office:value="10" calcext:value-type="float">
            <text:p>10</text:p>
          </table:table-cell>
          <table:table-cell office:value-type="float" office:value="247.432403564453" calcext:value-type="float">
            <text:p>247,4324035645</text:p>
          </table:table-cell>
          <table:table-cell office:value-type="float" office:value="1.38351440429688" calcext:value-type="float">
            <text:p>1,383514404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.8456192016602" calcext:value-type="float">
            <text:p>10,8456192017</text:p>
          </table:table-cell>
          <table:table-cell office:value-type="float" office:value="10" calcext:value-type="float">
            <text:p>10</text:p>
          </table:table-cell>
          <table:table-cell office:value-type="float" office:value="245.735824584961" calcext:value-type="float">
            <text:p>245,735824585</text:p>
          </table:table-cell>
          <table:table-cell office:value-type="float" office:value="1.27058053016663" calcext:value-type="float">
            <text:p>1,270580530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.9140520095825" calcext:value-type="float">
            <text:p>10,9140520096</text:p>
          </table:table-cell>
          <table:table-cell office:value-type="float" office:value="10" calcext:value-type="float">
            <text:p>10</text:p>
          </table:table-cell>
          <table:table-cell office:value-type="float" office:value="245.735824584961" calcext:value-type="float">
            <text:p>245,735824585</text:p>
          </table:table-cell>
          <table:table-cell office:value-type="float" office:value="1.21435928344727" calcext:value-type="float">
            <text:p>1,214359283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.9383010864258" calcext:value-type="float">
            <text:p>10,9383010864</text:p>
          </table:table-cell>
          <table:table-cell office:value-type="float" office:value="10" calcext:value-type="float">
            <text:p>10</text:p>
          </table:table-cell>
          <table:table-cell office:value-type="float" office:value="246.004379272461" calcext:value-type="float">
            <text:p>246,0043792725</text:p>
          </table:table-cell>
          <table:table-cell office:value-type="float" office:value="1.21435928344727" calcext:value-type="float">
            <text:p>1,214359283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.816291809082" calcext:value-type="float">
            <text:p>10,8162918091</text:p>
          </table:table-cell>
          <table:table-cell office:value-type="float" office:value="10" calcext:value-type="float">
            <text:p>10</text:p>
          </table:table-cell>
          <table:table-cell office:value-type="float" office:value="246.004379272461" calcext:value-type="float">
            <text:p>246,0043792725</text:p>
          </table:table-cell>
          <table:table-cell office:value-type="float" office:value="1.08157098293304" calcext:value-type="float">
            <text:p>1,081570982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.0745801925659" calcext:value-type="float">
            <text:p>11,0745801926</text:p>
          </table:table-cell>
          <table:table-cell office:value-type="float" office:value="10" calcext:value-type="float">
            <text:p>10</text:p>
          </table:table-cell>
          <table:table-cell office:value-type="float" office:value="245.416213989258" calcext:value-type="float">
            <text:p>245,4162139893</text:p>
          </table:table-cell>
          <table:table-cell office:value-type="float" office:value="1.08157098293304" calcext:value-type="float">
            <text:p>1,081570982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.1265649795532" calcext:value-type="float">
            <text:p>11,1265649796</text:p>
          </table:table-cell>
          <table:table-cell office:value-type="float" office:value="10" calcext:value-type="float">
            <text:p>10</text:p>
          </table:table-cell>
          <table:table-cell office:value-type="float" office:value="245.416213989258" calcext:value-type="float">
            <text:p>245,4162139893</text:p>
          </table:table-cell>
          <table:table-cell office:value-type="float" office:value="1.08157098293304" calcext:value-type="float">
            <text:p>1,081570982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.0401935577393" calcext:value-type="float">
            <text:p>11,0401935577</text:p>
          </table:table-cell>
          <table:table-cell office:value-type="float" office:value="10" calcext:value-type="float">
            <text:p>10</text:p>
          </table:table-cell>
          <table:table-cell office:value-type="float" office:value="244.02848815918" calcext:value-type="float">
            <text:p>244,0284881592</text:p>
          </table:table-cell>
          <table:table-cell office:value-type="float" office:value="0.842335760593414" calcext:value-type="float">
            <text:p>0,842335760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.996563911438" calcext:value-type="float">
            <text:p>10,9965639114</text:p>
          </table:table-cell>
          <table:table-cell office:value-type="float" office:value="10" calcext:value-type="float">
            <text:p>10</text:p>
          </table:table-cell>
          <table:table-cell office:value-type="float" office:value="244.541488647461" calcext:value-type="float">
            <text:p>244,5414886475</text:p>
          </table:table-cell>
          <table:table-cell office:value-type="float" office:value="0.842335760593414" calcext:value-type="float">
            <text:p>0,842335760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.0764970779419" calcext:value-type="float">
            <text:p>11,0764970779</text:p>
          </table:table-cell>
          <table:table-cell office:value-type="float" office:value="10" calcext:value-type="float">
            <text:p>10</text:p>
          </table:table-cell>
          <table:table-cell office:value-type="float" office:value="244.541488647461" calcext:value-type="float">
            <text:p>244,5414886475</text:p>
          </table:table-cell>
          <table:table-cell office:value-type="float" office:value="0.954385101795196" calcext:value-type="float">
            <text:p>0,954385101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1.0764970779419" calcext:value-type="float">
            <text:p>11,0764970779</text:p>
          </table:table-cell>
          <table:table-cell office:value-type="float" office:value="10" calcext:value-type="float">
            <text:p>10</text:p>
          </table:table-cell>
          <table:table-cell office:value-type="float" office:value="244.541488647461" calcext:value-type="float">
            <text:p>244,5414886475</text:p>
          </table:table-cell>
          <table:table-cell office:value-type="float" office:value="0.954385101795196" calcext:value-type="float">
            <text:p>0,954385101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.0516319274902" calcext:value-type="float">
            <text:p>11,0516319275</text:p>
          </table:table-cell>
          <table:table-cell office:value-type="float" office:value="10" calcext:value-type="float">
            <text:p>10</text:p>
          </table:table-cell>
          <table:table-cell office:value-type="float" office:value="245.692031860352" calcext:value-type="float">
            <text:p>245,6920318604</text:p>
          </table:table-cell>
          <table:table-cell office:value-type="float" office:value="0.829558253288269" calcext:value-type="float">
            <text:p>0,829558253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.1440010070801" calcext:value-type="float">
            <text:p>11,1440010071</text:p>
          </table:table-cell>
          <table:table-cell office:value-type="float" office:value="10" calcext:value-type="float">
            <text:p>10</text:p>
          </table:table-cell>
          <table:table-cell office:value-type="float" office:value="245.692031860352" calcext:value-type="float">
            <text:p>245,6920318604</text:p>
          </table:table-cell>
          <table:table-cell office:value-type="float" office:value="0.829558253288269" calcext:value-type="float">
            <text:p>0,829558253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.3034267425537" calcext:value-type="float">
            <text:p>11,3034267426</text:p>
          </table:table-cell>
          <table:table-cell office:value-type="float" office:value="10" calcext:value-type="float">
            <text:p>10</text:p>
          </table:table-cell>
          <table:table-cell office:value-type="float" office:value="242.735260009766" calcext:value-type="float">
            <text:p>242,7352600098</text:p>
          </table:table-cell>
          <table:table-cell office:value-type="float" office:value="0.551204085350037" calcext:value-type="float">
            <text:p>0,551204085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1.2182292938232" calcext:value-type="float">
            <text:p>11,2182292938</text:p>
          </table:table-cell>
          <table:table-cell office:value-type="float" office:value="10" calcext:value-type="float">
            <text:p>10</text:p>
          </table:table-cell>
          <table:table-cell office:value-type="float" office:value="242.735260009766" calcext:value-type="float">
            <text:p>242,7352600098</text:p>
          </table:table-cell>
          <table:table-cell office:value-type="float" office:value="0.551204085350037" calcext:value-type="float">
            <text:p>0,551204085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.2162637710571" calcext:value-type="float">
            <text:p>11,2162637711</text:p>
          </table:table-cell>
          <table:table-cell office:value-type="float" office:value="10" calcext:value-type="float">
            <text:p>10</text:p>
          </table:table-cell>
          <table:table-cell office:value-type="float" office:value="231.179412841797" calcext:value-type="float">
            <text:p>231,1794128418</text:p>
          </table:table-cell>
          <table:table-cell office:value-type="float" office:value="0.402591288089752" calcext:value-type="float">
            <text:p>0,402591288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.3919544219971" calcext:value-type="float">
            <text:p>11,391954422</text:p>
          </table:table-cell>
          <table:table-cell office:value-type="float" office:value="10" calcext:value-type="float">
            <text:p>10</text:p>
          </table:table-cell>
          <table:table-cell office:value-type="float" office:value="232.405624389648" calcext:value-type="float">
            <text:p>232,4056243896</text:p>
          </table:table-cell>
          <table:table-cell office:value-type="float" office:value="0.452620327472687" calcext:value-type="float">
            <text:p>0,452620327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.4081993103027" calcext:value-type="float">
            <text:p>11,4081993103</text:p>
          </table:table-cell>
          <table:table-cell office:value-type="float" office:value="10" calcext:value-type="float">
            <text:p>10</text:p>
          </table:table-cell>
          <table:table-cell office:value-type="float" office:value="232.405624389648" calcext:value-type="float">
            <text:p>232,4056243896</text:p>
          </table:table-cell>
          <table:table-cell office:value-type="float" office:value="0.452620327472687" calcext:value-type="float">
            <text:p>0,452620327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.4143037796021" calcext:value-type="float">
            <text:p>11,4143037796</text:p>
          </table:table-cell>
          <table:table-cell office:value-type="float" office:value="10" calcext:value-type="float">
            <text:p>10</text:p>
          </table:table-cell>
          <table:table-cell office:value-type="float" office:value="232.405624389648" calcext:value-type="float">
            <text:p>232,4056243896</text:p>
          </table:table-cell>
          <table:table-cell office:value-type="float" office:value="0.461073189973831" calcext:value-type="float">
            <text:p>0,4610731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.5149335861206" calcext:value-type="float">
            <text:p>11,5149335861</text:p>
          </table:table-cell>
          <table:table-cell office:value-type="float" office:value="10" calcext:value-type="float">
            <text:p>10</text:p>
          </table:table-cell>
          <table:table-cell office:value-type="float" office:value="232.080627441406" calcext:value-type="float">
            <text:p>232,0806274414</text:p>
          </table:table-cell>
          <table:table-cell office:value-type="float" office:value="0.617549121379852" calcext:value-type="float">
            <text:p>0,617549121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.5481777191162" calcext:value-type="float">
            <text:p>11,5481777191</text:p>
          </table:table-cell>
          <table:table-cell office:value-type="float" office:value="10" calcext:value-type="float">
            <text:p>10</text:p>
          </table:table-cell>
          <table:table-cell office:value-type="float" office:value="232.080627441406" calcext:value-type="float">
            <text:p>232,0806274414</text:p>
          </table:table-cell>
          <table:table-cell office:value-type="float" office:value="0.617549121379852" calcext:value-type="float">
            <text:p>0,617549121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.5232267379761" calcext:value-type="float">
            <text:p>11,523226738</text:p>
          </table:table-cell>
          <table:table-cell office:value-type="float" office:value="10" calcext:value-type="float">
            <text:p>10</text:p>
          </table:table-cell>
          <table:table-cell office:value-type="float" office:value="244.412948608398" calcext:value-type="float">
            <text:p>244,4129486084</text:p>
          </table:table-cell>
          <table:table-cell office:value-type="float" office:value="0.746405839920044" calcext:value-type="float">
            <text:p>0,746405839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.4901256561279" calcext:value-type="float">
            <text:p>11,4901256561</text:p>
          </table:table-cell>
          <table:table-cell office:value-type="float" office:value="10" calcext:value-type="float">
            <text:p>10</text:p>
          </table:table-cell>
          <table:table-cell office:value-type="float" office:value="244.412948608398" calcext:value-type="float">
            <text:p>244,4129486084</text:p>
          </table:table-cell>
          <table:table-cell office:value-type="float" office:value="0.746405839920044" calcext:value-type="float">
            <text:p>0,746405839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.6110305786133" calcext:value-type="float">
            <text:p>11,6110305786</text:p>
          </table:table-cell>
          <table:table-cell office:value-type="float" office:value="10" calcext:value-type="float">
            <text:p>10</text:p>
          </table:table-cell>
          <table:table-cell office:value-type="float" office:value="244.004409790039" calcext:value-type="float">
            <text:p>244,00440979</text:p>
          </table:table-cell>
          <table:table-cell office:value-type="float" office:value="0.883617103099823" calcext:value-type="float">
            <text:p>0,883617103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.5837106704712" calcext:value-type="float">
            <text:p>11,5837106705</text:p>
          </table:table-cell>
          <table:table-cell office:value-type="float" office:value="10" calcext:value-type="float">
            <text:p>10</text:p>
          </table:table-cell>
          <table:table-cell office:value-type="float" office:value="244.004409790039" calcext:value-type="float">
            <text:p>244,00440979</text:p>
          </table:table-cell>
          <table:table-cell office:value-type="float" office:value="0.883617103099823" calcext:value-type="float">
            <text:p>0,883617103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.4572143554688" calcext:value-type="float">
            <text:p>11,4572143555</text:p>
          </table:table-cell>
          <table:table-cell office:value-type="float" office:value="10" calcext:value-type="float">
            <text:p>10</text:p>
          </table:table-cell>
          <table:table-cell office:value-type="float" office:value="245.191802978516" calcext:value-type="float">
            <text:p>245,1918029785</text:p>
          </table:table-cell>
          <table:table-cell office:value-type="float" office:value="0.954188525676727" calcext:value-type="float">
            <text:p>0,954188525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.5190782546997" calcext:value-type="float">
            <text:p>11,5190782547</text:p>
          </table:table-cell>
          <table:table-cell office:value-type="float" office:value="10" calcext:value-type="float">
            <text:p>10</text:p>
          </table:table-cell>
          <table:table-cell office:value-type="float" office:value="245.191802978516" calcext:value-type="float">
            <text:p>245,1918029785</text:p>
          </table:table-cell>
          <table:table-cell office:value-type="float" office:value="0.954188525676727" calcext:value-type="float">
            <text:p>0,954188525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.5170059204102" calcext:value-type="float">
            <text:p>11,5170059204</text:p>
          </table:table-cell>
          <table:table-cell office:value-type="float" office:value="10" calcext:value-type="float">
            <text:p>10</text:p>
          </table:table-cell>
          <table:table-cell office:value-type="float" office:value="246.277008056641" calcext:value-type="float">
            <text:p>246,2770080566</text:p>
          </table:table-cell>
          <table:table-cell office:value-type="float" office:value="1.00313639640808" calcext:value-type="float">
            <text:p>1,003136396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.4224519729614" calcext:value-type="float">
            <text:p>11,422451973</text:p>
          </table:table-cell>
          <table:table-cell office:value-type="float" office:value="10" calcext:value-type="float">
            <text:p>10</text:p>
          </table:table-cell>
          <table:table-cell office:value-type="float" office:value="246.277008056641" calcext:value-type="float">
            <text:p>246,2770080566</text:p>
          </table:table-cell>
          <table:table-cell office:value-type="float" office:value="1.00313639640808" calcext:value-type="float">
            <text:p>1,003136396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.3798007965088" calcext:value-type="float">
            <text:p>11,3798007965</text:p>
          </table:table-cell>
          <table:table-cell office:value-type="float" office:value="10" calcext:value-type="float">
            <text:p>10</text:p>
          </table:table-cell>
          <table:table-cell office:value-type="float" office:value="246.686569213867" calcext:value-type="float">
            <text:p>246,6865692139</text:p>
          </table:table-cell>
          <table:table-cell office:value-type="float" office:value="1.0290846824646" calcext:value-type="float">
            <text:p>1,029084682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.5232267379761" calcext:value-type="float">
            <text:p>11,523226738</text:p>
          </table:table-cell>
          <table:table-cell office:value-type="float" office:value="10" calcext:value-type="float">
            <text:p>10</text:p>
          </table:table-cell>
          <table:table-cell office:value-type="float" office:value="246.686569213867" calcext:value-type="float">
            <text:p>246,6865692139</text:p>
          </table:table-cell>
          <table:table-cell office:value-type="float" office:value="1.0290846824646" calcext:value-type="float">
            <text:p>1,029084682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.4551639556885" calcext:value-type="float">
            <text:p>11,4551639557</text:p>
          </table:table-cell>
          <table:table-cell office:value-type="float" office:value="10" calcext:value-type="float">
            <text:p>10</text:p>
          </table:table-cell>
          <table:table-cell office:value-type="float" office:value="246.995071411133" calcext:value-type="float">
            <text:p>246,9950714111</text:p>
          </table:table-cell>
          <table:table-cell office:value-type="float" office:value="1.0290846824646" calcext:value-type="float">
            <text:p>1,029084682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.5066518783569" calcext:value-type="float">
            <text:p>11,5066518784</text:p>
          </table:table-cell>
          <table:table-cell office:value-type="float" office:value="10" calcext:value-type="float">
            <text:p>10</text:p>
          </table:table-cell>
          <table:table-cell office:value-type="float" office:value="246.995071411133" calcext:value-type="float">
            <text:p>246,9950714111</text:p>
          </table:table-cell>
          <table:table-cell office:value-type="float" office:value="1.0290846824646" calcext:value-type="float">
            <text:p>1,029084682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.4592657089233" calcext:value-type="float">
            <text:p>11,4592657089</text:p>
          </table:table-cell>
          <table:table-cell office:value-type="float" office:value="10" calcext:value-type="float">
            <text:p>10</text:p>
          </table:table-cell>
          <table:table-cell office:value-type="float" office:value="246.995071411133" calcext:value-type="float">
            <text:p>246,9950714111</text:p>
          </table:table-cell>
          <table:table-cell office:value-type="float" office:value="0.94829124212265" calcext:value-type="float">
            <text:p>0,948291242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1.5879049301147" calcext:value-type="float">
            <text:p>11,5879049301</text:p>
          </table:table-cell>
          <table:table-cell office:value-type="float" office:value="10" calcext:value-type="float">
            <text:p>10</text:p>
          </table:table-cell>
          <table:table-cell office:value-type="float" office:value="246.697311401367" calcext:value-type="float">
            <text:p>246,6973114014</text:p>
          </table:table-cell>
          <table:table-cell office:value-type="float" office:value="0.94829124212265" calcext:value-type="float">
            <text:p>0,948291242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1.5377683639526" calcext:value-type="float">
            <text:p>11,537768364</text:p>
          </table:table-cell>
          <table:table-cell office:value-type="float" office:value="10" calcext:value-type="float">
            <text:p>10</text:p>
          </table:table-cell>
          <table:table-cell office:value-type="float" office:value="246.697311401367" calcext:value-type="float">
            <text:p>246,6973114014</text:p>
          </table:table-cell>
          <table:table-cell office:value-type="float" office:value="0.906321883201599" calcext:value-type="float">
            <text:p>0,906321883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.5669622421265" calcext:value-type="float">
            <text:p>11,5669622421</text:p>
          </table:table-cell>
          <table:table-cell office:value-type="float" office:value="10" calcext:value-type="float">
            <text:p>10</text:p>
          </table:table-cell>
          <table:table-cell office:value-type="float" office:value="246.757888793945" calcext:value-type="float">
            <text:p>246,7578887939</text:p>
          </table:table-cell>
          <table:table-cell office:value-type="float" office:value="0.887548685073852" calcext:value-type="float">
            <text:p>0,887548685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1.6089239120483" calcext:value-type="float">
            <text:p>11,608923912</text:p>
          </table:table-cell>
          <table:table-cell office:value-type="float" office:value="10" calcext:value-type="float">
            <text:p>10</text:p>
          </table:table-cell>
          <table:table-cell office:value-type="float" office:value="246.757888793945" calcext:value-type="float">
            <text:p>246,7578887939</text:p>
          </table:table-cell>
          <table:table-cell office:value-type="float" office:value="0.887548685073852" calcext:value-type="float">
            <text:p>0,887548685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1.7323560714722" calcext:value-type="float">
            <text:p>11,7323560715</text:p>
          </table:table-cell>
          <table:table-cell office:value-type="float" office:value="10" calcext:value-type="float">
            <text:p>10</text:p>
          </table:table-cell>
          <table:table-cell office:value-type="float" office:value="246.947525024414" calcext:value-type="float">
            <text:p>246,9475250244</text:p>
          </table:table-cell>
          <table:table-cell office:value-type="float" office:value="0.954974830150604" calcext:value-type="float">
            <text:p>0,954974830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1.646951675415" calcext:value-type="float">
            <text:p>11,6469516754</text:p>
          </table:table-cell>
          <table:table-cell office:value-type="float" office:value="10" calcext:value-type="float">
            <text:p>10</text:p>
          </table:table-cell>
          <table:table-cell office:value-type="float" office:value="246.947525024414" calcext:value-type="float">
            <text:p>246,9475250244</text:p>
          </table:table-cell>
          <table:table-cell office:value-type="float" office:value="0.954974830150604" calcext:value-type="float">
            <text:p>0,954974830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1.5440111160278" calcext:value-type="float">
            <text:p>11,544011116</text:p>
          </table:table-cell>
          <table:table-cell office:value-type="float" office:value="10" calcext:value-type="float">
            <text:p>10</text:p>
          </table:table-cell>
          <table:table-cell office:value-type="float" office:value="247.611602783203" calcext:value-type="float">
            <text:p>247,6116027832</text:p>
          </table:table-cell>
          <table:table-cell office:value-type="float" office:value="0.933154702186584" calcext:value-type="float">
            <text:p>0,93315470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.6809635162354" calcext:value-type="float">
            <text:p>11,6809635162</text:p>
          </table:table-cell>
          <table:table-cell office:value-type="float" office:value="10" calcext:value-type="float">
            <text:p>10</text:p>
          </table:table-cell>
          <table:table-cell office:value-type="float" office:value="247.611602783203" calcext:value-type="float">
            <text:p>247,6116027832</text:p>
          </table:table-cell>
          <table:table-cell office:value-type="float" office:value="0.933154702186584" calcext:value-type="float">
            <text:p>0,933154702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1.7345066070557" calcext:value-type="float">
            <text:p>11,7345066071</text:p>
          </table:table-cell>
          <table:table-cell office:value-type="float" office:value="10" calcext:value-type="float">
            <text:p>10</text:p>
          </table:table-cell>
          <table:table-cell office:value-type="float" office:value="246.146453857422" calcext:value-type="float">
            <text:p>246,1464538574</text:p>
          </table:table-cell>
          <table:table-cell office:value-type="float" office:value="0.71298760175705" calcext:value-type="float">
            <text:p>0,712987601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1.5711441040039" calcext:value-type="float">
            <text:p>11,571144104</text:p>
          </table:table-cell>
          <table:table-cell office:value-type="float" office:value="10" calcext:value-type="float">
            <text:p>10</text:p>
          </table:table-cell>
          <table:table-cell office:value-type="float" office:value="246.146453857422" calcext:value-type="float">
            <text:p>246,1464538574</text:p>
          </table:table-cell>
          <table:table-cell office:value-type="float" office:value="0.71298760175705" calcext:value-type="float">
            <text:p>0,712987601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.6026105880737" calcext:value-type="float">
            <text:p>11,6026105881</text:p>
          </table:table-cell>
          <table:table-cell office:value-type="float" office:value="10" calcext:value-type="float">
            <text:p>10</text:p>
          </table:table-cell>
          <table:table-cell office:value-type="float" office:value="245.367782592773" calcext:value-type="float">
            <text:p>245,3677825928</text:p>
          </table:table-cell>
          <table:table-cell office:value-type="float" office:value="0.555725395679474" calcext:value-type="float">
            <text:p>0,555725395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1.6427145004272" calcext:value-type="float">
            <text:p>11,6427145004</text:p>
          </table:table-cell>
          <table:table-cell office:value-type="float" office:value="10" calcext:value-type="float">
            <text:p>10</text:p>
          </table:table-cell>
          <table:table-cell office:value-type="float" office:value="245.367782592773" calcext:value-type="float">
            <text:p>245,3677825928</text:p>
          </table:table-cell>
          <table:table-cell office:value-type="float" office:value="0.431783080101013" calcext:value-type="float">
            <text:p>0,431783080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1.5087213516235" calcext:value-type="float">
            <text:p>11,5087213516</text:p>
          </table:table-cell>
          <table:table-cell office:value-type="float" office:value="10" calcext:value-type="float">
            <text:p>10</text:p>
          </table:table-cell>
          <table:table-cell office:value-type="float" office:value="233.532104492187" calcext:value-type="float">
            <text:p>233,5321044922</text:p>
          </table:table-cell>
          <table:table-cell office:value-type="float" office:value="0.431783080101013" calcext:value-type="float">
            <text:p>0,43178308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1.387900352478" calcext:value-type="float">
            <text:p>11,3879003525</text:p>
          </table:table-cell>
          <table:table-cell office:value-type="float" office:value="10" calcext:value-type="float">
            <text:p>10</text:p>
          </table:table-cell>
          <table:table-cell office:value-type="float" office:value="233.532104492187" calcext:value-type="float">
            <text:p>233,5321044922</text:p>
          </table:table-cell>
          <table:table-cell office:value-type="float" office:value="0.212992027401924" calcext:value-type="float">
            <text:p>0,212992027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1.4654245376587" calcext:value-type="float">
            <text:p>11,4654245377</text:p>
          </table:table-cell>
          <table:table-cell office:value-type="float" office:value="10" calcext:value-type="float">
            <text:p>10</text:p>
          </table:table-cell>
          <table:table-cell office:value-type="float" office:value="234.762832641602" calcext:value-type="float">
            <text:p>234,7628326416</text:p>
          </table:table-cell>
          <table:table-cell office:value-type="float" office:value="0.212992027401924" calcext:value-type="float">
            <text:p>0,212992027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1.5627822875977" calcext:value-type="float">
            <text:p>11,5627822876</text:p>
          </table:table-cell>
          <table:table-cell office:value-type="float" office:value="10" calcext:value-type="float">
            <text:p>10</text:p>
          </table:table-cell>
          <table:table-cell office:value-type="float" office:value="234.762832641602" calcext:value-type="float">
            <text:p>234,7628326416</text:p>
          </table:table-cell>
          <table:table-cell office:value-type="float" office:value="-0.0631997585296631" calcext:value-type="float">
            <text:p>-0,063199758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1.329439163208" calcext:value-type="float">
            <text:p>11,3294391632</text:p>
          </table:table-cell>
          <table:table-cell office:value-type="float" office:value="10" calcext:value-type="float">
            <text:p>10</text:p>
          </table:table-cell>
          <table:table-cell office:value-type="float" office:value="239.061477661133" calcext:value-type="float">
            <text:p>239,0614776611</text:p>
          </table:table-cell>
          <table:table-cell office:value-type="float" office:value="-0.27314481139183" calcext:value-type="float">
            <text:p>-0,273144811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1.5336093902588" calcext:value-type="float">
            <text:p>11,5336093903</text:p>
          </table:table-cell>
          <table:table-cell office:value-type="float" office:value="10" calcext:value-type="float">
            <text:p>10</text:p>
          </table:table-cell>
          <table:table-cell office:value-type="float" office:value="239.061477661133" calcext:value-type="float">
            <text:p>239,0614776611</text:p>
          </table:table-cell>
          <table:table-cell office:value-type="float" office:value="-0.314819306135178" calcext:value-type="float">
            <text:p>-0,314819306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1.1731843948364" calcext:value-type="float">
            <text:p>11,1731843948</text:p>
          </table:table-cell>
          <table:table-cell office:value-type="float" office:value="10" calcext:value-type="float">
            <text:p>10</text:p>
          </table:table-cell>
          <table:table-cell office:value-type="float" office:value="238.594116210938" calcext:value-type="float">
            <text:p>238,5941162109</text:p>
          </table:table-cell>
          <table:table-cell office:value-type="float" office:value="-0.314819306135178" calcext:value-type="float">
            <text:p>-0,314819306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1.0003433227539" calcext:value-type="float">
            <text:p>11,0003433228</text:p>
          </table:table-cell>
          <table:table-cell office:value-type="float" office:value="10" calcext:value-type="float">
            <text:p>10</text:p>
          </table:table-cell>
          <table:table-cell office:value-type="float" office:value="238.594116210938" calcext:value-type="float">
            <text:p>238,5941162109</text:p>
          </table:table-cell>
          <table:table-cell office:value-type="float" office:value="-0.345288872718811" calcext:value-type="float">
            <text:p>-0,345288872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1.2320108413696" calcext:value-type="float">
            <text:p>11,2320108414</text:p>
          </table:table-cell>
          <table:table-cell office:value-type="float" office:value="10" calcext:value-type="float">
            <text:p>10</text:p>
          </table:table-cell>
          <table:table-cell office:value-type="float" office:value="238.295043945313" calcext:value-type="float">
            <text:p>238,2950439453</text:p>
          </table:table-cell>
          <table:table-cell office:value-type="float" office:value="-0.300567418336868" calcext:value-type="float">
            <text:p>-0,300567418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1.0325803756714" calcext:value-type="float">
            <text:p>11,0325803757</text:p>
          </table:table-cell>
          <table:table-cell office:value-type="float" office:value="10" calcext:value-type="float">
            <text:p>10</text:p>
          </table:table-cell>
          <table:table-cell office:value-type="float" office:value="238.295043945313" calcext:value-type="float">
            <text:p>238,2950439453</text:p>
          </table:table-cell>
          <table:table-cell office:value-type="float" office:value="-0.300567418336868" calcext:value-type="float">
            <text:p>-0,300567418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.7762250900269" calcext:value-type="float">
            <text:p>10,77622509</text:p>
          </table:table-cell>
          <table:table-cell office:value-type="float" office:value="10" calcext:value-type="float">
            <text:p>10</text:p>
          </table:table-cell>
          <table:table-cell office:value-type="float" office:value="238.563247680664" calcext:value-type="float">
            <text:p>238,5632476807</text:p>
          </table:table-cell>
          <table:table-cell office:value-type="float" office:value="-0.284448057413101" calcext:value-type="float">
            <text:p>-0,284448057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.9758186340332" calcext:value-type="float">
            <text:p>10,975818634</text:p>
          </table:table-cell>
          <table:table-cell office:value-type="float" office:value="10" calcext:value-type="float">
            <text:p>10</text:p>
          </table:table-cell>
          <table:table-cell office:value-type="float" office:value="238.563247680664" calcext:value-type="float">
            <text:p>238,5632476807</text:p>
          </table:table-cell>
          <table:table-cell office:value-type="float" office:value="-0.284448057413101" calcext:value-type="float">
            <text:p>-0,284448057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1.1111106872559" calcext:value-type="float">
            <text:p>11,1111106873</text:p>
          </table:table-cell>
          <table:table-cell office:value-type="float" office:value="10" calcext:value-type="float">
            <text:p>10</text:p>
          </table:table-cell>
          <table:table-cell office:value-type="float" office:value="238.725402832031" calcext:value-type="float">
            <text:p>238,725402832</text:p>
          </table:table-cell>
          <table:table-cell office:value-type="float" office:value="-0.261645019054413" calcext:value-type="float">
            <text:p>-0,261645019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.8862047195435" calcext:value-type="float">
            <text:p>10,8862047195</text:p>
          </table:table-cell>
          <table:table-cell office:value-type="float" office:value="10" calcext:value-type="float">
            <text:p>10</text:p>
          </table:table-cell>
          <table:table-cell office:value-type="float" office:value="238.725402832031" calcext:value-type="float">
            <text:p>238,725402832</text:p>
          </table:table-cell>
          <table:table-cell office:value-type="float" office:value="-0.261645019054413" calcext:value-type="float">
            <text:p>-0,261645019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.6898279190063" calcext:value-type="float">
            <text:p>10,689827919</text:p>
          </table:table-cell>
          <table:table-cell office:value-type="float" office:value="10" calcext:value-type="float">
            <text:p>10</text:p>
          </table:table-cell>
          <table:table-cell office:value-type="float" office:value="238.906021118164" calcext:value-type="float">
            <text:p>238,9060211182</text:p>
          </table:table-cell>
          <table:table-cell office:value-type="float" office:value="-0.222722619771957" calcext:value-type="float">
            <text:p>-0,222722619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.9177751541138" calcext:value-type="float">
            <text:p>10,9177751541</text:p>
          </table:table-cell>
          <table:table-cell office:value-type="float" office:value="10" calcext:value-type="float">
            <text:p>10</text:p>
          </table:table-cell>
          <table:table-cell office:value-type="float" office:value="238.906021118164" calcext:value-type="float">
            <text:p>238,9060211182</text:p>
          </table:table-cell>
          <table:table-cell office:value-type="float" office:value="-0.280221611261368" calcext:value-type="float">
            <text:p>-0,280221611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1.0764970779419" calcext:value-type="float">
            <text:p>11,0764970779</text:p>
          </table:table-cell>
          <table:table-cell office:value-type="float" office:value="10" calcext:value-type="float">
            <text:p>10</text:p>
          </table:table-cell>
          <table:table-cell office:value-type="float" office:value="238.344787597656" calcext:value-type="float">
            <text:p>238,3447875977</text:p>
          </table:table-cell>
          <table:table-cell office:value-type="float" office:value="-0.280221611261368" calcext:value-type="float">
            <text:p>-0,280221611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.9946746826172" calcext:value-type="float">
            <text:p>10,9946746826</text:p>
          </table:table-cell>
          <table:table-cell office:value-type="float" office:value="10" calcext:value-type="float">
            <text:p>10</text:p>
          </table:table-cell>
          <table:table-cell office:value-type="float" office:value="238.344787597656" calcext:value-type="float">
            <text:p>238,3447875977</text:p>
          </table:table-cell>
          <table:table-cell office:value-type="float" office:value="-0.280221611261368" calcext:value-type="float">
            <text:p>-0,280221611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.8751058578491" calcext:value-type="float">
            <text:p>10,8751058578</text:p>
          </table:table-cell>
          <table:table-cell office:value-type="float" office:value="10" calcext:value-type="float">
            <text:p>10</text:p>
          </table:table-cell>
          <table:table-cell office:value-type="float" office:value="238.483489990234" calcext:value-type="float">
            <text:p>238,4834899902</text:p>
          </table:table-cell>
          <table:table-cell office:value-type="float" office:value="-0.258204907178879" calcext:value-type="float">
            <text:p>-0,258204907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1.0459098815918" calcext:value-type="float">
            <text:p>11,0459098816</text:p>
          </table:table-cell>
          <table:table-cell office:value-type="float" office:value="10" calcext:value-type="float">
            <text:p>10</text:p>
          </table:table-cell>
          <table:table-cell office:value-type="float" office:value="238.483489990234" calcext:value-type="float">
            <text:p>238,4834899902</text:p>
          </table:table-cell>
          <table:table-cell office:value-type="float" office:value="0.0393155552446842" calcext:value-type="float">
            <text:p>0,039315555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1.0573596954346" calcext:value-type="float">
            <text:p>11,0573596954</text:p>
          </table:table-cell>
          <table:table-cell office:value-type="float" office:value="10" calcext:value-type="float">
            <text:p>10</text:p>
          </table:table-cell>
          <table:table-cell office:value-type="float" office:value="232.573013305664" calcext:value-type="float">
            <text:p>232,5730133057</text:p>
          </table:table-cell>
          <table:table-cell office:value-type="float" office:value="0.0393155552446842" calcext:value-type="float">
            <text:p>0,039315555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.6720027923584" calcext:value-type="float">
            <text:p>10,6720027924</text:p>
          </table:table-cell>
          <table:table-cell office:value-type="float" office:value="10" calcext:value-type="float">
            <text:p>10</text:p>
          </table:table-cell>
          <table:table-cell office:value-type="float" office:value="232.573013305664" calcext:value-type="float">
            <text:p>232,5730133057</text:p>
          </table:table-cell>
          <table:table-cell office:value-type="float" office:value="0.28277713060379" calcext:value-type="float">
            <text:p>0,282777130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.5995359420776" calcext:value-type="float">
            <text:p>10,5995359421</text:p>
          </table:table-cell>
          <table:table-cell office:value-type="float" office:value="10" calcext:value-type="float">
            <text:p>10</text:p>
          </table:table-cell>
          <table:table-cell office:value-type="float" office:value="232.989807128906" calcext:value-type="float">
            <text:p>232,9898071289</text:p>
          </table:table-cell>
          <table:table-cell office:value-type="float" office:value="0.453308373689652" calcext:value-type="float">
            <text:p>0,453308373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.825439453125" calcext:value-type="float">
            <text:p>10,8254394531</text:p>
          </table:table-cell>
          <table:table-cell office:value-type="float" office:value="10" calcext:value-type="float">
            <text:p>10</text:p>
          </table:table-cell>
          <table:table-cell office:value-type="float" office:value="232.989807128906" calcext:value-type="float">
            <text:p>232,9898071289</text:p>
          </table:table-cell>
          <table:table-cell office:value-type="float" office:value="0.453308373689652" calcext:value-type="float">
            <text:p>0,453308373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.7041311264038" calcext:value-type="float">
            <text:p>10,7041311264</text:p>
          </table:table-cell>
          <table:table-cell office:value-type="float" office:value="10" calcext:value-type="float">
            <text:p>10</text:p>
          </table:table-cell>
          <table:table-cell office:value-type="float" office:value="244.486114501953" calcext:value-type="float">
            <text:p>244,486114502</text:p>
          </table:table-cell>
          <table:table-cell office:value-type="float" office:value="0.510709047317505" calcext:value-type="float">
            <text:p>0,510709047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.6206436157227" calcext:value-type="float">
            <text:p>10,6206436157</text:p>
          </table:table-cell>
          <table:table-cell office:value-type="float" office:value="10" calcext:value-type="float">
            <text:p>10</text:p>
          </table:table-cell>
          <table:table-cell office:value-type="float" office:value="244.486114501953" calcext:value-type="float">
            <text:p>244,486114502</text:p>
          </table:table-cell>
          <table:table-cell office:value-type="float" office:value="0.510709047317505" calcext:value-type="float">
            <text:p>0,510709047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.680908203125" calcext:value-type="float">
            <text:p>10,6809082031</text:p>
          </table:table-cell>
          <table:table-cell office:value-type="float" office:value="10" calcext:value-type="float">
            <text:p>10</text:p>
          </table:table-cell>
          <table:table-cell office:value-type="float" office:value="231.320083618164" calcext:value-type="float">
            <text:p>231,3200836182</text:p>
          </table:table-cell>
          <table:table-cell office:value-type="float" office:value="0.463825285434723" calcext:value-type="float">
            <text:p>0,463825285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0.7005519866943" calcext:value-type="float">
            <text:p>10,7005519867</text:p>
          </table:table-cell>
          <table:table-cell office:value-type="float" office:value="10" calcext:value-type="float">
            <text:p>10</text:p>
          </table:table-cell>
          <table:table-cell office:value-type="float" office:value="231.320083618164" calcext:value-type="float">
            <text:p>231,3200836182</text:p>
          </table:table-cell>
          <table:table-cell office:value-type="float" office:value="0.463825285434723" calcext:value-type="float">
            <text:p>0,463825285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0.7256574630737" calcext:value-type="float">
            <text:p>10,7256574631</text:p>
          </table:table-cell>
          <table:table-cell office:value-type="float" office:value="10" calcext:value-type="float">
            <text:p>10</text:p>
          </table:table-cell>
          <table:table-cell office:value-type="float" office:value="244.936233520508" calcext:value-type="float">
            <text:p>244,9362335205</text:p>
          </table:table-cell>
          <table:table-cell office:value-type="float" office:value="0.588553845882416" calcext:value-type="float">
            <text:p>0,588553845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.7041311264038" calcext:value-type="float">
            <text:p>10,7041311264</text:p>
          </table:table-cell>
          <table:table-cell office:value-type="float" office:value="10" calcext:value-type="float">
            <text:p>10</text:p>
          </table:table-cell>
          <table:table-cell office:value-type="float" office:value="244.936233520508" calcext:value-type="float">
            <text:p>244,9362335205</text:p>
          </table:table-cell>
          <table:table-cell office:value-type="float" office:value="0.588553845882416" calcext:value-type="float">
            <text:p>0,588553845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.8382730484009" calcext:value-type="float">
            <text:p>10,8382730484</text:p>
          </table:table-cell>
          <table:table-cell office:value-type="float" office:value="10" calcext:value-type="float">
            <text:p>10</text:p>
          </table:table-cell>
          <table:table-cell office:value-type="float" office:value="243.605865478516" calcext:value-type="float">
            <text:p>243,6058654785</text:p>
          </table:table-cell>
          <table:table-cell office:value-type="float" office:value="0.597105026245117" calcext:value-type="float">
            <text:p>0,597105026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.9626588821411" calcext:value-type="float">
            <text:p>10,9626588821</text:p>
          </table:table-cell>
          <table:table-cell office:value-type="float" office:value="10" calcext:value-type="float">
            <text:p>10</text:p>
          </table:table-cell>
          <table:table-cell office:value-type="float" office:value="243.605865478516" calcext:value-type="float">
            <text:p>243,6058654785</text:p>
          </table:table-cell>
          <table:table-cell office:value-type="float" office:value="0.597105026245117" calcext:value-type="float">
            <text:p>0,597105026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.8621864318848" calcext:value-type="float">
            <text:p>10,8621864319</text:p>
          </table:table-cell>
          <table:table-cell office:value-type="float" office:value="10" calcext:value-type="float">
            <text:p>10</text:p>
          </table:table-cell>
          <table:table-cell office:value-type="float" office:value="243.605865478516" calcext:value-type="float">
            <text:p>243,6058654785</text:p>
          </table:table-cell>
          <table:table-cell office:value-type="float" office:value="0.640352129936218" calcext:value-type="float">
            <text:p>0,640352129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.7725973129272" calcext:value-type="float">
            <text:p>10,7725973129</text:p>
          </table:table-cell>
          <table:table-cell office:value-type="float" office:value="10" calcext:value-type="float">
            <text:p>10</text:p>
          </table:table-cell>
          <table:table-cell office:value-type="float" office:value="244.129791259766" calcext:value-type="float">
            <text:p>244,1297912598</text:p>
          </table:table-cell>
          <table:table-cell office:value-type="float" office:value="0.696376800537109" calcext:value-type="float">
            <text:p>0,696376800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.8199491500854" calcext:value-type="float">
            <text:p>10,8199491501</text:p>
          </table:table-cell>
          <table:table-cell office:value-type="float" office:value="10" calcext:value-type="float">
            <text:p>10</text:p>
          </table:table-cell>
          <table:table-cell office:value-type="float" office:value="244.129791259766" calcext:value-type="float">
            <text:p>244,1297912598</text:p>
          </table:table-cell>
          <table:table-cell office:value-type="float" office:value="0.696376800537109" calcext:value-type="float">
            <text:p>0,696376800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.8732585906982" calcext:value-type="float">
            <text:p>10,8732585907</text:p>
          </table:table-cell>
          <table:table-cell office:value-type="float" office:value="10" calcext:value-type="float">
            <text:p>10</text:p>
          </table:table-cell>
          <table:table-cell office:value-type="float" office:value="244.733047485352" calcext:value-type="float">
            <text:p>244,7330474854</text:p>
          </table:table-cell>
          <table:table-cell office:value-type="float" office:value="0.913496971130371" calcext:value-type="float">
            <text:p>0,913496971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1.0440034866333" calcext:value-type="float">
            <text:p>11,0440034866</text:p>
          </table:table-cell>
          <table:table-cell office:value-type="float" office:value="10" calcext:value-type="float">
            <text:p>10</text:p>
          </table:table-cell>
          <table:table-cell office:value-type="float" office:value="246.602310180664" calcext:value-type="float">
            <text:p>246,6023101807</text:p>
          </table:table-cell>
          <table:table-cell office:value-type="float" office:value="0.913496971130371" calcext:value-type="float">
            <text:p>0,913496971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.5436573028564" calcext:value-type="float">
            <text:p>10,5436573029</text:p>
          </table:table-cell>
          <table:table-cell office:value-type="float" office:value="10" calcext:value-type="float">
            <text:p>10</text:p>
          </table:table-cell>
          <table:table-cell office:value-type="float" office:value="247.458236694336" calcext:value-type="float">
            <text:p>247,4582366943</text:p>
          </table:table-cell>
          <table:table-cell office:value-type="float" office:value="0.89983481168747" calcext:value-type="float">
            <text:p>0,899834811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.7599191665649" calcext:value-type="float">
            <text:p>10,7599191666</text:p>
          </table:table-cell>
          <table:table-cell office:value-type="float" office:value="10" calcext:value-type="float">
            <text:p>10</text:p>
          </table:table-cell>
          <table:table-cell office:value-type="float" office:value="247.458236694336" calcext:value-type="float">
            <text:p>247,4582366943</text:p>
          </table:table-cell>
          <table:table-cell office:value-type="float" office:value="0.717902064323425" calcext:value-type="float">
            <text:p>0,717902064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.8621864318848" calcext:value-type="float">
            <text:p>10,8621864319</text:p>
          </table:table-cell>
          <table:table-cell office:value-type="float" office:value="10" calcext:value-type="float">
            <text:p>10</text:p>
          </table:table-cell>
          <table:table-cell office:value-type="float" office:value="246.455444335938" calcext:value-type="float">
            <text:p>246,4554443359</text:p>
          </table:table-cell>
          <table:table-cell office:value-type="float" office:value="0.717902064323425" calcext:value-type="float">
            <text:p>0,717902064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.5855112075806" calcext:value-type="float">
            <text:p>10,5855112076</text:p>
          </table:table-cell>
          <table:table-cell office:value-type="float" office:value="10" calcext:value-type="float">
            <text:p>10</text:p>
          </table:table-cell>
          <table:table-cell office:value-type="float" office:value="246.455444335938" calcext:value-type="float">
            <text:p>246,4554443359</text:p>
          </table:table-cell>
          <table:table-cell office:value-type="float" office:value="0.588062405586243" calcext:value-type="float">
            <text:p>0,588062405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.6436052322388" calcext:value-type="float">
            <text:p>10,6436052322</text:p>
          </table:table-cell>
          <table:table-cell office:value-type="float" office:value="10" calcext:value-type="float">
            <text:p>10</text:p>
          </table:table-cell>
          <table:table-cell office:value-type="float" office:value="245.854690551758" calcext:value-type="float">
            <text:p>245,8546905518</text:p>
          </table:table-cell>
          <table:table-cell office:value-type="float" office:value="0.588062405586243" calcext:value-type="float">
            <text:p>0,588062405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.6737823486328" calcext:value-type="float">
            <text:p>10,6737823486</text:p>
          </table:table-cell>
          <table:table-cell office:value-type="float" office:value="10" calcext:value-type="float">
            <text:p>10</text:p>
          </table:table-cell>
          <table:table-cell office:value-type="float" office:value="245.854690551758" calcext:value-type="float">
            <text:p>245,8546905518</text:p>
          </table:table-cell>
          <table:table-cell office:value-type="float" office:value="0.250636667013168" calcext:value-type="float">
            <text:p>0,2506366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.8880567550659" calcext:value-type="float">
            <text:p>10,8880567551</text:p>
          </table:table-cell>
          <table:table-cell office:value-type="float" office:value="10" calcext:value-type="float">
            <text:p>10</text:p>
          </table:table-cell>
          <table:table-cell office:value-type="float" office:value="245.854690551758" calcext:value-type="float">
            <text:p>245,8546905518</text:p>
          </table:table-cell>
          <table:table-cell office:value-type="float" office:value="0.250636667013168" calcext:value-type="float">
            <text:p>0,25063666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.7635383605957" calcext:value-type="float">
            <text:p>10,7635383606</text:p>
          </table:table-cell>
          <table:table-cell office:value-type="float" office:value="10" calcext:value-type="float">
            <text:p>10</text:p>
          </table:table-cell>
          <table:table-cell office:value-type="float" office:value="241.177963256836" calcext:value-type="float">
            <text:p>241,1779632568</text:p>
          </table:table-cell>
          <table:table-cell office:value-type="float" office:value="-0.0506187789142132" calcext:value-type="float">
            <text:p>-0,05061877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.7871227264404" calcext:value-type="float">
            <text:p>10,7871227264</text:p>
          </table:table-cell>
          <table:table-cell office:value-type="float" office:value="10" calcext:value-type="float">
            <text:p>10</text:p>
          </table:table-cell>
          <table:table-cell office:value-type="float" office:value="241.177963256836" calcext:value-type="float">
            <text:p>241,1779632568</text:p>
          </table:table-cell>
          <table:table-cell office:value-type="float" office:value="-0.148809373378754" calcext:value-type="float">
            <text:p>-0,148809373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0.582010269165" calcext:value-type="float">
            <text:p>10,5820102692</text:p>
          </table:table-cell>
          <table:table-cell office:value-type="float" office:value="10" calcext:value-type="float">
            <text:p>10</text:p>
          </table:table-cell>
          <table:table-cell office:value-type="float" office:value="241.031860351563" calcext:value-type="float">
            <text:p>241,0318603516</text:p>
          </table:table-cell>
          <table:table-cell office:value-type="float" office:value="-0.148809373378754" calcext:value-type="float">
            <text:p>-0,148809373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0.8880567550659" calcext:value-type="float">
            <text:p>10,8880567551</text:p>
          </table:table-cell>
          <table:table-cell office:value-type="float" office:value="10" calcext:value-type="float">
            <text:p>10</text:p>
          </table:table-cell>
          <table:table-cell office:value-type="float" office:value="241.031860351563" calcext:value-type="float">
            <text:p>241,0318603516</text:p>
          </table:table-cell>
          <table:table-cell office:value-type="float" office:value="-0.166108220815659" calcext:value-type="float">
            <text:p>-0,166108220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0.6969747543335" calcext:value-type="float">
            <text:p>10,6969747543</text:p>
          </table:table-cell>
          <table:table-cell office:value-type="float" office:value="10" calcext:value-type="float">
            <text:p>10</text:p>
          </table:table-cell>
          <table:table-cell office:value-type="float" office:value="240.946319580078" calcext:value-type="float">
            <text:p>240,9463195801</text:p>
          </table:table-cell>
          <table:table-cell office:value-type="float" office:value="-0.166108220815659" calcext:value-type="float">
            <text:p>-0,166108220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.5453948974609" calcext:value-type="float">
            <text:p>10,5453948975</text:p>
          </table:table-cell>
          <table:table-cell office:value-type="float" office:value="10" calcext:value-type="float">
            <text:p>10</text:p>
          </table:table-cell>
          <table:table-cell office:value-type="float" office:value="240.946319580078" calcext:value-type="float">
            <text:p>240,9463195801</text:p>
          </table:table-cell>
          <table:table-cell office:value-type="float" office:value="0.00235893344506621" calcext:value-type="float">
            <text:p>0,002358933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.9028959274292" calcext:value-type="float">
            <text:p>10,9028959274</text:p>
          </table:table-cell>
          <table:table-cell office:value-type="float" office:value="10" calcext:value-type="float">
            <text:p>10</text:p>
          </table:table-cell>
          <table:table-cell office:value-type="float" office:value="234.384429931641" calcext:value-type="float">
            <text:p>234,3844299316</text:p>
          </table:table-cell>
          <table:table-cell office:value-type="float" office:value="0.00235893344506621" calcext:value-type="float">
            <text:p>0,002358933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0.6826906204224" calcext:value-type="float">
            <text:p>10,6826906204</text:p>
          </table:table-cell>
          <table:table-cell office:value-type="float" office:value="10" calcext:value-type="float">
            <text:p>10</text:p>
          </table:table-cell>
          <table:table-cell office:value-type="float" office:value="234.384429931641" calcext:value-type="float">
            <text:p>234,3844299316</text:p>
          </table:table-cell>
          <table:table-cell office:value-type="float" office:value="0.242380410432816" calcext:value-type="float">
            <text:p>0,242380410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.6631126403809" calcext:value-type="float">
            <text:p>10,6631126404</text:p>
          </table:table-cell>
          <table:table-cell office:value-type="float" office:value="10" calcext:value-type="float">
            <text:p>10</text:p>
          </table:table-cell>
          <table:table-cell office:value-type="float" office:value="234.893325805664" calcext:value-type="float">
            <text:p>234,8933258057</text:p>
          </table:table-cell>
          <table:table-cell office:value-type="float" office:value="0.160014316439629" calcext:value-type="float">
            <text:p>0,160014316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0.7130899429321" calcext:value-type="float">
            <text:p>10,7130899429</text:p>
          </table:table-cell>
          <table:table-cell office:value-type="float" office:value="10" calcext:value-type="float">
            <text:p>10</text:p>
          </table:table-cell>
          <table:table-cell office:value-type="float" office:value="234.568328857422" calcext:value-type="float">
            <text:p>234,5683288574</text:p>
          </table:table-cell>
          <table:table-cell office:value-type="float" office:value="0.0180851556360722" calcext:value-type="float">
            <text:p>0,018085155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0.7962217330933" calcext:value-type="float">
            <text:p>10,7962217331</text:p>
          </table:table-cell>
          <table:table-cell office:value-type="float" office:value="10" calcext:value-type="float">
            <text:p>10</text:p>
          </table:table-cell>
          <table:table-cell office:value-type="float" office:value="234.568328857422" calcext:value-type="float">
            <text:p>234,5683288574</text:p>
          </table:table-cell>
          <table:table-cell office:value-type="float" office:value="0.0180851556360722" calcext:value-type="float">
            <text:p>0,018085155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.7023410797119" calcext:value-type="float">
            <text:p>10,7023410797</text:p>
          </table:table-cell>
          <table:table-cell office:value-type="float" office:value="10" calcext:value-type="float">
            <text:p>10</text:p>
          </table:table-cell>
          <table:table-cell office:value-type="float" office:value="241.200775146484" calcext:value-type="float">
            <text:p>241,2007751465</text:p>
          </table:table-cell>
          <table:table-cell office:value-type="float" office:value="-0.110869869589806" calcext:value-type="float">
            <text:p>-0,110869869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.7653493881226" calcext:value-type="float">
            <text:p>10,7653493881</text:p>
          </table:table-cell>
          <table:table-cell office:value-type="float" office:value="10" calcext:value-type="float">
            <text:p>10</text:p>
          </table:table-cell>
          <table:table-cell office:value-type="float" office:value="240.275619506836" calcext:value-type="float">
            <text:p>240,2756195068</text:p>
          </table:table-cell>
          <table:table-cell office:value-type="float" office:value="-0.110869869589806" calcext:value-type="float">
            <text:p>-0,110869869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0.8346033096313" calcext:value-type="float">
            <text:p>10,8346033096</text:p>
          </table:table-cell>
          <table:table-cell office:value-type="float" office:value="10" calcext:value-type="float">
            <text:p>10</text:p>
          </table:table-cell>
          <table:table-cell office:value-type="float" office:value="240.275619506836" calcext:value-type="float">
            <text:p>240,2756195068</text:p>
          </table:table-cell>
          <table:table-cell office:value-type="float" office:value="-0.110869869589806" calcext:value-type="float">
            <text:p>-0,110869869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0.7472715377808" calcext:value-type="float">
            <text:p>10,7472715378</text:p>
          </table:table-cell>
          <table:table-cell office:value-type="float" office:value="10" calcext:value-type="float">
            <text:p>10</text:p>
          </table:table-cell>
          <table:table-cell office:value-type="float" office:value="240.275619506836" calcext:value-type="float">
            <text:p>240,2756195068</text:p>
          </table:table-cell>
          <table:table-cell office:value-type="float" office:value="-0.162668108940124" calcext:value-type="float">
            <text:p>-0,162668108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.5680313110352" calcext:value-type="float">
            <text:p>10,568031311</text:p>
          </table:table-cell>
          <table:table-cell office:value-type="float" office:value="10" calcext:value-type="float">
            <text:p>10</text:p>
          </table:table-cell>
          <table:table-cell office:value-type="float" office:value="239.834259033203" calcext:value-type="float">
            <text:p>239,8342590332</text:p>
          </table:table-cell>
          <table:table-cell office:value-type="float" office:value="-0.0842335820198059" calcext:value-type="float">
            <text:p>-0,08423358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0.691614151001" calcext:value-type="float">
            <text:p>10,691614151</text:p>
          </table:table-cell>
          <table:table-cell office:value-type="float" office:value="10" calcext:value-type="float">
            <text:p>10</text:p>
          </table:table-cell>
          <table:table-cell office:value-type="float" office:value="240.44694519043" calcext:value-type="float">
            <text:p>240,4469451904</text:p>
          </table:table-cell>
          <table:table-cell office:value-type="float" office:value="-0.0842335820198059" calcext:value-type="float">
            <text:p>-0,08423358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0.6365299224854" calcext:value-type="float">
            <text:p>10,6365299225</text:p>
          </table:table-cell>
          <table:table-cell office:value-type="float" office:value="10" calcext:value-type="float">
            <text:p>10</text:p>
          </table:table-cell>
          <table:table-cell office:value-type="float" office:value="233.175262451172" calcext:value-type="float">
            <text:p>233,1752624512</text:p>
          </table:table-cell>
          <table:table-cell office:value-type="float" office:value="0.0311575774103403" calcext:value-type="float">
            <text:p>0,031157577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.5960264205933" calcext:value-type="float">
            <text:p>10,5960264206</text:p>
          </table:table-cell>
          <table:table-cell office:value-type="float" office:value="10" calcext:value-type="float">
            <text:p>10</text:p>
          </table:table-cell>
          <table:table-cell office:value-type="float" office:value="233.175262451172" calcext:value-type="float">
            <text:p>233,1752624512</text:p>
          </table:table-cell>
          <table:table-cell office:value-type="float" office:value="0.0598579347133637" calcext:value-type="float">
            <text:p>0,059857934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0.6048049926758" calcext:value-type="float">
            <text:p>10,6048049927</text:p>
          </table:table-cell>
          <table:table-cell office:value-type="float" office:value="10" calcext:value-type="float">
            <text:p>10</text:p>
          </table:table-cell>
          <table:table-cell office:value-type="float" office:value="233.766036987305" calcext:value-type="float">
            <text:p>233,7660369873</text:p>
          </table:table-cell>
          <table:table-cell office:value-type="float" office:value="0.0849215984344482" calcext:value-type="float">
            <text:p>0,084921598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.4438638687134" calcext:value-type="float">
            <text:p>10,4438638687</text:p>
          </table:table-cell>
          <table:table-cell office:value-type="float" office:value="10" calcext:value-type="float">
            <text:p>10</text:p>
          </table:table-cell>
          <table:table-cell office:value-type="float" office:value="233.766036987305" calcext:value-type="float">
            <text:p>233,7660369873</text:p>
          </table:table-cell>
          <table:table-cell office:value-type="float" office:value="0.0849215984344482" calcext:value-type="float">
            <text:p>0,084921598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.4455690383911" calcext:value-type="float">
            <text:p>10,4455690384</text:p>
          </table:table-cell>
          <table:table-cell office:value-type="float" office:value="10" calcext:value-type="float">
            <text:p>10</text:p>
          </table:table-cell>
          <table:table-cell office:value-type="float" office:value="233.441040039063" calcext:value-type="float">
            <text:p>233,4410400391</text:p>
          </table:table-cell>
          <table:table-cell office:value-type="float" office:value="0.137702733278275" calcext:value-type="float">
            <text:p>0,137702733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0.4472742080688" calcext:value-type="float">
            <text:p>10,4472742081</text:p>
          </table:table-cell>
          <table:table-cell office:value-type="float" office:value="10" calcext:value-type="float">
            <text:p>10</text:p>
          </table:table-cell>
          <table:table-cell office:value-type="float" office:value="233.11604309082" calcext:value-type="float">
            <text:p>233,1160430908</text:p>
          </table:table-cell>
          <table:table-cell office:value-type="float" office:value="0.197757244110107" calcext:value-type="float">
            <text:p>0,197757244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.4506855010986" calcext:value-type="float">
            <text:p>10,4506855011</text:p>
          </table:table-cell>
          <table:table-cell office:value-type="float" office:value="10" calcext:value-type="float">
            <text:p>10</text:p>
          </table:table-cell>
          <table:table-cell office:value-type="float" office:value="233.11604309082" calcext:value-type="float">
            <text:p>233,1160430908</text:p>
          </table:table-cell>
          <table:table-cell office:value-type="float" office:value="0.197757244110107" calcext:value-type="float">
            <text:p>0,197757244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0.4421606063843" calcext:value-type="float">
            <text:p>10,4421606064</text:p>
          </table:table-cell>
          <table:table-cell office:value-type="float" office:value="10" calcext:value-type="float">
            <text:p>10</text:p>
          </table:table-cell>
          <table:table-cell office:value-type="float" office:value="232.791046142578" calcext:value-type="float">
            <text:p>232,7910461426</text:p>
          </table:table-cell>
          <table:table-cell office:value-type="float" office:value="0.278452426195145" calcext:value-type="float">
            <text:p>0,278452426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0.3811845779419" calcext:value-type="float">
            <text:p>10,3811845779</text:p>
          </table:table-cell>
          <table:table-cell office:value-type="float" office:value="10" calcext:value-type="float">
            <text:p>10</text:p>
          </table:table-cell>
          <table:table-cell office:value-type="float" office:value="232.791046142578" calcext:value-type="float">
            <text:p>232,7910461426</text:p>
          </table:table-cell>
          <table:table-cell office:value-type="float" office:value="0.278452426195145" calcext:value-type="float">
            <text:p>0,278452426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.5627994537354" calcext:value-type="float">
            <text:p>10,5627994537</text:p>
          </table:table-cell>
          <table:table-cell office:value-type="float" office:value="10" calcext:value-type="float">
            <text:p>10</text:p>
          </table:table-cell>
          <table:table-cell office:value-type="float" office:value="232.466049194336" calcext:value-type="float">
            <text:p>232,4660491943</text:p>
          </table:table-cell>
          <table:table-cell office:value-type="float" office:value="0.373694360256195" calcext:value-type="float">
            <text:p>0,373694360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0.4729175567627" calcext:value-type="float">
            <text:p>10,4729175568</text:p>
          </table:table-cell>
          <table:table-cell office:value-type="float" office:value="10" calcext:value-type="float">
            <text:p>10</text:p>
          </table:table-cell>
          <table:table-cell office:value-type="float" office:value="232.466049194336" calcext:value-type="float">
            <text:p>232,4660491943</text:p>
          </table:table-cell>
          <table:table-cell office:value-type="float" office:value="0.373694360256195" calcext:value-type="float">
            <text:p>0,373694360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0.5159378051758" calcext:value-type="float">
            <text:p>10,5159378052</text:p>
          </table:table-cell>
          <table:table-cell office:value-type="float" office:value="10" calcext:value-type="float">
            <text:p>10</text:p>
          </table:table-cell>
          <table:table-cell office:value-type="float" office:value="244.785293579102" calcext:value-type="float">
            <text:p>244,7852935791</text:p>
          </table:table-cell>
          <table:table-cell office:value-type="float" office:value="0.615878164768219" calcext:value-type="float">
            <text:p>0,61587816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0.6012916564941" calcext:value-type="float">
            <text:p>10,6012916565</text:p>
          </table:table-cell>
          <table:table-cell office:value-type="float" office:value="10" calcext:value-type="float">
            <text:p>10</text:p>
          </table:table-cell>
          <table:table-cell office:value-type="float" office:value="244.785293579102" calcext:value-type="float">
            <text:p>244,7852935791</text:p>
          </table:table-cell>
          <table:table-cell office:value-type="float" office:value="0.781494975090027" calcext:value-type="float">
            <text:p>0,781494975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.691614151001" calcext:value-type="float">
            <text:p>10,691614151</text:p>
          </table:table-cell>
          <table:table-cell office:value-type="float" office:value="10" calcext:value-type="float">
            <text:p>10</text:p>
          </table:table-cell>
          <table:table-cell office:value-type="float" office:value="244.66552734375" calcext:value-type="float">
            <text:p>244,6655273438</text:p>
          </table:table-cell>
          <table:table-cell office:value-type="float" office:value="0.781494975090027" calcext:value-type="float">
            <text:p>0,781494975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.5349798202515" calcext:value-type="float">
            <text:p>10,5349798203</text:p>
          </table:table-cell>
          <table:table-cell office:value-type="float" office:value="10" calcext:value-type="float">
            <text:p>10</text:p>
          </table:table-cell>
          <table:table-cell office:value-type="float" office:value="244.66552734375" calcext:value-type="float">
            <text:p>244,6655273438</text:p>
          </table:table-cell>
          <table:table-cell office:value-type="float" office:value="0.947210013866425" calcext:value-type="float">
            <text:p>0,947210013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.6012916564941" calcext:value-type="float">
            <text:p>10,6012916565</text:p>
          </table:table-cell>
          <table:table-cell office:value-type="float" office:value="10" calcext:value-type="float">
            <text:p>10</text:p>
          </table:table-cell>
          <table:table-cell office:value-type="float" office:value="244.66552734375" calcext:value-type="float">
            <text:p>244,6655273438</text:p>
          </table:table-cell>
          <table:table-cell office:value-type="float" office:value="0.947210013866425" calcext:value-type="float">
            <text:p>0,947210013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.7220640182495" calcext:value-type="float">
            <text:p>10,7220640182</text:p>
          </table:table-cell>
          <table:table-cell office:value-type="float" office:value="10" calcext:value-type="float">
            <text:p>10</text:p>
          </table:table-cell>
          <table:table-cell office:value-type="float" office:value="246.05061340332" calcext:value-type="float">
            <text:p>246,0506134033</text:p>
          </table:table-cell>
          <table:table-cell office:value-type="float" office:value="1.07901549339294" calcext:value-type="float">
            <text:p>1,079015493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0.590765953064" calcext:value-type="float">
            <text:p>10,5907659531</text:p>
          </table:table-cell>
          <table:table-cell office:value-type="float" office:value="10" calcext:value-type="float">
            <text:p>10</text:p>
          </table:table-cell>
          <table:table-cell office:value-type="float" office:value="246.05061340332" calcext:value-type="float">
            <text:p>246,0506134033</text:p>
          </table:table-cell>
          <table:table-cell office:value-type="float" office:value="1.07901549339294" calcext:value-type="float">
            <text:p>1,079015493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.5977811813354" calcext:value-type="float">
            <text:p>10,5977811813</text:p>
          </table:table-cell>
          <table:table-cell office:value-type="float" office:value="10" calcext:value-type="float">
            <text:p>10</text:p>
          </table:table-cell>
          <table:table-cell office:value-type="float" office:value="246.169677734375" calcext:value-type="float">
            <text:p>246,1696777344</text:p>
          </table:table-cell>
          <table:table-cell office:value-type="float" office:value="0.944261372089386" calcext:value-type="float">
            <text:p>0,944261372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.603048324585" calcext:value-type="float">
            <text:p>10,6030483246</text:p>
          </table:table-cell>
          <table:table-cell office:value-type="float" office:value="10" calcext:value-type="float">
            <text:p>10</text:p>
          </table:table-cell>
          <table:table-cell office:value-type="float" office:value="246.169677734375" calcext:value-type="float">
            <text:p>246,1696777344</text:p>
          </table:table-cell>
          <table:table-cell office:value-type="float" office:value="0.944261372089386" calcext:value-type="float">
            <text:p>0,944261372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0.5995359420776" calcext:value-type="float">
            <text:p>10,5995359421</text:p>
          </table:table-cell>
          <table:table-cell office:value-type="float" office:value="10" calcext:value-type="float">
            <text:p>10</text:p>
          </table:table-cell>
          <table:table-cell office:value-type="float" office:value="246.546417236328" calcext:value-type="float">
            <text:p>246,5464172363</text:p>
          </table:table-cell>
          <table:table-cell office:value-type="float" office:value="0.952812492847443" calcext:value-type="float">
            <text:p>0,952812492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0.6048049926758" calcext:value-type="float">
            <text:p>10,6048049927</text:p>
          </table:table-cell>
          <table:table-cell office:value-type="float" office:value="10" calcext:value-type="float">
            <text:p>10</text:p>
          </table:table-cell>
          <table:table-cell office:value-type="float" office:value="246.546417236328" calcext:value-type="float">
            <text:p>246,5464172363</text:p>
          </table:table-cell>
          <table:table-cell office:value-type="float" office:value="0.952812492847443" calcext:value-type="float">
            <text:p>0,952812492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.731053352356" calcext:value-type="float">
            <text:p>10,7310533524</text:p>
          </table:table-cell>
          <table:table-cell office:value-type="float" office:value="10" calcext:value-type="float">
            <text:p>10</text:p>
          </table:table-cell>
          <table:table-cell office:value-type="float" office:value="246.492202758789" calcext:value-type="float">
            <text:p>246,4922027588</text:p>
          </table:table-cell>
          <table:table-cell office:value-type="float" office:value="0.90740305185318" calcext:value-type="float">
            <text:p>0,907403051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.6898279190063" calcext:value-type="float">
            <text:p>10,689827919</text:p>
          </table:table-cell>
          <table:table-cell office:value-type="float" office:value="10" calcext:value-type="float">
            <text:p>10</text:p>
          </table:table-cell>
          <table:table-cell office:value-type="float" office:value="246.492202758789" calcext:value-type="float">
            <text:p>246,4922027588</text:p>
          </table:table-cell>
          <table:table-cell office:value-type="float" office:value="0.90740305185318" calcext:value-type="float">
            <text:p>0,907403051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.7436628341675" calcext:value-type="float">
            <text:p>10,7436628342</text:p>
          </table:table-cell>
          <table:table-cell office:value-type="float" office:value="10" calcext:value-type="float">
            <text:p>10</text:p>
          </table:table-cell>
          <table:table-cell office:value-type="float" office:value="246.492202758789" calcext:value-type="float">
            <text:p>246,4922027588</text:p>
          </table:table-cell>
          <table:table-cell office:value-type="float" office:value="0.588258981704712" calcext:value-type="float">
            <text:p>0,5882589817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0.5925188064575" calcext:value-type="float">
            <text:p>10,5925188065</text:p>
          </table:table-cell>
          <table:table-cell office:value-type="float" office:value="10" calcext:value-type="float">
            <text:p>10</text:p>
          </table:table-cell>
          <table:table-cell office:value-type="float" office:value="244.335220336914" calcext:value-type="float">
            <text:p>244,3352203369</text:p>
          </table:table-cell>
          <table:table-cell office:value-type="float" office:value="0.588258981704712" calcext:value-type="float">
            <text:p>0,588258981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0.6418361663818" calcext:value-type="float">
            <text:p>10,6418361664</text:p>
          </table:table-cell>
          <table:table-cell office:value-type="float" office:value="10" calcext:value-type="float">
            <text:p>10</text:p>
          </table:table-cell>
          <table:table-cell office:value-type="float" office:value="244.335220336914" calcext:value-type="float">
            <text:p>244,3352203369</text:p>
          </table:table-cell>
          <table:table-cell office:value-type="float" office:value="0.23933345079422" calcext:value-type="float">
            <text:p>0,239333450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.5523490905762" calcext:value-type="float">
            <text:p>10,5523490906</text:p>
          </table:table-cell>
          <table:table-cell office:value-type="float" office:value="10" calcext:value-type="float">
            <text:p>10</text:p>
          </table:table-cell>
          <table:table-cell office:value-type="float" office:value="232.417419433594" calcext:value-type="float">
            <text:p>232,4174194336</text:p>
          </table:table-cell>
          <table:table-cell office:value-type="float" office:value="0.23933345079422" calcext:value-type="float">
            <text:p>0,239333450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.638298034668" calcext:value-type="float">
            <text:p>10,6382980347</text:p>
          </table:table-cell>
          <table:table-cell office:value-type="float" office:value="10" calcext:value-type="float">
            <text:p>10</text:p>
          </table:table-cell>
          <table:table-cell office:value-type="float" office:value="232.417419433594" calcext:value-type="float">
            <text:p>232,4174194336</text:p>
          </table:table-cell>
          <table:table-cell office:value-type="float" office:value="0.00373497791588306" calcext:value-type="float">
            <text:p>0,003734977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.5872621536255" calcext:value-type="float">
            <text:p>10,5872621536</text:p>
          </table:table-cell>
          <table:table-cell office:value-type="float" office:value="10" calcext:value-type="float">
            <text:p>10</text:p>
          </table:table-cell>
          <table:table-cell office:value-type="float" office:value="232.417419433594" calcext:value-type="float">
            <text:p>232,4174194336</text:p>
          </table:table-cell>
          <table:table-cell office:value-type="float" office:value="0.00373497791588306" calcext:value-type="float">
            <text:p>0,003734977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.5523490905762" calcext:value-type="float">
            <text:p>10,5523490906</text:p>
          </table:table-cell>
          <table:table-cell office:value-type="float" office:value="10" calcext:value-type="float">
            <text:p>10</text:p>
          </table:table-cell>
          <table:table-cell office:value-type="float" office:value="233.680679321289" calcext:value-type="float">
            <text:p>233,6806793213</text:p>
          </table:table-cell>
          <table:table-cell office:value-type="float" office:value="-0.0425590910017491" calcext:value-type="float">
            <text:p>-0,04255909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0.6012916564941" calcext:value-type="float">
            <text:p>10,6012916565</text:p>
          </table:table-cell>
          <table:table-cell office:value-type="float" office:value="10" calcext:value-type="float">
            <text:p>10</text:p>
          </table:table-cell>
          <table:table-cell office:value-type="float" office:value="241.029937744141" calcext:value-type="float">
            <text:p>241,0299377441</text:p>
          </table:table-cell>
          <table:table-cell office:value-type="float" office:value="-0.0192646216601133" calcext:value-type="float">
            <text:p>-0,019264621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0.670223236084" calcext:value-type="float">
            <text:p>10,6702232361</text:p>
          </table:table-cell>
          <table:table-cell office:value-type="float" office:value="10" calcext:value-type="float">
            <text:p>10</text:p>
          </table:table-cell>
          <table:table-cell office:value-type="float" office:value="241.029937744141" calcext:value-type="float">
            <text:p>241,0299377441</text:p>
          </table:table-cell>
          <table:table-cell office:value-type="float" office:value="-0.0192646216601133" calcext:value-type="float">
            <text:p>-0,019264621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.70592212677" calcext:value-type="float">
            <text:p>10,7059221268</text:p>
          </table:table-cell>
          <table:table-cell office:value-type="float" office:value="10" calcext:value-type="float">
            <text:p>10</text:p>
          </table:table-cell>
          <table:table-cell office:value-type="float" office:value="232.368698120117" calcext:value-type="float">
            <text:p>232,3686981201</text:p>
          </table:table-cell>
          <table:table-cell office:value-type="float" office:value="0.184881404042244" calcext:value-type="float">
            <text:p>0,18488140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.5384492874146" calcext:value-type="float">
            <text:p>10,5384492874</text:p>
          </table:table-cell>
          <table:table-cell office:value-type="float" office:value="10" calcext:value-type="float">
            <text:p>10</text:p>
          </table:table-cell>
          <table:table-cell office:value-type="float" office:value="239.289794921875" calcext:value-type="float">
            <text:p>239,2897949219</text:p>
          </table:table-cell>
          <table:table-cell office:value-type="float" office:value="-0.120109021663666" calcext:value-type="float">
            <text:p>-0,120109021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0.4866456985474" calcext:value-type="float">
            <text:p>10,4866456985</text:p>
          </table:table-cell>
          <table:table-cell office:value-type="float" office:value="10" calcext:value-type="float">
            <text:p>10</text:p>
          </table:table-cell>
          <table:table-cell office:value-type="float" office:value="239.289794921875" calcext:value-type="float">
            <text:p>239,2897949219</text:p>
          </table:table-cell>
          <table:table-cell office:value-type="float" office:value="-0.120109021663666" calcext:value-type="float">
            <text:p>-0,120109021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0.5925188064575" calcext:value-type="float">
            <text:p>10,5925188065</text:p>
          </table:table-cell>
          <table:table-cell office:value-type="float" office:value="10" calcext:value-type="float">
            <text:p>10</text:p>
          </table:table-cell>
          <table:table-cell office:value-type="float" office:value="237.927093505859" calcext:value-type="float">
            <text:p>237,9270935059</text:p>
          </table:table-cell>
          <table:table-cell office:value-type="float" office:value="-0.176821708679199" calcext:value-type="float">
            <text:p>-0,176821708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0.5855112075806" calcext:value-type="float">
            <text:p>10,5855112076</text:p>
          </table:table-cell>
          <table:table-cell office:value-type="float" office:value="10" calcext:value-type="float">
            <text:p>10</text:p>
          </table:table-cell>
          <table:table-cell office:value-type="float" office:value="237.927093505859" calcext:value-type="float">
            <text:p>237,9270935059</text:p>
          </table:table-cell>
          <table:table-cell office:value-type="float" office:value="-0.176821708679199" calcext:value-type="float">
            <text:p>-0,176821708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.5107574462891" calcext:value-type="float">
            <text:p>10,5107574463</text:p>
          </table:table-cell>
          <table:table-cell office:value-type="float" office:value="10" calcext:value-type="float">
            <text:p>10</text:p>
          </table:table-cell>
          <table:table-cell office:value-type="float" office:value="237.926345825195" calcext:value-type="float">
            <text:p>237,9263458252</text:p>
          </table:table-cell>
          <table:table-cell office:value-type="float" office:value="-0.176821708679199" calcext:value-type="float">
            <text:p>-0,176821708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.4952440261841" calcext:value-type="float">
            <text:p>10,4952440262</text:p>
          </table:table-cell>
          <table:table-cell office:value-type="float" office:value="10" calcext:value-type="float">
            <text:p>10</text:p>
          </table:table-cell>
          <table:table-cell office:value-type="float" office:value="237.926345825195" calcext:value-type="float">
            <text:p>237,9263458252</text:p>
          </table:table-cell>
          <table:table-cell office:value-type="float" office:value="-0.0740115344524384" calcext:value-type="float">
            <text:p>-0,074011534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.5697774887085" calcext:value-type="float">
            <text:p>10,5697774887</text:p>
          </table:table-cell>
          <table:table-cell office:value-type="float" office:value="10" calcext:value-type="float">
            <text:p>10</text:p>
          </table:table-cell>
          <table:table-cell office:value-type="float" office:value="238.673370361328" calcext:value-type="float">
            <text:p>238,6733703613</text:p>
          </table:table-cell>
          <table:table-cell office:value-type="float" office:value="-0.0740115344524384" calcext:value-type="float">
            <text:p>-0,074011534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0.6436052322388" calcext:value-type="float">
            <text:p>10,6436052322</text:p>
          </table:table-cell>
          <table:table-cell office:value-type="float" office:value="10" calcext:value-type="float">
            <text:p>10</text:p>
          </table:table-cell>
          <table:table-cell office:value-type="float" office:value="238.673370361328" calcext:value-type="float">
            <text:p>238,6733703613</text:p>
          </table:table-cell>
          <table:table-cell office:value-type="float" office:value="-0.00442299991846085" calcext:value-type="float">
            <text:p>-0,004422999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.7256574630737" calcext:value-type="float">
            <text:p>10,7256574631</text:p>
          </table:table-cell>
          <table:table-cell office:value-type="float" office:value="10" calcext:value-type="float">
            <text:p>10</text:p>
          </table:table-cell>
          <table:table-cell office:value-type="float" office:value="239.091049194336" calcext:value-type="float">
            <text:p>239,0910491943</text:p>
          </table:table-cell>
          <table:table-cell office:value-type="float" office:value="0.0958316698670387" calcext:value-type="float">
            <text:p>0,095831669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.4438638687134" calcext:value-type="float">
            <text:p>10,4438638687</text:p>
          </table:table-cell>
          <table:table-cell office:value-type="float" office:value="10" calcext:value-type="float">
            <text:p>10</text:p>
          </table:table-cell>
          <table:table-cell office:value-type="float" office:value="231.229629516602" calcext:value-type="float">
            <text:p>231,2296295166</text:p>
          </table:table-cell>
          <table:table-cell office:value-type="float" office:value="0.0958316698670387" calcext:value-type="float">
            <text:p>0,095831669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.7256574630737" calcext:value-type="float">
            <text:p>10,7256574631</text:p>
          </table:table-cell>
          <table:table-cell office:value-type="float" office:value="10" calcext:value-type="float">
            <text:p>10</text:p>
          </table:table-cell>
          <table:table-cell office:value-type="float" office:value="231.229629516602" calcext:value-type="float">
            <text:p>231,2296295166</text:p>
          </table:table-cell>
          <table:table-cell office:value-type="float" office:value="0.311280906200409" calcext:value-type="float">
            <text:p>0,311280906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0.4883642196655" calcext:value-type="float">
            <text:p>10,4883642197</text:p>
          </table:table-cell>
          <table:table-cell office:value-type="float" office:value="10" calcext:value-type="float">
            <text:p>10</text:p>
          </table:table-cell>
          <table:table-cell office:value-type="float" office:value="231.229629516602" calcext:value-type="float">
            <text:p>231,2296295166</text:p>
          </table:table-cell>
          <table:table-cell office:value-type="float" office:value="0.311280906200409" calcext:value-type="float">
            <text:p>0,311280906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0.2514820098877" calcext:value-type="float">
            <text:p>10,2514820099</text:p>
          </table:table-cell>
          <table:table-cell office:value-type="float" office:value="10" calcext:value-type="float">
            <text:p>10</text:p>
          </table:table-cell>
          <table:table-cell office:value-type="float" office:value="231.900207519531" calcext:value-type="float">
            <text:p>231,9002075195</text:p>
          </table:table-cell>
          <table:table-cell office:value-type="float" office:value="0.412125319242477" calcext:value-type="float">
            <text:p>0,412125319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0.2432775497437" calcext:value-type="float">
            <text:p>10,2432775497</text:p>
          </table:table-cell>
          <table:table-cell office:value-type="float" office:value="10" calcext:value-type="float">
            <text:p>10</text:p>
          </table:table-cell>
          <table:table-cell office:value-type="float" office:value="231.900207519531" calcext:value-type="float">
            <text:p>231,9002075195</text:p>
          </table:table-cell>
          <table:table-cell office:value-type="float" office:value="0.356592088937759" calcext:value-type="float">
            <text:p>0,356592088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.5558300018311" calcext:value-type="float">
            <text:p>10,5558300018</text:p>
          </table:table-cell>
          <table:table-cell office:value-type="float" office:value="10" calcext:value-type="float">
            <text:p>10</text:p>
          </table:table-cell>
          <table:table-cell office:value-type="float" office:value="231.575210571289" calcext:value-type="float">
            <text:p>231,5752105713</text:p>
          </table:table-cell>
          <table:table-cell office:value-type="float" office:value="0.356592088937759" calcext:value-type="float">
            <text:p>0,356592088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.4489793777466" calcext:value-type="float">
            <text:p>10,4489793777</text:p>
          </table:table-cell>
          <table:table-cell office:value-type="float" office:value="10" calcext:value-type="float">
            <text:p>10</text:p>
          </table:table-cell>
          <table:table-cell office:value-type="float" office:value="231.575210571289" calcext:value-type="float">
            <text:p>231,5752105713</text:p>
          </table:table-cell>
          <table:table-cell office:value-type="float" office:value="0.356592088937759" calcext:value-type="float">
            <text:p>0,356592088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0.5142107009888" calcext:value-type="float">
            <text:p>10,514210701</text:p>
          </table:table-cell>
          <table:table-cell office:value-type="float" office:value="10" calcext:value-type="float">
            <text:p>10</text:p>
          </table:table-cell>
          <table:table-cell office:value-type="float" office:value="231.250213623047" calcext:value-type="float">
            <text:p>231,250213623</text:p>
          </table:table-cell>
          <table:table-cell office:value-type="float" office:value="0.24208553135395" calcext:value-type="float">
            <text:p>0,242085531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0.7944002151489" calcext:value-type="float">
            <text:p>10,7944002151</text:p>
          </table:table-cell>
          <table:table-cell office:value-type="float" office:value="10" calcext:value-type="float">
            <text:p>10</text:p>
          </table:table-cell>
          <table:table-cell office:value-type="float" office:value="230.925216674805" calcext:value-type="float">
            <text:p>230,9252166748</text:p>
          </table:table-cell>
          <table:table-cell office:value-type="float" office:value="0.306268185377121" calcext:value-type="float">
            <text:p>0,306268185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.5645427703857" calcext:value-type="float">
            <text:p>10,5645427704</text:p>
          </table:table-cell>
          <table:table-cell office:value-type="float" office:value="10" calcext:value-type="float">
            <text:p>10</text:p>
          </table:table-cell>
          <table:table-cell office:value-type="float" office:value="230.600219726562" calcext:value-type="float">
            <text:p>230,6002197266</text:p>
          </table:table-cell>
          <table:table-cell office:value-type="float" office:value="0.306268185377121" calcext:value-type="float">
            <text:p>0,306268185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.2976665496826" calcext:value-type="float">
            <text:p>10,2976665497</text:p>
          </table:table-cell>
          <table:table-cell office:value-type="float" office:value="10" calcext:value-type="float">
            <text:p>10</text:p>
          </table:table-cell>
          <table:table-cell office:value-type="float" office:value="230.600219726562" calcext:value-type="float">
            <text:p>230,6002197266</text:p>
          </table:table-cell>
          <table:table-cell office:value-type="float" office:value="0.386865079402924" calcext:value-type="float">
            <text:p>0,386865079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.7292537689209" calcext:value-type="float">
            <text:p>10,7292537689</text:p>
          </table:table-cell>
          <table:table-cell office:value-type="float" office:value="10" calcext:value-type="float">
            <text:p>10</text:p>
          </table:table-cell>
          <table:table-cell office:value-type="float" office:value="230.600219726562" calcext:value-type="float">
            <text:p>230,6002197266</text:p>
          </table:table-cell>
          <table:table-cell office:value-type="float" office:value="0.386865079402924" calcext:value-type="float">
            <text:p>0,386865079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.8529758453369" calcext:value-type="float">
            <text:p>10,8529758453</text:p>
          </table:table-cell>
          <table:table-cell office:value-type="float" office:value="10" calcext:value-type="float">
            <text:p>10</text:p>
          </table:table-cell>
          <table:table-cell office:value-type="float" office:value="230.27522277832" calcext:value-type="float">
            <text:p>230,2752227783</text:p>
          </table:table-cell>
          <table:table-cell office:value-type="float" office:value="0.711218416690826" calcext:value-type="float">
            <text:p>0,711218416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.7472715377808" calcext:value-type="float">
            <text:p>10,7472715378</text:p>
          </table:table-cell>
          <table:table-cell office:value-type="float" office:value="10" calcext:value-type="float">
            <text:p>10</text:p>
          </table:table-cell>
          <table:table-cell office:value-type="float" office:value="230.27522277832" calcext:value-type="float">
            <text:p>230,2752227783</text:p>
          </table:table-cell>
          <table:table-cell office:value-type="float" office:value="0.711218416690826" calcext:value-type="float">
            <text:p>0,711218416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.6118392944336" calcext:value-type="float">
            <text:p>10,6118392944</text:p>
          </table:table-cell>
          <table:table-cell office:value-type="float" office:value="10" calcext:value-type="float">
            <text:p>10</text:p>
          </table:table-cell>
          <table:table-cell office:value-type="float" office:value="243.34049987793" calcext:value-type="float">
            <text:p>243,3404998779</text:p>
          </table:table-cell>
          <table:table-cell office:value-type="float" office:value="1.10535681247711" calcext:value-type="float">
            <text:p>1,105356812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.9570274353027" calcext:value-type="float">
            <text:p>10,9570274353</text:p>
          </table:table-cell>
          <table:table-cell office:value-type="float" office:value="10" calcext:value-type="float">
            <text:p>10</text:p>
          </table:table-cell>
          <table:table-cell office:value-type="float" office:value="247.126525878906" calcext:value-type="float">
            <text:p>247,1265258789</text:p>
          </table:table-cell>
          <table:table-cell office:value-type="float" office:value="1.38420248031616" calcext:value-type="float">
            <text:p>1,384202480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0.4234523773193" calcext:value-type="float">
            <text:p>10,4234523773</text:p>
          </table:table-cell>
          <table:table-cell office:value-type="float" office:value="10" calcext:value-type="float">
            <text:p>10</text:p>
          </table:table-cell>
          <table:table-cell office:value-type="float" office:value="247.126525878906" calcext:value-type="float">
            <text:p>247,1265258789</text:p>
          </table:table-cell>
          <table:table-cell office:value-type="float" office:value="1.34960472583771" calcext:value-type="float">
            <text:p>1,349604725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0.7148838043213" calcext:value-type="float">
            <text:p>10,7148838043</text:p>
          </table:table-cell>
          <table:table-cell office:value-type="float" office:value="10" calcext:value-type="float">
            <text:p>10</text:p>
          </table:table-cell>
          <table:table-cell office:value-type="float" office:value="246.632690429688" calcext:value-type="float">
            <text:p>246,6326904297</text:p>
          </table:table-cell>
          <table:table-cell office:value-type="float" office:value="1.34960472583771" calcext:value-type="float">
            <text:p>1,349604725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.2926988601685" calcext:value-type="float">
            <text:p>10,2926988602</text:p>
          </table:table-cell>
          <table:table-cell office:value-type="float" office:value="10" calcext:value-type="float">
            <text:p>10</text:p>
          </table:table-cell>
          <table:table-cell office:value-type="float" office:value="246.392166137695" calcext:value-type="float">
            <text:p>246,3921661377</text:p>
          </table:table-cell>
          <table:table-cell office:value-type="float" office:value="1.08068633079529" calcext:value-type="float">
            <text:p>1,080686330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.4575166702271" calcext:value-type="float">
            <text:p>10,4575166702</text:p>
          </table:table-cell>
          <table:table-cell office:value-type="float" office:value="10" calcext:value-type="float">
            <text:p>10</text:p>
          </table:table-cell>
          <table:table-cell office:value-type="float" office:value="231.440734863281" calcext:value-type="float">
            <text:p>231,4407348633</text:p>
          </table:table-cell>
          <table:table-cell office:value-type="float" office:value="0.0160210896283388" calcext:value-type="float">
            <text:p>0,016021089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.7454671859741" calcext:value-type="float">
            <text:p>10,745467186</text:p>
          </table:table-cell>
          <table:table-cell office:value-type="float" office:value="10" calcext:value-type="float">
            <text:p>10</text:p>
          </table:table-cell>
          <table:table-cell office:value-type="float" office:value="231.440734863281" calcext:value-type="float">
            <text:p>231,4407348633</text:p>
          </table:table-cell>
          <table:table-cell office:value-type="float" office:value="0.0160210896283388" calcext:value-type="float">
            <text:p>0,016021089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0.5872621536255" calcext:value-type="float">
            <text:p>10,5872621536</text:p>
          </table:table-cell>
          <table:table-cell office:value-type="float" office:value="10" calcext:value-type="float">
            <text:p>10</text:p>
          </table:table-cell>
          <table:table-cell office:value-type="float" office:value="231.440734863281" calcext:value-type="float">
            <text:p>231,4407348633</text:p>
          </table:table-cell>
          <table:table-cell office:value-type="float" office:value="-0.0517982468008995" calcext:value-type="float">
            <text:p>-0,0517982468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0.3576631546021" calcext:value-type="float">
            <text:p>10,3576631546</text:p>
          </table:table-cell>
          <table:table-cell office:value-type="float" office:value="10" calcext:value-type="float">
            <text:p>10</text:p>
          </table:table-cell>
          <table:table-cell office:value-type="float" office:value="238.535415649414" calcext:value-type="float">
            <text:p>238,5354156494</text:p>
          </table:table-cell>
          <table:table-cell office:value-type="float" office:value="-0.0517982468008995" calcext:value-type="float">
            <text:p>-0,051798246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.531512260437" calcext:value-type="float">
            <text:p>10,5315122604</text:p>
          </table:table-cell>
          <table:table-cell office:value-type="float" office:value="10" calcext:value-type="float">
            <text:p>10</text:p>
          </table:table-cell>
          <table:table-cell office:value-type="float" office:value="238.535415649414" calcext:value-type="float">
            <text:p>238,5354156494</text:p>
          </table:table-cell>
          <table:table-cell office:value-type="float" office:value="-0.0355805791914463" calcext:value-type="float">
            <text:p>-0,035580579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.7798547744751" calcext:value-type="float">
            <text:p>10,7798547745</text:p>
          </table:table-cell>
          <table:table-cell office:value-type="float" office:value="10" calcext:value-type="float">
            <text:p>10</text:p>
          </table:table-cell>
          <table:table-cell office:value-type="float" office:value="237.697280883789" calcext:value-type="float">
            <text:p>237,6972808838</text:p>
          </table:table-cell>
          <table:table-cell office:value-type="float" office:value="-0.0355805791914463" calcext:value-type="float">
            <text:p>-0,035580579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.6083211898804" calcext:value-type="float">
            <text:p>10,6083211899</text:p>
          </table:table-cell>
          <table:table-cell office:value-type="float" office:value="10" calcext:value-type="float">
            <text:p>10</text:p>
          </table:table-cell>
          <table:table-cell office:value-type="float" office:value="237.697280883789" calcext:value-type="float">
            <text:p>237,6972808838</text:p>
          </table:table-cell>
          <table:table-cell office:value-type="float" office:value="0.0694902464747429" calcext:value-type="float">
            <text:p>0,069490246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0.3626947402954" calcext:value-type="float">
            <text:p>10,3626947403</text:p>
          </table:table-cell>
          <table:table-cell office:value-type="float" office:value="10" calcext:value-type="float">
            <text:p>10</text:p>
          </table:table-cell>
          <table:table-cell office:value-type="float" office:value="230.122924804687" calcext:value-type="float">
            <text:p>230,1229248047</text:p>
          </table:table-cell>
          <table:table-cell office:value-type="float" office:value="0.0694902464747429" calcext:value-type="float">
            <text:p>0,069490246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0.4558076858521" calcext:value-type="float">
            <text:p>10,4558076859</text:p>
          </table:table-cell>
          <table:table-cell office:value-type="float" office:value="10" calcext:value-type="float">
            <text:p>10</text:p>
          </table:table-cell>
          <table:table-cell office:value-type="float" office:value="230.122924804687" calcext:value-type="float">
            <text:p>230,1229248047</text:p>
          </table:table-cell>
          <table:table-cell office:value-type="float" office:value="0.193629115819931" calcext:value-type="float">
            <text:p>0,193629115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0.603048324585" calcext:value-type="float">
            <text:p>10,6030483246</text:p>
          </table:table-cell>
          <table:table-cell office:value-type="float" office:value="10" calcext:value-type="float">
            <text:p>10</text:p>
          </table:table-cell>
          <table:table-cell office:value-type="float" office:value="230.762344360352" calcext:value-type="float">
            <text:p>230,7623443604</text:p>
          </table:table-cell>
          <table:table-cell office:value-type="float" office:value="0.215547531843185" calcext:value-type="float">
            <text:p>0,215547531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.638298034668" calcext:value-type="float">
            <text:p>10,6382980347</text:p>
          </table:table-cell>
          <table:table-cell office:value-type="float" office:value="10" calcext:value-type="float">
            <text:p>10</text:p>
          </table:table-cell>
          <table:table-cell office:value-type="float" office:value="234.159378051758" calcext:value-type="float">
            <text:p>234,1593780518</text:p>
          </table:table-cell>
          <table:table-cell office:value-type="float" office:value="-0.398266583681107" calcext:value-type="float">
            <text:p>-0,398266583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.5159378051758" calcext:value-type="float">
            <text:p>10,5159378052</text:p>
          </table:table-cell>
          <table:table-cell office:value-type="float" office:value="10" calcext:value-type="float">
            <text:p>10</text:p>
          </table:table-cell>
          <table:table-cell office:value-type="float" office:value="234.159378051758" calcext:value-type="float">
            <text:p>234,1593780518</text:p>
          </table:table-cell>
          <table:table-cell office:value-type="float" office:value="-0.398266583681107" calcext:value-type="float">
            <text:p>-0,3982665837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0.5124835968018" calcext:value-type="float">
            <text:p>10,5124835968</text:p>
          </table:table-cell>
          <table:table-cell office:value-type="float" office:value="10" calcext:value-type="float">
            <text:p>10</text:p>
          </table:table-cell>
          <table:table-cell office:value-type="float" office:value="232.720809936523" calcext:value-type="float">
            <text:p>232,7208099365</text:p>
          </table:table-cell>
          <table:table-cell office:value-type="float" office:value="-0.613912403583527" calcext:value-type="float">
            <text:p>-0,613912403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0.684473991394" calcext:value-type="float">
            <text:p>10,6844739914</text:p>
          </table:table-cell>
          <table:table-cell office:value-type="float" office:value="10" calcext:value-type="float">
            <text:p>10</text:p>
          </table:table-cell>
          <table:table-cell office:value-type="float" office:value="232.720809936523" calcext:value-type="float">
            <text:p>232,7208099365</text:p>
          </table:table-cell>
          <table:table-cell office:value-type="float" office:value="-0.613912403583527" calcext:value-type="float">
            <text:p>-0,613912403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0.5124835968018" calcext:value-type="float">
            <text:p>10,5124835968</text:p>
          </table:table-cell>
          <table:table-cell office:value-type="float" office:value="10" calcext:value-type="float">
            <text:p>10</text:p>
          </table:table-cell>
          <table:table-cell office:value-type="float" office:value="232.736938476563" calcext:value-type="float">
            <text:p>232,7369384766</text:p>
          </table:table-cell>
          <table:table-cell office:value-type="float" office:value="-0.613912403583527" calcext:value-type="float">
            <text:p>-0,613912403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.4166669845581" calcext:value-type="float">
            <text:p>10,4166669846</text:p>
          </table:table-cell>
          <table:table-cell office:value-type="float" office:value="10" calcext:value-type="float">
            <text:p>10</text:p>
          </table:table-cell>
          <table:table-cell office:value-type="float" office:value="232.736938476563" calcext:value-type="float">
            <text:p>232,7369384766</text:p>
          </table:table-cell>
          <table:table-cell office:value-type="float" office:value="-0.722030162811279" calcext:value-type="float">
            <text:p>-0,7220301628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0.6259336471558" calcext:value-type="float">
            <text:p>10,6259336472</text:p>
          </table:table-cell>
          <table:table-cell office:value-type="float" office:value="10" calcext:value-type="float">
            <text:p>10</text:p>
          </table:table-cell>
          <table:table-cell office:value-type="float" office:value="231.691390991211" calcext:value-type="float">
            <text:p>231,6913909912</text:p>
          </table:table-cell>
          <table:table-cell office:value-type="float" office:value="-0.722030162811279" calcext:value-type="float">
            <text:p>-0,722030162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0.6773443222046" calcext:value-type="float">
            <text:p>10,6773443222</text:p>
          </table:table-cell>
          <table:table-cell office:value-type="float" office:value="10" calcext:value-type="float">
            <text:p>10</text:p>
          </table:table-cell>
          <table:table-cell office:value-type="float" office:value="231.691390991211" calcext:value-type="float">
            <text:p>231,6913909912</text:p>
          </table:table-cell>
          <table:table-cell office:value-type="float" office:value="-0.672394275665283" calcext:value-type="float">
            <text:p>-0,672394275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0.4115829467773" calcext:value-type="float">
            <text:p>10,4115829468</text:p>
          </table:table-cell>
          <table:table-cell office:value-type="float" office:value="10" calcext:value-type="float">
            <text:p>10</text:p>
          </table:table-cell>
          <table:table-cell office:value-type="float" office:value="231.953262329102" calcext:value-type="float">
            <text:p>231,9532623291</text:p>
          </table:table-cell>
          <table:table-cell office:value-type="float" office:value="-0.721145570278168" calcext:value-type="float">
            <text:p>-0,721145570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0.4353494644165" calcext:value-type="float">
            <text:p>10,4353494644</text:p>
          </table:table-cell>
          <table:table-cell office:value-type="float" office:value="10" calcext:value-type="float">
            <text:p>10</text:p>
          </table:table-cell>
          <table:table-cell office:value-type="float" office:value="231.953262329102" calcext:value-type="float">
            <text:p>231,9532623291</text:p>
          </table:table-cell>
          <table:table-cell office:value-type="float" office:value="-0.721145570278168" calcext:value-type="float">
            <text:p>-0,721145570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.4098892211914" calcext:value-type="float">
            <text:p>10,4098892212</text:p>
          </table:table-cell>
          <table:table-cell office:value-type="float" office:value="10" calcext:value-type="float">
            <text:p>10</text:p>
          </table:table-cell>
          <table:table-cell office:value-type="float" office:value="232.098129272461" calcext:value-type="float">
            <text:p>232,0981292725</text:p>
          </table:table-cell>
          <table:table-cell office:value-type="float" office:value="-0.561229586601257" calcext:value-type="float">
            <text:p>-0,561229586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.4729175567627" calcext:value-type="float">
            <text:p>10,4729175568</text:p>
          </table:table-cell>
          <table:table-cell office:value-type="float" office:value="10" calcext:value-type="float">
            <text:p>10</text:p>
          </table:table-cell>
          <table:table-cell office:value-type="float" office:value="232.098129272461" calcext:value-type="float">
            <text:p>232,0981292725</text:p>
          </table:table-cell>
          <table:table-cell office:value-type="float" office:value="-0.561229586601257" calcext:value-type="float">
            <text:p>-0,561229586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0.3092784881592" calcext:value-type="float">
            <text:p>10,3092784882</text:p>
          </table:table-cell>
          <table:table-cell office:value-type="float" office:value="10" calcext:value-type="float">
            <text:p>10</text:p>
          </table:table-cell>
          <table:table-cell office:value-type="float" office:value="232.016479492187" calcext:value-type="float">
            <text:p>232,0164794922</text:p>
          </table:table-cell>
          <table:table-cell office:value-type="float" office:value="-0.5348881483078" calcext:value-type="float">
            <text:p>-0,534888148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0.3459424972534" calcext:value-type="float">
            <text:p>10,3459424973</text:p>
          </table:table-cell>
          <table:table-cell office:value-type="float" office:value="10" calcext:value-type="float">
            <text:p>10</text:p>
          </table:table-cell>
          <table:table-cell office:value-type="float" office:value="232.016479492187" calcext:value-type="float">
            <text:p>232,0164794922</text:p>
          </table:table-cell>
          <table:table-cell office:value-type="float" office:value="-0.524174630641937" calcext:value-type="float">
            <text:p>-0,524174630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0.4694910049438" calcext:value-type="float">
            <text:p>10,4694910049</text:p>
          </table:table-cell>
          <table:table-cell office:value-type="float" office:value="10" calcext:value-type="float">
            <text:p>10</text:p>
          </table:table-cell>
          <table:table-cell office:value-type="float" office:value="225.363586425781" calcext:value-type="float">
            <text:p>225,3635864258</text:p>
          </table:table-cell>
          <table:table-cell office:value-type="float" office:value="0.235205307602882" calcext:value-type="float">
            <text:p>0,235205307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.6365299224854" calcext:value-type="float">
            <text:p>10,6365299225</text:p>
          </table:table-cell>
          <table:table-cell office:value-type="float" office:value="10" calcext:value-type="float">
            <text:p>10</text:p>
          </table:table-cell>
          <table:table-cell office:value-type="float" office:value="239.645156860352" calcext:value-type="float">
            <text:p>239,6451568604</text:p>
          </table:table-cell>
          <table:table-cell office:value-type="float" office:value="0.744538366794586" calcext:value-type="float">
            <text:p>0,744538366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.561056137085" calcext:value-type="float">
            <text:p>10,5610561371</text:p>
          </table:table-cell>
          <table:table-cell office:value-type="float" office:value="10" calcext:value-type="float">
            <text:p>10</text:p>
          </table:table-cell>
          <table:table-cell office:value-type="float" office:value="239.645156860352" calcext:value-type="float">
            <text:p>239,6451568604</text:p>
          </table:table-cell>
          <table:table-cell office:value-type="float" office:value="0.744538366794586" calcext:value-type="float">
            <text:p>0,744538366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.5575714111328" calcext:value-type="float">
            <text:p>10,5575714111</text:p>
          </table:table-cell>
          <table:table-cell office:value-type="float" office:value="10" calcext:value-type="float">
            <text:p>10</text:p>
          </table:table-cell>
          <table:table-cell office:value-type="float" office:value="241.950469970703" calcext:value-type="float">
            <text:p>241,9504699707</text:p>
          </table:table-cell>
          <table:table-cell office:value-type="float" office:value="1.23116660118103" calcext:value-type="float">
            <text:p>1,231166601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0.6294631958008" calcext:value-type="float">
            <text:p>10,6294631958</text:p>
          </table:table-cell>
          <table:table-cell office:value-type="float" office:value="10" calcext:value-type="float">
            <text:p>10</text:p>
          </table:table-cell>
          <table:table-cell office:value-type="float" office:value="241.950469970703" calcext:value-type="float">
            <text:p>241,9504699707</text:p>
          </table:table-cell>
          <table:table-cell office:value-type="float" office:value="1.34852361679077" calcext:value-type="float">
            <text:p>1,348523616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0.6224069595337" calcext:value-type="float">
            <text:p>10,6224069595</text:p>
          </table:table-cell>
          <table:table-cell office:value-type="float" office:value="10" calcext:value-type="float">
            <text:p>10</text:p>
          </table:table-cell>
          <table:table-cell office:value-type="float" office:value="242.782287597656" calcext:value-type="float">
            <text:p>242,7822875977</text:p>
          </table:table-cell>
          <table:table-cell office:value-type="float" office:value="1.34852361679077" calcext:value-type="float">
            <text:p>1,348523616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.4115829467773" calcext:value-type="float">
            <text:p>10,4115829468</text:p>
          </table:table-cell>
          <table:table-cell office:value-type="float" office:value="10" calcext:value-type="float">
            <text:p>10</text:p>
          </table:table-cell>
          <table:table-cell office:value-type="float" office:value="242.782287597656" calcext:value-type="float">
            <text:p>242,7822875977</text:p>
          </table:table-cell>
          <table:table-cell office:value-type="float" office:value="1.34852361679077" calcext:value-type="float">
            <text:p>1,348523616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.4918031692505" calcext:value-type="float">
            <text:p>10,4918031693</text:p>
          </table:table-cell>
          <table:table-cell office:value-type="float" office:value="10" calcext:value-type="float">
            <text:p>10</text:p>
          </table:table-cell>
          <table:table-cell office:value-type="float" office:value="243.103179931641" calcext:value-type="float">
            <text:p>243,1031799316</text:p>
          </table:table-cell>
          <table:table-cell office:value-type="float" office:value="1.34852361679077" calcext:value-type="float">
            <text:p>1,348523616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0.6276988983154" calcext:value-type="float">
            <text:p>10,6276988983</text:p>
          </table:table-cell>
          <table:table-cell office:value-type="float" office:value="10" calcext:value-type="float">
            <text:p>10</text:p>
          </table:table-cell>
          <table:table-cell office:value-type="float" office:value="243.103179931641" calcext:value-type="float">
            <text:p>243,1031799316</text:p>
          </table:table-cell>
          <table:table-cell office:value-type="float" office:value="1.2535765171051" calcext:value-type="float">
            <text:p>1,253576517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.5159378051758" calcext:value-type="float">
            <text:p>10,5159378052</text:p>
          </table:table-cell>
          <table:table-cell office:value-type="float" office:value="10" calcext:value-type="float">
            <text:p>10</text:p>
          </table:table-cell>
          <table:table-cell office:value-type="float" office:value="242.79850769043" calcext:value-type="float">
            <text:p>242,7985076904</text:p>
          </table:table-cell>
          <table:table-cell office:value-type="float" office:value="1.06879341602325" calcext:value-type="float">
            <text:p>1,06879341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0.4866456985474" calcext:value-type="float">
            <text:p>10,4866456985</text:p>
          </table:table-cell>
          <table:table-cell office:value-type="float" office:value="10" calcext:value-type="float">
            <text:p>10</text:p>
          </table:table-cell>
          <table:table-cell office:value-type="float" office:value="226.420166015625" calcext:value-type="float">
            <text:p>226,4201660156</text:p>
          </table:table-cell>
          <table:table-cell office:value-type="float" office:value="0.0727337822318077" calcext:value-type="float">
            <text:p>0,072733782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.6188812255859" calcext:value-type="float">
            <text:p>10,6188812256</text:p>
          </table:table-cell>
          <table:table-cell office:value-type="float" office:value="10" calcext:value-type="float">
            <text:p>10</text:p>
          </table:table-cell>
          <table:table-cell office:value-type="float" office:value="227.835968017578" calcext:value-type="float">
            <text:p>227,8359680176</text:p>
          </table:table-cell>
          <table:table-cell office:value-type="float" office:value="0.0727337822318077" calcext:value-type="float">
            <text:p>0,072733782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.4234523773193" calcext:value-type="float">
            <text:p>10,4234523773</text:p>
          </table:table-cell>
          <table:table-cell office:value-type="float" office:value="10" calcext:value-type="float">
            <text:p>10</text:p>
          </table:table-cell>
          <table:table-cell office:value-type="float" office:value="227.835968017578" calcext:value-type="float">
            <text:p>227,8359680176</text:p>
          </table:table-cell>
          <table:table-cell office:value-type="float" office:value="-0.0180851556360722" calcext:value-type="float">
            <text:p>-0,018085155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0.3879241943359" calcext:value-type="float">
            <text:p>10,3879241943</text:p>
          </table:table-cell>
          <table:table-cell office:value-type="float" office:value="10" calcext:value-type="float">
            <text:p>10</text:p>
          </table:table-cell>
          <table:table-cell office:value-type="float" office:value="235.194458007813" calcext:value-type="float">
            <text:p>235,1944580078</text:p>
          </table:table-cell>
          <table:table-cell office:value-type="float" office:value="-0.0180851556360722" calcext:value-type="float">
            <text:p>-0,018085155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0.4438638687134" calcext:value-type="float">
            <text:p>10,4438638687</text:p>
          </table:table-cell>
          <table:table-cell office:value-type="float" office:value="10" calcext:value-type="float">
            <text:p>10</text:p>
          </table:table-cell>
          <table:table-cell office:value-type="float" office:value="235.194458007813" calcext:value-type="float">
            <text:p>235,1944580078</text:p>
          </table:table-cell>
          <table:table-cell office:value-type="float" office:value="-0.0529777109622955" calcext:value-type="float">
            <text:p>-0,05297771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0.6329956054688" calcext:value-type="float">
            <text:p>10,6329956055</text:p>
          </table:table-cell>
          <table:table-cell office:value-type="float" office:value="10" calcext:value-type="float">
            <text:p>10</text:p>
          </table:table-cell>
          <table:table-cell office:value-type="float" office:value="233.933624267578" calcext:value-type="float">
            <text:p>233,9336242676</text:p>
          </table:table-cell>
          <table:table-cell office:value-type="float" office:value="-0.0529777109622955" calcext:value-type="float">
            <text:p>-0,05297771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.5332450866699" calcext:value-type="float">
            <text:p>10,5332450867</text:p>
          </table:table-cell>
          <table:table-cell office:value-type="float" office:value="10" calcext:value-type="float">
            <text:p>10</text:p>
          </table:table-cell>
          <table:table-cell office:value-type="float" office:value="233.933624267578" calcext:value-type="float">
            <text:p>233,9336242676</text:p>
          </table:table-cell>
          <table:table-cell office:value-type="float" office:value="0.0236876234412193" calcext:value-type="float">
            <text:p>0,023687623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.3694105148315" calcext:value-type="float">
            <text:p>10,3694105148</text:p>
          </table:table-cell>
          <table:table-cell office:value-type="float" office:value="10" calcext:value-type="float">
            <text:p>10</text:p>
          </table:table-cell>
          <table:table-cell office:value-type="float" office:value="233.933624267578" calcext:value-type="float">
            <text:p>233,9336242676</text:p>
          </table:table-cell>
          <table:table-cell office:value-type="float" office:value="0.0236876234412193" calcext:value-type="float">
            <text:p>0,023687623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0.4677791595459" calcext:value-type="float">
            <text:p>10,4677791595</text:p>
          </table:table-cell>
          <table:table-cell office:value-type="float" office:value="10" calcext:value-type="float">
            <text:p>10</text:p>
          </table:table-cell>
          <table:table-cell office:value-type="float" office:value="226.540863037109" calcext:value-type="float">
            <text:p>226,5408630371</text:p>
          </table:table-cell>
          <table:table-cell office:value-type="float" office:value="0.0926864221692085" calcext:value-type="float">
            <text:p>0,092686422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0.4081964492798" calcext:value-type="float">
            <text:p>10,4081964493</text:p>
          </table:table-cell>
          <table:table-cell office:value-type="float" office:value="10" calcext:value-type="float">
            <text:p>10</text:p>
          </table:table-cell>
          <table:table-cell office:value-type="float" office:value="226.540863037109" calcext:value-type="float">
            <text:p>226,5408630371</text:p>
          </table:table-cell>
          <table:table-cell office:value-type="float" office:value="0.0926864221692085" calcext:value-type="float">
            <text:p>0,092686422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0.5697774887085" calcext:value-type="float">
            <text:p>10,5697774887</text:p>
          </table:table-cell>
          <table:table-cell office:value-type="float" office:value="10" calcext:value-type="float">
            <text:p>10</text:p>
          </table:table-cell>
          <table:table-cell office:value-type="float" office:value="227.162887573242" calcext:value-type="float">
            <text:p>227,1628875732</text:p>
          </table:table-cell>
          <table:table-cell office:value-type="float" office:value="0.268328666687012" calcext:value-type="float">
            <text:p>0,268328666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.3694105148315" calcext:value-type="float">
            <text:p>10,3694105148</text:p>
          </table:table-cell>
          <table:table-cell office:value-type="float" office:value="10" calcext:value-type="float">
            <text:p>10</text:p>
          </table:table-cell>
          <table:table-cell office:value-type="float" office:value="227.162887573242" calcext:value-type="float">
            <text:p>227,1628875732</text:p>
          </table:table-cell>
          <table:table-cell office:value-type="float" office:value="0.268328666687012" calcext:value-type="float">
            <text:p>0,268328666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0.2926988601685" calcext:value-type="float">
            <text:p>10,2926988602</text:p>
          </table:table-cell>
          <table:table-cell office:value-type="float" office:value="10" calcext:value-type="float">
            <text:p>10</text:p>
          </table:table-cell>
          <table:table-cell office:value-type="float" office:value="226.837890625" calcext:value-type="float">
            <text:p>226,837890625</text:p>
          </table:table-cell>
          <table:table-cell office:value-type="float" office:value="0.290050506591797" calcext:value-type="float">
            <text:p>0,290050506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0.3559865951538" calcext:value-type="float">
            <text:p>10,3559865952</text:p>
          </table:table-cell>
          <table:table-cell office:value-type="float" office:value="10" calcext:value-type="float">
            <text:p>10</text:p>
          </table:table-cell>
          <table:table-cell office:value-type="float" office:value="226.187896728516" calcext:value-type="float">
            <text:p>226,1878967285</text:p>
          </table:table-cell>
          <table:table-cell office:value-type="float" office:value="0.200411051511765" calcext:value-type="float">
            <text:p>0,200411051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.4866456985474" calcext:value-type="float">
            <text:p>10,4866456985</text:p>
          </table:table-cell>
          <table:table-cell office:value-type="float" office:value="10" calcext:value-type="float">
            <text:p>10</text:p>
          </table:table-cell>
          <table:table-cell office:value-type="float" office:value="226.187896728516" calcext:value-type="float">
            <text:p>226,1878967285</text:p>
          </table:table-cell>
          <table:table-cell office:value-type="float" office:value="-0.00638877786695957" calcext:value-type="float">
            <text:p>-0,006388777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0.3192520141602" calcext:value-type="float">
            <text:p>10,3192520142</text:p>
          </table:table-cell>
          <table:table-cell office:value-type="float" office:value="10" calcext:value-type="float">
            <text:p>10</text:p>
          </table:table-cell>
          <table:table-cell office:value-type="float" office:value="233.637893676758" calcext:value-type="float">
            <text:p>233,6378936768</text:p>
          </table:table-cell>
          <table:table-cell office:value-type="float" office:value="-0.200017884373665" calcext:value-type="float">
            <text:p>-0,200017884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.3660507202148" calcext:value-type="float">
            <text:p>10,3660507202</text:p>
          </table:table-cell>
          <table:table-cell office:value-type="float" office:value="10" calcext:value-type="float">
            <text:p>10</text:p>
          </table:table-cell>
          <table:table-cell office:value-type="float" office:value="233.637893676758" calcext:value-type="float">
            <text:p>233,6378936768</text:p>
          </table:table-cell>
          <table:table-cell office:value-type="float" office:value="-0.200017884373665" calcext:value-type="float">
            <text:p>-0,200017884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.5401840209961" calcext:value-type="float">
            <text:p>10,540184021</text:p>
          </table:table-cell>
          <table:table-cell office:value-type="float" office:value="10" calcext:value-type="float">
            <text:p>10</text:p>
          </table:table-cell>
          <table:table-cell office:value-type="float" office:value="231.127075195312" calcext:value-type="float">
            <text:p>231,1270751953</text:p>
          </table:table-cell>
          <table:table-cell office:value-type="float" office:value="-0.200017884373665" calcext:value-type="float">
            <text:p>-0,200017884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.4014301300049" calcext:value-type="float">
            <text:p>10,40143013</text:p>
          </table:table-cell>
          <table:table-cell office:value-type="float" office:value="10" calcext:value-type="float">
            <text:p>10</text:p>
          </table:table-cell>
          <table:table-cell office:value-type="float" office:value="231.127075195312" calcext:value-type="float">
            <text:p>231,1270751953</text:p>
          </table:table-cell>
          <table:table-cell office:value-type="float" office:value="-0.200017884373665" calcext:value-type="float">
            <text:p>-0,200017884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0.4014301300049" calcext:value-type="float">
            <text:p>10,40143013</text:p>
          </table:table-cell>
          <table:table-cell office:value-type="float" office:value="10" calcext:value-type="float">
            <text:p>10</text:p>
          </table:table-cell>
          <table:table-cell office:value-type="float" office:value="224.93083190918" calcext:value-type="float">
            <text:p>224,9308319092</text:p>
          </table:table-cell>
          <table:table-cell office:value-type="float" office:value="0.319635480642319" calcext:value-type="float">
            <text:p>0,319635480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0.5401840209961" calcext:value-type="float">
            <text:p>10,540184021</text:p>
          </table:table-cell>
          <table:table-cell office:value-type="float" office:value="10" calcext:value-type="float">
            <text:p>10</text:p>
          </table:table-cell>
          <table:table-cell office:value-type="float" office:value="224.93083190918" calcext:value-type="float">
            <text:p>224,9308319092</text:p>
          </table:table-cell>
          <table:table-cell office:value-type="float" office:value="0.319635480642319" calcext:value-type="float">
            <text:p>0,319635480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.4558076858521" calcext:value-type="float">
            <text:p>10,4558076859</text:p>
          </table:table-cell>
          <table:table-cell office:value-type="float" office:value="10" calcext:value-type="float">
            <text:p>10</text:p>
          </table:table-cell>
          <table:table-cell office:value-type="float" office:value="224.93083190918" calcext:value-type="float">
            <text:p>224,9308319092</text:p>
          </table:table-cell>
          <table:table-cell office:value-type="float" office:value="0.517392694950104" calcext:value-type="float">
            <text:p>0,51739269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0.3626947402954" calcext:value-type="float">
            <text:p>10,3626947403</text:p>
          </table:table-cell>
          <table:table-cell office:value-type="float" office:value="10" calcext:value-type="float">
            <text:p>10</text:p>
          </table:table-cell>
          <table:table-cell office:value-type="float" office:value="237.279418945312" calcext:value-type="float">
            <text:p>237,2794189453</text:p>
          </table:table-cell>
          <table:table-cell office:value-type="float" office:value="0.517392694950104" calcext:value-type="float">
            <text:p>0,51739269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0.5021333694458" calcext:value-type="float">
            <text:p>10,5021333694</text:p>
          </table:table-cell>
          <table:table-cell office:value-type="float" office:value="10" calcext:value-type="float">
            <text:p>10</text:p>
          </table:table-cell>
          <table:table-cell office:value-type="float" office:value="237.018463134766" calcext:value-type="float">
            <text:p>237,0184631348</text:p>
          </table:table-cell>
          <table:table-cell office:value-type="float" office:value="0.656471490859985" calcext:value-type="float">
            <text:p>0,656471490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.1716461181641" calcext:value-type="float">
            <text:p>10,1716461182</text:p>
          </table:table-cell>
          <table:table-cell office:value-type="float" office:value="10" calcext:value-type="float">
            <text:p>10</text:p>
          </table:table-cell>
          <table:table-cell office:value-type="float" office:value="237.820327758789" calcext:value-type="float">
            <text:p>237,8203277588</text:p>
          </table:table-cell>
          <table:table-cell office:value-type="float" office:value="0.749452769756317" calcext:value-type="float">
            <text:p>0,749452769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.367730140686" calcext:value-type="float">
            <text:p>10,3677301407</text:p>
          </table:table-cell>
          <table:table-cell office:value-type="float" office:value="10" calcext:value-type="float">
            <text:p>10</text:p>
          </table:table-cell>
          <table:table-cell office:value-type="float" office:value="237.970916748047" calcext:value-type="float">
            <text:p>237,970916748</text:p>
          </table:table-cell>
          <table:table-cell office:value-type="float" office:value="0.799088656902313" calcext:value-type="float">
            <text:p>0,799088656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0.4780616760254" calcext:value-type="float">
            <text:p>10,478061676</text:p>
          </table:table-cell>
          <table:table-cell office:value-type="float" office:value="10" calcext:value-type="float">
            <text:p>10</text:p>
          </table:table-cell>
          <table:table-cell office:value-type="float" office:value="238.602890014648" calcext:value-type="float">
            <text:p>238,6028900146</text:p>
          </table:table-cell>
          <table:table-cell office:value-type="float" office:value="1.03321278095245" calcext:value-type="float">
            <text:p>1,03321278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0.5090312957764" calcext:value-type="float">
            <text:p>10,5090312958</text:p>
          </table:table-cell>
          <table:table-cell office:value-type="float" office:value="10" calcext:value-type="float">
            <text:p>10</text:p>
          </table:table-cell>
          <table:table-cell office:value-type="float" office:value="238.602890014648" calcext:value-type="float">
            <text:p>238,6028900146</text:p>
          </table:table-cell>
          <table:table-cell office:value-type="float" office:value="1.03321278095245" calcext:value-type="float">
            <text:p>1,03321278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.6012916564941" calcext:value-type="float">
            <text:p>10,6012916565</text:p>
          </table:table-cell>
          <table:table-cell office:value-type="float" office:value="10" calcext:value-type="float">
            <text:p>10</text:p>
          </table:table-cell>
          <table:table-cell office:value-type="float" office:value="242.886932373047" calcext:value-type="float">
            <text:p>242,886932373</text:p>
          </table:table-cell>
          <table:table-cell office:value-type="float" office:value="1.3197249174118" calcext:value-type="float">
            <text:p>1,319724917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.7256574630737" calcext:value-type="float">
            <text:p>10,7256574631</text:p>
          </table:table-cell>
          <table:table-cell office:value-type="float" office:value="10" calcext:value-type="float">
            <text:p>10</text:p>
          </table:table-cell>
          <table:table-cell office:value-type="float" office:value="244.101165771484" calcext:value-type="float">
            <text:p>244,1011657715</text:p>
          </table:table-cell>
          <table:table-cell office:value-type="float" office:value="1.48661947250366" calcext:value-type="float">
            <text:p>1,486619472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0.638298034668" calcext:value-type="float">
            <text:p>10,6382980347</text:p>
          </table:table-cell>
          <table:table-cell office:value-type="float" office:value="10" calcext:value-type="float">
            <text:p>10</text:p>
          </table:table-cell>
          <table:table-cell office:value-type="float" office:value="244.101165771484" calcext:value-type="float">
            <text:p>244,1011657715</text:p>
          </table:table-cell>
          <table:table-cell office:value-type="float" office:value="1.49123907089233" calcext:value-type="float">
            <text:p>1,491239070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.8217792510986" calcext:value-type="float">
            <text:p>10,8217792511</text:p>
          </table:table-cell>
          <table:table-cell office:value-type="float" office:value="10" calcext:value-type="float">
            <text:p>10</text:p>
          </table:table-cell>
          <table:table-cell office:value-type="float" office:value="244.453567504883" calcext:value-type="float">
            <text:p>244,4535675049</text:p>
          </table:table-cell>
          <table:table-cell office:value-type="float" office:value="1.38498878479004" calcext:value-type="float">
            <text:p>1,384988784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.8035106658936" calcext:value-type="float">
            <text:p>10,8035106659</text:p>
          </table:table-cell>
          <table:table-cell office:value-type="float" office:value="10" calcext:value-type="float">
            <text:p>10</text:p>
          </table:table-cell>
          <table:table-cell office:value-type="float" office:value="244.102188110352" calcext:value-type="float">
            <text:p>244,1021881104</text:p>
          </table:table-cell>
          <table:table-cell office:value-type="float" office:value="1.38498878479004" calcext:value-type="float">
            <text:p>1,384988784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.6737823486328" calcext:value-type="float">
            <text:p>10,6737823486</text:p>
          </table:table-cell>
          <table:table-cell office:value-type="float" office:value="10" calcext:value-type="float">
            <text:p>10</text:p>
          </table:table-cell>
          <table:table-cell office:value-type="float" office:value="244.102188110352" calcext:value-type="float">
            <text:p>244,1021881104</text:p>
          </table:table-cell>
          <table:table-cell office:value-type="float" office:value="1.22576069831848" calcext:value-type="float">
            <text:p>1,22576069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.8437814712524" calcext:value-type="float">
            <text:p>10,8437814713</text:p>
          </table:table-cell>
          <table:table-cell office:value-type="float" office:value="10" calcext:value-type="float">
            <text:p>10</text:p>
          </table:table-cell>
          <table:table-cell office:value-type="float" office:value="243.41259765625" calcext:value-type="float">
            <text:p>243,4125976563</text:p>
          </table:table-cell>
          <table:table-cell office:value-type="float" office:value="1.08943402767181" calcext:value-type="float">
            <text:p>1,089434027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0.7944002151489" calcext:value-type="float">
            <text:p>10,7944002151</text:p>
          </table:table-cell>
          <table:table-cell office:value-type="float" office:value="10" calcext:value-type="float">
            <text:p>10</text:p>
          </table:table-cell>
          <table:table-cell office:value-type="float" office:value="242.903442382813" calcext:value-type="float">
            <text:p>242,9034423828</text:p>
          </table:table-cell>
          <table:table-cell office:value-type="float" office:value="1.08943402767181" calcext:value-type="float">
            <text:p>1,089434027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0.758111000061" calcext:value-type="float">
            <text:p>10,7581110001</text:p>
          </table:table-cell>
          <table:table-cell office:value-type="float" office:value="10" calcext:value-type="float">
            <text:p>10</text:p>
          </table:table-cell>
          <table:table-cell office:value-type="float" office:value="242.903442382813" calcext:value-type="float">
            <text:p>242,9034423828</text:p>
          </table:table-cell>
          <table:table-cell office:value-type="float" office:value="0.957432091236114" calcext:value-type="float">
            <text:p>0,957432091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0.816291809082" calcext:value-type="float">
            <text:p>10,8162918091</text:p>
          </table:table-cell>
          <table:table-cell office:value-type="float" office:value="10" calcext:value-type="float">
            <text:p>10</text:p>
          </table:table-cell>
          <table:table-cell office:value-type="float" office:value="240.47737121582" calcext:value-type="float">
            <text:p>240,4773712158</text:p>
          </table:table-cell>
          <table:table-cell office:value-type="float" office:value="0.71672260761261" calcext:value-type="float">
            <text:p>0,716722607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.8474578857422" calcext:value-type="float">
            <text:p>10,8474578857</text:p>
          </table:table-cell>
          <table:table-cell office:value-type="float" office:value="10" calcext:value-type="float">
            <text:p>10</text:p>
          </table:table-cell>
          <table:table-cell office:value-type="float" office:value="228.075256347656" calcext:value-type="float">
            <text:p>228,0752563477</text:p>
          </table:table-cell>
          <table:table-cell office:value-type="float" office:value="0.00481615541502833" calcext:value-type="float">
            <text:p>0,004816155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.9871244430542" calcext:value-type="float">
            <text:p>10,9871244431</text:p>
          </table:table-cell>
          <table:table-cell office:value-type="float" office:value="10" calcext:value-type="float">
            <text:p>10</text:p>
          </table:table-cell>
          <table:table-cell office:value-type="float" office:value="228.075256347656" calcext:value-type="float">
            <text:p>228,0752563477</text:p>
          </table:table-cell>
          <table:table-cell office:value-type="float" office:value="-0.382736951112747" calcext:value-type="float">
            <text:p>-0,382736951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0.8199491500854" calcext:value-type="float">
            <text:p>10,8199491501</text:p>
          </table:table-cell>
          <table:table-cell office:value-type="float" office:value="10" calcext:value-type="float">
            <text:p>10</text:p>
          </table:table-cell>
          <table:table-cell office:value-type="float" office:value="232.580337524414" calcext:value-type="float">
            <text:p>232,5803375244</text:p>
          </table:table-cell>
          <table:table-cell office:value-type="float" office:value="-0.382736951112747" calcext:value-type="float">
            <text:p>-0,382736951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0.9570274353027" calcext:value-type="float">
            <text:p>10,9570274353</text:p>
          </table:table-cell>
          <table:table-cell office:value-type="float" office:value="10" calcext:value-type="float">
            <text:p>10</text:p>
          </table:table-cell>
          <table:table-cell office:value-type="float" office:value="232.580337524414" calcext:value-type="float">
            <text:p>232,5803375244</text:p>
          </table:table-cell>
          <table:table-cell office:value-type="float" office:value="-0.657257795333862" calcext:value-type="float">
            <text:p>-0,657257795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1.2834978103638" calcext:value-type="float">
            <text:p>11,2834978104</text:p>
          </table:table-cell>
          <table:table-cell office:value-type="float" office:value="10" calcext:value-type="float">
            <text:p>10</text:p>
          </table:table-cell>
          <table:table-cell office:value-type="float" office:value="229.690567016602" calcext:value-type="float">
            <text:p>229,6905670166</text:p>
          </table:table-cell>
          <table:table-cell office:value-type="float" office:value="-0.657257795333862" calcext:value-type="float">
            <text:p>-0,657257795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1.1091823577881" calcext:value-type="float">
            <text:p>11,1091823578</text:p>
          </table:table-cell>
          <table:table-cell office:value-type="float" office:value="10" calcext:value-type="float">
            <text:p>10</text:p>
          </table:table-cell>
          <table:table-cell office:value-type="float" office:value="229.751480102539" calcext:value-type="float">
            <text:p>229,7514801025</text:p>
          </table:table-cell>
          <table:table-cell office:value-type="float" office:value="-0.603198945522308" calcext:value-type="float">
            <text:p>-0,603198945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1.0268783569336" calcext:value-type="float">
            <text:p>11,0268783569</text:p>
          </table:table-cell>
          <table:table-cell office:value-type="float" office:value="10" calcext:value-type="float">
            <text:p>10</text:p>
          </table:table-cell>
          <table:table-cell office:value-type="float" office:value="229.751480102539" calcext:value-type="float">
            <text:p>229,7514801025</text:p>
          </table:table-cell>
          <table:table-cell office:value-type="float" office:value="-0.603198945522308" calcext:value-type="float">
            <text:p>-0,603198945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1.2162637710571" calcext:value-type="float">
            <text:p>11,2162637711</text:p>
          </table:table-cell>
          <table:table-cell office:value-type="float" office:value="10" calcext:value-type="float">
            <text:p>10</text:p>
          </table:table-cell>
          <table:table-cell office:value-type="float" office:value="229.960876464844" calcext:value-type="float">
            <text:p>229,9608764648</text:p>
          </table:table-cell>
          <table:table-cell office:value-type="float" office:value="-0.502747654914856" calcext:value-type="float">
            <text:p>-0,502747654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1.1149702072144" calcext:value-type="float">
            <text:p>11,1149702072</text:p>
          </table:table-cell>
          <table:table-cell office:value-type="float" office:value="10" calcext:value-type="float">
            <text:p>10</text:p>
          </table:table-cell>
          <table:table-cell office:value-type="float" office:value="230.680618286133" calcext:value-type="float">
            <text:p>230,6806182861</text:p>
          </table:table-cell>
          <table:table-cell office:value-type="float" office:value="-0.479256629943848" calcext:value-type="float">
            <text:p>-0,479256629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1.2103700637817" calcext:value-type="float">
            <text:p>11,2103700638</text:p>
          </table:table-cell>
          <table:table-cell office:value-type="float" office:value="10" calcext:value-type="float">
            <text:p>10</text:p>
          </table:table-cell>
          <table:table-cell office:value-type="float" office:value="230.680618286133" calcext:value-type="float">
            <text:p>230,6806182861</text:p>
          </table:table-cell>
          <table:table-cell office:value-type="float" office:value="-0.479256629943848" calcext:value-type="float">
            <text:p>-0,479256629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1.2537364959717" calcext:value-type="float">
            <text:p>11,253736496</text:p>
          </table:table-cell>
          <table:table-cell office:value-type="float" office:value="10" calcext:value-type="float">
            <text:p>10</text:p>
          </table:table-cell>
          <table:table-cell office:value-type="float" office:value="231.03466796875" calcext:value-type="float">
            <text:p>231,0346679688</text:p>
          </table:table-cell>
          <table:table-cell office:value-type="float" office:value="-0.398266583681107" calcext:value-type="float">
            <text:p>-0,398266583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1.190767288208" calcext:value-type="float">
            <text:p>11,1907672882</text:p>
          </table:table-cell>
          <table:table-cell office:value-type="float" office:value="10" calcext:value-type="float">
            <text:p>10</text:p>
          </table:table-cell>
          <table:table-cell office:value-type="float" office:value="231.03466796875" calcext:value-type="float">
            <text:p>231,0346679688</text:p>
          </table:table-cell>
          <table:table-cell office:value-type="float" office:value="-0.398266583681107" calcext:value-type="float">
            <text:p>-0,398266583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1.0459098815918" calcext:value-type="float">
            <text:p>11,0459098816</text:p>
          </table:table-cell>
          <table:table-cell office:value-type="float" office:value="10" calcext:value-type="float">
            <text:p>10</text:p>
          </table:table-cell>
          <table:table-cell office:value-type="float" office:value="232.188629150391" calcext:value-type="float">
            <text:p>232,1886291504</text:p>
          </table:table-cell>
          <table:table-cell office:value-type="float" office:value="-0.223902091383934" calcext:value-type="float">
            <text:p>-0,2239020914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1.1169013977051" calcext:value-type="float">
            <text:p>11,1169013977</text:p>
          </table:table-cell>
          <table:table-cell office:value-type="float" office:value="10" calcext:value-type="float">
            <text:p>10</text:p>
          </table:table-cell>
          <table:table-cell office:value-type="float" office:value="232.188629150391" calcext:value-type="float">
            <text:p>232,1886291504</text:p>
          </table:table-cell>
          <table:table-cell office:value-type="float" office:value="-0.0801054462790489" calcext:value-type="float">
            <text:p>-0,080105446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1.2084064483643" calcext:value-type="float">
            <text:p>11,2084064484</text:p>
          </table:table-cell>
          <table:table-cell office:value-type="float" office:value="10" calcext:value-type="float">
            <text:p>10</text:p>
          </table:table-cell>
          <table:table-cell office:value-type="float" office:value="233.066711425781" calcext:value-type="float">
            <text:p>233,0667114258</text:p>
          </table:table-cell>
          <table:table-cell office:value-type="float" office:value="-0.0801054462790489" calcext:value-type="float">
            <text:p>-0,080105446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.9946746826172" calcext:value-type="float">
            <text:p>10,9946746826</text:p>
          </table:table-cell>
          <table:table-cell office:value-type="float" office:value="10" calcext:value-type="float">
            <text:p>10</text:p>
          </table:table-cell>
          <table:table-cell office:value-type="float" office:value="233.066711425781" calcext:value-type="float">
            <text:p>233,0667114258</text:p>
          </table:table-cell>
          <table:table-cell office:value-type="float" office:value="-0.0925881341099739" calcext:value-type="float">
            <text:p>-0,092588134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1.2974405288696" calcext:value-type="float">
            <text:p>11,2974405289</text:p>
          </table:table-cell>
          <table:table-cell office:value-type="float" office:value="10" calcext:value-type="float">
            <text:p>10</text:p>
          </table:table-cell>
          <table:table-cell office:value-type="float" office:value="232.799209594727" calcext:value-type="float">
            <text:p>232,7992095947</text:p>
          </table:table-cell>
          <table:table-cell office:value-type="float" office:value="-0.174855932593346" calcext:value-type="float">
            <text:p>-0,174855932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1.5669622421265" calcext:value-type="float">
            <text:p>11,5669622421</text:p>
          </table:table-cell>
          <table:table-cell office:value-type="float" office:value="10" calcext:value-type="float">
            <text:p>10</text:p>
          </table:table-cell>
          <table:table-cell office:value-type="float" office:value="232.137847900391" calcext:value-type="float">
            <text:p>232,1378479004</text:p>
          </table:table-cell>
          <table:table-cell office:value-type="float" office:value="-0.174855932593346" calcext:value-type="float">
            <text:p>-0,174855932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1.38587474823" calcext:value-type="float">
            <text:p>11,3858747482</text:p>
          </table:table-cell>
          <table:table-cell office:value-type="float" office:value="10" calcext:value-type="float">
            <text:p>10</text:p>
          </table:table-cell>
          <table:table-cell office:value-type="float" office:value="232.137847900391" calcext:value-type="float">
            <text:p>232,1378479004</text:p>
          </table:table-cell>
          <table:table-cell office:value-type="float" office:value="-0.192547932267189" calcext:value-type="float">
            <text:p>-0,192547932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1.1169013977051" calcext:value-type="float">
            <text:p>11,1169013977</text:p>
          </table:table-cell>
          <table:table-cell office:value-type="float" office:value="10" calcext:value-type="float">
            <text:p>10</text:p>
          </table:table-cell>
          <table:table-cell office:value-type="float" office:value="232.137847900391" calcext:value-type="float">
            <text:p>232,1378479004</text:p>
          </table:table-cell>
          <table:table-cell office:value-type="float" office:value="-0.192547932267189" calcext:value-type="float">
            <text:p>-0,192547932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1.387900352478" calcext:value-type="float">
            <text:p>11,3879003525</text:p>
          </table:table-cell>
          <table:table-cell office:value-type="float" office:value="10" calcext:value-type="float">
            <text:p>10</text:p>
          </table:table-cell>
          <table:table-cell office:value-type="float" office:value="232.024871826172" calcext:value-type="float">
            <text:p>232,0248718262</text:p>
          </table:table-cell>
          <table:table-cell office:value-type="float" office:value="-0.151856333017349" calcext:value-type="float">
            <text:p>-0,15185633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1.3555717468262" calcext:value-type="float">
            <text:p>11,3555717468</text:p>
          </table:table-cell>
          <table:table-cell office:value-type="float" office:value="10" calcext:value-type="float">
            <text:p>10</text:p>
          </table:table-cell>
          <table:table-cell office:value-type="float" office:value="232.21223449707" calcext:value-type="float">
            <text:p>232,2122344971</text:p>
          </table:table-cell>
          <table:table-cell office:value-type="float" office:value="-0.162864685058594" calcext:value-type="float">
            <text:p>-0,162864685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1.0707492828369" calcext:value-type="float">
            <text:p>11,0707492828</text:p>
          </table:table-cell>
          <table:table-cell office:value-type="float" office:value="10" calcext:value-type="float">
            <text:p>10</text:p>
          </table:table-cell>
          <table:table-cell office:value-type="float" office:value="232.21223449707" calcext:value-type="float">
            <text:p>232,2122344971</text:p>
          </table:table-cell>
          <table:table-cell office:value-type="float" office:value="-0.162864685058594" calcext:value-type="float">
            <text:p>-0,162864685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1.091854095459" calcext:value-type="float">
            <text:p>11,0918540955</text:p>
          </table:table-cell>
          <table:table-cell office:value-type="float" office:value="10" calcext:value-type="float">
            <text:p>10</text:p>
          </table:table-cell>
          <table:table-cell office:value-type="float" office:value="231.947341918945" calcext:value-type="float">
            <text:p>231,9473419189</text:p>
          </table:table-cell>
          <table:table-cell office:value-type="float" office:value="-0.186159163713455" calcext:value-type="float">
            <text:p>-0,186159163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1.3234252929688" calcext:value-type="float">
            <text:p>11,323425293</text:p>
          </table:table-cell>
          <table:table-cell office:value-type="float" office:value="10" calcext:value-type="float">
            <text:p>10</text:p>
          </table:table-cell>
          <table:table-cell office:value-type="float" office:value="231.947341918945" calcext:value-type="float">
            <text:p>231,9473419189</text:p>
          </table:table-cell>
          <table:table-cell office:value-type="float" office:value="-0.186159163713455" calcext:value-type="float">
            <text:p>-0,186159163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1.1381826400757" calcext:value-type="float">
            <text:p>11,1381826401</text:p>
          </table:table-cell>
          <table:table-cell office:value-type="float" office:value="10" calcext:value-type="float">
            <text:p>10</text:p>
          </table:table-cell>
          <table:table-cell office:value-type="float" office:value="228.504455566406" calcext:value-type="float">
            <text:p>228,5044555664</text:p>
          </table:table-cell>
          <table:table-cell office:value-type="float" office:value="-0.479453206062317" calcext:value-type="float">
            <text:p>-0,479453206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1.2517576217651" calcext:value-type="float">
            <text:p>11,2517576218</text:p>
          </table:table-cell>
          <table:table-cell office:value-type="float" office:value="10" calcext:value-type="float">
            <text:p>10</text:p>
          </table:table-cell>
          <table:table-cell office:value-type="float" office:value="228.504455566406" calcext:value-type="float">
            <text:p>228,5044555664</text:p>
          </table:table-cell>
          <table:table-cell office:value-type="float" office:value="-0.479453206062317" calcext:value-type="float">
            <text:p>-0,479453206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1.4102334976196" calcext:value-type="float">
            <text:p>11,4102334976</text:p>
          </table:table-cell>
          <table:table-cell office:value-type="float" office:value="10" calcext:value-type="float">
            <text:p>10</text:p>
          </table:table-cell>
          <table:table-cell office:value-type="float" office:value="227.865905761719" calcext:value-type="float">
            <text:p>227,8659057617</text:p>
          </table:table-cell>
          <table:table-cell office:value-type="float" office:value="-0.549533188343048" calcext:value-type="float">
            <text:p>-0,549533188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1.0344829559326" calcext:value-type="float">
            <text:p>11,0344829559</text:p>
          </table:table-cell>
          <table:table-cell office:value-type="float" office:value="10" calcext:value-type="float">
            <text:p>10</text:p>
          </table:table-cell>
          <table:table-cell office:value-type="float" office:value="227.865905761719" calcext:value-type="float">
            <text:p>227,8659057617</text:p>
          </table:table-cell>
          <table:table-cell office:value-type="float" office:value="-0.559067189693451" calcext:value-type="float">
            <text:p>-0,559067189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1.38587474823" calcext:value-type="float">
            <text:p>11,3858747482</text:p>
          </table:table-cell>
          <table:table-cell office:value-type="float" office:value="10" calcext:value-type="float">
            <text:p>10</text:p>
          </table:table-cell>
          <table:table-cell office:value-type="float" office:value="227.682769775391" calcext:value-type="float">
            <text:p>227,6827697754</text:p>
          </table:table-cell>
          <table:table-cell office:value-type="float" office:value="-0.547567427158356" calcext:value-type="float">
            <text:p>-0,547567427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1.3374671936035" calcext:value-type="float">
            <text:p>11,3374671936</text:p>
          </table:table-cell>
          <table:table-cell office:value-type="float" office:value="10" calcext:value-type="float">
            <text:p>10</text:p>
          </table:table-cell>
          <table:table-cell office:value-type="float" office:value="227.600601196289" calcext:value-type="float">
            <text:p>227,6006011963</text:p>
          </table:table-cell>
          <table:table-cell office:value-type="float" office:value="-0.547567427158356" calcext:value-type="float">
            <text:p>-0,547567427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1.145941734314" calcext:value-type="float">
            <text:p>11,1459417343</text:p>
          </table:table-cell>
          <table:table-cell office:value-type="float" office:value="10" calcext:value-type="float">
            <text:p>10</text:p>
          </table:table-cell>
          <table:table-cell office:value-type="float" office:value="227.600601196289" calcext:value-type="float">
            <text:p>227,6006011963</text:p>
          </table:table-cell>
          <table:table-cell office:value-type="float" office:value="-0.427851527929306" calcext:value-type="float">
            <text:p>-0,427851527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1.3475179672241" calcext:value-type="float">
            <text:p>11,3475179672</text:p>
          </table:table-cell>
          <table:table-cell office:value-type="float" office:value="10" calcext:value-type="float">
            <text:p>10</text:p>
          </table:table-cell>
          <table:table-cell office:value-type="float" office:value="228.347915649414" calcext:value-type="float">
            <text:p>228,3479156494</text:p>
          </table:table-cell>
          <table:table-cell office:value-type="float" office:value="-0.399937480688095" calcext:value-type="float">
            <text:p>-0,399937480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1.3495302200317" calcext:value-type="float">
            <text:p>11,34953022</text:p>
          </table:table-cell>
          <table:table-cell office:value-type="float" office:value="10" calcext:value-type="float">
            <text:p>10</text:p>
          </table:table-cell>
          <table:table-cell office:value-type="float" office:value="226.463195800781" calcext:value-type="float">
            <text:p>226,4631958008</text:p>
          </table:table-cell>
          <table:table-cell office:value-type="float" office:value="-0.627476274967194" calcext:value-type="float">
            <text:p>-0,62747627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1.1634397506714" calcext:value-type="float">
            <text:p>11,1634397507</text:p>
          </table:table-cell>
          <table:table-cell office:value-type="float" office:value="10" calcext:value-type="float">
            <text:p>10</text:p>
          </table:table-cell>
          <table:table-cell office:value-type="float" office:value="226.463195800781" calcext:value-type="float">
            <text:p>226,4631958008</text:p>
          </table:table-cell>
          <table:table-cell office:value-type="float" office:value="-0.641433298587799" calcext:value-type="float">
            <text:p>-0,641433298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1.2025203704834" calcext:value-type="float">
            <text:p>11,2025203705</text:p>
          </table:table-cell>
          <table:table-cell office:value-type="float" office:value="10" calcext:value-type="float">
            <text:p>10</text:p>
          </table:table-cell>
          <table:table-cell office:value-type="float" office:value="226.238311767578" calcext:value-type="float">
            <text:p>226,2383117676</text:p>
          </table:table-cell>
          <table:table-cell office:value-type="float" office:value="-0.641433298587799" calcext:value-type="float">
            <text:p>-0,641433298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1.3455057144165" calcext:value-type="float">
            <text:p>11,3455057144</text:p>
          </table:table-cell>
          <table:table-cell office:value-type="float" office:value="10" calcext:value-type="float">
            <text:p>10</text:p>
          </table:table-cell>
          <table:table-cell office:value-type="float" office:value="226.238311767578" calcext:value-type="float">
            <text:p>226,2383117676</text:p>
          </table:table-cell>
          <table:table-cell office:value-type="float" office:value="-0.687825679779053" calcext:value-type="float">
            <text:p>-0,687825679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1.3274335861206" calcext:value-type="float">
            <text:p>11,3274335861</text:p>
          </table:table-cell>
          <table:table-cell office:value-type="float" office:value="10" calcext:value-type="float">
            <text:p>10</text:p>
          </table:table-cell>
          <table:table-cell office:value-type="float" office:value="225.680786132812" calcext:value-type="float">
            <text:p>225,6807861328</text:p>
          </table:table-cell>
          <table:table-cell office:value-type="float" office:value="-0.687825679779053" calcext:value-type="float">
            <text:p>-0,687825679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1.1343078613281" calcext:value-type="float">
            <text:p>11,1343078613</text:p>
          </table:table-cell>
          <table:table-cell office:value-type="float" office:value="10" calcext:value-type="float">
            <text:p>10</text:p>
          </table:table-cell>
          <table:table-cell office:value-type="float" office:value="224.456115722656" calcext:value-type="float">
            <text:p>224,4561157227</text:p>
          </table:table-cell>
          <table:table-cell office:value-type="float" office:value="-0.821695148944855" calcext:value-type="float">
            <text:p>-0,821695148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1.3515434265137" calcext:value-type="float">
            <text:p>11,3515434265</text:p>
          </table:table-cell>
          <table:table-cell office:value-type="float" office:value="10" calcext:value-type="float">
            <text:p>10</text:p>
          </table:table-cell>
          <table:table-cell office:value-type="float" office:value="224.456115722656" calcext:value-type="float">
            <text:p>224,4561157227</text:p>
          </table:table-cell>
          <table:table-cell office:value-type="float" office:value="-0.862288415431976" calcext:value-type="float">
            <text:p>-0,862288415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1.4531135559082" calcext:value-type="float">
            <text:p>11,4531135559</text:p>
          </table:table-cell>
          <table:table-cell office:value-type="float" office:value="10" calcext:value-type="float">
            <text:p>10</text:p>
          </table:table-cell>
          <table:table-cell office:value-type="float" office:value="224.005294799805" calcext:value-type="float">
            <text:p>224,0052947998</text:p>
          </table:table-cell>
          <table:table-cell office:value-type="float" office:value="-0.862288415431976" calcext:value-type="float">
            <text:p>-0,862288415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1.2418756484985" calcext:value-type="float">
            <text:p>11,2418756485</text:p>
          </table:table-cell>
          <table:table-cell office:value-type="float" office:value="10" calcext:value-type="float">
            <text:p>10</text:p>
          </table:table-cell>
          <table:table-cell office:value-type="float" office:value="224.005294799805" calcext:value-type="float">
            <text:p>224,0052947998</text:p>
          </table:table-cell>
          <table:table-cell office:value-type="float" office:value="-0.862288415431976" calcext:value-type="float">
            <text:p>-0,862288415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1.2795209884644" calcext:value-type="float">
            <text:p>11,2795209885</text:p>
          </table:table-cell>
          <table:table-cell office:value-type="float" office:value="10" calcext:value-type="float">
            <text:p>10</text:p>
          </table:table-cell>
          <table:table-cell office:value-type="float" office:value="223.765640258789" calcext:value-type="float">
            <text:p>223,7656402588</text:p>
          </table:table-cell>
          <table:table-cell office:value-type="float" office:value="-0.862288415431976" calcext:value-type="float">
            <text:p>-0,862288415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1.4695339202881" calcext:value-type="float">
            <text:p>11,4695339203</text:p>
          </table:table-cell>
          <table:table-cell office:value-type="float" office:value="10" calcext:value-type="float">
            <text:p>10</text:p>
          </table:table-cell>
          <table:table-cell office:value-type="float" office:value="223.765640258789" calcext:value-type="float">
            <text:p>223,7656402588</text:p>
          </table:table-cell>
          <table:table-cell office:value-type="float" office:value="-0.704829633235931" calcext:value-type="float">
            <text:p>-0,704829633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1.2182292938232" calcext:value-type="float">
            <text:p>11,2182292938</text:p>
          </table:table-cell>
          <table:table-cell office:value-type="float" office:value="10" calcext:value-type="float">
            <text:p>10</text:p>
          </table:table-cell>
          <table:table-cell office:value-type="float" office:value="224.892868041992" calcext:value-type="float">
            <text:p>224,892868042</text:p>
          </table:table-cell>
          <table:table-cell office:value-type="float" office:value="-0.682419776916504" calcext:value-type="float">
            <text:p>-0,682419776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1.1770868301392" calcext:value-type="float">
            <text:p>11,1770868301</text:p>
          </table:table-cell>
          <table:table-cell office:value-type="float" office:value="10" calcext:value-type="float">
            <text:p>10</text:p>
          </table:table-cell>
          <table:table-cell office:value-type="float" office:value="224.892868041992" calcext:value-type="float">
            <text:p>224,892868042</text:p>
          </table:table-cell>
          <table:table-cell office:value-type="float" office:value="-0.682419776916504" calcext:value-type="float">
            <text:p>-0,682419776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1.3656539916992" calcext:value-type="float">
            <text:p>11,3656539917</text:p>
          </table:table-cell>
          <table:table-cell office:value-type="float" office:value="10" calcext:value-type="float">
            <text:p>10</text:p>
          </table:table-cell>
          <table:table-cell office:value-type="float" office:value="225.139572143555" calcext:value-type="float">
            <text:p>225,1395721436</text:p>
          </table:table-cell>
          <table:table-cell office:value-type="float" office:value="-0.599562227725983" calcext:value-type="float">
            <text:p>-0,599562227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1.402102470398" calcext:value-type="float">
            <text:p>11,4021024704</text:p>
          </table:table-cell>
          <table:table-cell office:value-type="float" office:value="10" calcext:value-type="float">
            <text:p>10</text:p>
          </table:table-cell>
          <table:table-cell office:value-type="float" office:value="225.139572143555" calcext:value-type="float">
            <text:p>225,1395721436</text:p>
          </table:table-cell>
          <table:table-cell office:value-type="float" office:value="-0.599562227725983" calcext:value-type="float">
            <text:p>-0,599562227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1.3014307022095" calcext:value-type="float">
            <text:p>11,3014307022</text:p>
          </table:table-cell>
          <table:table-cell office:value-type="float" office:value="10" calcext:value-type="float">
            <text:p>10</text:p>
          </table:table-cell>
          <table:table-cell office:value-type="float" office:value="225.463302612305" calcext:value-type="float">
            <text:p>225,4633026123</text:p>
          </table:table-cell>
          <table:table-cell office:value-type="float" office:value="-0.522700309753418" calcext:value-type="float">
            <text:p>-0,522700309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1.1304349899292" calcext:value-type="float">
            <text:p>11,1304349899</text:p>
          </table:table-cell>
          <table:table-cell office:value-type="float" office:value="10" calcext:value-type="float">
            <text:p>10</text:p>
          </table:table-cell>
          <table:table-cell office:value-type="float" office:value="225.463302612305" calcext:value-type="float">
            <text:p>225,4633026123</text:p>
          </table:table-cell>
          <table:table-cell office:value-type="float" office:value="-0.522700309753418" calcext:value-type="float">
            <text:p>-0,522700309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.2795209884644" calcext:value-type="float">
            <text:p>11,2795209885</text:p>
          </table:table-cell>
          <table:table-cell office:value-type="float" office:value="10" calcext:value-type="float">
            <text:p>10</text:p>
          </table:table-cell>
          <table:table-cell office:value-type="float" office:value="226.131805419922" calcext:value-type="float">
            <text:p>226,1318054199</text:p>
          </table:table-cell>
          <table:table-cell office:value-type="float" office:value="-0.405736535787582" calcext:value-type="float">
            <text:p>-0,405736535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1.3939828872681" calcext:value-type="float">
            <text:p>11,3939828873</text:p>
          </table:table-cell>
          <table:table-cell office:value-type="float" office:value="10" calcext:value-type="float">
            <text:p>10</text:p>
          </table:table-cell>
          <table:table-cell office:value-type="float" office:value="226.131805419922" calcext:value-type="float">
            <text:p>226,1318054199</text:p>
          </table:table-cell>
          <table:table-cell office:value-type="float" office:value="-0.217415019869804" calcext:value-type="float">
            <text:p>-0,217415019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1.3777780532837" calcext:value-type="float">
            <text:p>11,3777780533</text:p>
          </table:table-cell>
          <table:table-cell office:value-type="float" office:value="10" calcext:value-type="float">
            <text:p>10</text:p>
          </table:table-cell>
          <table:table-cell office:value-type="float" office:value="227.356597900391" calcext:value-type="float">
            <text:p>227,3565979004</text:p>
          </table:table-cell>
          <table:table-cell office:value-type="float" office:value="-0.217415019869804" calcext:value-type="float">
            <text:p>-0,217415019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1.2497806549072" calcext:value-type="float">
            <text:p>11,2497806549</text:p>
          </table:table-cell>
          <table:table-cell office:value-type="float" office:value="10" calcext:value-type="float">
            <text:p>10</text:p>
          </table:table-cell>
          <table:table-cell office:value-type="float" office:value="227.356597900391" calcext:value-type="float">
            <text:p>227,3565979004</text:p>
          </table:table-cell>
          <table:table-cell office:value-type="float" office:value="-0.0299781113862991" calcext:value-type="float">
            <text:p>-0,029978111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1.4715900421143" calcext:value-type="float">
            <text:p>11,4715900421</text:p>
          </table:table-cell>
          <table:table-cell office:value-type="float" office:value="10" calcext:value-type="float">
            <text:p>10</text:p>
          </table:table-cell>
          <table:table-cell office:value-type="float" office:value="227.356597900391" calcext:value-type="float">
            <text:p>227,3565979004</text:p>
          </table:table-cell>
          <table:table-cell office:value-type="float" office:value="-0.0299781113862991" calcext:value-type="float">
            <text:p>-0,029978111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.4244909286499" calcext:value-type="float">
            <text:p>11,4244909286</text:p>
          </table:table-cell>
          <table:table-cell office:value-type="float" office:value="10" calcext:value-type="float">
            <text:p>10</text:p>
          </table:table-cell>
          <table:table-cell office:value-type="float" office:value="228.564300537109" calcext:value-type="float">
            <text:p>228,5643005371</text:p>
          </table:table-cell>
          <table:table-cell office:value-type="float" office:value="0.176133692264557" calcext:value-type="float">
            <text:p>0,176133692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1.2221641540527" calcext:value-type="float">
            <text:p>11,2221641541</text:p>
          </table:table-cell>
          <table:table-cell office:value-type="float" office:value="10" calcext:value-type="float">
            <text:p>10</text:p>
          </table:table-cell>
          <table:table-cell office:value-type="float" office:value="220.776702880859" calcext:value-type="float">
            <text:p>220,7767028809</text:p>
          </table:table-cell>
          <table:table-cell office:value-type="float" office:value="0.278747290372848" calcext:value-type="float">
            <text:p>0,278747290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1.4306125640869" calcext:value-type="float">
            <text:p>11,4306125641</text:p>
          </table:table-cell>
          <table:table-cell office:value-type="float" office:value="10" calcext:value-type="float">
            <text:p>10</text:p>
          </table:table-cell>
          <table:table-cell office:value-type="float" office:value="220.776702880859" calcext:value-type="float">
            <text:p>220,7767028809</text:p>
          </table:table-cell>
          <table:table-cell office:value-type="float" office:value="0.278747290372848" calcext:value-type="float">
            <text:p>0,278747290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1.1809921264648" calcext:value-type="float">
            <text:p>11,1809921265</text:p>
          </table:table-cell>
          <table:table-cell office:value-type="float" office:value="10" calcext:value-type="float">
            <text:p>10</text:p>
          </table:table-cell>
          <table:table-cell office:value-type="float" office:value="221.421722412109" calcext:value-type="float">
            <text:p>221,4217224121</text:p>
          </table:table-cell>
          <table:table-cell office:value-type="float" office:value="0.243265002965927" calcext:value-type="float">
            <text:p>0,24326500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1.2064437866211" calcext:value-type="float">
            <text:p>11,2064437866</text:p>
          </table:table-cell>
          <table:table-cell office:value-type="float" office:value="10" calcext:value-type="float">
            <text:p>10</text:p>
          </table:table-cell>
          <table:table-cell office:value-type="float" office:value="221.096725463867" calcext:value-type="float">
            <text:p>221,0967254639</text:p>
          </table:table-cell>
          <table:table-cell office:value-type="float" office:value="0.191663339734077" calcext:value-type="float">
            <text:p>0,1916633397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1.2576961517334" calcext:value-type="float">
            <text:p>11,2576961517</text:p>
          </table:table-cell>
          <table:table-cell office:value-type="float" office:value="10" calcext:value-type="float">
            <text:p>10</text:p>
          </table:table-cell>
          <table:table-cell office:value-type="float" office:value="221.096725463867" calcext:value-type="float">
            <text:p>221,0967254639</text:p>
          </table:table-cell>
          <table:table-cell office:value-type="float" office:value="0.196676075458527" calcext:value-type="float">
            <text:p>0,196676075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1.2162637710571" calcext:value-type="float">
            <text:p>11,2162637711</text:p>
          </table:table-cell>
          <table:table-cell office:value-type="float" office:value="10" calcext:value-type="float">
            <text:p>10</text:p>
          </table:table-cell>
          <table:table-cell office:value-type="float" office:value="220.771728515625" calcext:value-type="float">
            <text:p>220,7717285156</text:p>
          </table:table-cell>
          <table:table-cell office:value-type="float" office:value="0.196676075458527" calcext:value-type="float">
            <text:p>0,196676075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1.305422782898" calcext:value-type="float">
            <text:p>11,3054227829</text:p>
          </table:table-cell>
          <table:table-cell office:value-type="float" office:value="10" calcext:value-type="float">
            <text:p>10</text:p>
          </table:table-cell>
          <table:table-cell office:value-type="float" office:value="220.771728515625" calcext:value-type="float">
            <text:p>220,7717285156</text:p>
          </table:table-cell>
          <table:table-cell office:value-type="float" office:value="0.196676075458527" calcext:value-type="float">
            <text:p>0,196676075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1.1849002838135" calcext:value-type="float">
            <text:p>11,1849002838</text:p>
          </table:table-cell>
          <table:table-cell office:value-type="float" office:value="10" calcext:value-type="float">
            <text:p>10</text:p>
          </table:table-cell>
          <table:table-cell office:value-type="float" office:value="220.771728515625" calcext:value-type="float">
            <text:p>220,7717285156</text:p>
          </table:table-cell>
          <table:table-cell office:value-type="float" office:value="0.205718651413918" calcext:value-type="float">
            <text:p>0,205718651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1.3074207305908" calcext:value-type="float">
            <text:p>11,3074207306</text:p>
          </table:table-cell>
          <table:table-cell office:value-type="float" office:value="10" calcext:value-type="float">
            <text:p>10</text:p>
          </table:table-cell>
          <table:table-cell office:value-type="float" office:value="220.446731567383" calcext:value-type="float">
            <text:p>220,4467315674</text:p>
          </table:table-cell>
          <table:table-cell office:value-type="float" office:value="0.209158763289452" calcext:value-type="float">
            <text:p>0,209158763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1.2557153701782" calcext:value-type="float">
            <text:p>11,2557153702</text:p>
          </table:table-cell>
          <table:table-cell office:value-type="float" office:value="10" calcext:value-type="float">
            <text:p>10</text:p>
          </table:table-cell>
          <table:table-cell office:value-type="float" office:value="220.446731567383" calcext:value-type="float">
            <text:p>220,4467315674</text:p>
          </table:table-cell>
          <table:table-cell office:value-type="float" office:value="0.209158763289452" calcext:value-type="float">
            <text:p>0,209158763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1.2537364959717" calcext:value-type="float">
            <text:p>11,253736496</text:p>
          </table:table-cell>
          <table:table-cell office:value-type="float" office:value="10" calcext:value-type="float">
            <text:p>10</text:p>
          </table:table-cell>
          <table:table-cell office:value-type="float" office:value="220.121734619141" calcext:value-type="float">
            <text:p>220,1217346191</text:p>
          </table:table-cell>
          <table:table-cell office:value-type="float" office:value="0.209158763289452" calcext:value-type="float">
            <text:p>0,209158763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1.2320108413696" calcext:value-type="float">
            <text:p>11,2320108414</text:p>
          </table:table-cell>
          <table:table-cell office:value-type="float" office:value="10" calcext:value-type="float">
            <text:p>10</text:p>
          </table:table-cell>
          <table:table-cell office:value-type="float" office:value="220.121734619141" calcext:value-type="float">
            <text:p>220,1217346191</text:p>
          </table:table-cell>
          <table:table-cell office:value-type="float" office:value="0.237171098589897" calcext:value-type="float">
            <text:p>0,237171098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1.3696928024292" calcext:value-type="float">
            <text:p>11,3696928024</text:p>
          </table:table-cell>
          <table:table-cell office:value-type="float" office:value="10" calcext:value-type="float">
            <text:p>10</text:p>
          </table:table-cell>
          <table:table-cell office:value-type="float" office:value="219.796737670898" calcext:value-type="float">
            <text:p>219,7967376709</text:p>
          </table:table-cell>
          <table:table-cell office:value-type="float" office:value="0.327793449163437" calcext:value-type="float">
            <text:p>0,327793449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.295446395874" calcext:value-type="float">
            <text:p>11,2954463959</text:p>
          </table:table-cell>
          <table:table-cell office:value-type="float" office:value="10" calcext:value-type="float">
            <text:p>10</text:p>
          </table:table-cell>
          <table:table-cell office:value-type="float" office:value="219.796737670898" calcext:value-type="float">
            <text:p>219,7967376709</text:p>
          </table:table-cell>
          <table:table-cell office:value-type="float" office:value="0.327793449163437" calcext:value-type="float">
            <text:p>0,327793449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.2497806549072" calcext:value-type="float">
            <text:p>11,2497806549</text:p>
          </table:table-cell>
          <table:table-cell office:value-type="float" office:value="10" calcext:value-type="float">
            <text:p>10</text:p>
          </table:table-cell>
          <table:table-cell office:value-type="float" office:value="219.471740722656" calcext:value-type="float">
            <text:p>219,4717407227</text:p>
          </table:table-cell>
          <table:table-cell office:value-type="float" office:value="0.361113369464874" calcext:value-type="float">
            <text:p>0,3611133695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1.2241315841675" calcext:value-type="float">
            <text:p>11,2241315842</text:p>
          </table:table-cell>
          <table:table-cell office:value-type="float" office:value="10" calcext:value-type="float">
            <text:p>10</text:p>
          </table:table-cell>
          <table:table-cell office:value-type="float" office:value="219.471740722656" calcext:value-type="float">
            <text:p>219,4717407227</text:p>
          </table:table-cell>
          <table:table-cell office:value-type="float" office:value="0.361113369464874" calcext:value-type="float">
            <text:p>0,361113369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1.3596019744873" calcext:value-type="float">
            <text:p>11,3596019745</text:p>
          </table:table-cell>
          <table:table-cell office:value-type="float" office:value="10" calcext:value-type="float">
            <text:p>10</text:p>
          </table:table-cell>
          <table:table-cell office:value-type="float" office:value="219.146743774414" calcext:value-type="float">
            <text:p>219,1467437744</text:p>
          </table:table-cell>
          <table:table-cell office:value-type="float" office:value="0.374480664730072" calcext:value-type="float">
            <text:p>0,374480664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1.3777780532837" calcext:value-type="float">
            <text:p>11,3777780533</text:p>
          </table:table-cell>
          <table:table-cell office:value-type="float" office:value="10" calcext:value-type="float">
            <text:p>10</text:p>
          </table:table-cell>
          <table:table-cell office:value-type="float" office:value="219.146743774414" calcext:value-type="float">
            <text:p>219,1467437744</text:p>
          </table:table-cell>
          <table:table-cell office:value-type="float" office:value="0.328776329755783" calcext:value-type="float">
            <text:p>0,328776329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1.1985998153687" calcext:value-type="float">
            <text:p>11,1985998154</text:p>
          </table:table-cell>
          <table:table-cell office:value-type="float" office:value="10" calcext:value-type="float">
            <text:p>10</text:p>
          </table:table-cell>
          <table:table-cell office:value-type="float" office:value="218.821746826172" calcext:value-type="float">
            <text:p>218,8217468262</text:p>
          </table:table-cell>
          <table:table-cell office:value-type="float" office:value="0.328776329755783" calcext:value-type="float">
            <text:p>0,328776329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1.091854095459" calcext:value-type="float">
            <text:p>11,0918540955</text:p>
          </table:table-cell>
          <table:table-cell office:value-type="float" office:value="10" calcext:value-type="float">
            <text:p>10</text:p>
          </table:table-cell>
          <table:table-cell office:value-type="float" office:value="218.821746826172" calcext:value-type="float">
            <text:p>218,8217468262</text:p>
          </table:table-cell>
          <table:table-cell office:value-type="float" office:value="0.328776329755783" calcext:value-type="float">
            <text:p>0,328776329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1.4183769226074" calcext:value-type="float">
            <text:p>11,4183769226</text:p>
          </table:table-cell>
          <table:table-cell office:value-type="float" office:value="10" calcext:value-type="float">
            <text:p>10</text:p>
          </table:table-cell>
          <table:table-cell office:value-type="float" office:value="218.49674987793" calcext:value-type="float">
            <text:p>218,4967498779</text:p>
          </table:table-cell>
          <table:table-cell office:value-type="float" office:value="0.380476295948029" calcext:value-type="float">
            <text:p>0,380476295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1.3495302200317" calcext:value-type="float">
            <text:p>11,34953022</text:p>
          </table:table-cell>
          <table:table-cell office:value-type="float" office:value="10" calcext:value-type="float">
            <text:p>10</text:p>
          </table:table-cell>
          <table:table-cell office:value-type="float" office:value="218.49674987793" calcext:value-type="float">
            <text:p>218,4967498779</text:p>
          </table:table-cell>
          <table:table-cell office:value-type="float" office:value="0.380476295948029" calcext:value-type="float">
            <text:p>0,380476295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1.1556558609009" calcext:value-type="float">
            <text:p>11,1556558609</text:p>
          </table:table-cell>
          <table:table-cell office:value-type="float" office:value="10" calcext:value-type="float">
            <text:p>10</text:p>
          </table:table-cell>
          <table:table-cell office:value-type="float" office:value="218.49674987793" calcext:value-type="float">
            <text:p>218,4967498779</text:p>
          </table:table-cell>
          <table:table-cell office:value-type="float" office:value="0.337229192256927" calcext:value-type="float">
            <text:p>0,337229192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.0784139633179" calcext:value-type="float">
            <text:p>11,0784139633</text:p>
          </table:table-cell>
          <table:table-cell office:value-type="float" office:value="10" calcext:value-type="float">
            <text:p>10</text:p>
          </table:table-cell>
          <table:table-cell office:value-type="float" office:value="218.171752929688" calcext:value-type="float">
            <text:p>218,1717529297</text:p>
          </table:table-cell>
          <table:table-cell office:value-type="float" office:value="0.341553896665573" calcext:value-type="float">
            <text:p>0,341553896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1.1712341308594" calcext:value-type="float">
            <text:p>11,1712341309</text:p>
          </table:table-cell>
          <table:table-cell office:value-type="float" office:value="10" calcext:value-type="float">
            <text:p>10</text:p>
          </table:table-cell>
          <table:table-cell office:value-type="float" office:value="218.171752929688" calcext:value-type="float">
            <text:p>218,1717529297</text:p>
          </table:table-cell>
          <table:table-cell office:value-type="float" office:value="0.341553896665573" calcext:value-type="float">
            <text:p>0,341553896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1.1304349899292" calcext:value-type="float">
            <text:p>11,1304349899</text:p>
          </table:table-cell>
          <table:table-cell office:value-type="float" office:value="10" calcext:value-type="float">
            <text:p>10</text:p>
          </table:table-cell>
          <table:table-cell office:value-type="float" office:value="217.846755981445" calcext:value-type="float">
            <text:p>217,8467559814</text:p>
          </table:table-cell>
          <table:table-cell office:value-type="float" office:value="0.30646476149559" calcext:value-type="float">
            <text:p>0,306464761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1.1207647323608" calcext:value-type="float">
            <text:p>11,1207647324</text:p>
          </table:table-cell>
          <table:table-cell office:value-type="float" office:value="10" calcext:value-type="float">
            <text:p>10</text:p>
          </table:table-cell>
          <table:table-cell office:value-type="float" office:value="217.846755981445" calcext:value-type="float">
            <text:p>217,8467559814</text:p>
          </table:table-cell>
          <table:table-cell office:value-type="float" office:value="0.30646476149559" calcext:value-type="float">
            <text:p>0,306464761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1.091854095459" calcext:value-type="float">
            <text:p>11,0918540955</text:p>
          </table:table-cell>
          <table:table-cell office:value-type="float" office:value="10" calcext:value-type="float">
            <text:p>10</text:p>
          </table:table-cell>
          <table:table-cell office:value-type="float" office:value="217.521759033203" calcext:value-type="float">
            <text:p>217,5217590332</text:p>
          </table:table-cell>
          <table:table-cell office:value-type="float" office:value="0.147531628608704" calcext:value-type="float">
            <text:p>0,147531628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1.1343078613281" calcext:value-type="float">
            <text:p>11,1343078613</text:p>
          </table:table-cell>
          <table:table-cell office:value-type="float" office:value="10" calcext:value-type="float">
            <text:p>10</text:p>
          </table:table-cell>
          <table:table-cell office:value-type="float" office:value="217.521759033203" calcext:value-type="float">
            <text:p>217,5217590332</text:p>
          </table:table-cell>
          <table:table-cell office:value-type="float" office:value="0.147531628608704" calcext:value-type="float">
            <text:p>0,147531628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1.1985998153687" calcext:value-type="float">
            <text:p>11,1985998154</text:p>
          </table:table-cell>
          <table:table-cell office:value-type="float" office:value="10" calcext:value-type="float">
            <text:p>10</text:p>
          </table:table-cell>
          <table:table-cell office:value-type="float" office:value="224.751037597656" calcext:value-type="float">
            <text:p>224,7510375977</text:p>
          </table:table-cell>
          <table:table-cell office:value-type="float" office:value="-0.0345976911485195" calcext:value-type="float">
            <text:p>-0,034597691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1.2025203704834" calcext:value-type="float">
            <text:p>11,2025203705</text:p>
          </table:table-cell>
          <table:table-cell office:value-type="float" office:value="10" calcext:value-type="float">
            <text:p>10</text:p>
          </table:table-cell>
          <table:table-cell office:value-type="float" office:value="223.059875488281" calcext:value-type="float">
            <text:p>223,0598754883</text:p>
          </table:table-cell>
          <table:table-cell office:value-type="float" office:value="-0.125908061861992" calcext:value-type="float">
            <text:p>-0,1259080619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1.2537364959717" calcext:value-type="float">
            <text:p>11,253736496</text:p>
          </table:table-cell>
          <table:table-cell office:value-type="float" office:value="10" calcext:value-type="float">
            <text:p>10</text:p>
          </table:table-cell>
          <table:table-cell office:value-type="float" office:value="223.059875488281" calcext:value-type="float">
            <text:p>223,0598754883</text:p>
          </table:table-cell>
          <table:table-cell office:value-type="float" office:value="-0.125908061861992" calcext:value-type="float">
            <text:p>-0,125908061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1.1673355102539" calcext:value-type="float">
            <text:p>11,1673355103</text:p>
          </table:table-cell>
          <table:table-cell office:value-type="float" office:value="10" calcext:value-type="float">
            <text:p>10</text:p>
          </table:table-cell>
          <table:table-cell office:value-type="float" office:value="222.532653808594" calcext:value-type="float">
            <text:p>222,5326538086</text:p>
          </table:table-cell>
          <table:table-cell office:value-type="float" office:value="-0.199723020195961" calcext:value-type="float">
            <text:p>-0,199723020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1.2261009216309" calcext:value-type="float">
            <text:p>11,2261009216</text:p>
          </table:table-cell>
          <table:table-cell office:value-type="float" office:value="10" calcext:value-type="float">
            <text:p>10</text:p>
          </table:table-cell>
          <table:table-cell office:value-type="float" office:value="222.532653808594" calcext:value-type="float">
            <text:p>222,5326538086</text:p>
          </table:table-cell>
          <table:table-cell office:value-type="float" office:value="-0.188714668154717" calcext:value-type="float">
            <text:p>-0,188714668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1.1440010070801" calcext:value-type="float">
            <text:p>11,1440010071</text:p>
          </table:table-cell>
          <table:table-cell office:value-type="float" office:value="10" calcext:value-type="float">
            <text:p>10</text:p>
          </table:table-cell>
          <table:table-cell office:value-type="float" office:value="222.627716064453" calcext:value-type="float">
            <text:p>222,6277160645</text:p>
          </table:table-cell>
          <table:table-cell office:value-type="float" office:value="-0.188714668154717" calcext:value-type="float">
            <text:p>-0,188714668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1.1169013977051" calcext:value-type="float">
            <text:p>11,1169013977</text:p>
          </table:table-cell>
          <table:table-cell office:value-type="float" office:value="10" calcext:value-type="float">
            <text:p>10</text:p>
          </table:table-cell>
          <table:table-cell office:value-type="float" office:value="222.627716064453" calcext:value-type="float">
            <text:p>222,6277160645</text:p>
          </table:table-cell>
          <table:table-cell office:value-type="float" office:value="-0.115882605314255" calcext:value-type="float">
            <text:p>-0,115882605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1.0803327560425" calcext:value-type="float">
            <text:p>11,080332756</text:p>
          </table:table-cell>
          <table:table-cell office:value-type="float" office:value="10" calcext:value-type="float">
            <text:p>10</text:p>
          </table:table-cell>
          <table:table-cell office:value-type="float" office:value="223.125289916992" calcext:value-type="float">
            <text:p>223,125289917</text:p>
          </table:table-cell>
          <table:table-cell office:value-type="float" office:value="-0.0977974459528923" calcext:value-type="float">
            <text:p>-0,09779744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1.1401214599609" calcext:value-type="float">
            <text:p>11,14012146</text:p>
          </table:table-cell>
          <table:table-cell office:value-type="float" office:value="10" calcext:value-type="float">
            <text:p>10</text:p>
          </table:table-cell>
          <table:table-cell office:value-type="float" office:value="223.125289916992" calcext:value-type="float">
            <text:p>223,125289917</text:p>
          </table:table-cell>
          <table:table-cell office:value-type="float" office:value="-0.0977974459528923" calcext:value-type="float">
            <text:p>-0,0977974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.0841703414917" calcext:value-type="float">
            <text:p>11,0841703415</text:p>
          </table:table-cell>
          <table:table-cell office:value-type="float" office:value="10" calcext:value-type="float">
            <text:p>10</text:p>
          </table:table-cell>
          <table:table-cell office:value-type="float" office:value="223.156311035156" calcext:value-type="float">
            <text:p>223,1563110352</text:p>
          </table:table-cell>
          <table:table-cell office:value-type="float" office:value="-0.0977974459528923" calcext:value-type="float">
            <text:p>-0,09779744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1.1420612335205" calcext:value-type="float">
            <text:p>11,1420612335</text:p>
          </table:table-cell>
          <table:table-cell office:value-type="float" office:value="10" calcext:value-type="float">
            <text:p>10</text:p>
          </table:table-cell>
          <table:table-cell office:value-type="float" office:value="223.156311035156" calcext:value-type="float">
            <text:p>223,1563110352</text:p>
          </table:table-cell>
          <table:table-cell office:value-type="float" office:value="-0.0850198864936829" calcext:value-type="float">
            <text:p>-0,085019886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.0726642608643" calcext:value-type="float">
            <text:p>11,0726642609</text:p>
          </table:table-cell>
          <table:table-cell office:value-type="float" office:value="10" calcext:value-type="float">
            <text:p>10</text:p>
          </table:table-cell>
          <table:table-cell office:value-type="float" office:value="222.933395385742" calcext:value-type="float">
            <text:p>222,9333953857</text:p>
          </table:table-cell>
          <table:table-cell office:value-type="float" office:value="-0.119912445545197" calcext:value-type="float">
            <text:p>-0,119912445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1.1634397506714" calcext:value-type="float">
            <text:p>11,1634397507</text:p>
          </table:table-cell>
          <table:table-cell office:value-type="float" office:value="10" calcext:value-type="float">
            <text:p>10</text:p>
          </table:table-cell>
          <table:table-cell office:value-type="float" office:value="222.933395385742" calcext:value-type="float">
            <text:p>222,9333953857</text:p>
          </table:table-cell>
          <table:table-cell office:value-type="float" office:value="-0.119912445545197" calcext:value-type="float">
            <text:p>-0,119912445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1.0554504394531" calcext:value-type="float">
            <text:p>11,0554504395</text:p>
          </table:table-cell>
          <table:table-cell office:value-type="float" office:value="10" calcext:value-type="float">
            <text:p>10</text:p>
          </table:table-cell>
          <table:table-cell office:value-type="float" office:value="222.378921508789" calcext:value-type="float">
            <text:p>222,3789215088</text:p>
          </table:table-cell>
          <table:table-cell office:value-type="float" office:value="-0.188616380095482" calcext:value-type="float">
            <text:p>-0,188616380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1.1692848205566" calcext:value-type="float">
            <text:p>11,1692848206</text:p>
          </table:table-cell>
          <table:table-cell office:value-type="float" office:value="10" calcext:value-type="float">
            <text:p>10</text:p>
          </table:table-cell>
          <table:table-cell office:value-type="float" office:value="221.650299072266" calcext:value-type="float">
            <text:p>221,6502990723</text:p>
          </table:table-cell>
          <table:table-cell office:value-type="float" office:value="-0.282678842544556" calcext:value-type="float">
            <text:p>-0,282678842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1.214298248291" calcext:value-type="float">
            <text:p>11,2142982483</text:p>
          </table:table-cell>
          <table:table-cell office:value-type="float" office:value="10" calcext:value-type="float">
            <text:p>10</text:p>
          </table:table-cell>
          <table:table-cell office:value-type="float" office:value="221.650299072266" calcext:value-type="float">
            <text:p>221,6502990723</text:p>
          </table:table-cell>
          <table:table-cell office:value-type="float" office:value="-0.333985656499863" calcext:value-type="float">
            <text:p>-0,333985656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1.1576013565063" calcext:value-type="float">
            <text:p>11,1576013565</text:p>
          </table:table-cell>
          <table:table-cell office:value-type="float" office:value="10" calcext:value-type="float">
            <text:p>10</text:p>
          </table:table-cell>
          <table:table-cell office:value-type="float" office:value="221.251007080078" calcext:value-type="float">
            <text:p>221,2510070801</text:p>
          </table:table-cell>
          <table:table-cell office:value-type="float" office:value="-0.333985656499863" calcext:value-type="float">
            <text:p>-0,3339856565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1.2103700637817" calcext:value-type="float">
            <text:p>11,2103700638</text:p>
          </table:table-cell>
          <table:table-cell office:value-type="float" office:value="10" calcext:value-type="float">
            <text:p>10</text:p>
          </table:table-cell>
          <table:table-cell office:value-type="float" office:value="221.152221679687" calcext:value-type="float">
            <text:p>221,1522216797</text:p>
          </table:table-cell>
          <table:table-cell office:value-type="float" office:value="-0.339293241500854" calcext:value-type="float">
            <text:p>-0,339293241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1.38587474823" calcext:value-type="float">
            <text:p>11,3858747482</text:p>
          </table:table-cell>
          <table:table-cell office:value-type="float" office:value="10" calcext:value-type="float">
            <text:p>10</text:p>
          </table:table-cell>
          <table:table-cell office:value-type="float" office:value="221.152221679687" calcext:value-type="float">
            <text:p>221,1522216797</text:p>
          </table:table-cell>
          <table:table-cell office:value-type="float" office:value="-0.339293241500854" calcext:value-type="float">
            <text:p>-0,339293241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1.2656221389771" calcext:value-type="float">
            <text:p>11,265622139</text:p>
          </table:table-cell>
          <table:table-cell office:value-type="float" office:value="10" calcext:value-type="float">
            <text:p>10</text:p>
          </table:table-cell>
          <table:table-cell office:value-type="float" office:value="221.047271728516" calcext:value-type="float">
            <text:p>221,0472717285</text:p>
          </table:table-cell>
          <table:table-cell office:value-type="float" office:value="-0.287003546953201" calcext:value-type="float">
            <text:p>-0,28700354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1.2162637710571" calcext:value-type="float">
            <text:p>11,2162637711</text:p>
          </table:table-cell>
          <table:table-cell office:value-type="float" office:value="10" calcext:value-type="float">
            <text:p>10</text:p>
          </table:table-cell>
          <table:table-cell office:value-type="float" office:value="220.870559692383" calcext:value-type="float">
            <text:p>220,8705596924</text:p>
          </table:table-cell>
          <table:table-cell office:value-type="float" office:value="-0.317964553833008" calcext:value-type="float">
            <text:p>-0,317964553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1.2755460739136" calcext:value-type="float">
            <text:p>11,2755460739</text:p>
          </table:table-cell>
          <table:table-cell office:value-type="float" office:value="10" calcext:value-type="float">
            <text:p>10</text:p>
          </table:table-cell>
          <table:table-cell office:value-type="float" office:value="220.870559692383" calcext:value-type="float">
            <text:p>220,8705596924</text:p>
          </table:table-cell>
          <table:table-cell office:value-type="float" office:value="-0.282089114189148" calcext:value-type="float">
            <text:p>-0,282089114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1.500449180603" calcext:value-type="float">
            <text:p>11,5004491806</text:p>
          </table:table-cell>
          <table:table-cell office:value-type="float" office:value="10" calcext:value-type="float">
            <text:p>10</text:p>
          </table:table-cell>
          <table:table-cell office:value-type="float" office:value="221.070755004883" calcext:value-type="float">
            <text:p>221,0707550049</text:p>
          </table:table-cell>
          <table:table-cell office:value-type="float" office:value="-0.282089114189148" calcext:value-type="float">
            <text:p>-0,282089114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1.4674787521362" calcext:value-type="float">
            <text:p>11,4674787521</text:p>
          </table:table-cell>
          <table:table-cell office:value-type="float" office:value="10" calcext:value-type="float">
            <text:p>10</text:p>
          </table:table-cell>
          <table:table-cell office:value-type="float" office:value="221.070755004883" calcext:value-type="float">
            <text:p>221,0707550049</text:p>
          </table:table-cell>
          <table:table-cell office:value-type="float" office:value="-0.157163932919502" calcext:value-type="float">
            <text:p>-0,157163932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1.4449214935303" calcext:value-type="float">
            <text:p>11,4449214935</text:p>
          </table:table-cell>
          <table:table-cell office:value-type="float" office:value="10" calcext:value-type="float">
            <text:p>10</text:p>
          </table:table-cell>
          <table:table-cell office:value-type="float" office:value="221.920745849609" calcext:value-type="float">
            <text:p>221,9207458496</text:p>
          </table:table-cell>
          <table:table-cell office:value-type="float" office:value="-0.157163932919502" calcext:value-type="float">
            <text:p>-0,157163932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1.4041337966919" calcext:value-type="float">
            <text:p>11,4041337967</text:p>
          </table:table-cell>
          <table:table-cell office:value-type="float" office:value="10" calcext:value-type="float">
            <text:p>10</text:p>
          </table:table-cell>
          <table:table-cell office:value-type="float" office:value="221.920745849609" calcext:value-type="float">
            <text:p>221,9207458496</text:p>
          </table:table-cell>
          <table:table-cell office:value-type="float" office:value="-0.0845284461975098" calcext:value-type="float">
            <text:p>-0,084528446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1.4633712768555" calcext:value-type="float">
            <text:p>11,4633712769</text:p>
          </table:table-cell>
          <table:table-cell office:value-type="float" office:value="10" calcext:value-type="float">
            <text:p>10</text:p>
          </table:table-cell>
          <table:table-cell office:value-type="float" office:value="222.313110351562" calcext:value-type="float">
            <text:p>222,3131103516</text:p>
          </table:table-cell>
          <table:table-cell office:value-type="float" office:value="-0.072930358350277" calcext:value-type="float">
            <text:p>-0,072930358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1.3919544219971" calcext:value-type="float">
            <text:p>11,391954422</text:p>
          </table:table-cell>
          <table:table-cell office:value-type="float" office:value="10" calcext:value-type="float">
            <text:p>10</text:p>
          </table:table-cell>
          <table:table-cell office:value-type="float" office:value="222.313110351562" calcext:value-type="float">
            <text:p>222,3131103516</text:p>
          </table:table-cell>
          <table:table-cell office:value-type="float" office:value="-0.072930358350277" calcext:value-type="float">
            <text:p>-0,072930358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1.4122686386108" calcext:value-type="float">
            <text:p>11,4122686386</text:p>
          </table:table-cell>
          <table:table-cell office:value-type="float" office:value="10" calcext:value-type="float">
            <text:p>10</text:p>
          </table:table-cell>
          <table:table-cell office:value-type="float" office:value="222.303771972656" calcext:value-type="float">
            <text:p>222,3037719727</text:p>
          </table:table-cell>
          <table:table-cell office:value-type="float" office:value="-0.119814157485962" calcext:value-type="float">
            <text:p>-0,119814157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1.6257944107056" calcext:value-type="float">
            <text:p>11,6257944107</text:p>
          </table:table-cell>
          <table:table-cell office:value-type="float" office:value="10" calcext:value-type="float">
            <text:p>10</text:p>
          </table:table-cell>
          <table:table-cell office:value-type="float" office:value="222.303771972656" calcext:value-type="float">
            <text:p>222,3037719727</text:p>
          </table:table-cell>
          <table:table-cell office:value-type="float" office:value="-0.119814157485962" calcext:value-type="float">
            <text:p>-0,119814157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1.4163398742676" calcext:value-type="float">
            <text:p>11,4163398743</text:p>
          </table:table-cell>
          <table:table-cell office:value-type="float" office:value="10" calcext:value-type="float">
            <text:p>10</text:p>
          </table:table-cell>
          <table:table-cell office:value-type="float" office:value="221.475509643555" calcext:value-type="float">
            <text:p>221,4755096436</text:p>
          </table:table-cell>
          <table:table-cell office:value-type="float" office:value="-0.174266204237938" calcext:value-type="float">
            <text:p>-0,174266204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1.4224519729614" calcext:value-type="float">
            <text:p>11,422451973</text:p>
          </table:table-cell>
          <table:table-cell office:value-type="float" office:value="10" calcext:value-type="float">
            <text:p>10</text:p>
          </table:table-cell>
          <table:table-cell office:value-type="float" office:value="221.514053344727" calcext:value-type="float">
            <text:p>221,5140533447</text:p>
          </table:table-cell>
          <table:table-cell office:value-type="float" office:value="-0.175052508711815" calcext:value-type="float">
            <text:p>-0,175052508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1.4428749084473" calcext:value-type="float">
            <text:p>11,4428749084</text:p>
          </table:table-cell>
          <table:table-cell office:value-type="float" office:value="10" calcext:value-type="float">
            <text:p>10</text:p>
          </table:table-cell>
          <table:table-cell office:value-type="float" office:value="220.720367431641" calcext:value-type="float">
            <text:p>220,7203674316</text:p>
          </table:table-cell>
          <table:table-cell office:value-type="float" office:value="-0.252897322177887" calcext:value-type="float">
            <text:p>-0,252897322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1.3939828872681" calcext:value-type="float">
            <text:p>11,3939828873</text:p>
          </table:table-cell>
          <table:table-cell office:value-type="float" office:value="10" calcext:value-type="float">
            <text:p>10</text:p>
          </table:table-cell>
          <table:table-cell office:value-type="float" office:value="220.720367431641" calcext:value-type="float">
            <text:p>220,7203674316</text:p>
          </table:table-cell>
          <table:table-cell office:value-type="float" office:value="-0.353053689002991" calcext:value-type="float">
            <text:p>-0,35305368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1.4633712768555" calcext:value-type="float">
            <text:p>11,4633712769</text:p>
          </table:table-cell>
          <table:table-cell office:value-type="float" office:value="10" calcext:value-type="float">
            <text:p>10</text:p>
          </table:table-cell>
          <table:table-cell office:value-type="float" office:value="219.860046386719" calcext:value-type="float">
            <text:p>219,8600463867</text:p>
          </table:table-cell>
          <table:table-cell office:value-type="float" office:value="-0.437975287437439" calcext:value-type="float">
            <text:p>-0,437975287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1.5170059204102" calcext:value-type="float">
            <text:p>11,5170059204</text:p>
          </table:table-cell>
          <table:table-cell office:value-type="float" office:value="10" calcext:value-type="float">
            <text:p>10</text:p>
          </table:table-cell>
          <table:table-cell office:value-type="float" office:value="219.860046386719" calcext:value-type="float">
            <text:p>219,8600463867</text:p>
          </table:table-cell>
          <table:table-cell office:value-type="float" office:value="-0.437975287437439" calcext:value-type="float">
            <text:p>-0,437975287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1.4880628585815" calcext:value-type="float">
            <text:p>11,4880628586</text:p>
          </table:table-cell>
          <table:table-cell office:value-type="float" office:value="10" calcext:value-type="float">
            <text:p>10</text:p>
          </table:table-cell>
          <table:table-cell office:value-type="float" office:value="218.061126708984" calcext:value-type="float">
            <text:p>218,061126709</text:p>
          </table:table-cell>
          <table:table-cell office:value-type="float" office:value="-0.58108389377594" calcext:value-type="float">
            <text:p>-0,581083893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1.4736461639404" calcext:value-type="float">
            <text:p>11,4736461639</text:p>
          </table:table-cell>
          <table:table-cell office:value-type="float" office:value="10" calcext:value-type="float">
            <text:p>10</text:p>
          </table:table-cell>
          <table:table-cell office:value-type="float" office:value="218.061126708984" calcext:value-type="float">
            <text:p>218,061126709</text:p>
          </table:table-cell>
          <table:table-cell office:value-type="float" office:value="-0.58108389377594" calcext:value-type="float">
            <text:p>-0,581083893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.4367408752441" calcext:value-type="float">
            <text:p>11,4367408752</text:p>
          </table:table-cell>
          <table:table-cell office:value-type="float" office:value="10" calcext:value-type="float">
            <text:p>10</text:p>
          </table:table-cell>
          <table:table-cell office:value-type="float" office:value="217.482696533203" calcext:value-type="float">
            <text:p>217,4826965332</text:p>
          </table:table-cell>
          <table:table-cell office:value-type="float" office:value="-0.660009920597076" calcext:value-type="float">
            <text:p>-0,660009920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1.4695339202881" calcext:value-type="float">
            <text:p>11,4695339203</text:p>
          </table:table-cell>
          <table:table-cell office:value-type="float" office:value="10" calcext:value-type="float">
            <text:p>10</text:p>
          </table:table-cell>
          <table:table-cell office:value-type="float" office:value="217.482696533203" calcext:value-type="float">
            <text:p>217,4826965332</text:p>
          </table:table-cell>
          <table:table-cell office:value-type="float" office:value="-0.631899297237396" calcext:value-type="float">
            <text:p>-0,631899297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1.5170059204102" calcext:value-type="float">
            <text:p>11,5170059204</text:p>
          </table:table-cell>
          <table:table-cell office:value-type="float" office:value="10" calcext:value-type="float">
            <text:p>10</text:p>
          </table:table-cell>
          <table:table-cell office:value-type="float" office:value="217.567077636719" calcext:value-type="float">
            <text:p>217,5670776367</text:p>
          </table:table-cell>
          <table:table-cell office:value-type="float" office:value="-0.631899297237396" calcext:value-type="float">
            <text:p>-0,631899297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1.3596019744873" calcext:value-type="float">
            <text:p>11,3596019745</text:p>
          </table:table-cell>
          <table:table-cell office:value-type="float" office:value="10" calcext:value-type="float">
            <text:p>10</text:p>
          </table:table-cell>
          <table:table-cell office:value-type="float" office:value="217.567077636719" calcext:value-type="float">
            <text:p>217,5670776367</text:p>
          </table:table-cell>
          <table:table-cell office:value-type="float" office:value="-0.631899297237396" calcext:value-type="float">
            <text:p>-0,631899297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1.3194198608398" calcext:value-type="float">
            <text:p>11,3194198608</text:p>
          </table:table-cell>
          <table:table-cell office:value-type="float" office:value="10" calcext:value-type="float">
            <text:p>10</text:p>
          </table:table-cell>
          <table:table-cell office:value-type="float" office:value="217.567077636719" calcext:value-type="float">
            <text:p>217,5670776367</text:p>
          </table:table-cell>
          <table:table-cell office:value-type="float" office:value="-0.650672435760498" calcext:value-type="float">
            <text:p>-0,650672435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1.4490165710449" calcext:value-type="float">
            <text:p>11,449016571</text:p>
          </table:table-cell>
          <table:table-cell office:value-type="float" office:value="10" calcext:value-type="float">
            <text:p>10</text:p>
          </table:table-cell>
          <table:table-cell office:value-type="float" office:value="217.186706542969" calcext:value-type="float">
            <text:p>217,186706543</text:p>
          </table:table-cell>
          <table:table-cell office:value-type="float" office:value="-0.650672435760498" calcext:value-type="float">
            <text:p>-0,650672435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1.4654245376587" calcext:value-type="float">
            <text:p>11,4654245377</text:p>
          </table:table-cell>
          <table:table-cell office:value-type="float" office:value="10" calcext:value-type="float">
            <text:p>10</text:p>
          </table:table-cell>
          <table:table-cell office:value-type="float" office:value="217.131683349609" calcext:value-type="float">
            <text:p>217,1316833496</text:p>
          </table:table-cell>
          <table:table-cell office:value-type="float" office:value="-0.633078753948212" calcext:value-type="float">
            <text:p>-0,633078753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1.3757553100586" calcext:value-type="float">
            <text:p>11,3757553101</text:p>
          </table:table-cell>
          <table:table-cell office:value-type="float" office:value="10" calcext:value-type="float">
            <text:p>10</text:p>
          </table:table-cell>
          <table:table-cell office:value-type="float" office:value="217.131683349609" calcext:value-type="float">
            <text:p>217,1316833496</text:p>
          </table:table-cell>
          <table:table-cell office:value-type="float" office:value="-0.622954964637756" calcext:value-type="float">
            <text:p>-0,622954964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1.5565185546875" calcext:value-type="float">
            <text:p>11,5565185547</text:p>
          </table:table-cell>
          <table:table-cell office:value-type="float" office:value="10" calcext:value-type="float">
            <text:p>10</text:p>
          </table:table-cell>
          <table:table-cell office:value-type="float" office:value="216.987548828125" calcext:value-type="float">
            <text:p>216,9875488281</text:p>
          </table:table-cell>
          <table:table-cell office:value-type="float" office:value="-0.74483323097229" calcext:value-type="float">
            <text:p>-0,74483323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1.3254289627075" calcext:value-type="float">
            <text:p>11,3254289627</text:p>
          </table:table-cell>
          <table:table-cell office:value-type="float" office:value="10" calcext:value-type="float">
            <text:p>10</text:p>
          </table:table-cell>
          <table:table-cell office:value-type="float" office:value="216.987548828125" calcext:value-type="float">
            <text:p>216,9875488281</text:p>
          </table:table-cell>
          <table:table-cell office:value-type="float" office:value="-0.74483323097229" calcext:value-type="float">
            <text:p>-0,74483323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1.2596759796143" calcext:value-type="float">
            <text:p>11,2596759796</text:p>
          </table:table-cell>
          <table:table-cell office:value-type="float" office:value="10" calcext:value-type="float">
            <text:p>10</text:p>
          </table:table-cell>
          <table:table-cell office:value-type="float" office:value="215.8212890625" calcext:value-type="float">
            <text:p>215,8212890625</text:p>
          </table:table-cell>
          <table:table-cell office:value-type="float" office:value="-0.74483323097229" calcext:value-type="float">
            <text:p>-0,74483323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1.585807800293" calcext:value-type="float">
            <text:p>11,5858078003</text:p>
          </table:table-cell>
          <table:table-cell office:value-type="float" office:value="10" calcext:value-type="float">
            <text:p>10</text:p>
          </table:table-cell>
          <table:table-cell office:value-type="float" office:value="215.856460571289" calcext:value-type="float">
            <text:p>215,8564605713</text:p>
          </table:table-cell>
          <table:table-cell office:value-type="float" office:value="-0.724978864192963" calcext:value-type="float">
            <text:p>-0,724978864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1.6089239120483" calcext:value-type="float">
            <text:p>11,608923912</text:p>
          </table:table-cell>
          <table:table-cell office:value-type="float" office:value="10" calcext:value-type="float">
            <text:p>10</text:p>
          </table:table-cell>
          <table:table-cell office:value-type="float" office:value="215.856460571289" calcext:value-type="float">
            <text:p>215,8564605713</text:p>
          </table:table-cell>
          <table:table-cell office:value-type="float" office:value="-0.724978864192963" calcext:value-type="float">
            <text:p>-0,724978864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1.2934532165527" calcext:value-type="float">
            <text:p>11,2934532166</text:p>
          </table:table-cell>
          <table:table-cell office:value-type="float" office:value="10" calcext:value-type="float">
            <text:p>10</text:p>
          </table:table-cell>
          <table:table-cell office:value-type="float" office:value="216.279327392578" calcext:value-type="float">
            <text:p>216,2793273926</text:p>
          </table:table-cell>
          <table:table-cell office:value-type="float" office:value="-0.638288080692291" calcext:value-type="float">
            <text:p>-0,638288080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1.4469680786133" calcext:value-type="float">
            <text:p>11,4469680786</text:p>
          </table:table-cell>
          <table:table-cell office:value-type="float" office:value="10" calcext:value-type="float">
            <text:p>10</text:p>
          </table:table-cell>
          <table:table-cell office:value-type="float" office:value="216.279327392578" calcext:value-type="float">
            <text:p>216,2793273926</text:p>
          </table:table-cell>
          <table:table-cell office:value-type="float" office:value="-0.638288080692291" calcext:value-type="float">
            <text:p>-0,638288080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1.2418756484985" calcext:value-type="float">
            <text:p>11,2418756485</text:p>
          </table:table-cell>
          <table:table-cell office:value-type="float" office:value="10" calcext:value-type="float">
            <text:p>10</text:p>
          </table:table-cell>
          <table:table-cell office:value-type="float" office:value="217.14680480957" calcext:value-type="float">
            <text:p>217,1468048096</text:p>
          </table:table-cell>
          <table:table-cell office:value-type="float" office:value="-0.450851142406464" calcext:value-type="float">
            <text:p>-0,4508511424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1.3717126846313" calcext:value-type="float">
            <text:p>11,3717126846</text:p>
          </table:table-cell>
          <table:table-cell office:value-type="float" office:value="10" calcext:value-type="float">
            <text:p>10</text:p>
          </table:table-cell>
          <table:table-cell office:value-type="float" office:value="217.14680480957" calcext:value-type="float">
            <text:p>217,1468048096</text:p>
          </table:table-cell>
          <table:table-cell office:value-type="float" office:value="-0.410552680492401" calcext:value-type="float">
            <text:p>-0,410552680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1.400071144104" calcext:value-type="float">
            <text:p>11,4000711441</text:p>
          </table:table-cell>
          <table:table-cell office:value-type="float" office:value="10" calcext:value-type="float">
            <text:p>10</text:p>
          </table:table-cell>
          <table:table-cell office:value-type="float" office:value="217.272857666016" calcext:value-type="float">
            <text:p>217,272857666</text:p>
          </table:table-cell>
          <table:table-cell office:value-type="float" office:value="-0.410552680492401" calcext:value-type="float">
            <text:p>-0,410552680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.2815084457397" calcext:value-type="float">
            <text:p>11,2815084457</text:p>
          </table:table-cell>
          <table:table-cell office:value-type="float" office:value="10" calcext:value-type="float">
            <text:p>10</text:p>
          </table:table-cell>
          <table:table-cell office:value-type="float" office:value="217.272857666016" calcext:value-type="float">
            <text:p>217,272857666</text:p>
          </table:table-cell>
          <table:table-cell office:value-type="float" office:value="-0.34568202495575" calcext:value-type="float">
            <text:p>-0,34568202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1.400071144104" calcext:value-type="float">
            <text:p>11,4000711441</text:p>
          </table:table-cell>
          <table:table-cell office:value-type="float" office:value="10" calcext:value-type="float">
            <text:p>10</text:p>
          </table:table-cell>
          <table:table-cell office:value-type="float" office:value="217.606735229492" calcext:value-type="float">
            <text:p>217,6067352295</text:p>
          </table:table-cell>
          <table:table-cell office:value-type="float" office:value="-0.34568202495575" calcext:value-type="float">
            <text:p>-0,34568202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1.4224519729614" calcext:value-type="float">
            <text:p>11,422451973</text:p>
          </table:table-cell>
          <table:table-cell office:value-type="float" office:value="10" calcext:value-type="float">
            <text:p>10</text:p>
          </table:table-cell>
          <table:table-cell office:value-type="float" office:value="217.15495300293" calcext:value-type="float">
            <text:p>217,1549530029</text:p>
          </table:table-cell>
          <table:table-cell office:value-type="float" office:value="-0.380771160125732" calcext:value-type="float">
            <text:p>-0,380771160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1.3374671936035" calcext:value-type="float">
            <text:p>11,3374671936</text:p>
          </table:table-cell>
          <table:table-cell office:value-type="float" office:value="10" calcext:value-type="float">
            <text:p>10</text:p>
          </table:table-cell>
          <table:table-cell office:value-type="float" office:value="217.15495300293" calcext:value-type="float">
            <text:p>217,1549530029</text:p>
          </table:table-cell>
          <table:table-cell office:value-type="float" office:value="-0.380771160125732" calcext:value-type="float">
            <text:p>-0,380771160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1.5565185546875" calcext:value-type="float">
            <text:p>11,5565185547</text:p>
          </table:table-cell>
          <table:table-cell office:value-type="float" office:value="10" calcext:value-type="float">
            <text:p>10</text:p>
          </table:table-cell>
          <table:table-cell office:value-type="float" office:value="217.046295166016" calcext:value-type="float">
            <text:p>217,046295166</text:p>
          </table:table-cell>
          <table:table-cell office:value-type="float" office:value="-0.383326679468155" calcext:value-type="float">
            <text:p>-0,383326679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1.3074207305908" calcext:value-type="float">
            <text:p>11,3074207306</text:p>
          </table:table-cell>
          <table:table-cell office:value-type="float" office:value="10" calcext:value-type="float">
            <text:p>10</text:p>
          </table:table-cell>
          <table:table-cell office:value-type="float" office:value="216.931945800781" calcext:value-type="float">
            <text:p>216,9319458008</text:p>
          </table:table-cell>
          <table:table-cell office:value-type="float" office:value="-0.382343769073486" calcext:value-type="float">
            <text:p>-0,382343769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1.2795209884644" calcext:value-type="float">
            <text:p>11,2795209885</text:p>
          </table:table-cell>
          <table:table-cell office:value-type="float" office:value="10" calcext:value-type="float">
            <text:p>10</text:p>
          </table:table-cell>
          <table:table-cell office:value-type="float" office:value="216.931945800781" calcext:value-type="float">
            <text:p>216,9319458008</text:p>
          </table:table-cell>
          <table:table-cell office:value-type="float" office:value="-0.402296423912048" calcext:value-type="float">
            <text:p>-0,402296423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1.3636360168457" calcext:value-type="float">
            <text:p>11,3636360168</text:p>
          </table:table-cell>
          <table:table-cell office:value-type="float" office:value="10" calcext:value-type="float">
            <text:p>10</text:p>
          </table:table-cell>
          <table:table-cell office:value-type="float" office:value="216.65055847168" calcext:value-type="float">
            <text:p>216,6505584717</text:p>
          </table:table-cell>
          <table:table-cell office:value-type="float" office:value="-0.402296423912048" calcext:value-type="float">
            <text:p>-0,402296423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1.2399015426636" calcext:value-type="float">
            <text:p>11,2399015427</text:p>
          </table:table-cell>
          <table:table-cell office:value-type="float" office:value="10" calcext:value-type="float">
            <text:p>10</text:p>
          </table:table-cell>
          <table:table-cell office:value-type="float" office:value="216.65055847168" calcext:value-type="float">
            <text:p>216,6505584717</text:p>
          </table:table-cell>
          <table:table-cell office:value-type="float" office:value="-0.485841989517212" calcext:value-type="float">
            <text:p>-0,485841989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1.0325803756714" calcext:value-type="float">
            <text:p>11,0325803757</text:p>
          </table:table-cell>
          <table:table-cell office:value-type="float" office:value="10" calcext:value-type="float">
            <text:p>10</text:p>
          </table:table-cell>
          <table:table-cell office:value-type="float" office:value="215.886032104492" calcext:value-type="float">
            <text:p>215,8860321045</text:p>
          </table:table-cell>
          <table:table-cell office:value-type="float" office:value="-0.485841989517212" calcext:value-type="float">
            <text:p>-0,485841989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.1130409240723" calcext:value-type="float">
            <text:p>11,1130409241</text:p>
          </table:table-cell>
          <table:table-cell office:value-type="float" office:value="10" calcext:value-type="float">
            <text:p>10</text:p>
          </table:table-cell>
          <table:table-cell office:value-type="float" office:value="215.886032104492" calcext:value-type="float">
            <text:p>215,8860321045</text:p>
          </table:table-cell>
          <table:table-cell office:value-type="float" office:value="-0.588062405586243" calcext:value-type="float">
            <text:p>-0,588062405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1.1790390014648" calcext:value-type="float">
            <text:p>11,1790390015</text:p>
          </table:table-cell>
          <table:table-cell office:value-type="float" office:value="10" calcext:value-type="float">
            <text:p>10</text:p>
          </table:table-cell>
          <table:table-cell office:value-type="float" office:value="215.011810302734" calcext:value-type="float">
            <text:p>215,0118103027</text:p>
          </table:table-cell>
          <table:table-cell office:value-type="float" office:value="-0.588062405586243" calcext:value-type="float">
            <text:p>-0,588062405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1.1304349899292" calcext:value-type="float">
            <text:p>11,1304349899</text:p>
          </table:table-cell>
          <table:table-cell office:value-type="float" office:value="10" calcext:value-type="float">
            <text:p>10</text:p>
          </table:table-cell>
          <table:table-cell office:value-type="float" office:value="215.011810302734" calcext:value-type="float">
            <text:p>215,0118103027</text:p>
          </table:table-cell>
          <table:table-cell office:value-type="float" office:value="-0.685859858989716" calcext:value-type="float">
            <text:p>-0,68585985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0.778039932251" calcext:value-type="float">
            <text:p>10,7780399323</text:p>
          </table:table-cell>
          <table:table-cell office:value-type="float" office:value="10" calcext:value-type="float">
            <text:p>10</text:p>
          </table:table-cell>
          <table:table-cell office:value-type="float" office:value="209.709060668945" calcext:value-type="float">
            <text:p>209,7090606689</text:p>
          </table:table-cell>
          <table:table-cell office:value-type="float" office:value="-1.23549139499664" calcext:value-type="float">
            <text:p>-1,23549139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.7962217330933" calcext:value-type="float">
            <text:p>10,7962217331</text:p>
          </table:table-cell>
          <table:table-cell office:value-type="float" office:value="10" calcext:value-type="float">
            <text:p>10</text:p>
          </table:table-cell>
          <table:table-cell office:value-type="float" office:value="209.709060668945" calcext:value-type="float">
            <text:p>209,7090606689</text:p>
          </table:table-cell>
          <table:table-cell office:value-type="float" office:value="-1.23549139499664" calcext:value-type="float">
            <text:p>-1,23549139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.507306098938" calcext:value-type="float">
            <text:p>10,5073060989</text:p>
          </table:table-cell>
          <table:table-cell office:value-type="float" office:value="10" calcext:value-type="float">
            <text:p>10</text:p>
          </table:table-cell>
          <table:table-cell office:value-type="float" office:value="206.434768676758" calcext:value-type="float">
            <text:p>206,4347686768</text:p>
          </table:table-cell>
          <table:table-cell office:value-type="float" office:value="-1.63493740558624" calcext:value-type="float">
            <text:p>-1,634937405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0.4200582504272" calcext:value-type="float">
            <text:p>10,4200582504</text:p>
          </table:table-cell>
          <table:table-cell office:value-type="float" office:value="10" calcext:value-type="float">
            <text:p>10</text:p>
          </table:table-cell>
          <table:table-cell office:value-type="float" office:value="206.434768676758" calcext:value-type="float">
            <text:p>206,4347686768</text:p>
          </table:table-cell>
          <table:table-cell office:value-type="float" office:value="-2.12530064582825" calcext:value-type="float">
            <text:p>-2,125300645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.3192520141602" calcext:value-type="float">
            <text:p>10,3192520142</text:p>
          </table:table-cell>
          <table:table-cell office:value-type="float" office:value="10" calcext:value-type="float">
            <text:p>10</text:p>
          </table:table-cell>
          <table:table-cell office:value-type="float" office:value="202.465774536133" calcext:value-type="float">
            <text:p>202,4657745361</text:p>
          </table:table-cell>
          <table:table-cell office:value-type="float" office:value="-2.12530064582825" calcext:value-type="float">
            <text:p>-2,125300645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0.6577854156494" calcext:value-type="float">
            <text:p>10,6577854156</text:p>
          </table:table-cell>
          <table:table-cell office:value-type="float" office:value="10" calcext:value-type="float">
            <text:p>10</text:p>
          </table:table-cell>
          <table:table-cell office:value-type="float" office:value="202.465774536133" calcext:value-type="float">
            <text:p>202,4657745361</text:p>
          </table:table-cell>
          <table:table-cell office:value-type="float" office:value="-2.55501961708069" calcext:value-type="float">
            <text:p>-2,555019617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.4763460159302" calcext:value-type="float">
            <text:p>10,4763460159</text:p>
          </table:table-cell>
          <table:table-cell office:value-type="float" office:value="10" calcext:value-type="float">
            <text:p>10</text:p>
          </table:table-cell>
          <table:table-cell office:value-type="float" office:value="202.465774536133" calcext:value-type="float">
            <text:p>202,4657745361</text:p>
          </table:table-cell>
          <table:table-cell office:value-type="float" office:value="-2.55501961708069" calcext:value-type="float">
            <text:p>-2,555019617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.4660673141479" calcext:value-type="float">
            <text:p>10,4660673141</text:p>
          </table:table-cell>
          <table:table-cell office:value-type="float" office:value="10" calcext:value-type="float">
            <text:p>10</text:p>
          </table:table-cell>
          <table:table-cell office:value-type="float" office:value="198.902862548828" calcext:value-type="float">
            <text:p>198,9028625488</text:p>
          </table:table-cell>
          <table:table-cell office:value-type="float" office:value="-2.92006468772888" calcext:value-type="float">
            <text:p>-2,920064687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0.1329956054688" calcext:value-type="float">
            <text:p>10,1329956055</text:p>
          </table:table-cell>
          <table:table-cell office:value-type="float" office:value="10" calcext:value-type="float">
            <text:p>10</text:p>
          </table:table-cell>
          <table:table-cell office:value-type="float" office:value="195.645706176758" calcext:value-type="float">
            <text:p>195,6457061768</text:p>
          </table:table-cell>
          <table:table-cell office:value-type="float" office:value="-2.92006468772888" calcext:value-type="float">
            <text:p>-2,920064687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.1684141159058" calcext:value-type="float">
            <text:p>10,1684141159</text:p>
          </table:table-cell>
          <table:table-cell office:value-type="float" office:value="10" calcext:value-type="float">
            <text:p>10</text:p>
          </table:table-cell>
          <table:table-cell office:value-type="float" office:value="195.645706176758" calcext:value-type="float">
            <text:p>195,6457061768</text:p>
          </table:table-cell>
          <table:table-cell office:value-type="float" office:value="-3.14426159858704" calcext:value-type="float">
            <text:p>-3,144261598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0.0172166824341" calcext:value-type="float">
            <text:p>10,0172166824</text:p>
          </table:table-cell>
          <table:table-cell office:value-type="float" office:value="10" calcext:value-type="float">
            <text:p>10</text:p>
          </table:table-cell>
          <table:table-cell office:value-type="float" office:value="193.307403564453" calcext:value-type="float">
            <text:p>193,3074035645</text:p>
          </table:table-cell>
          <table:table-cell office:value-type="float" office:value="-3.14426159858704" calcext:value-type="float">
            <text:p>-3,144261598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9.50824546813965" calcext:value-type="float">
            <text:p>9,5082454681</text:p>
          </table:table-cell>
          <table:table-cell office:value-type="float" office:value="10" calcext:value-type="float">
            <text:p>10</text:p>
          </table:table-cell>
          <table:table-cell office:value-type="float" office:value="193.307403564453" calcext:value-type="float">
            <text:p>193,3074035645</text:p>
          </table:table-cell>
          <table:table-cell office:value-type="float" office:value="-3.38929581642151" calcext:value-type="float">
            <text:p>-3,389295816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9.85828685760498" calcext:value-type="float">
            <text:p>9,8582868576</text:p>
          </table:table-cell>
          <table:table-cell office:value-type="float" office:value="10" calcext:value-type="float">
            <text:p>10</text:p>
          </table:table-cell>
          <table:table-cell office:value-type="float" office:value="188.723388671875" calcext:value-type="float">
            <text:p>188,7233886719</text:p>
          </table:table-cell>
          <table:table-cell office:value-type="float" office:value="-3.62813782691956" calcext:value-type="float">
            <text:p>-3,6281378269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9.24721908569336" calcext:value-type="float">
            <text:p>9,2472190857</text:p>
          </table:table-cell>
          <table:table-cell office:value-type="float" office:value="10" calcext:value-type="float">
            <text:p>10</text:p>
          </table:table-cell>
          <table:table-cell office:value-type="float" office:value="186.077026367188" calcext:value-type="float">
            <text:p>186,0770263672</text:p>
          </table:table-cell>
          <table:table-cell office:value-type="float" office:value="-2.2807936668396" calcext:value-type="float">
            <text:p>-2,280793666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9.01154613494873" calcext:value-type="float">
            <text:p>9,0115461349</text:p>
          </table:table-cell>
          <table:table-cell office:value-type="float" office:value="10" calcext:value-type="float">
            <text:p>10</text:p>
          </table:table-cell>
          <table:table-cell office:value-type="float" office:value="186.077026367188" calcext:value-type="float">
            <text:p>186,0770263672</text:p>
          </table:table-cell>
          <table:table-cell office:value-type="float" office:value="-1.88724493980408" calcext:value-type="float">
            <text:p>-1,887244939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9.06130504608154" calcext:value-type="float">
            <text:p>9,0613050461</text:p>
          </table:table-cell>
          <table:table-cell office:value-type="float" office:value="10" calcext:value-type="float">
            <text:p>10</text:p>
          </table:table-cell>
          <table:table-cell office:value-type="float" office:value="187.96858215332" calcext:value-type="float">
            <text:p>187,9685821533</text:p>
          </table:table-cell>
          <table:table-cell office:value-type="float" office:value="-1.49644839763641" calcext:value-type="float">
            <text:p>-1,496448397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9.35946178436279" calcext:value-type="float">
            <text:p>9,3594617844</text:p>
          </table:table-cell>
          <table:table-cell office:value-type="float" office:value="10" calcext:value-type="float">
            <text:p>10</text:p>
          </table:table-cell>
          <table:table-cell office:value-type="float" office:value="187.96858215332" calcext:value-type="float">
            <text:p>187,9685821533</text:p>
          </table:table-cell>
          <table:table-cell office:value-type="float" office:value="-1.49644839763641" calcext:value-type="float">
            <text:p>-1,496448397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.06772422790527" calcext:value-type="float">
            <text:p>9,0677242279</text:p>
          </table:table-cell>
          <table:table-cell office:value-type="float" office:value="10" calcext:value-type="float">
            <text:p>10</text:p>
          </table:table-cell>
          <table:table-cell office:value-type="float" office:value="192.187774658203" calcext:value-type="float">
            <text:p>192,1877746582</text:p>
          </table:table-cell>
          <table:table-cell office:value-type="float" office:value="-1.21937191486359" calcext:value-type="float">
            <text:p>-1,219371914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9.2312126159668" calcext:value-type="float">
            <text:p>9,231212616</text:p>
          </table:table-cell>
          <table:table-cell office:value-type="float" office:value="10" calcext:value-type="float">
            <text:p>10</text:p>
          </table:table-cell>
          <table:table-cell office:value-type="float" office:value="192.187774658203" calcext:value-type="float">
            <text:p>192,1877746582</text:p>
          </table:table-cell>
          <table:table-cell office:value-type="float" office:value="-1.21937191486359" calcext:value-type="float">
            <text:p>-1,2193719149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9.1350269317627" calcext:value-type="float">
            <text:p>9,1350269318</text:p>
          </table:table-cell>
          <table:table-cell office:value-type="float" office:value="10" calcext:value-type="float">
            <text:p>10</text:p>
          </table:table-cell>
          <table:table-cell office:value-type="float" office:value="193.299423217773" calcext:value-type="float">
            <text:p>193,2994232178</text:p>
          </table:table-cell>
          <table:table-cell office:value-type="float" office:value="-0.941312730312347" calcext:value-type="float">
            <text:p>-0,941312730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.3910493850708" calcext:value-type="float">
            <text:p>9,3910493851</text:p>
          </table:table-cell>
          <table:table-cell office:value-type="float" office:value="10" calcext:value-type="float">
            <text:p>10</text:p>
          </table:table-cell>
          <table:table-cell office:value-type="float" office:value="193.299423217773" calcext:value-type="float">
            <text:p>193,2994232178</text:p>
          </table:table-cell>
          <table:table-cell office:value-type="float" office:value="-0.941312730312347" calcext:value-type="float">
            <text:p>-0,941312730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9.16905403137207" calcext:value-type="float">
            <text:p>9,1690540314</text:p>
          </table:table-cell>
          <table:table-cell office:value-type="float" office:value="10" calcext:value-type="float">
            <text:p>10</text:p>
          </table:table-cell>
          <table:table-cell office:value-type="float" office:value="195.363494873047" calcext:value-type="float">
            <text:p>195,363494873</text:p>
          </table:table-cell>
          <table:table-cell office:value-type="float" office:value="-0.602904081344605" calcext:value-type="float">
            <text:p>-0,602904081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9.1861629486084" calcext:value-type="float">
            <text:p>9,1861629486</text:p>
          </table:table-cell>
          <table:table-cell office:value-type="float" office:value="10" calcext:value-type="float">
            <text:p>10</text:p>
          </table:table-cell>
          <table:table-cell office:value-type="float" office:value="195.363494873047" calcext:value-type="float">
            <text:p>195,363494873</text:p>
          </table:table-cell>
          <table:table-cell office:value-type="float" office:value="-0.331823289394379" calcext:value-type="float">
            <text:p>-0,331823289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9.30503082275391" calcext:value-type="float">
            <text:p>9,3050308228</text:p>
          </table:table-cell>
          <table:table-cell office:value-type="float" office:value="10" calcext:value-type="float">
            <text:p>10</text:p>
          </table:table-cell>
          <table:table-cell office:value-type="float" office:value="196.950347900391" calcext:value-type="float">
            <text:p>196,9503479004</text:p>
          </table:table-cell>
          <table:table-cell office:value-type="float" office:value="-0.331823289394379" calcext:value-type="float">
            <text:p>-0,3318232894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9.17562770843506" calcext:value-type="float">
            <text:p>9,1756277084</text:p>
          </table:table-cell>
          <table:table-cell office:value-type="float" office:value="10" calcext:value-type="float">
            <text:p>10</text:p>
          </table:table-cell>
          <table:table-cell office:value-type="float" office:value="196.950347900391" calcext:value-type="float">
            <text:p>196,9503479004</text:p>
          </table:table-cell>
          <table:table-cell office:value-type="float" office:value="-0.20788100361824" calcext:value-type="float">
            <text:p>-0,207881003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.14808464050293" calcext:value-type="float">
            <text:p>9,1480846405</text:p>
          </table:table-cell>
          <table:table-cell office:value-type="float" office:value="10" calcext:value-type="float">
            <text:p>10</text:p>
          </table:table-cell>
          <table:table-cell office:value-type="float" office:value="197.541259765625" calcext:value-type="float">
            <text:p>197,5412597656</text:p>
          </table:table-cell>
          <table:table-cell office:value-type="float" office:value="-0.20788100361824" calcext:value-type="float">
            <text:p>-0,207881003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9.08187866210938" calcext:value-type="float">
            <text:p>9,0818786621</text:p>
          </table:table-cell>
          <table:table-cell office:value-type="float" office:value="10" calcext:value-type="float">
            <text:p>10</text:p>
          </table:table-cell>
          <table:table-cell office:value-type="float" office:value="197.541259765625" calcext:value-type="float">
            <text:p>197,5412597656</text:p>
          </table:table-cell>
          <table:table-cell office:value-type="float" office:value="-0.259286105632782" calcext:value-type="float">
            <text:p>-0,259286105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.20730876922607" calcext:value-type="float">
            <text:p>9,2073087692</text:p>
          </table:table-cell>
          <table:table-cell office:value-type="float" office:value="10" calcext:value-type="float">
            <text:p>10</text:p>
          </table:table-cell>
          <table:table-cell office:value-type="float" office:value="196.947494506836" calcext:value-type="float">
            <text:p>196,9474945068</text:p>
          </table:table-cell>
          <table:table-cell office:value-type="float" office:value="-0.259286105632782" calcext:value-type="float">
            <text:p>-0,259286105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9.25658130645752" calcext:value-type="float">
            <text:p>9,2565813065</text:p>
          </table:table-cell>
          <table:table-cell office:value-type="float" office:value="10" calcext:value-type="float">
            <text:p>10</text:p>
          </table:table-cell>
          <table:table-cell office:value-type="float" office:value="196.947494506836" calcext:value-type="float">
            <text:p>196,9474945068</text:p>
          </table:table-cell>
          <table:table-cell office:value-type="float" office:value="-0.252012699842453" calcext:value-type="float">
            <text:p>-0,252012699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9.05874061584473" calcext:value-type="float">
            <text:p>9,0587406158</text:p>
          </table:table-cell>
          <table:table-cell office:value-type="float" office:value="10" calcext:value-type="float">
            <text:p>10</text:p>
          </table:table-cell>
          <table:table-cell office:value-type="float" office:value="196.947494506836" calcext:value-type="float">
            <text:p>196,9474945068</text:p>
          </table:table-cell>
          <table:table-cell office:value-type="float" office:value="-0.252012699842453" calcext:value-type="float">
            <text:p>-0,252012699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9.10125160217285" calcext:value-type="float">
            <text:p>9,1012516022</text:p>
          </table:table-cell>
          <table:table-cell office:value-type="float" office:value="10" calcext:value-type="float">
            <text:p>10</text:p>
          </table:table-cell>
          <table:table-cell office:value-type="float" office:value="196.971557617188" calcext:value-type="float">
            <text:p>196,9715576172</text:p>
          </table:table-cell>
          <table:table-cell office:value-type="float" office:value="-0.252012699842453" calcext:value-type="float">
            <text:p>-0,252012699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9.17431163787842" calcext:value-type="float">
            <text:p>9,1743116379</text:p>
          </table:table-cell>
          <table:table-cell office:value-type="float" office:value="10" calcext:value-type="float">
            <text:p>10</text:p>
          </table:table-cell>
          <table:table-cell office:value-type="float" office:value="195.930206298828" calcext:value-type="float">
            <text:p>195,9302062988</text:p>
          </table:table-cell>
          <table:table-cell office:value-type="float" office:value="-0.373694360256195" calcext:value-type="float">
            <text:p>-0,373694360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9.014084815979" calcext:value-type="float">
            <text:p>9,014084816</text:p>
          </table:table-cell>
          <table:table-cell office:value-type="float" office:value="10" calcext:value-type="float">
            <text:p>10</text:p>
          </table:table-cell>
          <table:table-cell office:value-type="float" office:value="195.930206298828" calcext:value-type="float">
            <text:p>195,9302062988</text:p>
          </table:table-cell>
          <table:table-cell office:value-type="float" office:value="-0.373694360256195" calcext:value-type="float">
            <text:p>-0,373694360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9.04593658447266" calcext:value-type="float">
            <text:p>9,0459365845</text:p>
          </table:table-cell>
          <table:table-cell office:value-type="float" office:value="10" calcext:value-type="float">
            <text:p>10</text:p>
          </table:table-cell>
          <table:table-cell office:value-type="float" office:value="193.287139892578" calcext:value-type="float">
            <text:p>193,2871398926</text:p>
          </table:table-cell>
          <table:table-cell office:value-type="float" office:value="-0.709252655506134" calcext:value-type="float">
            <text:p>-0,709252655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8.9887638092041" calcext:value-type="float">
            <text:p>8,9887638092</text:p>
          </table:table-cell>
          <table:table-cell office:value-type="float" office:value="10" calcext:value-type="float">
            <text:p>10</text:p>
          </table:table-cell>
          <table:table-cell office:value-type="float" office:value="193.287139892578" calcext:value-type="float">
            <text:p>193,2871398926</text:p>
          </table:table-cell>
          <table:table-cell office:value-type="float" office:value="-0.709252655506134" calcext:value-type="float">
            <text:p>-0,709252655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8.91613292694092" calcext:value-type="float">
            <text:p>8,9161329269</text:p>
          </table:table-cell>
          <table:table-cell office:value-type="float" office:value="10" calcext:value-type="float">
            <text:p>10</text:p>
          </table:table-cell>
          <table:table-cell office:value-type="float" office:value="192.486068725586" calcext:value-type="float">
            <text:p>192,4860687256</text:p>
          </table:table-cell>
          <table:table-cell office:value-type="float" office:value="-0.805379152297974" calcext:value-type="float">
            <text:p>-0,805379152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9.04721546173096" calcext:value-type="float">
            <text:p>9,0472154617</text:p>
          </table:table-cell>
          <table:table-cell office:value-type="float" office:value="10" calcext:value-type="float">
            <text:p>10</text:p>
          </table:table-cell>
          <table:table-cell office:value-type="float" office:value="192.486068725586" calcext:value-type="float">
            <text:p>192,4860687256</text:p>
          </table:table-cell>
          <table:table-cell office:value-type="float" office:value="-0.83565217256546" calcext:value-type="float">
            <text:p>-0,83565217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11032009124756" calcext:value-type="float">
            <text:p>9,1103200912</text:p>
          </table:table-cell>
          <table:table-cell office:value-type="float" office:value="10" calcext:value-type="float">
            <text:p>10</text:p>
          </table:table-cell>
          <table:table-cell office:value-type="float" office:value="192.486068725586" calcext:value-type="float">
            <text:p>192,4860687256</text:p>
          </table:table-cell>
          <table:table-cell office:value-type="float" office:value="-0.83565217256546" calcext:value-type="float">
            <text:p>-0,835652172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9.04721546173096" calcext:value-type="float">
            <text:p>9,0472154617</text:p>
          </table:table-cell>
          <table:table-cell office:value-type="float" office:value="10" calcext:value-type="float">
            <text:p>10</text:p>
          </table:table-cell>
          <table:table-cell office:value-type="float" office:value="190.585540771484" calcext:value-type="float">
            <text:p>190,5855407715</text:p>
          </table:table-cell>
          <table:table-cell office:value-type="float" office:value="-1.13474524021149" calcext:value-type="float">
            <text:p>-1,134745240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8.97615718841553" calcext:value-type="float">
            <text:p>8,9761571884</text:p>
          </table:table-cell>
          <table:table-cell office:value-type="float" office:value="10" calcext:value-type="float">
            <text:p>10</text:p>
          </table:table-cell>
          <table:table-cell office:value-type="float" office:value="190.585540771484" calcext:value-type="float">
            <text:p>190,5855407715</text:p>
          </table:table-cell>
          <table:table-cell office:value-type="float" office:value="-1.13474524021149" calcext:value-type="float">
            <text:p>-1,134745240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8.74794960021973" calcext:value-type="float">
            <text:p>8,7479496002</text:p>
          </table:table-cell>
          <table:table-cell office:value-type="float" office:value="10" calcext:value-type="float">
            <text:p>10</text:p>
          </table:table-cell>
          <table:table-cell office:value-type="float" office:value="189.338684082031" calcext:value-type="float">
            <text:p>189,338684082</text:p>
          </table:table-cell>
          <table:table-cell office:value-type="float" office:value="-1.26851642131805" calcext:value-type="float">
            <text:p>-1,268516421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8.94354343414307" calcext:value-type="float">
            <text:p>8,9435434341</text:p>
          </table:table-cell>
          <table:table-cell office:value-type="float" office:value="10" calcext:value-type="float">
            <text:p>10</text:p>
          </table:table-cell>
          <table:table-cell office:value-type="float" office:value="186.604156494141" calcext:value-type="float">
            <text:p>186,6041564941</text:p>
          </table:table-cell>
          <table:table-cell office:value-type="float" office:value="-1.45477390289307" calcext:value-type="float">
            <text:p>-1,4547739029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8.91986083984375" calcext:value-type="float">
            <text:p>8,9198608398</text:p>
          </table:table-cell>
          <table:table-cell office:value-type="float" office:value="10" calcext:value-type="float">
            <text:p>10</text:p>
          </table:table-cell>
          <table:table-cell office:value-type="float" office:value="186.604156494141" calcext:value-type="float">
            <text:p>186,6041564941</text:p>
          </table:table-cell>
          <table:table-cell office:value-type="float" office:value="-1.45477390289307" calcext:value-type="float">
            <text:p>-1,454773902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8.39454364776611" calcext:value-type="float">
            <text:p>8,3945436478</text:p>
          </table:table-cell>
          <table:table-cell office:value-type="float" office:value="10" calcext:value-type="float">
            <text:p>10</text:p>
          </table:table-cell>
          <table:table-cell office:value-type="float" office:value="181.964614868164" calcext:value-type="float">
            <text:p>181,9646148682</text:p>
          </table:table-cell>
          <table:table-cell office:value-type="float" office:value="-1.92400503158569" calcext:value-type="float">
            <text:p>-1,924005031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.44661521911621" calcext:value-type="float">
            <text:p>8,4466152191</text:p>
          </table:table-cell>
          <table:table-cell office:value-type="float" office:value="10" calcext:value-type="float">
            <text:p>10</text:p>
          </table:table-cell>
          <table:table-cell office:value-type="float" office:value="181.964614868164" calcext:value-type="float">
            <text:p>181,9646148682</text:p>
          </table:table-cell>
          <table:table-cell office:value-type="float" office:value="-2.17365884780884" calcext:value-type="float">
            <text:p>-2,173658847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.47008991241455" calcext:value-type="float">
            <text:p>8,4700899124</text:p>
          </table:table-cell>
          <table:table-cell office:value-type="float" office:value="10" calcext:value-type="float">
            <text:p>10</text:p>
          </table:table-cell>
          <table:table-cell office:value-type="float" office:value="179.568878173828" calcext:value-type="float">
            <text:p>179,5688781738</text:p>
          </table:table-cell>
          <table:table-cell office:value-type="float" office:value="-2.17365884780884" calcext:value-type="float">
            <text:p>-2,173658847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8.47569847106934" calcext:value-type="float">
            <text:p>8,4756984711</text:p>
          </table:table-cell>
          <table:table-cell office:value-type="float" office:value="10" calcext:value-type="float">
            <text:p>10</text:p>
          </table:table-cell>
          <table:table-cell office:value-type="float" office:value="179.568878173828" calcext:value-type="float">
            <text:p>179,5688781738</text:p>
          </table:table-cell>
          <table:table-cell office:value-type="float" office:value="-2.31951951980591" calcext:value-type="float">
            <text:p>-2,319519519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.20407676696777" calcext:value-type="float">
            <text:p>8,204076767</text:p>
          </table:table-cell>
          <table:table-cell office:value-type="float" office:value="10" calcext:value-type="float">
            <text:p>10</text:p>
          </table:table-cell>
          <table:table-cell office:value-type="float" office:value="177.970733642578" calcext:value-type="float">
            <text:p>177,9707336426</text:p>
          </table:table-cell>
          <table:table-cell office:value-type="float" office:value="-2.43746614456177" calcext:value-type="float">
            <text:p>-2,437466144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8.2346887588501" calcext:value-type="float">
            <text:p>8,2346887589</text:p>
          </table:table-cell>
          <table:table-cell office:value-type="float" office:value="10" calcext:value-type="float">
            <text:p>10</text:p>
          </table:table-cell>
          <table:table-cell office:value-type="float" office:value="177.970733642578" calcext:value-type="float">
            <text:p>177,9707336426</text:p>
          </table:table-cell>
          <table:table-cell office:value-type="float" office:value="-2.43746614456177" calcext:value-type="float">
            <text:p>-2,437466144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7.17810678482056" calcext:value-type="float">
            <text:p>7,1781067848</text:p>
          </table:table-cell>
          <table:table-cell office:value-type="float" office:value="10" calcext:value-type="float">
            <text:p>10</text:p>
          </table:table-cell>
          <table:table-cell office:value-type="float" office:value="170.364044189453" calcext:value-type="float">
            <text:p>170,3640441895</text:p>
          </table:table-cell>
          <table:table-cell office:value-type="float" office:value="-2.94041037559509" calcext:value-type="float">
            <text:p>-2,9404103756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7.13250875473022" calcext:value-type="float">
            <text:p>7,1325087547</text:p>
          </table:table-cell>
          <table:table-cell office:value-type="float" office:value="10" calcext:value-type="float">
            <text:p>10</text:p>
          </table:table-cell>
          <table:table-cell office:value-type="float" office:value="170.364044189453" calcext:value-type="float">
            <text:p>170,3640441895</text:p>
          </table:table-cell>
          <table:table-cell office:value-type="float" office:value="-3.52513098716736" calcext:value-type="float">
            <text:p>-3,525130987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94519805908203" calcext:value-type="float">
            <text:p>6,9451980591</text:p>
          </table:table-cell>
          <table:table-cell office:value-type="float" office:value="10" calcext:value-type="float">
            <text:p>10</text:p>
          </table:table-cell>
          <table:table-cell office:value-type="float" office:value="165.065353393555" calcext:value-type="float">
            <text:p>165,0653533936</text:p>
          </table:table-cell>
          <table:table-cell office:value-type="float" office:value="-3.52513098716736" calcext:value-type="float">
            <text:p>-3,525130987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64796924591064" calcext:value-type="float">
            <text:p>6,6479692459</text:p>
          </table:table-cell>
          <table:table-cell office:value-type="float" office:value="10" calcext:value-type="float">
            <text:p>10</text:p>
          </table:table-cell>
          <table:table-cell office:value-type="float" office:value="165.065353393555" calcext:value-type="float">
            <text:p>165,0653533936</text:p>
          </table:table-cell>
          <table:table-cell office:value-type="float" office:value="-4.0376091003418" calcext:value-type="float">
            <text:p>-4,037609100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64382839202881" calcext:value-type="float">
            <text:p>6,643828392</text:p>
          </table:table-cell>
          <table:table-cell office:value-type="float" office:value="10" calcext:value-type="float">
            <text:p>10</text:p>
          </table:table-cell>
          <table:table-cell office:value-type="float" office:value="160.494247436523" calcext:value-type="float">
            <text:p>160,4942474365</text:p>
          </table:table-cell>
          <table:table-cell office:value-type="float" office:value="-4.0376091003418" calcext:value-type="float">
            <text:p>-4,037609100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67431449890137" calcext:value-type="float">
            <text:p>6,6743144989</text:p>
          </table:table-cell>
          <table:table-cell office:value-type="float" office:value="10" calcext:value-type="float">
            <text:p>10</text:p>
          </table:table-cell>
          <table:table-cell office:value-type="float" office:value="160.494247436523" calcext:value-type="float">
            <text:p>160,4942474365</text:p>
          </table:table-cell>
          <table:table-cell office:value-type="float" office:value="-4.52551555633545" calcext:value-type="float">
            <text:p>-4,525515556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25488662719727" calcext:value-type="float">
            <text:p>6,2548866272</text:p>
          </table:table-cell>
          <table:table-cell office:value-type="float" office:value="10" calcext:value-type="float">
            <text:p>10</text:p>
          </table:table-cell>
          <table:table-cell office:value-type="float" office:value="155.876647949219" calcext:value-type="float">
            <text:p>155,8766479492</text:p>
          </table:table-cell>
          <table:table-cell office:value-type="float" office:value="-5.014404296875" calcext:value-type="float">
            <text:p>-5,014404296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25488662719727" calcext:value-type="float">
            <text:p>6,2548866272</text:p>
          </table:table-cell>
          <table:table-cell office:value-type="float" office:value="10" calcext:value-type="float">
            <text:p>10</text:p>
          </table:table-cell>
          <table:table-cell office:value-type="float" office:value="155.876647949219" calcext:value-type="float">
            <text:p>155,8766479492</text:p>
          </table:table-cell>
          <table:table-cell office:value-type="float" office:value="-5.014404296875" calcext:value-type="float">
            <text:p>-5,014404296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05372667312622" calcext:value-type="float">
            <text:p>6,0537266731</text:p>
          </table:table-cell>
          <table:table-cell office:value-type="float" office:value="10" calcext:value-type="float">
            <text:p>10</text:p>
          </table:table-cell>
          <table:table-cell office:value-type="float" office:value="147.242630004883" calcext:value-type="float">
            <text:p>147,2426300049</text:p>
          </table:table-cell>
          <table:table-cell office:value-type="float" office:value="-5.50329303741455" calcext:value-type="float">
            <text:p>-5,503293037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.64075422286987" calcext:value-type="float">
            <text:p>5,6407542229</text:p>
          </table:table-cell>
          <table:table-cell office:value-type="float" office:value="10" calcext:value-type="float">
            <text:p>10</text:p>
          </table:table-cell>
          <table:table-cell office:value-type="float" office:value="147.242630004883" calcext:value-type="float">
            <text:p>147,2426300049</text:p>
          </table:table-cell>
          <table:table-cell office:value-type="float" office:value="-6.22827196121216" calcext:value-type="float">
            <text:p>-6,228271961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5.52724742889404" calcext:value-type="float">
            <text:p>5,5272474289</text:p>
          </table:table-cell>
          <table:table-cell office:value-type="float" office:value="10" calcext:value-type="float">
            <text:p>10</text:p>
          </table:table-cell>
          <table:table-cell office:value-type="float" office:value="140.758895874023" calcext:value-type="float">
            <text:p>140,758895874</text:p>
          </table:table-cell>
          <table:table-cell office:value-type="float" office:value="-6.22827196121216" calcext:value-type="float">
            <text:p>-6,228271961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.83895349502564" calcext:value-type="float">
            <text:p>4,83895349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04111194610596" calcext:value-type="float">
            <text:p>-8,041111946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.66336345672607" calcext:value-type="float">
            <text:p>4,66336345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69149017333984" calcext:value-type="float">
            <text:p>-8,691490173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.40558958053589" calcext:value-type="float">
            <text:p>4,405589580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8.69149017333984" calcext:value-type="float">
            <text:p>-8,691490173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.20416498184204" calcext:value-type="float">
            <text:p>4,204164981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34619235992432" calcext:value-type="float">
            <text:p>-9,346192359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.0506329536438" calcext:value-type="float">
            <text:p>4,050632953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0315608978271" calcext:value-type="float">
            <text:p>-10,0315608978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.78855156898499" calcext:value-type="float">
            <text:p>3,78855156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0315608978271" calcext:value-type="float">
            <text:p>-10,031560897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.58744382858276" calcext:value-type="float">
            <text:p>3,58744382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700023651123" calcext:value-type="float">
            <text:p>-10,700023651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.58744382858276" calcext:value-type="float">
            <text:p>3,58744382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2622356414795" calcext:value-type="float">
            <text:p>-11,262235641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.37927031517029" calcext:value-type="float">
            <text:p>3,379270315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2622356414795" calcext:value-type="float">
            <text:p>-11,262235641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.13633251190186" calcext:value-type="float">
            <text:p>3,13633251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6810445785522" calcext:value-type="float">
            <text:p>-11,681044578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.87395024299622" calcext:value-type="float">
            <text:p>2,8739502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0273170471191" calcext:value-type="float">
            <text:p>-12,027317047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.87395024299622" calcext:value-type="float">
            <text:p>2,87395024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0273170471191" calcext:value-type="float">
            <text:p>-12,027317047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.56358909606934" calcext:value-type="float">
            <text:p>2,563589096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2788381576538" calcext:value-type="float">
            <text:p>-12,278838157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.33125710487366" calcext:value-type="float">
            <text:p>2,33125710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2644872665405" calcext:value-type="float">
            <text:p>-12,264487266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.33125710487366" calcext:value-type="float">
            <text:p>2,33125710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2.0101156234741" calcext:value-type="float">
            <text:p>-12,010115623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.14505958557129" calcext:value-type="float">
            <text:p>2,145059585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887451171875" calcext:value-type="float">
            <text:p>-11,8874511719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.97671186923981" calcext:value-type="float">
            <text:p>1,97671186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887451171875" calcext:value-type="float">
            <text:p>-11,8874511719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.97671186923981" calcext:value-type="float">
            <text:p>1,976711869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64133644104" calcext:value-type="float">
            <text:p>-11,64133644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.80520689487457" calcext:value-type="float">
            <text:p>1,80520689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3294658660889" calcext:value-type="float">
            <text:p>-11,3294658661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80520689487457" calcext:value-type="float">
            <text:p>1,80520689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1.0002956390381" calcext:value-type="float">
            <text:p>-11,000295639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.80520689487457" calcext:value-type="float">
            <text:p>1,805206894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6201143264771" calcext:value-type="float">
            <text:p>-10,620114326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6201143264771" calcext:value-type="float">
            <text:p>-10,620114326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6201143264771" calcext:value-type="float">
            <text:p>-10,6201143265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4394598007202" calcext:value-type="float">
            <text:p>-10,439459800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545316696167" calcext:value-type="float">
            <text:p>-10,545316696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545316696167" calcext:value-type="float">
            <text:p>-10,545316696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6125459671021" calcext:value-type="float">
            <text:p>-10,612545967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6125459671021" calcext:value-type="float">
            <text:p>-10,612545967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4909629821777" calcext:value-type="float">
            <text:p>-10,490962982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4909629821777" calcext:value-type="float">
            <text:p>-10,490962982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.42481851577759" calcext:value-type="float">
            <text:p>1,424818515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0.2485828399658" calcext:value-type="float">
            <text:p>-10,2485828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4485607147217" calcext:value-type="float">
            <text:p>-7,044856071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7.04485607147217" calcext:value-type="float">
            <text:p>-7,0448560715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6.30759143829346" calcext:value-type="float">
            <text:p>-6,307591438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2139644622803" calcext:value-type="float">
            <text:p>-5,721396446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72139644622803" calcext:value-type="float">
            <text:p>-5,721396446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34121465682983" calcext:value-type="float">
            <text:p>-5,341214656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6649732589722" calcext:value-type="float">
            <text:p>-5,0664973259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5.06649732589722" calcext:value-type="float">
            <text:p>-5,0664973259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9639959335327" calcext:value-type="float">
            <text:p>-4,796399593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30201643705368" calcext:value-type="float">
            <text:p>0,302016437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79639959335327" calcext:value-type="float">
            <text:p>-4,796399593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52069902420044" calcext:value-type="float">
            <text:p>-4,520699024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08439493179321" calcext:value-type="float">
            <text:p>-4,084394931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4.08439493179321" calcext:value-type="float">
            <text:p>-4,0843949318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3.36796712875366" calcext:value-type="float">
            <text:p>-3,367967128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49349093437195" calcext:value-type="float">
            <text:p>-2,493490934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2.49349093437195" calcext:value-type="float">
            <text:p>-2,493490934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1.59483551979065" calcext:value-type="float">
            <text:p>-1,594835519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734119713306427" calcext:value-type="float">
            <text:p>-0,734119713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734119713306427" calcext:value-type="float">
            <text:p>-0,734119713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734119713306427" calcext:value-type="float">
            <text:p>-0,734119713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469820909202099" calcext:value-type="float">
            <text:p>0,046982090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469820909202099" calcext:value-type="float">
            <text:p>0,0469820909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612438082695007" calcext:value-type="float">
            <text:p>0,612438082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5.792327880859" calcext:value-type="float">
            <text:p>135,7923278809</text:p>
          </table:table-cell>
          <table:table-cell office:value-type="float" office:value="0.612438082695007" calcext:value-type="float">
            <text:p>0,612438082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351008057594299" calcext:value-type="float">
            <text:p>0,3510080576</text:p>
          </table:table-cell>
          <table:table-cell office:value-type="float" office:value="10" calcext:value-type="float">
            <text:p>10</text:p>
          </table:table-cell>
          <table:table-cell office:value-type="float" office:value="135.792327880859" calcext:value-type="float">
            <text:p>135,7923278809</text:p>
          </table:table-cell>
          <table:table-cell office:value-type="float" office:value="0.925783038139343" calcext:value-type="float">
            <text:p>0,925783038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179534912109" calcext:value-type="float">
            <text:p>139,1795349121</text:p>
          </table:table-cell>
          <table:table-cell office:value-type="float" office:value="1.20010733604431" calcext:value-type="float">
            <text:p>1,20010733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179534912109" calcext:value-type="float">
            <text:p>139,1795349121</text:p>
          </table:table-cell>
          <table:table-cell office:value-type="float" office:value="1.20010733604431" calcext:value-type="float">
            <text:p>1,20010733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505401611328" calcext:value-type="float">
            <text:p>139,5054016113</text:p>
          </table:table-cell>
          <table:table-cell office:value-type="float" office:value="1.21062421798706" calcext:value-type="float">
            <text:p>1,210624218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505401611328" calcext:value-type="float">
            <text:p>139,5054016113</text:p>
          </table:table-cell>
          <table:table-cell office:value-type="float" office:value="1.18713319301605" calcext:value-type="float">
            <text:p>1,18713319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04513549805" calcext:value-type="float">
            <text:p>139,7045135498</text:p>
          </table:table-cell>
          <table:table-cell office:value-type="float" office:value="1.18713319301605" calcext:value-type="float">
            <text:p>1,18713319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04513549805" calcext:value-type="float">
            <text:p>139,7045135498</text:p>
          </table:table-cell>
          <table:table-cell office:value-type="float" office:value="1.15342009067535" calcext:value-type="float">
            <text:p>1,153420090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850036621094" calcext:value-type="float">
            <text:p>139,8500366211</text:p>
          </table:table-cell>
          <table:table-cell office:value-type="float" office:value="1.15342009067535" calcext:value-type="float">
            <text:p>1,153420090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850036621094" calcext:value-type="float">
            <text:p>139,8500366211</text:p>
          </table:table-cell>
          <table:table-cell office:value-type="float" office:value="1.09945952892303" calcext:value-type="float">
            <text:p>1,099459528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836364746094" calcext:value-type="float">
            <text:p>139,8363647461</text:p>
          </table:table-cell>
          <table:table-cell office:value-type="float" office:value="1.09945952892303" calcext:value-type="float">
            <text:p>1,099459528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836364746094" calcext:value-type="float">
            <text:p>139,8363647461</text:p>
          </table:table-cell>
          <table:table-cell office:value-type="float" office:value="1.03370428085327" calcext:value-type="float">
            <text:p>1,0337042809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33123779297" calcext:value-type="float">
            <text:p>139,7331237793</text:p>
          </table:table-cell>
          <table:table-cell office:value-type="float" office:value="1.03370428085327" calcext:value-type="float">
            <text:p>1,033704280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33123779297" calcext:value-type="float">
            <text:p>139,7331237793</text:p>
          </table:table-cell>
          <table:table-cell office:value-type="float" office:value="0.994290411472321" calcext:value-type="float">
            <text:p>0,994290411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60269165039" calcext:value-type="float">
            <text:p>139,760269165</text:p>
          </table:table-cell>
          <table:table-cell office:value-type="float" office:value="0.985837578773498" calcext:value-type="float">
            <text:p>0,985837578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760269165039" calcext:value-type="float">
            <text:p>139,760269165</text:p>
          </table:table-cell>
          <table:table-cell office:value-type="float" office:value="0.985837578773498" calcext:value-type="float">
            <text:p>0,985837578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.114685058594" calcext:value-type="float">
            <text:p>140,1146850586</text:p>
          </table:table-cell>
          <table:table-cell office:value-type="float" office:value="0.984068393707275" calcext:value-type="float">
            <text:p>0,984068393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.114685058594" calcext:value-type="float">
            <text:p>140,1146850586</text:p>
          </table:table-cell>
          <table:table-cell office:value-type="float" office:value="0.984068393707275" calcext:value-type="float">
            <text:p>0,98406839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821762084961" calcext:value-type="float">
            <text:p>139,821762085</text:p>
          </table:table-cell>
          <table:table-cell office:value-type="float" office:value="0.905535519123077" calcext:value-type="float">
            <text:p>0,905535519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9.821762084961" calcext:value-type="float">
            <text:p>139,821762085</text:p>
          </table:table-cell>
          <table:table-cell office:value-type="float" office:value="0.905535519123077" calcext:value-type="float">
            <text:p>0,905535519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352955400943756" calcext:value-type="float">
            <text:p>0,3529554009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641826465725899" calcext:value-type="float">
            <text:p>0,0641826466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641826465725899" calcext:value-type="float">
            <text:p>0,064182646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0.072930358350277" calcext:value-type="float">
            <text:p>-0,0729303584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4.009963989258" calcext:value-type="float">
            <text:p>134,0099639893</text:p>
          </table:table-cell>
          <table:table-cell office:value-type="float" office:value="-0.072930358350277" calcext:value-type="float">
            <text:p>-0,072930358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4.009963989258" calcext:value-type="float">
            <text:p>134,0099639893</text:p>
          </table:table-cell>
          <table:table-cell office:value-type="float" office:value="-0.155886173248291" calcext:value-type="float">
            <text:p>-0,155886173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.882476806641" calcext:value-type="float">
            <text:p>131,8824768066</text:p>
          </table:table-cell>
          <table:table-cell office:value-type="float" office:value="-0.223312363028526" calcext:value-type="float">
            <text:p>-0,22331236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.882476806641" calcext:value-type="float">
            <text:p>131,8824768066</text:p>
          </table:table-cell>
          <table:table-cell office:value-type="float" office:value="-0.223312363028526" calcext:value-type="float">
            <text:p>-0,22331236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.882476806641" calcext:value-type="float">
            <text:p>131,8824768066</text:p>
          </table:table-cell>
          <table:table-cell office:value-type="float" office:value="-0.289559066295624" calcext:value-type="float">
            <text:p>-0,289559066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.441879272461" calcext:value-type="float">
            <text:p>131,4418792725</text:p>
          </table:table-cell>
          <table:table-cell office:value-type="float" office:value="-0.289559066295624" calcext:value-type="float">
            <text:p>-0,289559066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.992553710938" calcext:value-type="float">
            <text:p>130,9925537109</text:p>
          </table:table-cell>
          <table:table-cell office:value-type="float" office:value="-0.343421369791031" calcext:value-type="float">
            <text:p>-0,343421369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.992553710938" calcext:value-type="float">
            <text:p>130,9925537109</text:p>
          </table:table-cell>
          <table:table-cell office:value-type="float" office:value="-0.353151977062225" calcext:value-type="float">
            <text:p>-0,353151977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.858657836914" calcext:value-type="float">
            <text:p>130,8586578369</text:p>
          </table:table-cell>
          <table:table-cell office:value-type="float" office:value="-0.353151977062225" calcext:value-type="float">
            <text:p>-0,353151977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.858657836914" calcext:value-type="float">
            <text:p>130,8586578369</text:p>
          </table:table-cell>
          <table:table-cell office:value-type="float" office:value="-0.353151977062225" calcext:value-type="float">
            <text:p>-0,353151977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753616333008" calcext:value-type="float">
            <text:p>130,753616333</text:p>
          </table:table-cell>
          <table:table-cell office:value-type="float" office:value="-0.353151977062225" calcext:value-type="float">
            <text:p>-0,3531519771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753616333008" calcext:value-type="float">
            <text:p>130,753616333</text:p>
          </table:table-cell>
          <table:table-cell office:value-type="float" office:value="-0.330447256565094" calcext:value-type="float">
            <text:p>-0,330447256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816513061523" calcext:value-type="float">
            <text:p>130,8165130615</text:p>
          </table:table-cell>
          <table:table-cell office:value-type="float" office:value="-0.312460392713547" calcext:value-type="float">
            <text:p>-0,31246039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816513061523" calcext:value-type="float">
            <text:p>130,8165130615</text:p>
          </table:table-cell>
          <table:table-cell office:value-type="float" office:value="-0.312460392713547" calcext:value-type="float">
            <text:p>-0,312460392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827163696289" calcext:value-type="float">
            <text:p>130,8271636963</text:p>
          </table:table-cell>
          <table:table-cell office:value-type="float" office:value="-0.310592889785767" calcext:value-type="float">
            <text:p>-0,310592889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658401489258" calcext:value-type="float">
            <text:p>130,6584014893</text:p>
          </table:table-cell>
          <table:table-cell office:value-type="float" office:value="-0.318750858306885" calcext:value-type="float">
            <text:p>-0,318750858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549545288086" calcext:value-type="float">
            <text:p>130,5495452881</text:p>
          </table:table-cell>
          <table:table-cell office:value-type="float" office:value="-0.320225208997726" calcext:value-type="float">
            <text:p>-0,32022520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549545288086" calcext:value-type="float">
            <text:p>130,5495452881</text:p>
          </table:table-cell>
          <table:table-cell office:value-type="float" office:value="-0.320225208997726" calcext:value-type="float">
            <text:p>-0,320225209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47819519043" calcext:value-type="float">
            <text:p>130,4781951904</text:p>
          </table:table-cell>
          <table:table-cell office:value-type="float" office:value="-0.287593305110931" calcext:value-type="float">
            <text:p>-0,2875933051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484634399414" calcext:value-type="float">
            <text:p>130,4846343994</text:p>
          </table:table-cell>
          <table:table-cell office:value-type="float" office:value="-0.287593305110931" calcext:value-type="float">
            <text:p>-0,287593305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0919144079089165" calcext:value-type="float">
            <text:p>0,0919144079</text:p>
          </table:table-cell>
          <table:table-cell office:value-type="float" office:value="10" calcext:value-type="float">
            <text:p>10</text:p>
          </table:table-cell>
          <table:table-cell office:value-type="float" office:value="130.484634399414" calcext:value-type="float">
            <text:p>130,4846343994</text:p>
          </table:table-cell>
          <table:table-cell office:value-type="float" office:value="-0.174167916178703" calcext:value-type="float">
            <text:p>-0,174167916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300951302051544" calcext:value-type="float">
            <text:p>0,3009513021</text:p>
          </table:table-cell>
          <table:table-cell office:value-type="float" office:value="10" calcext:value-type="float">
            <text:p>10</text:p>
          </table:table-cell>
          <table:table-cell office:value-type="float" office:value="131.264053344727" calcext:value-type="float">
            <text:p>131,2640533447</text:p>
          </table:table-cell>
          <table:table-cell office:value-type="float" office:value="0.129544764757156" calcext:value-type="float">
            <text:p>0,129544764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300951302051544" calcext:value-type="float">
            <text:p>0,3009513021</text:p>
          </table:table-cell>
          <table:table-cell office:value-type="float" office:value="10" calcext:value-type="float">
            <text:p>10</text:p>
          </table:table-cell>
          <table:table-cell office:value-type="float" office:value="131.264053344727" calcext:value-type="float">
            <text:p>131,2640533447</text:p>
          </table:table-cell>
          <table:table-cell office:value-type="float" office:value="0.129544764757156" calcext:value-type="float">
            <text:p>0,1295447648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300951302051544" calcext:value-type="float">
            <text:p>0,30095130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694804191589356" calcext:value-type="float">
            <text:p>0,694804191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300951302051544" calcext:value-type="float">
            <text:p>0,3009513021</text:p>
          </table:table-cell>
          <table:table-cell office:value-type="float" office:value="10" calcext:value-type="float">
            <text:p>10</text:p>
          </table:table-cell>
          <table:table-cell office:value-type="float" office:value="144.575927734375" calcext:value-type="float">
            <text:p>144,5759277344</text:p>
          </table:table-cell>
          <table:table-cell office:value-type="float" office:value="1.48475193977356" calcext:value-type="float">
            <text:p>1,484751939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300951302051544" calcext:value-type="float">
            <text:p>0,3009513021</text:p>
          </table:table-cell>
          <table:table-cell office:value-type="float" office:value="10" calcext:value-type="float">
            <text:p>10</text:p>
          </table:table-cell>
          <table:table-cell office:value-type="float" office:value="144.575927734375" calcext:value-type="float">
            <text:p>144,5759277344</text:p>
          </table:table-cell>
          <table:table-cell office:value-type="float" office:value="1.48475193977356" calcext:value-type="float">
            <text:p>1,484751939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300951302051544" calcext:value-type="float">
            <text:p>0,3009513021</text:p>
          </table:table-cell>
          <table:table-cell office:value-type="float" office:value="10" calcext:value-type="float">
            <text:p>10</text:p>
          </table:table-cell>
          <table:table-cell office:value-type="float" office:value="149.298797607422" calcext:value-type="float">
            <text:p>149,2987976074</text:p>
          </table:table-cell>
          <table:table-cell office:value-type="float" office:value="2.34419012069702" calcext:value-type="float">
            <text:p>2,344190120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734981656074524" calcext:value-type="float">
            <text:p>0,7349816561</text:p>
          </table:table-cell>
          <table:table-cell office:value-type="float" office:value="10" calcext:value-type="float">
            <text:p>10</text:p>
          </table:table-cell>
          <table:table-cell office:value-type="float" office:value="149.298797607422" calcext:value-type="float">
            <text:p>149,2987976074</text:p>
          </table:table-cell>
          <table:table-cell office:value-type="float" office:value="2.34419012069702" calcext:value-type="float">
            <text:p>2,344190120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734981656074524" calcext:value-type="float">
            <text:p>0,7349816561</text:p>
          </table:table-cell>
          <table:table-cell office:value-type="float" office:value="10" calcext:value-type="float">
            <text:p>10</text:p>
          </table:table-cell>
          <table:table-cell office:value-type="float" office:value="155.876342773438" calcext:value-type="float">
            <text:p>155,8763427734</text:p>
          </table:table-cell>
          <table:table-cell office:value-type="float" office:value="3.99357581138611" calcext:value-type="float">
            <text:p>3,993575811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.26853251457214" calcext:value-type="float">
            <text:p>1,2685325146</text:p>
          </table:table-cell>
          <table:table-cell office:value-type="float" office:value="10" calcext:value-type="float">
            <text:p>10</text:p>
          </table:table-cell>
          <table:table-cell office:value-type="float" office:value="162.293731689453" calcext:value-type="float">
            <text:p>162,2937316895</text:p>
          </table:table-cell>
          <table:table-cell office:value-type="float" office:value="3.99357581138611" calcext:value-type="float">
            <text:p>3,9935758114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.26853251457214" calcext:value-type="float">
            <text:p>1,2685325146</text:p>
          </table:table-cell>
          <table:table-cell office:value-type="float" office:value="10" calcext:value-type="float">
            <text:p>10</text:p>
          </table:table-cell>
          <table:table-cell office:value-type="float" office:value="162.293731689453" calcext:value-type="float">
            <text:p>162,2937316895</text:p>
          </table:table-cell>
          <table:table-cell office:value-type="float" office:value="4.70076465606689" calcext:value-type="float">
            <text:p>4,7007646561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.26853251457214" calcext:value-type="float">
            <text:p>1,2685325146</text:p>
          </table:table-cell>
          <table:table-cell office:value-type="float" office:value="10" calcext:value-type="float">
            <text:p>10</text:p>
          </table:table-cell>
          <table:table-cell office:value-type="float" office:value="168.329071044922" calcext:value-type="float">
            <text:p>168,3290710449</text:p>
          </table:table-cell>
          <table:table-cell office:value-type="float" office:value="4.70076465606689" calcext:value-type="float">
            <text:p>4,700764656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.02147817611694" calcext:value-type="float">
            <text:p>2,0214781761</text:p>
          </table:table-cell>
          <table:table-cell office:value-type="float" office:value="10" calcext:value-type="float">
            <text:p>10</text:p>
          </table:table-cell>
          <table:table-cell office:value-type="float" office:value="174.44189453125" calcext:value-type="float">
            <text:p>174,4418945313</text:p>
          </table:table-cell>
          <table:table-cell office:value-type="float" office:value="6.06285190582275" calcext:value-type="float">
            <text:p>6,062851905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.02147817611694" calcext:value-type="float">
            <text:p>2,0214781761</text:p>
          </table:table-cell>
          <table:table-cell office:value-type="float" office:value="10" calcext:value-type="float">
            <text:p>10</text:p>
          </table:table-cell>
          <table:table-cell office:value-type="float" office:value="185.980697631836" calcext:value-type="float">
            <text:p>185,9806976318</text:p>
          </table:table-cell>
          <table:table-cell office:value-type="float" office:value="6.71480226516724" calcext:value-type="float">
            <text:p>6,714802265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.39341807365417" calcext:value-type="float">
            <text:p>2,3934180737</text:p>
          </table:table-cell>
          <table:table-cell office:value-type="float" office:value="10" calcext:value-type="float">
            <text:p>10</text:p>
          </table:table-cell>
          <table:table-cell office:value-type="float" office:value="185.980697631836" calcext:value-type="float">
            <text:p>185,9806976318</text:p>
          </table:table-cell>
          <table:table-cell office:value-type="float" office:value="6.71480226516724" calcext:value-type="float">
            <text:p>6,714802265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.39341807365417" calcext:value-type="float">
            <text:p>2,3934180737</text:p>
          </table:table-cell>
          <table:table-cell office:value-type="float" office:value="10" calcext:value-type="float">
            <text:p>10</text:p>
          </table:table-cell>
          <table:table-cell office:value-type="float" office:value="191.543792724609" calcext:value-type="float">
            <text:p>191,5437927246</text:p>
          </table:table-cell>
          <table:table-cell office:value-type="float" office:value="7.31780433654785" calcext:value-type="float">
            <text:p>7,3178043365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.39341807365417" calcext:value-type="float">
            <text:p>2,3934180737</text:p>
          </table:table-cell>
          <table:table-cell office:value-type="float" office:value="10" calcext:value-type="float">
            <text:p>10</text:p>
          </table:table-cell>
          <table:table-cell office:value-type="float" office:value="191.543792724609" calcext:value-type="float">
            <text:p>191,5437927246</text:p>
          </table:table-cell>
          <table:table-cell office:value-type="float" office:value="7.31780433654785" calcext:value-type="float">
            <text:p>7,3178043365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.99807929992676" calcext:value-type="float">
            <text:p>2,9980792999</text:p>
          </table:table-cell>
          <table:table-cell office:value-type="float" office:value="10" calcext:value-type="float">
            <text:p>10</text:p>
          </table:table-cell>
          <table:table-cell office:value-type="float" office:value="197.841445922852" calcext:value-type="float">
            <text:p>197,8414459229</text:p>
          </table:table-cell>
          <table:table-cell office:value-type="float" office:value="7.89574289321899" calcext:value-type="float">
            <text:p>7,8957428932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.99807929992676" calcext:value-type="float">
            <text:p>2,9980792999</text:p>
          </table:table-cell>
          <table:table-cell office:value-type="float" office:value="10" calcext:value-type="float">
            <text:p>10</text:p>
          </table:table-cell>
          <table:table-cell office:value-type="float" office:value="203.674407958984" calcext:value-type="float">
            <text:p>203,674407959</text:p>
          </table:table-cell>
          <table:table-cell office:value-type="float" office:value="8.38708972930908" calcext:value-type="float">
            <text:p>8,387089729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.23739194869995" calcext:value-type="float">
            <text:p>3,2373919487</text:p>
          </table:table-cell>
          <table:table-cell office:value-type="float" office:value="10" calcext:value-type="float">
            <text:p>10</text:p>
          </table:table-cell>
          <table:table-cell office:value-type="float" office:value="203.674407958984" calcext:value-type="float">
            <text:p>203,674407959</text:p>
          </table:table-cell>
          <table:table-cell office:value-type="float" office:value="8.74918556213379" calcext:value-type="float">
            <text:p>8,749185562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.47486162185669" calcext:value-type="float">
            <text:p>3,4748616219</text:p>
          </table:table-cell>
          <table:table-cell office:value-type="float" office:value="10" calcext:value-type="float">
            <text:p>10</text:p>
          </table:table-cell>
          <table:table-cell office:value-type="float" office:value="208.742263793945" calcext:value-type="float">
            <text:p>208,7422637939</text:p>
          </table:table-cell>
          <table:table-cell office:value-type="float" office:value="8.95844268798828" calcext:value-type="float">
            <text:p>8,95844268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.68408942222595" calcext:value-type="float">
            <text:p>3,6840894222</text:p>
          </table:table-cell>
          <table:table-cell office:value-type="float" office:value="10" calcext:value-type="float">
            <text:p>10</text:p>
          </table:table-cell>
          <table:table-cell office:value-type="float" office:value="208.742263793945" calcext:value-type="float">
            <text:p>208,7422637939</text:p>
          </table:table-cell>
          <table:table-cell office:value-type="float" office:value="8.95844268798828" calcext:value-type="float">
            <text:p>8,95844268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.868004322052" calcext:value-type="float">
            <text:p>3,8680043221</text:p>
          </table:table-cell>
          <table:table-cell office:value-type="float" office:value="10" calcext:value-type="float">
            <text:p>10</text:p>
          </table:table-cell>
          <table:table-cell office:value-type="float" office:value="212.861099243164" calcext:value-type="float">
            <text:p>212,8610992432</text:p>
          </table:table-cell>
          <table:table-cell office:value-type="float" office:value="8.96620750427246" calcext:value-type="float">
            <text:p>8,966207504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.868004322052" calcext:value-type="float">
            <text:p>3,8680043221</text:p>
          </table:table-cell>
          <table:table-cell office:value-type="float" office:value="10" calcext:value-type="float">
            <text:p>10</text:p>
          </table:table-cell>
          <table:table-cell office:value-type="float" office:value="212.861099243164" calcext:value-type="float">
            <text:p>212,8610992432</text:p>
          </table:table-cell>
          <table:table-cell office:value-type="float" office:value="8.96620750427246" calcext:value-type="float">
            <text:p>8,966207504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4.01858615875244" calcext:value-type="float">
            <text:p>4,0185861588</text:p>
          </table:table-cell>
          <table:table-cell office:value-type="float" office:value="10" calcext:value-type="float">
            <text:p>10</text:p>
          </table:table-cell>
          <table:table-cell office:value-type="float" office:value="215.624099731445" calcext:value-type="float">
            <text:p>215,6240997314</text:p>
          </table:table-cell>
          <table:table-cell office:value-type="float" office:value="8.96620750427246" calcext:value-type="float">
            <text:p>8,966207504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.20499324798584" calcext:value-type="float">
            <text:p>4,204993248</text:p>
          </table:table-cell>
          <table:table-cell office:value-type="float" office:value="10" calcext:value-type="float">
            <text:p>10</text:p>
          </table:table-cell>
          <table:table-cell office:value-type="float" office:value="215.624099731445" calcext:value-type="float">
            <text:p>215,6240997314</text:p>
          </table:table-cell>
          <table:table-cell office:value-type="float" office:value="8.96620750427246" calcext:value-type="float">
            <text:p>8,966207504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4.36711025238037" calcext:value-type="float">
            <text:p>4,3671102524</text:p>
          </table:table-cell>
          <table:table-cell office:value-type="float" office:value="10" calcext:value-type="float">
            <text:p>10</text:p>
          </table:table-cell>
          <table:table-cell office:value-type="float" office:value="216.847534179688" calcext:value-type="float">
            <text:p>216,8475341797</text:p>
          </table:table-cell>
          <table:table-cell office:value-type="float" office:value="8.7511510848999" calcext:value-type="float">
            <text:p>8,751151084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4.50799465179443" calcext:value-type="float">
            <text:p>4,5079946518</text:p>
          </table:table-cell>
          <table:table-cell office:value-type="float" office:value="10" calcext:value-type="float">
            <text:p>10</text:p>
          </table:table-cell>
          <table:table-cell office:value-type="float" office:value="216.847534179688" calcext:value-type="float">
            <text:p>216,8475341797</text:p>
          </table:table-cell>
          <table:table-cell office:value-type="float" office:value="8.7511510848999" calcext:value-type="float">
            <text:p>8,751151084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.63633728027344" calcext:value-type="float">
            <text:p>4,6363372803</text:p>
          </table:table-cell>
          <table:table-cell office:value-type="float" office:value="10" calcext:value-type="float">
            <text:p>10</text:p>
          </table:table-cell>
          <table:table-cell office:value-type="float" office:value="215.846588134766" calcext:value-type="float">
            <text:p>215,8465881348</text:p>
          </table:table-cell>
          <table:table-cell office:value-type="float" office:value="8.23228454589844" calcext:value-type="float">
            <text:p>8,232284545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.76900148391724" calcext:value-type="float">
            <text:p>4,7690014839</text:p>
          </table:table-cell>
          <table:table-cell office:value-type="float" office:value="10" calcext:value-type="float">
            <text:p>10</text:p>
          </table:table-cell>
          <table:table-cell office:value-type="float" office:value="215.846588134766" calcext:value-type="float">
            <text:p>215,8465881348</text:p>
          </table:table-cell>
          <table:table-cell office:value-type="float" office:value="8.23228454589844" calcext:value-type="float">
            <text:p>8,2322845459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.90383863449097" calcext:value-type="float">
            <text:p>4,9038386345</text:p>
          </table:table-cell>
          <table:table-cell office:value-type="float" office:value="10" calcext:value-type="float">
            <text:p>10</text:p>
          </table:table-cell>
          <table:table-cell office:value-type="float" office:value="213.513336181641" calcext:value-type="float">
            <text:p>213,5133361816</text:p>
          </table:table-cell>
          <table:table-cell office:value-type="float" office:value="7.52588224411011" calcext:value-type="float">
            <text:p>7,525882244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.02078914642334" calcext:value-type="float">
            <text:p>5,0207891464</text:p>
          </table:table-cell>
          <table:table-cell office:value-type="float" office:value="10" calcext:value-type="float">
            <text:p>10</text:p>
          </table:table-cell>
          <table:table-cell office:value-type="float" office:value="213.513336181641" calcext:value-type="float">
            <text:p>213,5133361816</text:p>
          </table:table-cell>
          <table:table-cell office:value-type="float" office:value="6.73809671401978" calcext:value-type="float">
            <text:p>6,73809671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5.13437604904175" calcext:value-type="float">
            <text:p>5,134376049</text:p>
          </table:table-cell>
          <table:table-cell office:value-type="float" office:value="10" calcext:value-type="float">
            <text:p>10</text:p>
          </table:table-cell>
          <table:table-cell office:value-type="float" office:value="210.501251220703" calcext:value-type="float">
            <text:p>210,5012512207</text:p>
          </table:table-cell>
          <table:table-cell office:value-type="float" office:value="6.73809671401978" calcext:value-type="float">
            <text:p>6,738096714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.21002912521362" calcext:value-type="float">
            <text:p>5,2100291252</text:p>
          </table:table-cell>
          <table:table-cell office:value-type="float" office:value="10" calcext:value-type="float">
            <text:p>10</text:p>
          </table:table-cell>
          <table:table-cell office:value-type="float" office:value="210.501251220703" calcext:value-type="float">
            <text:p>210,5012512207</text:p>
          </table:table-cell>
          <table:table-cell office:value-type="float" office:value="5.92799949645996" calcext:value-type="float">
            <text:p>5,927999496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.35654497146606" calcext:value-type="float">
            <text:p>5,3565449715</text:p>
          </table:table-cell>
          <table:table-cell office:value-type="float" office:value="10" calcext:value-type="float">
            <text:p>10</text:p>
          </table:table-cell>
          <table:table-cell office:value-type="float" office:value="207.139892578125" calcext:value-type="float">
            <text:p>207,1398925781</text:p>
          </table:table-cell>
          <table:table-cell office:value-type="float" office:value="5.16065835952759" calcext:value-type="float">
            <text:p>5,160658359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5.43893957138062" calcext:value-type="float">
            <text:p>5,4389395714</text:p>
          </table:table-cell>
          <table:table-cell office:value-type="float" office:value="10" calcext:value-type="float">
            <text:p>10</text:p>
          </table:table-cell>
          <table:table-cell office:value-type="float" office:value="207.139892578125" calcext:value-type="float">
            <text:p>207,1398925781</text:p>
          </table:table-cell>
          <table:table-cell office:value-type="float" office:value="5.16065835952759" calcext:value-type="float">
            <text:p>5,160658359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.45191240310669" calcext:value-type="float">
            <text:p>5,4519124031</text:p>
          </table:table-cell>
          <table:table-cell office:value-type="float" office:value="10" calcext:value-type="float">
            <text:p>10</text:p>
          </table:table-cell>
          <table:table-cell office:value-type="float" office:value="203.872161865234" calcext:value-type="float">
            <text:p>203,8721618652</text:p>
          </table:table-cell>
          <table:table-cell office:value-type="float" office:value="4.41779088973999" calcext:value-type="float">
            <text:p>4,417790889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.46494770050049" calcext:value-type="float">
            <text:p>5,4649477005</text:p>
          </table:table-cell>
          <table:table-cell office:value-type="float" office:value="10" calcext:value-type="float">
            <text:p>10</text:p>
          </table:table-cell>
          <table:table-cell office:value-type="float" office:value="203.872161865234" calcext:value-type="float">
            <text:p>203,8721618652</text:p>
          </table:table-cell>
          <table:table-cell office:value-type="float" office:value="4.41779088973999" calcext:value-type="float">
            <text:p>4,417790889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5.5224781036377" calcext:value-type="float">
            <text:p>5,5224781036</text:p>
          </table:table-cell>
          <table:table-cell office:value-type="float" office:value="10" calcext:value-type="float">
            <text:p>10</text:p>
          </table:table-cell>
          <table:table-cell office:value-type="float" office:value="194.259353637695" calcext:value-type="float">
            <text:p>194,2593536377</text:p>
          </table:table-cell>
          <table:table-cell office:value-type="float" office:value="3.61978316307068" calcext:value-type="float">
            <text:p>3,619783163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.53633213043213" calcext:value-type="float">
            <text:p>5,5363321304</text:p>
          </table:table-cell>
          <table:table-cell office:value-type="float" office:value="10" calcext:value-type="float">
            <text:p>10</text:p>
          </table:table-cell>
          <table:table-cell office:value-type="float" office:value="194.259353637695" calcext:value-type="float">
            <text:p>194,2593536377</text:p>
          </table:table-cell>
          <table:table-cell office:value-type="float" office:value="2.78737473487854" calcext:value-type="float">
            <text:p>2,7873747349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.59245014190674" calcext:value-type="float">
            <text:p>5,5924501419</text:p>
          </table:table-cell>
          <table:table-cell office:value-type="float" office:value="10" calcext:value-type="float">
            <text:p>10</text:p>
          </table:table-cell>
          <table:table-cell office:value-type="float" office:value="190.46305847168" calcext:value-type="float">
            <text:p>190,4630584717</text:p>
          </table:table-cell>
          <table:table-cell office:value-type="float" office:value="2.78737473487854" calcext:value-type="float">
            <text:p>2,787374734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5.63281106948853" calcext:value-type="float">
            <text:p>5,6328110695</text:p>
          </table:table-cell>
          <table:table-cell office:value-type="float" office:value="10" calcext:value-type="float">
            <text:p>10</text:p>
          </table:table-cell>
          <table:table-cell office:value-type="float" office:value="185.746978759766" calcext:value-type="float">
            <text:p>185,7469787598</text:p>
          </table:table-cell>
          <table:table-cell office:value-type="float" office:value="1.96253430843353" calcext:value-type="float">
            <text:p>1,962534308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.55314540863037" calcext:value-type="float">
            <text:p>5,5531454086</text:p>
          </table:table-cell>
          <table:table-cell office:value-type="float" office:value="10" calcext:value-type="float">
            <text:p>10</text:p>
          </table:table-cell>
          <table:table-cell office:value-type="float" office:value="185.746978759766" calcext:value-type="float">
            <text:p>185,7469787598</text:p>
          </table:table-cell>
          <table:table-cell office:value-type="float" office:value="1.20020568370819" calcext:value-type="float">
            <text:p>1,200205683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5.5875678062439" calcext:value-type="float">
            <text:p>5,5875678062</text:p>
          </table:table-cell>
          <table:table-cell office:value-type="float" office:value="10" calcext:value-type="float">
            <text:p>10</text:p>
          </table:table-cell>
          <table:table-cell office:value-type="float" office:value="181.244415283203" calcext:value-type="float">
            <text:p>181,2444152832</text:p>
          </table:table-cell>
          <table:table-cell office:value-type="float" office:value="0.46254751086235" calcext:value-type="float">
            <text:p>0,462547510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.61600542068481" calcext:value-type="float">
            <text:p>5,6160054207</text:p>
          </table:table-cell>
          <table:table-cell office:value-type="float" office:value="10" calcext:value-type="float">
            <text:p>10</text:p>
          </table:table-cell>
          <table:table-cell office:value-type="float" office:value="165.180206298828" calcext:value-type="float">
            <text:p>165,1802062988</text:p>
          </table:table-cell>
          <table:table-cell office:value-type="float" office:value="0.46254751086235" calcext:value-type="float">
            <text:p>0,462547510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5.63231563568115" calcext:value-type="float">
            <text:p>5,6323156357</text:p>
          </table:table-cell>
          <table:table-cell office:value-type="float" office:value="10" calcext:value-type="float">
            <text:p>10</text:p>
          </table:table-cell>
          <table:table-cell office:value-type="float" office:value="165.180206298828" calcext:value-type="float">
            <text:p>165,1802062988</text:p>
          </table:table-cell>
          <table:table-cell office:value-type="float" office:value="-0.185471132397652" calcext:value-type="float">
            <text:p>-0,1854711324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5.48837995529175" calcext:value-type="float">
            <text:p>5,4883799553</text:p>
          </table:table-cell>
          <table:table-cell office:value-type="float" office:value="10" calcext:value-type="float">
            <text:p>10</text:p>
          </table:table-cell>
          <table:table-cell office:value-type="float" office:value="173.429107666016" calcext:value-type="float">
            <text:p>173,429107666</text:p>
          </table:table-cell>
          <table:table-cell office:value-type="float" office:value="-0.701094627380371" calcext:value-type="float">
            <text:p>-0,701094627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.49167680740356" calcext:value-type="float">
            <text:p>5,4916768074</text:p>
          </table:table-cell>
          <table:table-cell office:value-type="float" office:value="10" calcext:value-type="float">
            <text:p>10</text:p>
          </table:table-cell>
          <table:table-cell office:value-type="float" office:value="173.429107666016" calcext:value-type="float">
            <text:p>173,429107666</text:p>
          </table:table-cell>
          <table:table-cell office:value-type="float" office:value="-0.701094627380371" calcext:value-type="float">
            <text:p>-0,701094627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5.26835680007935" calcext:value-type="float">
            <text:p>5,2683568001</text:p>
          </table:table-cell>
          <table:table-cell office:value-type="float" office:value="10" calcext:value-type="float">
            <text:p>10</text:p>
          </table:table-cell>
          <table:table-cell office:value-type="float" office:value="168.519546508789" calcext:value-type="float">
            <text:p>168,5195465088</text:p>
          </table:table-cell>
          <table:table-cell office:value-type="float" office:value="-1.11204051971436" calcext:value-type="float">
            <text:p>-1,112040519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5.22193193435669" calcext:value-type="float">
            <text:p>5,2219319344</text:p>
          </table:table-cell>
          <table:table-cell office:value-type="float" office:value="10" calcext:value-type="float">
            <text:p>10</text:p>
          </table:table-cell>
          <table:table-cell office:value-type="float" office:value="163.025131225586" calcext:value-type="float">
            <text:p>163,0251312256</text:p>
          </table:table-cell>
          <table:table-cell office:value-type="float" office:value="-1.44003057479858" calcext:value-type="float">
            <text:p>-1,440030574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.21512365341187" calcext:value-type="float">
            <text:p>5,2151236534</text:p>
          </table:table-cell>
          <table:table-cell office:value-type="float" office:value="10" calcext:value-type="float">
            <text:p>10</text:p>
          </table:table-cell>
          <table:table-cell office:value-type="float" office:value="163.025131225586" calcext:value-type="float">
            <text:p>163,0251312256</text:p>
          </table:table-cell>
          <table:table-cell office:value-type="float" office:value="-1.44003057479858" calcext:value-type="float">
            <text:p>-1,440030574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5.03817987442017" calcext:value-type="float">
            <text:p>5,0381798744</text:p>
          </table:table-cell>
          <table:table-cell office:value-type="float" office:value="10" calcext:value-type="float">
            <text:p>10</text:p>
          </table:table-cell>
          <table:table-cell office:value-type="float" office:value="161.207153320313" calcext:value-type="float">
            <text:p>161,2071533203</text:p>
          </table:table-cell>
          <table:table-cell office:value-type="float" office:value="-1.70698320865631" calcext:value-type="float">
            <text:p>-1,706983208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.98131990432739" calcext:value-type="float">
            <text:p>4,9813199043</text:p>
          </table:table-cell>
          <table:table-cell office:value-type="float" office:value="10" calcext:value-type="float">
            <text:p>10</text:p>
          </table:table-cell>
          <table:table-cell office:value-type="float" office:value="161.207153320313" calcext:value-type="float">
            <text:p>161,2071533203</text:p>
          </table:table-cell>
          <table:table-cell office:value-type="float" office:value="-1.70698320865631" calcext:value-type="float">
            <text:p>-1,706983208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.86433076858521" calcext:value-type="float">
            <text:p>4,8643307686</text:p>
          </table:table-cell>
          <table:table-cell office:value-type="float" office:value="10" calcext:value-type="float">
            <text:p>10</text:p>
          </table:table-cell>
          <table:table-cell office:value-type="float" office:value="159.341903686523" calcext:value-type="float">
            <text:p>159,3419036865</text:p>
          </table:table-cell>
          <table:table-cell office:value-type="float" office:value="-1.90857362747192" calcext:value-type="float">
            <text:p>-1,908573627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.77077913284302" calcext:value-type="float">
            <text:p>4,7707791328</text:p>
          </table:table-cell>
          <table:table-cell office:value-type="float" office:value="10" calcext:value-type="float">
            <text:p>10</text:p>
          </table:table-cell>
          <table:table-cell office:value-type="float" office:value="159.341903686523" calcext:value-type="float">
            <text:p>159,3419036865</text:p>
          </table:table-cell>
          <table:table-cell office:value-type="float" office:value="-1.90857362747192" calcext:value-type="float">
            <text:p>-1,9085736275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.50323677062988" calcext:value-type="float">
            <text:p>4,5032367706</text:p>
          </table:table-cell>
          <table:table-cell office:value-type="float" office:value="10" calcext:value-type="float">
            <text:p>10</text:p>
          </table:table-cell>
          <table:table-cell office:value-type="float" office:value="157.616485595703" calcext:value-type="float">
            <text:p>157,6164855957</text:p>
          </table:table-cell>
          <table:table-cell office:value-type="float" office:value="-2.07556653022766" calcext:value-type="float">
            <text:p>-2,075566530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4.44105195999146" calcext:value-type="float">
            <text:p>4,44105196</text:p>
          </table:table-cell>
          <table:table-cell office:value-type="float" office:value="10" calcext:value-type="float">
            <text:p>10</text:p>
          </table:table-cell>
          <table:table-cell office:value-type="float" office:value="157.616485595703" calcext:value-type="float">
            <text:p>157,6164855957</text:p>
          </table:table-cell>
          <table:table-cell office:value-type="float" office:value="-2.23990559577942" calcext:value-type="float">
            <text:p>-2,239905595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4.44105195999146" calcext:value-type="float">
            <text:p>4,44105196</text:p>
          </table:table-cell>
          <table:table-cell office:value-type="float" office:value="10" calcext:value-type="float">
            <text:p>10</text:p>
          </table:table-cell>
          <table:table-cell office:value-type="float" office:value="155.822967529297" calcext:value-type="float">
            <text:p>155,8229675293</text:p>
          </table:table-cell>
          <table:table-cell office:value-type="float" office:value="-2.23990559577942" calcext:value-type="float">
            <text:p>-2,239905595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4.34045457839966" calcext:value-type="float">
            <text:p>4,3404545784</text:p>
          </table:table-cell>
          <table:table-cell office:value-type="float" office:value="10" calcext:value-type="float">
            <text:p>10</text:p>
          </table:table-cell>
          <table:table-cell office:value-type="float" office:value="155.822967529297" calcext:value-type="float">
            <text:p>155,8229675293</text:p>
          </table:table-cell>
          <table:table-cell office:value-type="float" office:value="-2.37898421287537" calcext:value-type="float">
            <text:p>-2,378984212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.1442723274231" calcext:value-type="float">
            <text:p>4,1442723274</text:p>
          </table:table-cell>
          <table:table-cell office:value-type="float" office:value="10" calcext:value-type="float">
            <text:p>10</text:p>
          </table:table-cell>
          <table:table-cell office:value-type="float" office:value="154.171051025391" calcext:value-type="float">
            <text:p>154,1710510254</text:p>
          </table:table-cell>
          <table:table-cell office:value-type="float" office:value="-2.37898421287537" calcext:value-type="float">
            <text:p>-2,3789842129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.06659030914307" calcext:value-type="float">
            <text:p>4,0665903091</text:p>
          </table:table-cell>
          <table:table-cell office:value-type="float" office:value="10" calcext:value-type="float">
            <text:p>10</text:p>
          </table:table-cell>
          <table:table-cell office:value-type="float" office:value="154.171051025391" calcext:value-type="float">
            <text:p>154,1710510254</text:p>
          </table:table-cell>
          <table:table-cell office:value-type="float" office:value="-2.43766283988953" calcext:value-type="float">
            <text:p>-2,4376628399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.06659030914307" calcext:value-type="float">
            <text:p>4,0665903091</text:p>
          </table:table-cell>
          <table:table-cell office:value-type="float" office:value="10" calcext:value-type="float">
            <text:p>10</text:p>
          </table:table-cell>
          <table:table-cell office:value-type="float" office:value="153.07780456543" calcext:value-type="float">
            <text:p>153,0778045654</text:p>
          </table:table-cell>
          <table:table-cell office:value-type="float" office:value="-2.43766283988953" calcext:value-type="float">
            <text:p>-2,437662839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.13863968849182" calcext:value-type="float">
            <text:p>3,1386396885</text:p>
          </table:table-cell>
          <table:table-cell office:value-type="float" office:value="10" calcext:value-type="float">
            <text:p>10</text:p>
          </table:table-cell>
          <table:table-cell office:value-type="float" office:value="189.335220336914" calcext:value-type="float">
            <text:p>189,3352203369</text:p>
          </table:table-cell>
          <table:table-cell office:value-type="float" office:value="3.94914937019348" calcext:value-type="float">
            <text:p>3,949149370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.09777355194092" calcext:value-type="float">
            <text:p>3,0977735519</text:p>
          </table:table-cell>
          <table:table-cell office:value-type="float" office:value="10" calcext:value-type="float">
            <text:p>10</text:p>
          </table:table-cell>
          <table:table-cell office:value-type="float" office:value="195.889251708984" calcext:value-type="float">
            <text:p>195,889251709</text:p>
          </table:table-cell>
          <table:table-cell office:value-type="float" office:value="4.66223526000977" calcext:value-type="float">
            <text:p>4,6622352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.1824963092804" calcext:value-type="float">
            <text:p>3,1824963093</text:p>
          </table:table-cell>
          <table:table-cell office:value-type="float" office:value="10" calcext:value-type="float">
            <text:p>10</text:p>
          </table:table-cell>
          <table:table-cell office:value-type="float" office:value="201.929946899414" calcext:value-type="float">
            <text:p>201,9299468994</text:p>
          </table:table-cell>
          <table:table-cell office:value-type="float" office:value="5.24154996871948" calcext:value-type="float">
            <text:p>5,241549968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20866346359253" calcext:value-type="float">
            <text:p>3,2086634636</text:p>
          </table:table-cell>
          <table:table-cell office:value-type="float" office:value="10" calcext:value-type="float">
            <text:p>10</text:p>
          </table:table-cell>
          <table:table-cell office:value-type="float" office:value="207.265228271484" calcext:value-type="float">
            <text:p>207,2652282715</text:p>
          </table:table-cell>
          <table:table-cell office:value-type="float" office:value="5.68109798431397" calcext:value-type="float">
            <text:p>5,681097984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.38373684883118" calcext:value-type="float">
            <text:p>3,3837368488</text:p>
          </table:table-cell>
          <table:table-cell office:value-type="float" office:value="10" calcext:value-type="float">
            <text:p>10</text:p>
          </table:table-cell>
          <table:table-cell office:value-type="float" office:value="207.265228271484" calcext:value-type="float">
            <text:p>207,2652282715</text:p>
          </table:table-cell>
          <table:table-cell office:value-type="float" office:value="5.68109798431397" calcext:value-type="float">
            <text:p>5,681097984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.09783601760864" calcext:value-type="float">
            <text:p>4,0978360176</text:p>
          </table:table-cell>
          <table:table-cell office:value-type="float" office:value="10" calcext:value-type="float">
            <text:p>10</text:p>
          </table:table-cell>
          <table:table-cell office:value-type="float" office:value="214.131591796875" calcext:value-type="float">
            <text:p>214,1315917969</text:p>
          </table:table-cell>
          <table:table-cell office:value-type="float" office:value="5.97537469863892" calcext:value-type="float">
            <text:p>5,975374698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.09783601760864" calcext:value-type="float">
            <text:p>4,0978360176</text:p>
          </table:table-cell>
          <table:table-cell office:value-type="float" office:value="10" calcext:value-type="float">
            <text:p>10</text:p>
          </table:table-cell>
          <table:table-cell office:value-type="float" office:value="214.131591796875" calcext:value-type="float">
            <text:p>214,1315917969</text:p>
          </table:table-cell>
          <table:table-cell office:value-type="float" office:value="5.97537469863892" calcext:value-type="float">
            <text:p>5,97537469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.60705637931824" calcext:value-type="float">
            <text:p>3,6070563793</text:p>
          </table:table-cell>
          <table:table-cell office:value-type="float" office:value="10" calcext:value-type="float">
            <text:p>10</text:p>
          </table:table-cell>
          <table:table-cell office:value-type="float" office:value="214.131591796875" calcext:value-type="float">
            <text:p>214,1315917969</text:p>
          </table:table-cell>
          <table:table-cell office:value-type="float" office:value="6.18620443344116" calcext:value-type="float">
            <text:p>6,186204433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5.52867984771729" calcext:value-type="float">
            <text:p>5,5286798477</text:p>
          </table:table-cell>
          <table:table-cell office:value-type="float" office:value="10" calcext:value-type="float">
            <text:p>10</text:p>
          </table:table-cell>
          <table:table-cell office:value-type="float" office:value="216.989501953125" calcext:value-type="float">
            <text:p>216,9895019531</text:p>
          </table:table-cell>
          <table:table-cell office:value-type="float" office:value="6.18620443344116" calcext:value-type="float">
            <text:p>6,186204433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.78720641136169" calcext:value-type="float">
            <text:p>3,7872064114</text:p>
          </table:table-cell>
          <table:table-cell office:value-type="float" office:value="10" calcext:value-type="float">
            <text:p>10</text:p>
          </table:table-cell>
          <table:table-cell office:value-type="float" office:value="216.989501953125" calcext:value-type="float">
            <text:p>216,9895019531</text:p>
          </table:table-cell>
          <table:table-cell office:value-type="float" office:value="6.36194515228272" calcext:value-type="float">
            <text:p>6,361945152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5.16628980636597" calcext:value-type="float">
            <text:p>5,1662898064</text:p>
          </table:table-cell>
          <table:table-cell office:value-type="float" office:value="10" calcext:value-type="float">
            <text:p>10</text:p>
          </table:table-cell>
          <table:table-cell office:value-type="float" office:value="220.164352416992" calcext:value-type="float">
            <text:p>220,164352417</text:p>
          </table:table-cell>
          <table:table-cell office:value-type="float" office:value="6.36194515228272" calcext:value-type="float">
            <text:p>6,361945152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4.10335302352905" calcext:value-type="float">
            <text:p>4,1033530235</text:p>
          </table:table-cell>
          <table:table-cell office:value-type="float" office:value="10" calcext:value-type="float">
            <text:p>10</text:p>
          </table:table-cell>
          <table:table-cell office:value-type="float" office:value="220.164352416992" calcext:value-type="float">
            <text:p>220,164352417</text:p>
          </table:table-cell>
          <table:table-cell office:value-type="float" office:value="6.36194515228272" calcext:value-type="float">
            <text:p>6,361945152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4.10335302352905" calcext:value-type="float">
            <text:p>4,1033530235</text:p>
          </table:table-cell>
          <table:table-cell office:value-type="float" office:value="10" calcext:value-type="float">
            <text:p>10</text:p>
          </table:table-cell>
          <table:table-cell office:value-type="float" office:value="222.056243896484" calcext:value-type="float">
            <text:p>222,0562438965</text:p>
          </table:table-cell>
          <table:table-cell office:value-type="float" office:value="6.36194515228272" calcext:value-type="float">
            <text:p>6,361945152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.82506608963013" calcext:value-type="float">
            <text:p>5,8250660896</text:p>
          </table:table-cell>
          <table:table-cell office:value-type="float" office:value="10" calcext:value-type="float">
            <text:p>10</text:p>
          </table:table-cell>
          <table:table-cell office:value-type="float" office:value="222.056243896484" calcext:value-type="float">
            <text:p>222,0562438965</text:p>
          </table:table-cell>
          <table:table-cell office:value-type="float" office:value="6.36194515228272" calcext:value-type="float">
            <text:p>6,361945152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.91604971885681" calcext:value-type="float">
            <text:p>3,9160497189</text:p>
          </table:table-cell>
          <table:table-cell office:value-type="float" office:value="10" calcext:value-type="float">
            <text:p>10</text:p>
          </table:table-cell>
          <table:table-cell office:value-type="float" office:value="222.056243896484" calcext:value-type="float">
            <text:p>222,0562438965</text:p>
          </table:table-cell>
          <table:table-cell office:value-type="float" office:value="6.26188707351685" calcext:value-type="float">
            <text:p>6,261887073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45682001113892" calcext:value-type="float">
            <text:p>6,4568200111</text:p>
          </table:table-cell>
          <table:table-cell office:value-type="float" office:value="10" calcext:value-type="float">
            <text:p>10</text:p>
          </table:table-cell>
          <table:table-cell office:value-type="float" office:value="223.340927124023" calcext:value-type="float">
            <text:p>223,340927124</text:p>
          </table:table-cell>
          <table:table-cell office:value-type="float" office:value="6.21402025222778" calcext:value-type="float">
            <text:p>6,214020252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8.33007907867432" calcext:value-type="float">
            <text:p>8,3300790787</text:p>
          </table:table-cell>
          <table:table-cell office:value-type="float" office:value="10" calcext:value-type="float">
            <text:p>10</text:p>
          </table:table-cell>
          <table:table-cell office:value-type="float" office:value="225.101531982422" calcext:value-type="float">
            <text:p>225,1015319824</text:p>
          </table:table-cell>
          <table:table-cell office:value-type="float" office:value="6.01989984512329" calcext:value-type="float">
            <text:p>6,019899845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.88181209564209" calcext:value-type="float">
            <text:p>5,8818120956</text:p>
          </table:table-cell>
          <table:table-cell office:value-type="float" office:value="10" calcext:value-type="float">
            <text:p>10</text:p>
          </table:table-cell>
          <table:table-cell office:value-type="float" office:value="223.136505126953" calcext:value-type="float">
            <text:p>223,136505127</text:p>
          </table:table-cell>
          <table:table-cell office:value-type="float" office:value="5.69869136810303" calcext:value-type="float">
            <text:p>5,698691368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8.31600856781006" calcext:value-type="float">
            <text:p>8,3160085678</text:p>
          </table:table-cell>
          <table:table-cell office:value-type="float" office:value="10" calcext:value-type="float">
            <text:p>10</text:p>
          </table:table-cell>
          <table:table-cell office:value-type="float" office:value="223.136505126953" calcext:value-type="float">
            <text:p>223,136505127</text:p>
          </table:table-cell>
          <table:table-cell office:value-type="float" office:value="5.69869136810303" calcext:value-type="float">
            <text:p>5,698691368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.02262735366821" calcext:value-type="float">
            <text:p>4,0226273537</text:p>
          </table:table-cell>
          <table:table-cell office:value-type="float" office:value="10" calcext:value-type="float">
            <text:p>10</text:p>
          </table:table-cell>
          <table:table-cell office:value-type="float" office:value="222.289047241211" calcext:value-type="float">
            <text:p>222,2890472412</text:p>
          </table:table-cell>
          <table:table-cell office:value-type="float" office:value="5.28784418106079" calcext:value-type="float">
            <text:p>5,287844181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.57200050354004" calcext:value-type="float">
            <text:p>5,5720005035</text:p>
          </table:table-cell>
          <table:table-cell office:value-type="float" office:value="10" calcext:value-type="float">
            <text:p>10</text:p>
          </table:table-cell>
          <table:table-cell office:value-type="float" office:value="222.289047241211" calcext:value-type="float">
            <text:p>222,2890472412</text:p>
          </table:table-cell>
          <table:table-cell office:value-type="float" office:value="4.78273725509644" calcext:value-type="float">
            <text:p>4,7827372551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4.8680305480957" calcext:value-type="float">
            <text:p>4,8680305481</text:p>
          </table:table-cell>
          <table:table-cell office:value-type="float" office:value="10" calcext:value-type="float">
            <text:p>10</text:p>
          </table:table-cell>
          <table:table-cell office:value-type="float" office:value="220.465972900391" calcext:value-type="float">
            <text:p>220,4659729004</text:p>
          </table:table-cell>
          <table:table-cell office:value-type="float" office:value="4.78273725509644" calcext:value-type="float">
            <text:p>4,782737255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58775091171265" calcext:value-type="float">
            <text:p>6,5877509117</text:p>
          </table:table-cell>
          <table:table-cell office:value-type="float" office:value="10" calcext:value-type="float">
            <text:p>10</text:p>
          </table:table-cell>
          <table:table-cell office:value-type="float" office:value="217.443954467773" calcext:value-type="float">
            <text:p>217,4439544678</text:p>
          </table:table-cell>
          <table:table-cell office:value-type="float" office:value="4.13334274291992" calcext:value-type="float">
            <text:p>4,1333427429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.77148532867432" calcext:value-type="float">
            <text:p>5,7714853287</text:p>
          </table:table-cell>
          <table:table-cell office:value-type="float" office:value="10" calcext:value-type="float">
            <text:p>10</text:p>
          </table:table-cell>
          <table:table-cell office:value-type="float" office:value="208.841751098633" calcext:value-type="float">
            <text:p>208,8417510986</text:p>
          </table:table-cell>
          <table:table-cell office:value-type="float" office:value="1.73764932155609" calcext:value-type="float">
            <text:p>1,737649321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05029296875" calcext:value-type="float">
            <text:p>6,0502929688</text:p>
          </table:table-cell>
          <table:table-cell office:value-type="float" office:value="10" calcext:value-type="float">
            <text:p>10</text:p>
          </table:table-cell>
          <table:table-cell office:value-type="float" office:value="208.841751098633" calcext:value-type="float">
            <text:p>208,8417510986</text:p>
          </table:table-cell>
          <table:table-cell office:value-type="float" office:value="1.73764932155609" calcext:value-type="float">
            <text:p>1,737649321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05029296875" calcext:value-type="float">
            <text:p>6,0502929688</text:p>
          </table:table-cell>
          <table:table-cell office:value-type="float" office:value="10" calcext:value-type="float">
            <text:p>10</text:p>
          </table:table-cell>
          <table:table-cell office:value-type="float" office:value="198.52668762207" calcext:value-type="float">
            <text:p>198,5266876221</text:p>
          </table:table-cell>
          <table:table-cell office:value-type="float" office:value="1.01306354999542" calcext:value-type="float">
            <text:p>1,01306355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.92084789276123" calcext:value-type="float">
            <text:p>3,9208478928</text:p>
          </table:table-cell>
          <table:table-cell office:value-type="float" office:value="10" calcext:value-type="float">
            <text:p>10</text:p>
          </table:table-cell>
          <table:table-cell office:value-type="float" office:value="198.52668762207" calcext:value-type="float">
            <text:p>198,5266876221</text:p>
          </table:table-cell>
          <table:table-cell office:value-type="float" office:value="1.01306354999542" calcext:value-type="float">
            <text:p>1,0130635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.72851729393005" calcext:value-type="float">
            <text:p>3,7285172939</text:p>
          </table:table-cell>
          <table:table-cell office:value-type="float" office:value="10" calcext:value-type="float">
            <text:p>10</text:p>
          </table:table-cell>
          <table:table-cell office:value-type="float" office:value="184.630340576172" calcext:value-type="float">
            <text:p>184,6303405762</text:p>
          </table:table-cell>
          <table:table-cell office:value-type="float" office:value="0.387258231639862" calcext:value-type="float">
            <text:p>0,387258231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.62894082069397" calcext:value-type="float">
            <text:p>3,6289408207</text:p>
          </table:table-cell>
          <table:table-cell office:value-type="float" office:value="10" calcext:value-type="float">
            <text:p>10</text:p>
          </table:table-cell>
          <table:table-cell office:value-type="float" office:value="188.02180480957" calcext:value-type="float">
            <text:p>188,0218048096</text:p>
          </table:table-cell>
          <table:table-cell office:value-type="float" office:value="-0.669642210006714" calcext:value-type="float">
            <text:p>-0,6696422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.64921879768372" calcext:value-type="float">
            <text:p>3,6492187977</text:p>
          </table:table-cell>
          <table:table-cell office:value-type="float" office:value="10" calcext:value-type="float">
            <text:p>10</text:p>
          </table:table-cell>
          <table:table-cell office:value-type="float" office:value="184.987457275391" calcext:value-type="float">
            <text:p>184,9874572754</text:p>
          </table:table-cell>
          <table:table-cell office:value-type="float" office:value="-1.51826846599579" calcext:value-type="float">
            <text:p>-1,51826846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.28558969497681" calcext:value-type="float">
            <text:p>3,285589695</text:p>
          </table:table-cell>
          <table:table-cell office:value-type="float" office:value="10" calcext:value-type="float">
            <text:p>10</text:p>
          </table:table-cell>
          <table:table-cell office:value-type="float" office:value="181.725952148438" calcext:value-type="float">
            <text:p>181,7259521484</text:p>
          </table:table-cell>
          <table:table-cell office:value-type="float" office:value="-1.51826846599579" calcext:value-type="float">
            <text:p>-1,51826846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.28558969497681" calcext:value-type="float">
            <text:p>3,285589695</text:p>
          </table:table-cell>
          <table:table-cell office:value-type="float" office:value="10" calcext:value-type="float">
            <text:p>10</text:p>
          </table:table-cell>
          <table:table-cell office:value-type="float" office:value="181.725952148438" calcext:value-type="float">
            <text:p>181,7259521484</text:p>
          </table:table-cell>
          <table:table-cell office:value-type="float" office:value="-1.98396122455597" calcext:value-type="float">
            <text:p>-1,983961224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.26547265052795" calcext:value-type="float">
            <text:p>3,2654726505</text:p>
          </table:table-cell>
          <table:table-cell office:value-type="float" office:value="10" calcext:value-type="float">
            <text:p>10</text:p>
          </table:table-cell>
          <table:table-cell office:value-type="float" office:value="178.013946533203" calcext:value-type="float">
            <text:p>178,0139465332</text:p>
          </table:table-cell>
          <table:table-cell office:value-type="float" office:value="-1.98396122455597" calcext:value-type="float">
            <text:p>-1,983961224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.1301965713501" calcext:value-type="float">
            <text:p>3,1301965714</text:p>
          </table:table-cell>
          <table:table-cell office:value-type="float" office:value="10" calcext:value-type="float">
            <text:p>10</text:p>
          </table:table-cell>
          <table:table-cell office:value-type="float" office:value="178.013946533203" calcext:value-type="float">
            <text:p>178,0139465332</text:p>
          </table:table-cell>
          <table:table-cell office:value-type="float" office:value="-2.64780449867249" calcext:value-type="float">
            <text:p>-2,647804498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.96323728561401" calcext:value-type="float">
            <text:p>2,9632372856</text:p>
          </table:table-cell>
          <table:table-cell office:value-type="float" office:value="10" calcext:value-type="float">
            <text:p>10</text:p>
          </table:table-cell>
          <table:table-cell office:value-type="float" office:value="162.175369262695" calcext:value-type="float">
            <text:p>162,1753692627</text:p>
          </table:table-cell>
          <table:table-cell office:value-type="float" office:value="-4.01637887954712" calcext:value-type="float">
            <text:p>-4,0163788795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.96323728561401" calcext:value-type="float">
            <text:p>2,9632372856</text:p>
          </table:table-cell>
          <table:table-cell office:value-type="float" office:value="10" calcext:value-type="float">
            <text:p>10</text:p>
          </table:table-cell>
          <table:table-cell office:value-type="float" office:value="162.175369262695" calcext:value-type="float">
            <text:p>162,1753692627</text:p>
          </table:table-cell>
          <table:table-cell office:value-type="float" office:value="-4.65889358520508" calcext:value-type="float">
            <text:p>-4,658893585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.74925899505615" calcext:value-type="float">
            <text:p>2,7492589951</text:p>
          </table:table-cell>
          <table:table-cell office:value-type="float" office:value="10" calcext:value-type="float">
            <text:p>10</text:p>
          </table:table-cell>
          <table:table-cell office:value-type="float" office:value="156.557800292969" calcext:value-type="float">
            <text:p>156,557800293</text:p>
          </table:table-cell>
          <table:table-cell office:value-type="float" office:value="-5.28695917129517" calcext:value-type="float">
            <text:p>-5,286959171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.48717546463013" calcext:value-type="float">
            <text:p>2,4871754646</text:p>
          </table:table-cell>
          <table:table-cell office:value-type="float" office:value="10" calcext:value-type="float">
            <text:p>10</text:p>
          </table:table-cell>
          <table:table-cell office:value-type="float" office:value="150.771560668945" calcext:value-type="float">
            <text:p>150,7715606689</text:p>
          </table:table-cell>
          <table:table-cell office:value-type="float" office:value="-5.84288120269775" calcext:value-type="float">
            <text:p>-5,842881202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.18318271636963" calcext:value-type="float">
            <text:p>2,1831827164</text:p>
          </table:table-cell>
          <table:table-cell office:value-type="float" office:value="10" calcext:value-type="float">
            <text:p>10</text:p>
          </table:table-cell>
          <table:table-cell office:value-type="float" office:value="145.331268310547" calcext:value-type="float">
            <text:p>145,3312683105</text:p>
          </table:table-cell>
          <table:table-cell office:value-type="float" office:value="-5.84288120269775" calcext:value-type="float">
            <text:p>-5,842881202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.18318271636963" calcext:value-type="float">
            <text:p>2,1831827164</text:p>
          </table:table-cell>
          <table:table-cell office:value-type="float" office:value="10" calcext:value-type="float">
            <text:p>10</text:p>
          </table:table-cell>
          <table:table-cell office:value-type="float" office:value="145.331268310547" calcext:value-type="float">
            <text:p>145,3312683105</text:p>
          </table:table-cell>
          <table:table-cell office:value-type="float" office:value="-6.44008445739746" calcext:value-type="float">
            <text:p>-6,4400844574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.85062026977539" calcext:value-type="float">
            <text:p>1,8506202698</text:p>
          </table:table-cell>
          <table:table-cell office:value-type="float" office:value="10" calcext:value-type="float">
            <text:p>10</text:p>
          </table:table-cell>
          <table:table-cell office:value-type="float" office:value="139.315139770508" calcext:value-type="float">
            <text:p>139,3151397705</text:p>
          </table:table-cell>
          <table:table-cell office:value-type="float" office:value="-7.03846740722656" calcext:value-type="float">
            <text:p>-7,038467407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.85062026977539" calcext:value-type="float">
            <text:p>1,8506202698</text:p>
          </table:table-cell>
          <table:table-cell office:value-type="float" office:value="10" calcext:value-type="float">
            <text:p>10</text:p>
          </table:table-cell>
          <table:table-cell office:value-type="float" office:value="139.315139770508" calcext:value-type="float">
            <text:p>139,3151397705</text:p>
          </table:table-cell>
          <table:table-cell office:value-type="float" office:value="-7.03846740722656" calcext:value-type="float">
            <text:p>-7,038467407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.85062026977539" calcext:value-type="float">
            <text:p>1,8506202698</text:p>
          </table:table-cell>
          <table:table-cell office:value-type="float" office:value="10" calcext:value-type="float">
            <text:p>10</text:p>
          </table:table-cell>
          <table:table-cell office:value-type="float" office:value="133.136962890625" calcext:value-type="float">
            <text:p>133,1369628906</text:p>
          </table:table-cell>
          <table:table-cell office:value-type="float" office:value="-7.64608955383301" calcext:value-type="float">
            <text:p>-7,6460895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6T16:29:09.768055705</dc:date>
    <meta:editing-duration>PT2M39S</meta:editing-duration>
    <meta:editing-cycles>1</meta:editing-cycles>
    <meta:document-statistic meta:table-count="1" meta:cell-count="918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4.201cm" style:legend-expansion="high" chart:style-name="ch2"/>
        <chart:plot-area chart:style-name="ch3" table:cell-range-address="'20201026-15h26m11s deuxime sortie 6.5 3.25 0.1 '.D1:'20201026-15h26m11s deuxime sortie 6.5 3.25 0.1 '.D1837" svg:x="0.32cm" svg:y="0.18cm" svg:width="13.097cm" svg:height="8.64cm">
          <chartooo:coordinate-region svg:x="1.127cm" svg:y="0.18cm" svg:width="12.29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201026-15h26m11s deuxime sortie 6.5 3.25 0.1 '.D1:'20201026-15h26m11s deuxime sortie 6.5 3.25 0.1 '.D1837" chart:class="chart:line">
            <chart:data-point chart:repeated="18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20201026-15h26m11s deuxime sortie 6.5 3.25 0.1 '.D1:'20201026-15h26m11s deuxime sortie 6.5 3.25 0.1 '.D18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.292861938477">
                <text:p>136.292861938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.292861938477">
                <text:p>136.292861938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6.292861938477">
                <text:p>136.292861938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.324066162109">
                <text:p>144.3240661621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.324066162109">
                <text:p>144.324066162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.375061035156">
                <text:p>161.375061035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7.322387695313">
                <text:p>177.322387695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.41650390625">
                <text:p>184.4165039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.257019042969">
                <text:p>192.2570190429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.865737915039">
                <text:p>199.8657379150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6.072052001953">
                <text:p>206.0720520019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.667465209961">
                <text:p>211.667465209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7.765350341797">
                <text:p>217.765350341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.587066650391">
                <text:p>220.587066650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0.587066650391">
                <text:p>220.587066650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3.049255371094">
                <text:p>223.049255371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3.963104248047">
                <text:p>223.963104248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.367645263672">
                <text:p>223.367645263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7.952270507813">
                <text:p>217.952270507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3.281326293945">
                <text:p>203.281326293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.308624267578">
                <text:p>196.3086242675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6.113204956055">
                <text:p>186.113204956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.446899414063">
                <text:p>175.446899414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.151626586914">
                <text:p>165.151626586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.96125793457">
                <text:p>155.961257934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.96125793457">
                <text:p>155.961257934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.18034362793">
                <text:p>141.180343627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.86408996582">
                <text:p>136.86408996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.012725830078">
                <text:p>132.012725830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2.012725830078">
                <text:p>132.012725830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0.647232055664">
                <text:p>130.647232055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906372070313">
                <text:p>135.906372070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.906372070313">
                <text:p>135.9063720703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1.558700561523">
                <text:p>141.5587005615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.783813476563">
                <text:p>150.783813476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.783813476563">
                <text:p>150.783813476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3.658935546875">
                <text:p>143.65893554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.404571533203">
                <text:p>157.404571533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404571533203">
                <text:p>157.4045715332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9.516174316406">
                <text:p>159.516174316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2.677810668945">
                <text:p>162.6778106689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.677810668945">
                <text:p>162.677810668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.569915771484">
                <text:p>165.569915771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0.615051269531">
                <text:p>170.6150512695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0.615051269531">
                <text:p>170.615051269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.872772216797">
                <text:p>172.8727722167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4.689971923828">
                <text:p>174.689971923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4.689971923828">
                <text:p>174.689971923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.860565185547">
                <text:p>175.8605651855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5.860565185547">
                <text:p>175.860565185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6.459289550781">
                <text:p>176.4592895507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.981704711914">
                <text:p>176.9817047119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6.890396118164">
                <text:p>176.890396118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6.890396118164">
                <text:p>176.890396118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457107543945">
                <text:p>173.457107543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2.081512451172">
                <text:p>172.0815124511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.533187866211">
                <text:p>170.5331878662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.533187866211">
                <text:p>170.533187866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.500732421875">
                <text:p>168.50073242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.500732421875">
                <text:p>168.50073242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.20686340332">
                <text:p>165.20686340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.20686340332">
                <text:p>165.20686340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3.030181884766">
                <text:p>153.0301818847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3.588989257813">
                <text:p>153.5889892578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3.588989257813">
                <text:p>153.5889892578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9.34831237793">
                <text:p>149.348312377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.182403564453">
                <text:p>146.182403564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.182403564453">
                <text:p>146.1824035644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.589645385742">
                <text:p>142.589645385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2.589645385742">
                <text:p>142.589645385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.049240112305">
                <text:p>139.049240112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.049240112305">
                <text:p>139.049240112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.346984863281">
                <text:p>136.346984863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6.346984863281">
                <text:p>136.346984863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.820175170898">
                <text:p>134.820175170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.961578369141">
                <text:p>133.961578369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.961578369141">
                <text:p>133.961578369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.26887512207">
                <text:p>133.268875122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26887512207">
                <text:p>133.268875122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2.754547119141">
                <text:p>132.7545471191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2.557312011719">
                <text:p>132.5573120117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2.557312011719">
                <text:p>132.5573120117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.798858642578">
                <text:p>132.7988586425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.73014831543">
                <text:p>133.730148315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73014831543">
                <text:p>133.730148315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5.235122680664">
                <text:p>135.235122680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5.235122680664">
                <text:p>135.2351226806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7.323776245117">
                <text:p>137.323776245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7.323776245117">
                <text:p>137.323776245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9.038635253906">
                <text:p>139.0386352539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9.038635253906">
                <text:p>139.0386352539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.305740356445">
                <text:p>139.3057403564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9.305740356445">
                <text:p>139.305740356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.372253417969">
                <text:p>140.3722534179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1.90690612793">
                <text:p>141.906906127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1.90690612793">
                <text:p>141.90690612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4.243789672852">
                <text:p>144.2437896728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.243789672852">
                <text:p>144.2437896728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.830657958984">
                <text:p>144.830657958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4.830657958984">
                <text:p>144.8306579589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.070175170898">
                <text:p>146.0701751708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.070175170898">
                <text:p>146.0701751708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9.05778503418">
                <text:p>139.05778503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.05778503418">
                <text:p>139.057785034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9.548629760742">
                <text:p>149.5486297607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.435424804688">
                <text:p>150.4354248046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0.435424804688">
                <text:p>150.4354248046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1.624221801758">
                <text:p>151.6242218017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2.908233642578">
                <text:p>152.908233642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2.908233642578">
                <text:p>152.9082336425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.123031616211">
                <text:p>154.123031616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.123031616211">
                <text:p>154.123031616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.156265258789">
                <text:p>155.156265258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.156265258789">
                <text:p>155.156265258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6.234970092773">
                <text:p>156.234970092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6.234970092773">
                <text:p>156.2349700927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6.815765380859">
                <text:p>156.8157653808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6.815765380859">
                <text:p>156.815765380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.025314331055">
                <text:p>157.025314331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.479598999023">
                <text:p>157.4795989990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.136734008789">
                <text:p>157.1367340087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.136734008789">
                <text:p>157.1367340087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.588836669922">
                <text:p>157.5888366699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.588836669922">
                <text:p>157.5888366699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8.136001586914">
                <text:p>158.1360015869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.969680786133">
                <text:p>157.9696807861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.969680786133">
                <text:p>157.969680786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8.65544128418">
                <text:p>158.655441284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9.353637695313">
                <text:p>159.3536376953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8.701461791992">
                <text:p>158.7014617919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.796966552734">
                <text:p>157.7969665527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.796966552734">
                <text:p>157.796966552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.321884155273">
                <text:p>157.3218841552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.321884155273">
                <text:p>157.3218841552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6.687255859375">
                <text:p>156.687255859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3.900238037109">
                <text:p>143.9002380371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5.25422668457">
                <text:p>145.254226684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.25422668457">
                <text:p>145.254226684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6.831329345703">
                <text:p>146.8313293457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6.831329345703">
                <text:p>146.8313293457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4.519882202148">
                <text:p>144.5198822021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3.065322875977">
                <text:p>143.065322875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3.065322875977">
                <text:p>143.0653228759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9.375762939453">
                <text:p>139.3757629394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9.375762939453">
                <text:p>139.3757629394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6.395278930664">
                <text:p>136.395278930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.395278930664">
                <text:p>136.395278930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3.511367797852">
                <text:p>133.5113677978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1.426635742188">
                <text:p>131.4266357421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1.426635742188">
                <text:p>131.4266357421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2.611740112305">
                <text:p>142.6117401123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5.880035400391">
                <text:p>145.8800354003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5.880035400391">
                <text:p>145.8800354003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5.880035400391">
                <text:p>145.8800354003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6.870071411133">
                <text:p>146.8700714111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6.26921081543">
                <text:p>146.269210815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2.757507324219">
                <text:p>142.7575073242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2.757507324219">
                <text:p>142.7575073242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0.498229980469">
                <text:p>140.4982299804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0.498229980469">
                <text:p>140.4982299804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3.350982666016">
                <text:p>133.3509826660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.350982666016">
                <text:p>133.3509826660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1.819671630859">
                <text:p>131.8196716308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1.819671630859">
                <text:p>131.8196716308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1.137817382813">
                <text:p>141.1378173828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1.137817382813">
                <text:p>141.1378173828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2.952377319336">
                <text:p>142.9523773193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4.465362548828">
                <text:p>144.4653625488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.465362548828">
                <text:p>144.4653625488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4.282470703125">
                <text:p>144.282470703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4.282470703125">
                <text:p>144.282470703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3.886322021484">
                <text:p>143.8863220214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6.093215942383">
                <text:p>146.0932159423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.093215942383">
                <text:p>146.0932159423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9.257476806641">
                <text:p>149.2574768066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.257476806641">
                <text:p>149.2574768066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2.298629760742">
                <text:p>152.2986297607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.298629760742">
                <text:p>152.2986297607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4.257858276367">
                <text:p>154.2578582763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4.257858276367">
                <text:p>154.2578582763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4.853759765625">
                <text:p>154.853759765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5.135955810547">
                <text:p>155.1359558105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5.135955810547">
                <text:p>155.135955810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5.672637939453">
                <text:p>155.6726379394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5.672637939453">
                <text:p>155.6726379394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4.8623046875">
                <text:p>154.86230468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4.8623046875">
                <text:p>154.862304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4.456604003906">
                <text:p>154.4566040039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2.366302490234">
                <text:p>152.3663024902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2.366302490234">
                <text:p>152.3663024902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.062057495117">
                <text:p>150.0620574951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.062057495117">
                <text:p>150.0620574951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048110961914">
                <text:p>149.0481109619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048110961914">
                <text:p>149.0481109619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7169799805">
                <text:p>148.4271697998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8.427169799805">
                <text:p>148.427169799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.200775146484">
                <text:p>147.2007751464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5.025405883789">
                <text:p>135.0254058837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5.025405883789">
                <text:p>135.0254058837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900527954102">
                <text:p>142.9005279541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519424438477">
                <text:p>140.5194244384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.519424438477">
                <text:p>140.5194244384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9.433639526367">
                <text:p>139.4336395263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9.433639526367">
                <text:p>139.4336395263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7.283447265625">
                <text:p>137.2834472656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7.283447265625">
                <text:p>137.283447265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.857345581055">
                <text:p>140.857345581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.857345581055">
                <text:p>140.857345581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.064010620117">
                <text:p>142.0640106201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.793304443359">
                <text:p>141.7933044433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.793304443359">
                <text:p>141.7933044433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.891296386719">
                <text:p>141.8912963867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4.585662841797">
                <text:p>134.5856628417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4.260665893555">
                <text:p>134.2606658935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4.260665893555">
                <text:p>134.2606658935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3.935668945313">
                <text:p>133.9356689453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.935668945313">
                <text:p>133.9356689453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.260314941406">
                <text:p>141.2603149414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.260314941406">
                <text:p>141.2603149414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.49787902832">
                <text:p>139.497879028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6.901550292969">
                <text:p>136.9015502929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6.901550292969">
                <text:p>136.9015502929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4.81965637207">
                <text:p>134.81965637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2.845443725586">
                <text:p>132.8454437255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0.491836547852">
                <text:p>130.491836547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0.491836547852">
                <text:p>130.4918365478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7.101364135742">
                <text:p>137.1013641357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7.31689453125">
                <text:p>147.316894531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2.236511230469">
                <text:p>172.2365112304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2.236511230469">
                <text:p>172.23651123046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2.236511230469">
                <text:p>172.2365112304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3.459594726563">
                <text:p>173.4595947265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3.459594726563">
                <text:p>173.4595947265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6.87629699707">
                <text:p>176.876296997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6.87629699707">
                <text:p>176.876296997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8.397506713867">
                <text:p>178.3975067138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8.397506713867">
                <text:p>178.3975067138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9.756057739258">
                <text:p>179.7560577392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9.756057739258">
                <text:p>179.7560577392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9.756057739258">
                <text:p>179.7560577392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1.046203613281">
                <text:p>181.04620361328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1.046203613281">
                <text:p>181.0462036132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82.784317016602">
                <text:p>182.7843170166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.784317016602">
                <text:p>182.78431701660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4.112579345703">
                <text:p>184.1125793457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84.112579345703">
                <text:p>184.1125793457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5.596557617188">
                <text:p>185.5965576171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85.596557617188">
                <text:p>185.5965576171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6.154891967773">
                <text:p>186.1548919677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6.154891967773">
                <text:p>186.1548919677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6.944549560547">
                <text:p>186.9445495605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8.282958984375">
                <text:p>188.2829589843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8.282958984375">
                <text:p>188.2829589843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9.757369995117">
                <text:p>189.7573699951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1.213394165039">
                <text:p>191.2133941650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1.213394165039">
                <text:p>191.2133941650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1.213394165039">
                <text:p>191.2133941650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1.978637695313">
                <text:p>191.9786376953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1.978637695313">
                <text:p>191.9786376953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4.083602905273">
                <text:p>194.0836029052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4.083602905273">
                <text:p>194.0836029052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5.450042724609">
                <text:p>195.4500427246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5.450042724609">
                <text:p>195.4500427246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6.190948486328">
                <text:p>196.1909484863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6.190948486328">
                <text:p>196.1909484863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6.986251831055">
                <text:p>196.986251831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6.986251831055">
                <text:p>196.9862518310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.163482666016">
                <text:p>199.1634826660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.163482666016">
                <text:p>199.1634826660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.163482666016">
                <text:p>199.1634826660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1.698776245117">
                <text:p>201.698776245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3.597106933594">
                <text:p>203.59710693359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3.597106933594">
                <text:p>203.5971069335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5.183319091797">
                <text:p>205.18331909179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5.183319091797">
                <text:p>205.18331909179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7.006805419922">
                <text:p>207.0068054199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7.006805419922">
                <text:p>207.00680541992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9.037551879883">
                <text:p>209.03755187988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9.037551879883">
                <text:p>209.03755187988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9.037551879883">
                <text:p>209.03755187988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.180557250977">
                <text:p>210.18055725097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.180557250977">
                <text:p>210.18055725097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1.017959594727">
                <text:p>211.01795959472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1.017959594727">
                <text:p>211.0179595947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1.611740112305">
                <text:p>211.6117401123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1.611740112305">
                <text:p>211.6117401123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2.377563476563">
                <text:p>212.37756347656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2.377563476563">
                <text:p>212.37756347656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4.799652099609">
                <text:p>214.7996520996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4.799652099609">
                <text:p>214.79965209960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6.399703979492">
                <text:p>216.39970397949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6.399703979492">
                <text:p>216.39970397949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8.829299926758">
                <text:p>218.8292999267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20.79248046875">
                <text:p>220.792480468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20.79248046875">
                <text:p>220.79248046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2.247543334961">
                <text:p>222.2475433349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22.247543334961">
                <text:p>222.24754333496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22.247543334961">
                <text:p>222.24754333496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21.896926879883">
                <text:p>221.89692687988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8.401336669922">
                <text:p>218.40133666992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8.401336669922">
                <text:p>218.40133666992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20.425964355469">
                <text:p>220.42596435546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1.842178344727">
                <text:p>221.84217834472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2.968002319336">
                <text:p>222.96800231933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2.968002319336">
                <text:p>222.96800231933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3.404586791992">
                <text:p>223.4045867919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3.404586791992">
                <text:p>223.40458679199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3.560913085937">
                <text:p>223.5609130859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3.560913085937">
                <text:p>223.5609130859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3.349304199219">
                <text:p>223.34930419921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23.349304199219">
                <text:p>223.3493041992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8.993789672852">
                <text:p>218.99378967285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8.993789672852">
                <text:p>218.99378967285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8.985015869141">
                <text:p>218.9850158691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8.985015869141">
                <text:p>218.98501586914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9.694763183594">
                <text:p>219.69476318359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0.649612426758">
                <text:p>220.64961242675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0.649612426758">
                <text:p>220.64961242675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21.484970092773">
                <text:p>221.4849700927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21.955062866211">
                <text:p>221.9550628662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2.751052856445">
                <text:p>222.75105285644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2.751052856445">
                <text:p>222.75105285644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1.743881225586">
                <text:p>221.74388122558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1.238143920898">
                <text:p>221.23814392089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1.238143920898">
                <text:p>221.2381439208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1.904891967773">
                <text:p>221.9048919677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1.904891967773">
                <text:p>221.90489196777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2.163391113281">
                <text:p>222.16339111328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2.163391113281">
                <text:p>222.16339111328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3.481750488281">
                <text:p>223.48175048828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3.481750488281">
                <text:p>223.48175048828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4.854522705078">
                <text:p>224.8545227050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5.803802490234">
                <text:p>225.80380249023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5.803802490234">
                <text:p>225.80380249023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5.857345581055">
                <text:p>225.85734558105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5.857345581055">
                <text:p>225.8573455810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5.857345581055">
                <text:p>225.85734558105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5.541290283203">
                <text:p>225.5412902832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5.541290283203">
                <text:p>225.5412902832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4.97314453125">
                <text:p>224.973144531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4.97314453125">
                <text:p>224.973144531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5.782409667969">
                <text:p>225.78240966796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5.782409667969">
                <text:p>225.78240966796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6.626693725586">
                <text:p>226.62669372558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6.626693725586">
                <text:p>226.62669372558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3.436279296875">
                <text:p>223.43627929687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30.779739379883">
                <text:p>230.77973937988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30.779739379883">
                <text:p>230.77973937988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31.846496582031">
                <text:p>231.84649658203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31.458831787109">
                <text:p>231.4588317871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5.457885742187">
                <text:p>225.45788574218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2.887298583984">
                <text:p>212.8872985839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2.887298583984">
                <text:p>212.8872985839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2.887298583984">
                <text:p>212.88729858398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4.104858398438">
                <text:p>214.1048583984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4.104858398438">
                <text:p>214.10485839843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3.779861450195">
                <text:p>213.7798614501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3.779861450195">
                <text:p>213.7798614501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3.779861450195">
                <text:p>213.7798614501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7.974197387695">
                <text:p>227.9741973876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7.974197387695">
                <text:p>227.9741973876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32.891815185547">
                <text:p>232.89181518554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32.891815185547">
                <text:p>232.89181518554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32.001083374023">
                <text:p>232.00108337402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2.001083374023">
                <text:p>232.00108337402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1.998809814453">
                <text:p>231.99880981445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3.778381347656">
                <text:p>233.77838134765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3.778381347656">
                <text:p>233.77838134765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5.501007080078">
                <text:p>235.50100708007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5.501007080078">
                <text:p>235.50100708007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6.148696899414">
                <text:p>236.14869689941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6.148696899414">
                <text:p>236.14869689941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4.650405883789">
                <text:p>234.65040588378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7.174072265625">
                <text:p>237.1740722656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7.174072265625">
                <text:p>237.17407226562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8.493896484375">
                <text:p>238.4938964843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8.493896484375">
                <text:p>238.4938964843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9.459945678711">
                <text:p>239.4599456787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9.357940673828">
                <text:p>239.3579406738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9.357940673828">
                <text:p>239.35794067382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9.355316162109">
                <text:p>239.35531616210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9.355316162109">
                <text:p>239.35531616210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7.977691650391">
                <text:p>237.9776916503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7.977691650391">
                <text:p>237.9776916503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8.446075439453">
                <text:p>238.44607543945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8.446075439453">
                <text:p>238.44607543945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8.892852783203">
                <text:p>238.89285278320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8.892852783203">
                <text:p>238.8928527832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0.258758544922">
                <text:p>240.25875854492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0.258758544922">
                <text:p>240.25875854492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2.790832519531">
                <text:p>242.79083251953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4.381317138672">
                <text:p>244.38131713867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4.381317138672">
                <text:p>244.38131713867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4.282241821289">
                <text:p>244.28224182128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4.282241821289">
                <text:p>244.28224182128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6.847030639648">
                <text:p>236.84703063964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6.847030639648">
                <text:p>236.84703063964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5.234909057617">
                <text:p>235.23490905761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3.760543823242">
                <text:p>223.7605438232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3.760543823242">
                <text:p>223.76054382324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4.972396850586">
                <text:p>224.9723968505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4.972396850586">
                <text:p>224.97239685058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4.647399902344">
                <text:p>224.64739990234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4.322402954102">
                <text:p>224.32240295410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4.322402954102">
                <text:p>224.32240295410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0.517211914062">
                <text:p>240.51721191406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0.517211914062">
                <text:p>240.5172119140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1.975128173828">
                <text:p>241.97512817382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3.667617797852">
                <text:p>243.66761779785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3.667617797852">
                <text:p>243.66761779785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3.312637329102">
                <text:p>243.31263732910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3.312637329102">
                <text:p>243.31263732910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4.296279907227">
                <text:p>244.29627990722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4.296279907227">
                <text:p>244.29627990722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5.079711914062">
                <text:p>245.07971191406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5.079711914062">
                <text:p>245.07971191406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6.467315673828">
                <text:p>246.46731567382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6.467315673828">
                <text:p>246.46731567382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7.228134155273">
                <text:p>247.22813415527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7.228134155273">
                <text:p>247.22813415527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7.726928710937">
                <text:p>247.72692871093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7.726928710937">
                <text:p>247.7269287109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7.432403564453">
                <text:p>247.43240356445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7.432403564453">
                <text:p>247.4324035644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5.735824584961">
                <text:p>245.73582458496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5.735824584961">
                <text:p>245.73582458496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6.004379272461">
                <text:p>246.00437927246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6.004379272461">
                <text:p>246.00437927246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5.416213989258">
                <text:p>245.41621398925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5.416213989258">
                <text:p>245.41621398925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4.02848815918">
                <text:p>244.0284881591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4.541488647461">
                <text:p>244.54148864746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4.541488647461">
                <text:p>244.54148864746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4.541488647461">
                <text:p>244.54148864746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5.692031860352">
                <text:p>245.69203186035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5.692031860352">
                <text:p>245.69203186035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2.735260009766">
                <text:p>242.73526000976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2.735260009766">
                <text:p>242.73526000976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1.179412841797">
                <text:p>231.17941284179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2.405624389648">
                <text:p>232.4056243896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2.405624389648">
                <text:p>232.40562438964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2.405624389648">
                <text:p>232.40562438964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2.080627441406">
                <text:p>232.08062744140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2.080627441406">
                <text:p>232.08062744140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4.412948608398">
                <text:p>244.41294860839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4.412948608398">
                <text:p>244.41294860839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4.004409790039">
                <text:p>244.00440979003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4.004409790039">
                <text:p>244.00440979003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5.191802978516">
                <text:p>245.19180297851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5.191802978516">
                <text:p>245.1918029785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6.277008056641">
                <text:p>246.2770080566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6.277008056641">
                <text:p>246.2770080566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6.686569213867">
                <text:p>246.68656921386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6.686569213867">
                <text:p>246.68656921386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6.995071411133">
                <text:p>246.99507141113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6.995071411133">
                <text:p>246.9950714111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6.995071411133">
                <text:p>246.99507141113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6.697311401367">
                <text:p>246.69731140136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6.697311401367">
                <text:p>246.69731140136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6.757888793945">
                <text:p>246.7578887939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6.757888793945">
                <text:p>246.7578887939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6.947525024414">
                <text:p>246.9475250244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6.947525024414">
                <text:p>246.94752502441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7.611602783203">
                <text:p>247.6116027832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7.611602783203">
                <text:p>247.61160278320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6.146453857422">
                <text:p>246.14645385742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6.146453857422">
                <text:p>246.14645385742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5.367782592773">
                <text:p>245.36778259277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5.367782592773">
                <text:p>245.36778259277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3.532104492187">
                <text:p>233.53210449218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3.532104492187">
                <text:p>233.53210449218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4.762832641602">
                <text:p>234.76283264160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4.762832641602">
                <text:p>234.76283264160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9.061477661133">
                <text:p>239.0614776611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9.061477661133">
                <text:p>239.0614776611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8.594116210938">
                <text:p>238.59411621093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8.594116210938">
                <text:p>238.59411621093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8.295043945313">
                <text:p>238.29504394531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8.295043945313">
                <text:p>238.29504394531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38.563247680664">
                <text:p>238.5632476806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8.563247680664">
                <text:p>238.56324768066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8.725402832031">
                <text:p>238.72540283203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8.725402832031">
                <text:p>238.72540283203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8.906021118164">
                <text:p>238.90602111816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8.906021118164">
                <text:p>238.90602111816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8.344787597656">
                <text:p>238.34478759765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38.344787597656">
                <text:p>238.34478759765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38.483489990234">
                <text:p>238.48348999023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38.483489990234">
                <text:p>238.48348999023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32.573013305664">
                <text:p>232.57301330566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2.573013305664">
                <text:p>232.57301330566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2.989807128906">
                <text:p>232.98980712890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2.989807128906">
                <text:p>232.98980712890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4.486114501953">
                <text:p>244.48611450195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4.486114501953">
                <text:p>244.48611450195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31.320083618164">
                <text:p>231.3200836181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31.320083618164">
                <text:p>231.3200836181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4.936233520508">
                <text:p>244.93623352050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4.936233520508">
                <text:p>244.93623352050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3.605865478516">
                <text:p>243.60586547851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3.605865478516">
                <text:p>243.60586547851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3.605865478516">
                <text:p>243.6058654785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4.129791259766">
                <text:p>244.12979125976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4.129791259766">
                <text:p>244.12979125976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4.733047485352">
                <text:p>244.73304748535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6.602310180664">
                <text:p>246.60231018066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7.458236694336">
                <text:p>247.45823669433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7.458236694336">
                <text:p>247.45823669433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6.455444335938">
                <text:p>246.45544433593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6.455444335938">
                <text:p>246.45544433593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5.854690551758">
                <text:p>245.85469055175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5.854690551758">
                <text:p>245.85469055175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45.854690551758">
                <text:p>245.85469055175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1.177963256836">
                <text:p>241.17796325683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41.177963256836">
                <text:p>241.17796325683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41.031860351563">
                <text:p>241.03186035156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41.031860351563">
                <text:p>241.03186035156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40.946319580078">
                <text:p>240.94631958007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40.946319580078">
                <text:p>240.94631958007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34.384429931641">
                <text:p>234.3844299316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34.384429931641">
                <text:p>234.38442993164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4.893325805664">
                <text:p>234.89332580566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4.568328857422">
                <text:p>234.56832885742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34.568328857422">
                <text:p>234.56832885742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41.200775146484">
                <text:p>241.20077514648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40.275619506836">
                <text:p>240.27561950683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40.275619506836">
                <text:p>240.2756195068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0.275619506836">
                <text:p>240.27561950683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39.834259033203">
                <text:p>239.83425903320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0.44694519043">
                <text:p>240.4469451904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33.175262451172">
                <text:p>233.1752624511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33.175262451172">
                <text:p>233.17526245117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33.766036987305">
                <text:p>233.76603698730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33.766036987305">
                <text:p>233.76603698730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33.441040039063">
                <text:p>233.44104003906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33.11604309082">
                <text:p>233.1160430908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33.11604309082">
                <text:p>233.1160430908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32.791046142578">
                <text:p>232.7910461425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32.791046142578">
                <text:p>232.7910461425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32.466049194336">
                <text:p>232.46604919433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32.466049194336">
                <text:p>232.46604919433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44.785293579102">
                <text:p>244.78529357910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44.785293579102">
                <text:p>244.78529357910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4.66552734375">
                <text:p>244.6655273437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44.66552734375">
                <text:p>244.6655273437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44.66552734375">
                <text:p>244.6655273437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46.05061340332">
                <text:p>246.050613403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46.05061340332">
                <text:p>246.0506134033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6.169677734375">
                <text:p>246.16967773437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46.169677734375">
                <text:p>246.1696777343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46.546417236328">
                <text:p>246.54641723632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46.546417236328">
                <text:p>246.54641723632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46.492202758789">
                <text:p>246.4922027587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46.492202758789">
                <text:p>246.49220275878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46.492202758789">
                <text:p>246.49220275878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44.335220336914">
                <text:p>244.33522033691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44.335220336914">
                <text:p>244.33522033691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32.417419433594">
                <text:p>232.41741943359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32.417419433594">
                <text:p>232.4174194335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32.417419433594">
                <text:p>232.41741943359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33.680679321289">
                <text:p>233.68067932128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41.029937744141">
                <text:p>241.0299377441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41.029937744141">
                <text:p>241.02993774414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32.368698120117">
                <text:p>232.36869812011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39.289794921875">
                <text:p>239.28979492187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39.289794921875">
                <text:p>239.28979492187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37.927093505859">
                <text:p>237.92709350585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37.927093505859">
                <text:p>237.92709350585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37.926345825195">
                <text:p>237.92634582519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37.926345825195">
                <text:p>237.92634582519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38.673370361328">
                <text:p>238.67337036132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38.673370361328">
                <text:p>238.6733703613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39.091049194336">
                <text:p>239.09104919433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31.229629516602">
                <text:p>231.22962951660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31.229629516602">
                <text:p>231.22962951660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31.229629516602">
                <text:p>231.22962951660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31.900207519531">
                <text:p>231.9002075195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31.900207519531">
                <text:p>231.9002075195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31.575210571289">
                <text:p>231.57521057128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31.575210571289">
                <text:p>231.57521057128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31.250213623047">
                <text:p>231.25021362304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30.925216674805">
                <text:p>230.92521667480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30.600219726562">
                <text:p>230.60021972656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30.600219726562">
                <text:p>230.60021972656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30.600219726562">
                <text:p>230.60021972656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30.27522277832">
                <text:p>230.275222778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30.27522277832">
                <text:p>230.2752227783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43.34049987793">
                <text:p>243.3404998779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47.126525878906">
                <text:p>247.12652587890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47.126525878906">
                <text:p>247.12652587890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46.632690429688">
                <text:p>246.6326904296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46.392166137695">
                <text:p>246.39216613769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31.440734863281">
                <text:p>231.4407348632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31.440734863281">
                <text:p>231.4407348632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31.440734863281">
                <text:p>231.44073486328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38.535415649414">
                <text:p>238.53541564941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38.535415649414">
                <text:p>238.53541564941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37.697280883789">
                <text:p>237.69728088378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37.697280883789">
                <text:p>237.6972808837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30.122924804687">
                <text:p>230.12292480468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30.122924804687">
                <text:p>230.12292480468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30.762344360352">
                <text:p>230.76234436035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34.159378051758">
                <text:p>234.15937805175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4.159378051758">
                <text:p>234.1593780517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32.720809936523">
                <text:p>232.72080993652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32.720809936523">
                <text:p>232.72080993652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32.736938476563">
                <text:p>232.73693847656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32.736938476563">
                <text:p>232.73693847656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31.691390991211">
                <text:p>231.6913909912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31.691390991211">
                <text:p>231.69139099121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31.953262329102">
                <text:p>231.95326232910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31.953262329102">
                <text:p>231.95326232910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32.098129272461">
                <text:p>232.09812927246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32.098129272461">
                <text:p>232.09812927246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32.016479492187">
                <text:p>232.01647949218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32.016479492187">
                <text:p>232.01647949218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25.363586425781">
                <text:p>225.36358642578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39.645156860352">
                <text:p>239.6451568603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39.645156860352">
                <text:p>239.6451568603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41.950469970703">
                <text:p>241.95046997070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41.950469970703">
                <text:p>241.95046997070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42.782287597656">
                <text:p>242.78228759765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42.782287597656">
                <text:p>242.78228759765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43.103179931641">
                <text:p>243.10317993164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43.103179931641">
                <text:p>243.10317993164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42.79850769043">
                <text:p>242.798507690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26.420166015625">
                <text:p>226.4201660156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27.835968017578">
                <text:p>227.8359680175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7.835968017578">
                <text:p>227.83596801757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35.194458007813">
                <text:p>235.19445800781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35.194458007813">
                <text:p>235.19445800781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33.933624267578">
                <text:p>233.93362426757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33.933624267578">
                <text:p>233.93362426757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33.933624267578">
                <text:p>233.93362426757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26.540863037109">
                <text:p>226.54086303710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26.540863037109">
                <text:p>226.5408630371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27.162887573242">
                <text:p>227.16288757324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27.162887573242">
                <text:p>227.16288757324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26.837890625">
                <text:p>226.8378906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6.187896728516">
                <text:p>226.18789672851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26.187896728516">
                <text:p>226.18789672851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33.637893676758">
                <text:p>233.63789367675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33.637893676758">
                <text:p>233.63789367675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31.127075195312">
                <text:p>231.12707519531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31.127075195312">
                <text:p>231.12707519531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24.93083190918">
                <text:p>224.9308319091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24.93083190918">
                <text:p>224.930831909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24.93083190918">
                <text:p>224.9308319091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37.279418945312">
                <text:p>237.27941894531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37.018463134766">
                <text:p>237.01846313476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37.820327758789">
                <text:p>237.82032775878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37.970916748047">
                <text:p>237.97091674804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38.602890014648">
                <text:p>238.6028900146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38.602890014648">
                <text:p>238.60289001464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42.886932373047">
                <text:p>242.88693237304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44.101165771484">
                <text:p>244.10116577148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44.101165771484">
                <text:p>244.1011657714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44.453567504883">
                <text:p>244.45356750488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44.102188110352">
                <text:p>244.10218811035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44.102188110352">
                <text:p>244.10218811035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43.41259765625">
                <text:p>243.4125976562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42.903442382813">
                <text:p>242.90344238281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42.903442382813">
                <text:p>242.90344238281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40.47737121582">
                <text:p>240.4773712158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28.075256347656">
                <text:p>228.07525634765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28.075256347656">
                <text:p>228.07525634765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32.580337524414">
                <text:p>232.58033752441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32.580337524414">
                <text:p>232.58033752441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29.690567016602">
                <text:p>229.69056701660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29.751480102539">
                <text:p>229.75148010253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29.751480102539">
                <text:p>229.7514801025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29.960876464844">
                <text:p>229.96087646484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30.680618286133">
                <text:p>230.68061828613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30.680618286133">
                <text:p>230.68061828613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31.03466796875">
                <text:p>231.034667968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31.03466796875">
                <text:p>231.0346679687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32.188629150391">
                <text:p>232.1886291503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32.188629150391">
                <text:p>232.18862915039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33.066711425781">
                <text:p>233.06671142578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33.066711425781">
                <text:p>233.06671142578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2.799209594727">
                <text:p>232.79920959472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32.137847900391">
                <text:p>232.13784790039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32.137847900391">
                <text:p>232.13784790039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32.137847900391">
                <text:p>232.13784790039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32.024871826172">
                <text:p>232.02487182617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2.21223449707">
                <text:p>232.2122344970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32.21223449707">
                <text:p>232.2122344970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31.947341918945">
                <text:p>231.94734191894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1.947341918945">
                <text:p>231.94734191894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28.504455566406">
                <text:p>228.50445556640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28.504455566406">
                <text:p>228.50445556640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27.865905761719">
                <text:p>227.86590576171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27.865905761719">
                <text:p>227.86590576171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27.682769775391">
                <text:p>227.68276977539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27.600601196289">
                <text:p>227.60060119628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27.600601196289">
                <text:p>227.60060119628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28.347915649414">
                <text:p>228.34791564941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26.463195800781">
                <text:p>226.46319580078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26.463195800781">
                <text:p>226.46319580078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26.238311767578">
                <text:p>226.23831176757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26.238311767578">
                <text:p>226.23831176757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25.680786132812">
                <text:p>225.68078613281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24.456115722656">
                <text:p>224.45611572265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24.456115722656">
                <text:p>224.45611572265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24.005294799805">
                <text:p>224.00529479980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24.005294799805">
                <text:p>224.00529479980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23.765640258789">
                <text:p>223.76564025878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23.765640258789">
                <text:p>223.76564025878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24.892868041992">
                <text:p>224.89286804199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24.892868041992">
                <text:p>224.89286804199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25.139572143555">
                <text:p>225.1395721435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25.139572143555">
                <text:p>225.13957214355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25.463302612305">
                <text:p>225.46330261230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5.463302612305">
                <text:p>225.46330261230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26.131805419922">
                <text:p>226.13180541992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26.131805419922">
                <text:p>226.13180541992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27.356597900391">
                <text:p>227.35659790039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27.356597900391">
                <text:p>227.3565979003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27.356597900391">
                <text:p>227.35659790039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28.564300537109">
                <text:p>228.56430053710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20.776702880859">
                <text:p>220.77670288085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20.776702880859">
                <text:p>220.77670288085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21.421722412109">
                <text:p>221.42172241210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21.096725463867">
                <text:p>221.09672546386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21.096725463867">
                <text:p>221.09672546386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20.771728515625">
                <text:p>220.7717285156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20.771728515625">
                <text:p>220.77172851562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20.771728515625">
                <text:p>220.7717285156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20.446731567383">
                <text:p>220.44673156738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20.446731567383">
                <text:p>220.44673156738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20.121734619141">
                <text:p>220.12173461914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20.121734619141">
                <text:p>220.12173461914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19.796737670898">
                <text:p>219.7967376708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19.796737670898">
                <text:p>219.79673767089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19.471740722656">
                <text:p>219.47174072265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19.471740722656">
                <text:p>219.47174072265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19.146743774414">
                <text:p>219.14674377441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19.146743774414">
                <text:p>219.14674377441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18.821746826172">
                <text:p>218.82174682617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18.821746826172">
                <text:p>218.82174682617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18.49674987793">
                <text:p>218.4967498779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18.49674987793">
                <text:p>218.4967498779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18.49674987793">
                <text:p>218.496749877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18.171752929688">
                <text:p>218.17175292968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18.171752929688">
                <text:p>218.17175292968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17.846755981445">
                <text:p>217.84675598144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17.846755981445">
                <text:p>217.84675598144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17.521759033203">
                <text:p>217.52175903320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17.521759033203">
                <text:p>217.52175903320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24.751037597656">
                <text:p>224.75103759765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23.059875488281">
                <text:p>223.05987548828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23.059875488281">
                <text:p>223.05987548828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2.532653808594">
                <text:p>222.53265380859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22.532653808594">
                <text:p>222.5326538085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22.627716064453">
                <text:p>222.6277160644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22.627716064453">
                <text:p>222.62771606445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23.125289916992">
                <text:p>223.12528991699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23.125289916992">
                <text:p>223.12528991699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23.156311035156">
                <text:p>223.15631103515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23.156311035156">
                <text:p>223.15631103515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22.933395385742">
                <text:p>222.93339538574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22.933395385742">
                <text:p>222.93339538574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22.378921508789">
                <text:p>222.37892150878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21.650299072266">
                <text:p>221.65029907226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21.650299072266">
                <text:p>221.65029907226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21.251007080078">
                <text:p>221.25100708007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21.152221679687">
                <text:p>221.15222167968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21.152221679687">
                <text:p>221.15222167968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21.047271728516">
                <text:p>221.04727172851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20.870559692383">
                <text:p>220.87055969238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20.870559692383">
                <text:p>220.87055969238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21.070755004883">
                <text:p>221.07075500488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21.070755004883">
                <text:p>221.07075500488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21.920745849609">
                <text:p>221.92074584960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1.920745849609">
                <text:p>221.92074584960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22.313110351562">
                <text:p>222.31311035156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22.313110351562">
                <text:p>222.31311035156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22.303771972656">
                <text:p>222.30377197265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22.303771972656">
                <text:p>222.30377197265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21.475509643555">
                <text:p>221.47550964355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21.514053344727">
                <text:p>221.51405334472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20.720367431641">
                <text:p>220.72036743164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20.720367431641">
                <text:p>220.72036743164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19.860046386719">
                <text:p>219.86004638671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19.860046386719">
                <text:p>219.86004638671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18.061126708984">
                <text:p>218.06112670898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18.061126708984">
                <text:p>218.06112670898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17.482696533203">
                <text:p>217.48269653320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17.482696533203">
                <text:p>217.48269653320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17.567077636719">
                <text:p>217.56707763671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17.567077636719">
                <text:p>217.56707763671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17.567077636719">
                <text:p>217.56707763671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17.186706542969">
                <text:p>217.18670654296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17.131683349609">
                <text:p>217.13168334960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17.131683349609">
                <text:p>217.13168334960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16.987548828125">
                <text:p>216.98754882812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6.987548828125">
                <text:p>216.9875488281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15.8212890625">
                <text:p>215.821289062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15.856460571289">
                <text:p>215.85646057128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15.856460571289">
                <text:p>215.85646057128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16.279327392578">
                <text:p>216.27932739257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16.279327392578">
                <text:p>216.27932739257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17.14680480957">
                <text:p>217.1468048095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17.14680480957">
                <text:p>217.1468048095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17.272857666016">
                <text:p>217.27285766601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17.272857666016">
                <text:p>217.27285766601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17.606735229492">
                <text:p>217.60673522949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17.15495300293">
                <text:p>217.1549530029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17.15495300293">
                <text:p>217.1549530029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17.046295166016">
                <text:p>217.04629516601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16.931945800781">
                <text:p>216.93194580078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16.931945800781">
                <text:p>216.93194580078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16.65055847168">
                <text:p>216.6505584716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16.65055847168">
                <text:p>216.6505584716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15.886032104492">
                <text:p>215.88603210449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15.886032104492">
                <text:p>215.88603210449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15.011810302734">
                <text:p>215.01181030273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15.011810302734">
                <text:p>215.01181030273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09.709060668945">
                <text:p>209.70906066894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09.709060668945">
                <text:p>209.70906066894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06.434768676758">
                <text:p>206.43476867675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6.434768676758">
                <text:p>206.43476867675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02.465774536133">
                <text:p>202.46577453613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02.465774536133">
                <text:p>202.46577453613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02.465774536133">
                <text:p>202.46577453613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98.902862548828">
                <text:p>198.90286254882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95.645706176758">
                <text:p>195.64570617675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95.645706176758">
                <text:p>195.64570617675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93.307403564453">
                <text:p>193.30740356445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93.307403564453">
                <text:p>193.30740356445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88.723388671875">
                <text:p>188.72338867187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86.077026367188">
                <text:p>186.07702636718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86.077026367188">
                <text:p>186.07702636718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87.96858215332">
                <text:p>187.968582153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87.96858215332">
                <text:p>187.968582153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92.187774658203">
                <text:p>192.18777465820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92.187774658203">
                <text:p>192.18777465820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93.299423217773">
                <text:p>193.29942321777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93.299423217773">
                <text:p>193.29942321777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95.363494873047">
                <text:p>195.36349487304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95.363494873047">
                <text:p>195.3634948730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96.950347900391">
                <text:p>196.95034790039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96.950347900391">
                <text:p>196.95034790039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97.541259765625">
                <text:p>197.54125976562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97.541259765625">
                <text:p>197.54125976562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96.947494506836">
                <text:p>196.94749450683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96.947494506836">
                <text:p>196.94749450683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96.947494506836">
                <text:p>196.94749450683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96.971557617188">
                <text:p>196.97155761718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95.930206298828">
                <text:p>195.9302062988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95.930206298828">
                <text:p>195.93020629882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93.287139892578">
                <text:p>193.28713989257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93.287139892578">
                <text:p>193.28713989257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92.486068725586">
                <text:p>192.48606872558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92.486068725586">
                <text:p>192.48606872558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92.486068725586">
                <text:p>192.48606872558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90.585540771484">
                <text:p>190.58554077148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90.585540771484">
                <text:p>190.58554077148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9.338684082031">
                <text:p>189.33868408203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86.604156494141">
                <text:p>186.60415649414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86.604156494141">
                <text:p>186.60415649414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81.964614868164">
                <text:p>181.96461486816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81.964614868164">
                <text:p>181.96461486816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9.568878173828">
                <text:p>179.56887817382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9.568878173828">
                <text:p>179.56887817382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7.970733642578">
                <text:p>177.97073364257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7.970733642578">
                <text:p>177.97073364257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0.364044189453">
                <text:p>170.36404418945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0.364044189453">
                <text:p>170.36404418945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5.065353393555">
                <text:p>165.0653533935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5.065353393555">
                <text:p>165.06535339355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0.494247436523">
                <text:p>160.49424743652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0.494247436523">
                <text:p>160.49424743652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55.876647949219">
                <text:p>155.87664794921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5.876647949219">
                <text:p>155.87664794921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47.242630004883">
                <text:p>147.24263000488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47.242630004883">
                <text:p>147.24263000488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40.758895874023">
                <text:p>140.75889587402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35.792327880859">
                <text:p>135.79232788085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35.792327880859">
                <text:p>135.79232788085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39.179534912109">
                <text:p>139.17953491210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39.179534912109">
                <text:p>139.17953491210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39.505401611328">
                <text:p>139.50540161132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39.505401611328">
                <text:p>139.50540161132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39.704513549805">
                <text:p>139.70451354980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39.704513549805">
                <text:p>139.70451354980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39.850036621094">
                <text:p>139.85003662109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39.850036621094">
                <text:p>139.85003662109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39.836364746094">
                <text:p>139.83636474609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39.836364746094">
                <text:p>139.83636474609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39.733123779297">
                <text:p>139.73312377929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39.733123779297">
                <text:p>139.73312377929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39.760269165039">
                <text:p>139.76026916503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39.760269165039">
                <text:p>139.76026916503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40.114685058594">
                <text:p>140.11468505859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40.114685058594">
                <text:p>140.11468505859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39.821762084961">
                <text:p>139.82176208496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39.821762084961">
                <text:p>139.82176208496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34.009963989258">
                <text:p>134.00996398925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34.009963989258">
                <text:p>134.00996398925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31.882476806641">
                <text:p>131.88247680664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31.882476806641">
                <text:p>131.88247680664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31.882476806641">
                <text:p>131.88247680664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31.441879272461">
                <text:p>131.44187927246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30.992553710938">
                <text:p>130.99255371093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30.992553710938">
                <text:p>130.9925537109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30.858657836914">
                <text:p>130.85865783691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30.858657836914">
                <text:p>130.85865783691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0.753616333008">
                <text:p>130.75361633300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30.753616333008">
                <text:p>130.75361633300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30.816513061523">
                <text:p>130.81651306152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30.816513061523">
                <text:p>130.8165130615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30.827163696289">
                <text:p>130.82716369628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30.658401489258">
                <text:p>130.65840148925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30.549545288086">
                <text:p>130.54954528808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30.549545288086">
                <text:p>130.54954528808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30.47819519043">
                <text:p>130.4781951904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30.484634399414">
                <text:p>130.4846343994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0.484634399414">
                <text:p>130.48463439941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31.264053344727">
                <text:p>131.26405334472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31.264053344727">
                <text:p>131.26405334472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44.575927734375">
                <text:p>144.57592773437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44.575927734375">
                <text:p>144.57592773437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49.298797607422">
                <text:p>149.29879760742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49.298797607422">
                <text:p>149.29879760742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55.876342773438">
                <text:p>155.87634277343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62.293731689453">
                <text:p>162.29373168945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62.293731689453">
                <text:p>162.29373168945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68.329071044922">
                <text:p>168.32907104492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.44189453125">
                <text:p>174.4418945312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85.980697631836">
                <text:p>185.98069763183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85.980697631836">
                <text:p>185.98069763183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91.543792724609">
                <text:p>191.54379272460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91.543792724609">
                <text:p>191.54379272460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97.841445922852">
                <text:p>197.84144592285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03.674407958984">
                <text:p>203.67440795898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03.674407958984">
                <text:p>203.67440795898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08.742263793945">
                <text:p>208.74226379394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08.742263793945">
                <text:p>208.74226379394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2.861099243164">
                <text:p>212.86109924316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12.861099243164">
                <text:p>212.86109924316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15.624099731445">
                <text:p>215.62409973144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15.624099731445">
                <text:p>215.62409973144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16.847534179688">
                <text:p>216.84753417968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6.847534179688">
                <text:p>216.84753417968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15.846588134766">
                <text:p>215.84658813476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15.846588134766">
                <text:p>215.84658813476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13.513336181641">
                <text:p>213.51333618164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13.513336181641">
                <text:p>213.51333618164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10.501251220703">
                <text:p>210.50125122070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10.501251220703">
                <text:p>210.50125122070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07.139892578125">
                <text:p>207.13989257812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07.139892578125">
                <text:p>207.13989257812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03.872161865234">
                <text:p>203.87216186523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03.872161865234">
                <text:p>203.87216186523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94.259353637695">
                <text:p>194.25935363769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94.259353637695">
                <text:p>194.25935363769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90.46305847168">
                <text:p>190.4630584716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85.746978759766">
                <text:p>185.74697875976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85.746978759766">
                <text:p>185.74697875976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81.244415283203">
                <text:p>181.24441528320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65.180206298828">
                <text:p>165.18020629882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65.180206298828">
                <text:p>165.18020629882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3.429107666016">
                <text:p>173.42910766601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3.429107666016">
                <text:p>173.4291076660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68.519546508789">
                <text:p>168.51954650878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63.025131225586">
                <text:p>163.02513122558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3.025131225586">
                <text:p>163.02513122558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61.207153320313">
                <text:p>161.20715332031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61.207153320313">
                <text:p>161.2071533203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59.341903686523">
                <text:p>159.34190368652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59.341903686523">
                <text:p>159.34190368652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57.616485595703">
                <text:p>157.61648559570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57.616485595703">
                <text:p>157.61648559570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55.822967529297">
                <text:p>155.82296752929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55.822967529297">
                <text:p>155.82296752929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54.171051025391">
                <text:p>154.17105102539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54.171051025391">
                <text:p>154.17105102539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53.07780456543">
                <text:p>153.0778045654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89.335220336914">
                <text:p>189.33522033691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95.889251708984">
                <text:p>195.88925170898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01.929946899414">
                <text:p>201.92994689941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07.265228271484">
                <text:p>207.26522827148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07.265228271484">
                <text:p>207.2652282714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14.131591796875">
                <text:p>214.13159179687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14.131591796875">
                <text:p>214.13159179687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14.131591796875">
                <text:p>214.1315917968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16.989501953125">
                <text:p>216.98950195312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16.989501953125">
                <text:p>216.98950195312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20.164352416992">
                <text:p>220.16435241699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20.164352416992">
                <text:p>220.16435241699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22.056243896484">
                <text:p>222.05624389648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22.056243896484">
                <text:p>222.05624389648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22.056243896484">
                <text:p>222.05624389648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23.340927124023">
                <text:p>223.34092712402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25.101531982422">
                <text:p>225.10153198242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23.136505126953">
                <text:p>223.13650512695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23.136505126953">
                <text:p>223.13650512695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22.289047241211">
                <text:p>222.28904724121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22.289047241211">
                <text:p>222.28904724121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20.465972900391">
                <text:p>220.46597290039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17.443954467773">
                <text:p>217.44395446777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08.841751098633">
                <text:p>208.84175109863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08.841751098633">
                <text:p>208.84175109863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98.52668762207">
                <text:p>198.5266876220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98.52668762207">
                <text:p>198.5266876220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4.630340576172">
                <text:p>184.6303405761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8.02180480957">
                <text:p>188.0218048095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4.987457275391">
                <text:p>184.98745727539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1.725952148438">
                <text:p>181.72595214843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1.725952148438">
                <text:p>181.72595214843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78.013946533203">
                <text:p>178.01394653320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78.013946533203">
                <text:p>178.01394653320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62.175369262695">
                <text:p>162.17536926269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62.175369262695">
                <text:p>162.17536926269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56.557800292969">
                <text:p>156.55780029296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50.771560668945">
                <text:p>150.77156066894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45.331268310547">
                <text:p>145.33126831054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45.331268310547">
                <text:p>145.33126831054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39.315139770508">
                <text:p>139.31513977050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39.315139770508">
                <text:p>139.31513977050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33.136962890625">
                <text:p>133.136962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4.201cm" style:legend-expansion="high" chart:style-name="ch2"/>
        <chart:plot-area chart:style-name="ch3" table:cell-range-address="'20201026-15h26m11s deuxime sortie 6.5 3.25 0.1 '.E1:'20201026-15h26m11s deuxime sortie 6.5 3.25 0.1 '.E1837" svg:x="0.32cm" svg:y="0.18cm" svg:width="13.097cm" svg:height="8.64cm">
          <chartooo:coordinate-region svg:x="1.047cm" svg:y="0.18cm" svg:width="12.3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201026-15h26m11s deuxime sortie 6.5 3.25 0.1 '.E1:'20201026-15h26m11s deuxime sortie 6.5 3.25 0.1 '.E1837" chart:class="chart:line">
            <chart:data-point chart:repeated="18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20201026-15h26m11s deuxime sortie 6.5 3.25 0.1 '.E1:'20201026-15h26m11s deuxime sortie 6.5 3.25 0.1 '.E18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4199695587158">
                <text:p>0.804199695587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4199695587158">
                <text:p>0.804199695587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9992427825928">
                <text:p>1.899924278259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1687908172607">
                <text:p>3.01687908172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1687908172607">
                <text:p>3.01687908172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7864513397217">
                <text:p>5.17864513397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16861057281494">
                <text:p>6.16861057281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7601356506348">
                <text:p>7.076013565063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000678062439">
                <text:p>7.9000678062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17929744720459">
                <text:p>9.17929744720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58080768585205">
                <text:p>9.58080768585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1017436981201">
                <text:p>9.91017436981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134754180908">
                <text:p>10.0134754180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134754180908">
                <text:p>10.0134754180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0134754180908">
                <text:p>10.0134754180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91223812103272">
                <text:p>9.91223812103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60439682006836">
                <text:p>9.6043968200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09005165100098">
                <text:p>9.090051651000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43733263015747">
                <text:p>6.437332630157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1491384506226">
                <text:p>5.21491384506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03627586365">
                <text:p>3.81203627586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8546710014343">
                <text:p>0.50854671001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04078102111816">
                <text:p>-1.04078102111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37003993988037">
                <text:p>-2.370039939880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6468329429626">
                <text:p>-3.46468329429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46468329429626">
                <text:p>-3.464683294296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33041191101074">
                <text:p>-4.33041191101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95267868041992">
                <text:p>-4.95267868041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.44648218154907">
                <text:p>-5.44648218154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.78135251998901">
                <text:p>-5.781352519989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78135251998901">
                <text:p>-5.781352519989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8672571182251">
                <text:p>-5.8672571182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8672571182251">
                <text:p>-5.8672571182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8672571182251">
                <text:p>-5.8672571182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8036642074585">
                <text:p>-5.80366420745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8036642074585">
                <text:p>-5.8036642074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.69495677947998">
                <text:p>-5.69495677947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54093790054321">
                <text:p>-5.54093790054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.54093790054321">
                <text:p>-5.54093790054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.27280569076538">
                <text:p>-5.27280569076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8796501159668">
                <text:p>-4.87965011596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34476232528687">
                <text:p>-4.344762325286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59227108955383">
                <text:p>-2.592271089553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64417660236359">
                <text:p>-1.644176602363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64417660236359">
                <text:p>-1.644176602363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2266571521759">
                <text:p>-0.8922665715217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75798618793488">
                <text:p>-0.2757986187934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8743707537651">
                <text:p>0.238743707537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05615937709808">
                <text:p>0.705615937709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5615937709808">
                <text:p>0.705615937709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6413366794586">
                <text:p>1.16413366794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6413366794586">
                <text:p>1.16413366794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842123508453">
                <text:p>1.57842123508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354065656662">
                <text:p>1.93540656566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732802391052">
                <text:p>2.26732802391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4538750648499">
                <text:p>2.54538750648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4538750648499">
                <text:p>2.545387506484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06147813797">
                <text:p>2.8061478137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95515370368958">
                <text:p>2.95515370368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0105476379395">
                <text:p>3.00105476379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0105476379395">
                <text:p>3.00105476379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5879054069519">
                <text:p>2.958790540695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9726161956787">
                <text:p>2.897261619567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5739645957947">
                <text:p>2.757396459579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5739645957947">
                <text:p>2.75739645957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1314854621887">
                <text:p>2.51314854621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623971939087">
                <text:p>2.186239719390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4665167331696">
                <text:p>1.84665167331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2868711948395">
                <text:p>1.52868711948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6482162475586">
                <text:p>1.16482162475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6482162475586">
                <text:p>1.164821624755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4900153875351">
                <text:p>0.649001538753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4900153875351">
                <text:p>0.64900153875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0305605232716">
                <text:p>0.1203056052327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83876198530197">
                <text:p>-0.483876198530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0977885723114">
                <text:p>-1.0977885723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0977885723114">
                <text:p>-1.0977885723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60663020610809">
                <text:p>-1.606630206108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00951647758484">
                <text:p>-2.00951647758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00951647758484">
                <text:p>-2.009516477584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43667984008789">
                <text:p>-2.436679840087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84251475334167">
                <text:p>-2.842514753341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12165522575378">
                <text:p>-3.121655225753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12165522575378">
                <text:p>-3.121655225753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12165522575378">
                <text:p>-3.12165522575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22279453277588">
                <text:p>-3.222794532775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.22279453277588">
                <text:p>-3.222794532775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21158957481384">
                <text:p>-3.211589574813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21158957481384">
                <text:p>-3.211589574813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.16529536247253">
                <text:p>-3.16529536247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0936427116394">
                <text:p>-3.09364271163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0936427116394">
                <text:p>-3.09364271163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98120021820068">
                <text:p>-2.981200218200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81214332580566">
                <text:p>-2.812143325805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55472493171692">
                <text:p>-2.554724931716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22339296340942">
                <text:p>-2.223392963409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22339296340942">
                <text:p>-2.223392963409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98887574672699">
                <text:p>-1.988875746726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98887574672699">
                <text:p>-1.98887574672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82178461551666">
                <text:p>-1.821784615516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82178461551666">
                <text:p>-1.82178461551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29977226257324">
                <text:p>-1.29977226257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19715869426727">
                <text:p>-1.19715869426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8025417327881">
                <text:p>-0.9980254173278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998025417327881">
                <text:p>-0.998025417327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735004305839539">
                <text:p>-0.7350043058395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29187381267548">
                <text:p>-0.5291873812675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29187381267548">
                <text:p>-0.529187381267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72220039367676">
                <text:p>-0.3722200393676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72220039367676">
                <text:p>-0.3722200393676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35401898622513">
                <text:p>-0.2354018986225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49734178930521">
                <text:p>-0.0497341789305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49734178930521">
                <text:p>-0.0497341789305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2347773313522">
                <text:p>0.1523477733135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3810954093933">
                <text:p>0.3038109540939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2911623716354">
                <text:p>0.4129116237163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8186194896698">
                <text:p>0.5981861948966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4017827510834">
                <text:p>0.6940178275108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93616771698">
                <text:p>0.8293616771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293616771698">
                <text:p>0.8293616771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6303517818451">
                <text:p>0.9763035178184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0977983474731">
                <text:p>1.109779834747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0977983474731">
                <text:p>1.10977983474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1278667449951">
                <text:p>1.21278667449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7146506309509">
                <text:p>1.27146506309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7146506309509">
                <text:p>1.271465063095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1343448162079">
                <text:p>1.313434481620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4596800804138">
                <text:p>1.34596800804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4596800804138">
                <text:p>1.345968008041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210027217865">
                <text:p>1.3210027217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210027217865">
                <text:p>1.32100272178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210027217865">
                <text:p>1.32100272178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2232067584991">
                <text:p>1.22232067584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167181968689">
                <text:p>1.21671819686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167181968689">
                <text:p>1.2167181968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3539304733276">
                <text:p>1.235393047332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6674723625183">
                <text:p>1.26674723625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652147769928">
                <text:p>1.16521477699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9548773765564">
                <text:p>1.19548773765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3893141746521">
                <text:p>1.238931417465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3893141746521">
                <text:p>1.238931417465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1483805179596">
                <text:p>0.931483805179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1483805179596">
                <text:p>0.9314838051795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9310734272003">
                <text:p>0.8093107342720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78979635238647">
                <text:p>0.67897963523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78979635238647">
                <text:p>0.678979635238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9586746096611">
                <text:p>0.495867460966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0221611261368">
                <text:p>0.2802216112613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8969334214926">
                <text:p>0.02889693342149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46664905548096">
                <text:p>-0.346664905548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659026980400085">
                <text:p>-0.6590269804000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659026980400085">
                <text:p>-0.6590269804000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966966092586517">
                <text:p>-0.966966092586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15204405784607">
                <text:p>-1.152044057846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31510531902313">
                <text:p>-1.315105319023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59935677051544">
                <text:p>-1.59935677051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59935677051544">
                <text:p>-1.599356770515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97098708152771">
                <text:p>-1.970987081527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97098708152771">
                <text:p>-1.970987081527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30516934394836">
                <text:p>-2.305169343948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51855444908142">
                <text:p>-2.518554449081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88792419433594">
                <text:p>-2.887924194335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88792419433594">
                <text:p>-2.887924194335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14553928375244">
                <text:p>-3.145539283752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.14553928375244">
                <text:p>-3.145539283752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.32511305809021">
                <text:p>-3.32511305809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.32511305809021">
                <text:p>-3.32511305809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62853097915649">
                <text:p>-3.628530979156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14995336532593">
                <text:p>-4.149953365325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14995336532593">
                <text:p>-4.149953365325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6758975982666">
                <text:p>-4.6758975982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6758975982666">
                <text:p>-4.67589759826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.04467725753784">
                <text:p>-5.044677257537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.49503707885742">
                <text:p>-5.495037078857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.91649961471558">
                <text:p>-5.91649961471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.1782431602478">
                <text:p>-6.17824316024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6.1782431602478">
                <text:p>-6.17824316024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6.73957109451294">
                <text:p>-6.739571094512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17322158813477">
                <text:p>-7.173221588134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.17322158813477">
                <text:p>-7.173221588134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.49344682693481">
                <text:p>-7.493446826934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.94872093200684">
                <text:p>-7.948720932006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.94872093200684">
                <text:p>-7.948720932006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8.56223964691162">
                <text:p>-8.562239646911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9.25920677185059">
                <text:p>-9.259206771850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.25920677185059">
                <text:p>-9.259206771850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9.98163032531738">
                <text:p>-9.98163032531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9.98163032531738">
                <text:p>-9.981630325317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.701301574707">
                <text:p>-10.7013015747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2815990447998">
                <text:p>-11.2815990447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2815990447998">
                <text:p>-11.2815990447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7557439804077">
                <text:p>-11.75574398040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2.1021146774292">
                <text:p>-12.1021146774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2.1021146774292">
                <text:p>-12.10211467742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2.4679460525513">
                <text:p>-12.46794605255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2.6557760238647">
                <text:p>-12.65577602386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2.6557760238647">
                <text:p>-12.65577602386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3.0520763397217">
                <text:p>-13.05207633972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3.0520763397217">
                <text:p>-13.05207633972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3.7622137069702">
                <text:p>-13.76221370697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3.7622137069702">
                <text:p>-13.76221370697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4.9815855026245">
                <text:p>-14.98158550262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5.4121894836426">
                <text:p>-15.41218948364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5.4121894836426">
                <text:p>-15.41218948364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5.7730083465576">
                <text:p>-15.7730083465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6.4224033355713">
                <text:p>-16.42240333557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6.9444141387939">
                <text:p>-16.94441413879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6.9444141387939">
                <text:p>-16.94441413879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6.9778327941895">
                <text:p>-16.97783279418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.9778327941895">
                <text:p>-16.97783279418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.9073600769043">
                <text:p>-16.90736007690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6.4739055633545">
                <text:p>-16.47390556335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5.7397861480713">
                <text:p>-15.73978614807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5.7397861480713">
                <text:p>-15.73978614807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4.8484039306641">
                <text:p>-14.84840393066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4.8484039306641">
                <text:p>-14.84840393066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4.0748710632324">
                <text:p>-14.07487106323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4.0748710632324">
                <text:p>-14.07487106323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3.246000289917">
                <text:p>-13.2460002899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2.4243059158325">
                <text:p>-12.42430591583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2.4243059158325">
                <text:p>-12.42430591583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1.5790214538574">
                <text:p>-11.57902145385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0.6393795013428">
                <text:p>-10.63937950134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0.6393795013428">
                <text:p>-10.6393795013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.6072473526001">
                <text:p>-9.6072473526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.51850128173828">
                <text:p>-8.518501281738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43290090560913">
                <text:p>-7.432900905609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6.48746013641357">
                <text:p>-6.487460136413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6.48746013641357">
                <text:p>-6.487460136413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.74754095077515">
                <text:p>-5.747540950775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.97862720489502">
                <text:p>-4.978627204895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4.97862720489502">
                <text:p>-4.978627204895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4.28362655639648">
                <text:p>-4.283626556396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.91966271400452">
                <text:p>-3.919662714004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91966271400452">
                <text:p>-3.919662714004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.91966271400452">
                <text:p>-3.919662714004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.91966271400452">
                <text:p>-3.919662714004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.84388184547424">
                <text:p>-3.843881845474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84692883491516">
                <text:p>-3.846928834915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.76849436759949">
                <text:p>-3.768494367599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.68514537811279">
                <text:p>-3.685145378112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.64170169830322">
                <text:p>-3.641701698303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.64170169830322">
                <text:p>-3.64170169830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.61437726020813">
                <text:p>-3.61437726020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.48817443847656">
                <text:p>-3.488174438476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48817443847656">
                <text:p>-3.488174438476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28953266143799">
                <text:p>-3.289532661437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6696729660034">
                <text:p>0.9766967296600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69597482681274">
                <text:p>1.695974826812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3512945175171">
                <text:p>2.135129451751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22909379005432">
                <text:p>2.229093790054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22909379005432">
                <text:p>2.229093790054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07173323631287">
                <text:p>2.071733236312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1706666946411">
                <text:p>1.817066669464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1679420471191">
                <text:p>1.516794204711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1679420471191">
                <text:p>1.516794204711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9415197372437">
                <text:p>1.094151973724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9415197372437">
                <text:p>1.094151973724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31095063686371">
                <text:p>0.4310950636863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1095063686371">
                <text:p>0.4310950636863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44779533147812">
                <text:p>-0.1447795331478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498914420604706">
                <text:p>-0.4989144206047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98914420604706">
                <text:p>-0.498914420604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494687974452972">
                <text:p>-0.4946879744529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228619962930679">
                <text:p>-0.2286199629306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228619962930679">
                <text:p>-0.2286199629306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28521674871445">
                <text:p>0.228521674871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9729719161987">
                <text:p>1.097297191619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3142125606537">
                <text:p>1.331421256065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3142125606537">
                <text:p>1.331421256065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49939703941345">
                <text:p>1.49939703941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43521440029144">
                <text:p>1.435214400291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1677627563477">
                <text:p>1.316776275634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1677627563477">
                <text:p>1.31677627563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1677627563477">
                <text:p>1.316776275634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2898192405701">
                <text:p>1.528981924057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2898192405701">
                <text:p>1.528981924057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9697563648224">
                <text:p>1.89697563648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9697563648224">
                <text:p>1.896975636482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25386261940002">
                <text:p>2.25386261940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562394618988">
                <text:p>2.45623946189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4562394618988">
                <text:p>2.45623946189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4562394618988">
                <text:p>2.45623946189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39028763771057">
                <text:p>2.390287637710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39028763771057">
                <text:p>2.390287637710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35116863250732">
                <text:p>2.351168632507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26840925216675">
                <text:p>2.268409252166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26840925216675">
                <text:p>2.268409252166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14495849609375">
                <text:p>2.14495849609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14495849609375">
                <text:p>2.14495849609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97767078876495">
                <text:p>1.977670788764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0702335834503">
                <text:p>1.607023358345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60702335834503">
                <text:p>1.607023358345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9843637943268">
                <text:p>1.198436379432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6867804527283">
                <text:p>0.9668678045272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66867804527283">
                <text:p>0.9668678045272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17763566970825">
                <text:p>0.8177635669708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17763566970825">
                <text:p>0.8177635669708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08015060424805">
                <text:p>0.608015060424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43774342536926">
                <text:p>0.4437743425369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60997197031975">
                <text:p>0.1609971970319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57557085156441">
                <text:p>-0.1575570851564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57557085156441">
                <text:p>-0.1575570851564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347647815942764">
                <text:p>-0.3476478159427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96260613203049">
                <text:p>-0.4962606132030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496260613203049">
                <text:p>-0.4962606132030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630130052566528">
                <text:p>-0.6301300525665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564473092556">
                <text:p>-0.5644730925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564473092556">
                <text:p>-0.5644730925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40218043327332">
                <text:p>-0.2402180433273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345976911485195">
                <text:p>-0.03459769114851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345976911485195">
                <text:p>-0.03459769114851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414779111742973">
                <text:p>-0.04147791117429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281106233596802">
                <text:p>-0.02811062335968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281106233596802">
                <text:p>-0.02811062335968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62529611587524">
                <text:p>0.262529611587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8311220407486">
                <text:p>0.183112204074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62721821665764">
                <text:p>0.07627218216657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62721821665764">
                <text:p>0.07627218216657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224098674952984">
                <text:p>-0.02240986749529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224098674952984">
                <text:p>-0.02240986749529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21779933571816">
                <text:p>-0.1217799335718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80123323202133">
                <text:p>-0.280123323202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576366066932678">
                <text:p>-0.5763660669326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576366066932678">
                <text:p>-0.5763660669326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740606784820556">
                <text:p>-0.7406067848205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996747612953186">
                <text:p>-0.9967476129531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28886222839355">
                <text:p>-1.288862228393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8886222839355">
                <text:p>-1.288862228393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81549406051636">
                <text:p>-1.815494060516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4379575252533">
                <text:p>-2.43795752525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4379575252533">
                <text:p>-2.43795752525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.11428356170654">
                <text:p>-3.114283561706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.11428356170654">
                <text:p>-3.114283561706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3.40413737297058">
                <text:p>-3.404137372970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.40413737297058">
                <text:p>-3.404137372970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3.61565518379211">
                <text:p>-3.615655183792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.93755125999451">
                <text:p>-3.937551259994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.93755125999451">
                <text:p>-3.937551259994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.29335689544678">
                <text:p>-4.293356895446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.29335689544678">
                <text:p>-4.293356895446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.71540927886963">
                <text:p>-4.71540927886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.71540927886963">
                <text:p>-4.71540927886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5.10247135162354">
                <text:p>-5.102471351623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5.48943471908569">
                <text:p>-5.489434719085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.48943471908569">
                <text:p>-5.489434719085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5.6403079032898">
                <text:p>-5.64030790328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.6403079032898">
                <text:p>-5.64030790328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.6403079032898">
                <text:p>-5.64030790328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.60571050643921">
                <text:p>-5.605710506439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.60571050643921">
                <text:p>-5.605710506439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.36785125732422">
                <text:p>-5.367851257324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.36785125732422">
                <text:p>-5.367851257324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.16999578475952">
                <text:p>-5.169995784759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.97135400772095">
                <text:p>-4.971354007720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.77516937255859">
                <text:p>-4.775169372558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4.50723361968994">
                <text:p>-4.507233619689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4.26347732543945">
                <text:p>-4.263477325439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4.11348819732666">
                <text:p>-4.113488197326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4.11348819732666">
                <text:p>-4.113488197326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.12803506851196">
                <text:p>-4.128035068511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4.12803506851196">
                <text:p>-4.128035068511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4.21138429641724">
                <text:p>-4.211384296417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4.35429620742798">
                <text:p>-4.354296207427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4.40884637832642">
                <text:p>-4.408846378326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4.40884637832642">
                <text:p>-4.408846378326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4.42014980316162">
                <text:p>-4.420149803161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4.38181686401367">
                <text:p>-4.381816864013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4.38181686401367">
                <text:p>-4.381816864013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.26681900024414">
                <text:p>-4.266819000244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4.26681900024414">
                <text:p>-4.266819000244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4.22750329971314">
                <text:p>-4.227503299713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4.27399396896362">
                <text:p>-4.273993968963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4.27399396896362">
                <text:p>-4.273993968963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4.59726619720459">
                <text:p>-4.597266197204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.59726619720459">
                <text:p>-4.597266197204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.02315187454224">
                <text:p>-5.023151874542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.32086896896362">
                <text:p>-5.320868968963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.32086896896362">
                <text:p>-5.320868968963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.68247413635254">
                <text:p>-5.682474136352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.97969961166382">
                <text:p>-5.979699611663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.97969961166382">
                <text:p>-5.979699611663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6.29668140411377">
                <text:p>-6.296681404113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6.38455152511597">
                <text:p>-6.384551525115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6.38455152511597">
                <text:p>-6.384551525115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6.50751066207886">
                <text:p>-6.507510662078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6.64314937591553">
                <text:p>-6.643149375915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6.64314937591553">
                <text:p>-6.643149375915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6.80866813659668">
                <text:p>-6.808668136596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6.80866813659668">
                <text:p>-6.808668136596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7.01792526245117">
                <text:p>-7.017925262451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7.19907140731812">
                <text:p>-7.199071407318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7.19907140731812">
                <text:p>-7.199071407318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7.44046878814697">
                <text:p>-7.440468788146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7.64264917373657">
                <text:p>-7.642649173736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7.64264917373657">
                <text:p>-7.642649173736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7.65827703475952">
                <text:p>-7.658277034759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7.75990772247314">
                <text:p>-7.759907722473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7.75990772247314">
                <text:p>-7.759907722473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7.8898458480835">
                <text:p>-7.88984584808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8.07109069824219">
                <text:p>-8.071090698242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8.07138538360596">
                <text:p>-8.071385383605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8.17704582214356">
                <text:p>-8.177045822143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8.17704582214356">
                <text:p>-8.17704582214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8.46532726287842">
                <text:p>-8.465327262878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8.41559314727783">
                <text:p>-8.415593147277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8.33224391937256">
                <text:p>-8.332243919372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8.44075489044189">
                <text:p>-8.440754890441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8.57531261444092">
                <text:p>-8.575312614440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8.57531261444092">
                <text:p>-8.575312614440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8.72382736206055">
                <text:p>-8.723827362060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8.72382736206055">
                <text:p>-8.723827362060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8.79410362243652">
                <text:p>-8.794103622436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8.79410362243652">
                <text:p>-8.794103622436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8.51289939880371">
                <text:p>-8.512899398803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8.51289939880371">
                <text:p>-8.512899398803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8.33381652832031">
                <text:p>-8.333816528320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8.33381652832031">
                <text:p>-8.333816528320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8.13261890411377">
                <text:p>-8.132618904113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8.13261890411377">
                <text:p>-8.132618904113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8.09340190887451">
                <text:p>-8.093401908874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8.09340190887451">
                <text:p>-8.093401908874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.90734100341797">
                <text:p>-7.907341003417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7.90734100341797">
                <text:p>-7.907341003417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.84817123413086">
                <text:p>-7.848171234130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7.84817123413086">
                <text:p>-7.848171234130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7.7835955619812">
                <text:p>-7.78359556198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7.68245601654053">
                <text:p>-7.682456016540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7.40646123886108">
                <text:p>-7.406461238861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7.40646123886108">
                <text:p>-7.406461238861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7.12515830993652">
                <text:p>-7.125158309936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.06333446502686">
                <text:p>-7.063334465026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7.02146339416504">
                <text:p>-7.021463394165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6.98421192169189">
                <text:p>-6.984211921691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6.98421192169189">
                <text:p>-6.984211921691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6.89113235473633">
                <text:p>-6.891132354736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6.63921785354614">
                <text:p>-6.639217853546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6.63921785354614">
                <text:p>-6.639217853546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6.49090003967285">
                <text:p>-6.490900039672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6.37806415557861">
                <text:p>-6.378064155578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6.32577466964722">
                <text:p>-6.325774669647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6.28940773010254">
                <text:p>-6.289407730102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6.23495578765869">
                <text:p>-6.234955787658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6.2667031288147">
                <text:p>-6.2667031288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6.2667031288147">
                <text:p>-6.26670312881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6.29648447036743">
                <text:p>-6.296484470367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6.29648447036743">
                <text:p>-6.296484470367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6.32439851760864">
                <text:p>-6.324398517608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6.32439851760864">
                <text:p>-6.324398517608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6.17558908462524">
                <text:p>-6.175589084625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6.17558908462524">
                <text:p>-6.175589084625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6.00191259384155">
                <text:p>-6.001912593841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6.00191259384155">
                <text:p>-6.001912593841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5.87551307678223">
                <text:p>-5.875513076782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5.81860399246216">
                <text:p>-5.818603992462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5.81860399246216">
                <text:p>-5.818603992462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5.86057329177856">
                <text:p>-5.860573291778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5.83128309249878">
                <text:p>-5.831283092498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5.7507848739624">
                <text:p>-5.75078487396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5.75324201583862">
                <text:p>-5.753242015838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5.73063564300537">
                <text:p>-5.730635643005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5.73063564300537">
                <text:p>-5.730635643005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.71893930435181">
                <text:p>-5.718939304351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.6834568977356">
                <text:p>-5.68345689773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5.74891710281372">
                <text:p>-5.748917102813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6.01586961746216">
                <text:p>-6.015869617462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6.01586961746216">
                <text:p>-6.015869617462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5.97822523117065">
                <text:p>-5.978225231170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5.98618650436401">
                <text:p>-5.986186504364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5.98618650436401">
                <text:p>-5.986186504364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7.04387331008911">
                <text:p>-7.043873310089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7.13056421279907">
                <text:p>-7.130564212799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7.25529289245606">
                <text:p>-7.255292892456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7.44027233123779">
                <text:p>-7.440272331237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7.57826995849609">
                <text:p>-7.578269958496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7.98548078536987">
                <text:p>-7.985480785369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7.99344205856323">
                <text:p>-7.993442058563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8.08150959014893">
                <text:p>-8.081509590148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8.3081636428833">
                <text:p>-8.30816364288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8.3081636428833">
                <text:p>-8.30816364288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8.6046028137207">
                <text:p>-8.60460281372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8.72657871246338">
                <text:p>-8.726578712463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9.35946083068848">
                <text:p>-9.359460830688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9.38413143157959">
                <text:p>-9.384131431579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9.38413143157959">
                <text:p>-9.384131431579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9.38678550720215">
                <text:p>-9.386785507202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9.38678550720215">
                <text:p>-9.386785507202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9.50374984741211">
                <text:p>-9.503749847412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9.70199775695801">
                <text:p>-9.701997756958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9.91744709014893">
                <text:p>-9.917447090148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9.91744709014893">
                <text:p>-9.917447090148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9.71782302856445">
                <text:p>-9.717823028564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9.3862943649292">
                <text:p>-9.38629436492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9.3862943649292">
                <text:p>-9.38629436492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8.88669204711914">
                <text:p>-8.886692047119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8.56381225585938">
                <text:p>-8.563812255859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8.56381225585938">
                <text:p>-8.563812255859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8.27327060699463">
                <text:p>-8.273270606994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8.27327060699463">
                <text:p>-8.273270606994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8.0397367477417">
                <text:p>-8.03973674774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7.66515731811523">
                <text:p>-7.665157318115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7.66515731811523">
                <text:p>-7.665157318115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7.42778968811035">
                <text:p>-7.427789688110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7.13488864898682">
                <text:p>-7.134888648986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7.13488864898682">
                <text:p>-7.134888648986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6.72030639648438">
                <text:p>-6.720306396484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6.72030639648438">
                <text:p>-6.720306396484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6.22650289535522">
                <text:p>-6.226502895355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5.74931049346924">
                <text:p>-5.749310493469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5.13215446472168">
                <text:p>-5.132154464721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5.13215446472168">
                <text:p>-5.132154464721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.86569309234619">
                <text:p>-4.865693092346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.86569309234619">
                <text:p>-4.865693092346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.68955945968628">
                <text:p>-4.689559459686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.68955945968628">
                <text:p>-4.689559459686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.2651481628418">
                <text:p>-4.26514816284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3.73989224433899">
                <text:p>-3.739892244338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3.58066415786743">
                <text:p>-3.580664157867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3.58066415786743">
                <text:p>-3.580664157867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3.58754444122314">
                <text:p>-3.587544441223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3.58754444122314">
                <text:p>-3.587544441223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3.74333238601685">
                <text:p>-3.7433323860168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3.74333238601685">
                <text:p>-3.743332386016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3.93882894515991">
                <text:p>-3.938828945159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.09766387939453">
                <text:p>-4.097663879394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.09766387939453">
                <text:p>-4.097663879394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.17157697677612">
                <text:p>-4.171576976776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.17157697677612">
                <text:p>-4.171576976776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.17649173736572">
                <text:p>-4.176491737365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.32520246505737">
                <text:p>-4.325202465057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.32520246505737">
                <text:p>-4.325202465057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.55716419219971">
                <text:p>-4.557164192199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.55716419219971">
                <text:p>-4.557164192199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4.85419321060181">
                <text:p>-4.854193210601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5.15476083755493">
                <text:p>-5.154760837554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5.15476083755493">
                <text:p>-5.154760837554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5.52658748626709">
                <text:p>-5.526587486267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.01105356216431">
                <text:p>-6.011053562164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6.01105356216431">
                <text:p>-6.011053562164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6.4811692237854">
                <text:p>-6.48116922378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6.4811692237854">
                <text:p>-6.48116922378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6.84985113143921">
                <text:p>-6.849851131439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6.84985113143921">
                <text:p>-6.849851131439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6.98902797698975">
                <text:p>-6.989027976989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7.49079275131226">
                <text:p>-7.490792751312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7.95923757553101">
                <text:p>-7.959237575531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7.95923757553101">
                <text:p>-7.959237575531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8.27671051025391">
                <text:p>-8.276710510253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8.36841487884522">
                <text:p>-8.368414878845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8.36841487884522">
                <text:p>-8.368414878845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8.36841487884522">
                <text:p>-8.368414878845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8.36841487884522">
                <text:p>-8.368414878845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8.35897827148438">
                <text:p>-8.35897827148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8.31337261199951">
                <text:p>-8.313372611999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8.31337261199951">
                <text:p>-8.313372611999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8.32546234130859">
                <text:p>-8.325462341308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8.21134853363037">
                <text:p>-8.211348533630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8.21134853363037">
                <text:p>-8.211348533630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8.19434452056885">
                <text:p>-8.194344520568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8.04809093475342">
                <text:p>-8.048090934753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8.04809093475342">
                <text:p>-8.048090934753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7.61444044113159">
                <text:p>-7.614440441131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7.61444044113159">
                <text:p>-7.614440441131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7.28458261489868">
                <text:p>-7.284582614898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7.28458261489868">
                <text:p>-7.284582614898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6.93064451217651">
                <text:p>-6.930644512176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6.93064451217651">
                <text:p>-6.930644512176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6.64285469055176">
                <text:p>-6.642854690551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6.64285469055176">
                <text:p>-6.642854690551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6.3583083152771">
                <text:p>-6.35830831527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6.3583083152771">
                <text:p>-6.35830831527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5.09627914428711">
                <text:p>-5.096279144287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5.27280569076538">
                <text:p>-5.272805690765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5.27280569076538">
                <text:p>-5.272805690765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5.39940166473389">
                <text:p>-5.399401664733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5.39940166473389">
                <text:p>-5.399401664733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5.37856483459473">
                <text:p>-5.378564834594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5.31280946731567">
                <text:p>-5.312809467315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5.13205623626709">
                <text:p>-5.132056236267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.13205623626709">
                <text:p>-5.132056236267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4.95366191864014">
                <text:p>-4.953661918640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4.95366191864014">
                <text:p>-4.953661918640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5.06276226043701">
                <text:p>-5.062762260437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5.06276226043701">
                <text:p>-5.062762260437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5.31290769577026">
                <text:p>-5.312907695770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5.31290769577026">
                <text:p>-5.312907695770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5.58506965637207">
                <text:p>-5.585069656372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5.58506965637207">
                <text:p>-5.585069656372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5.60177850723267">
                <text:p>-5.601778507232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5.60177850723267">
                <text:p>-5.60177850723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5.56167697906494">
                <text:p>-5.561676979064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5.56167697906494">
                <text:p>-5.561676979064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5.54713010787964">
                <text:p>-5.547130107879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5.51410484313965">
                <text:p>-5.514104843139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.51410484313965">
                <text:p>-5.514104843139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5.46299457550049">
                <text:p>-5.462994575500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5.46299457550049">
                <text:p>-5.462994575500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5.62556457519531">
                <text:p>-5.625564575195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5.62556457519531">
                <text:p>-5.625564575195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5.92298698425293">
                <text:p>-5.922986984252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6.06963396072388">
                <text:p>-6.069633960723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6.15593147277832">
                <text:p>-6.15593147277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6.15593147277832">
                <text:p>-6.155931472778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6.23878908157349">
                <text:p>-6.238789081573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6.18276453018189">
                <text:p>-6.182764530181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6.18276453018189">
                <text:p>-6.182764530181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6.35408210754395">
                <text:p>-6.354082107543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6.35408210754395">
                <text:p>-6.354082107543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6.41118764877319">
                <text:p>-6.411187648773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6.41118764877319">
                <text:p>-6.411187648773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6.44765281677246">
                <text:p>-6.447652816772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6.54377937316895">
                <text:p>-6.543779373168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6.54377937316895">
                <text:p>-6.543779373168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6.74193000793457">
                <text:p>-6.741930007934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6.80188608169556">
                <text:p>-6.801886081695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6.80188608169556">
                <text:p>-6.801886081695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6.80188608169556">
                <text:p>-6.801886081695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6.89024782180786">
                <text:p>-6.890247821807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6.89024782180786">
                <text:p>-6.890247821807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6.86498737335205">
                <text:p>-6.864987373352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6.86498737335205">
                <text:p>-6.864987373352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6.92602491378784">
                <text:p>-6.926024913787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7.0515398979187">
                <text:p>-7.05153989791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7.0515398979187">
                <text:p>-7.05153989791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7.16919183731079">
                <text:p>-7.169191837310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7.00042963027954">
                <text:p>-7.000429630279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7.00042963027954">
                <text:p>-7.000429630279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6.86950874328613">
                <text:p>-6.869508743286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6.97398996353149">
                <text:p>-6.973989963531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7.12388038635254">
                <text:p>-7.123880386352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.17921733856201">
                <text:p>-7.179217338562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7.17921733856201">
                <text:p>-7.1792173385620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.07434272766113">
                <text:p>-7.074342727661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6.99335289001465">
                <text:p>-6.993352890014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6.79903554916382">
                <text:p>-6.799035549163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6.74143838882446">
                <text:p>-6.741438388824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6.74861335754395">
                <text:p>-6.748613357543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6.74861335754395">
                <text:p>-6.748613357543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6.6649694442749">
                <text:p>-6.66496944427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6.49021196365356">
                <text:p>-6.490211963653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6.37491893768311">
                <text:p>-6.374918937683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6.37491893768311">
                <text:p>-6.374918937683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6.20969533920288">
                <text:p>-6.209695339202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6.09440279006958">
                <text:p>-6.094402790069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6.09440279006958">
                <text:p>-6.094402790069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5.89664554595947">
                <text:p>-5.896645545959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5.89664554595947">
                <text:p>-5.896645545959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5.7388916015625">
                <text:p>-5.73889160156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5.7388916015625">
                <text:p>-5.73889160156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5.75795984268189">
                <text:p>-5.757959842681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5.75795984268189">
                <text:p>-5.757959842681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5.91335439682007">
                <text:p>-5.913354396820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5.96171283721924">
                <text:p>-5.961712837219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5.890944480896">
                <text:p>-5.8909444808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5.7394814491272">
                <text:p>-5.73948144912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5.5092887878418">
                <text:p>-5.50928878784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5.5092887878418">
                <text:p>-5.50928878784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5.30858278274536">
                <text:p>-5.308582782745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5.30553579330444">
                <text:p>-5.305535793304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5.36116743087769">
                <text:p>-5.361167430877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5.36116743087769">
                <text:p>-5.361167430877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5.40372657775879">
                <text:p>-5.403726577758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5.40372657775879">
                <text:p>-5.403726577758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5.33915090560913">
                <text:p>-5.339150905609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5.26867771148682">
                <text:p>-5.268677711486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5.30661725997925">
                <text:p>-5.306617259979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.99640846252441">
                <text:p>-5.996408462524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5.92613220214844">
                <text:p>-5.926132202148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5.93694400787354">
                <text:p>-5.9369440078735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6.1076717376709">
                <text:p>-6.10767173767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6.1076717376709">
                <text:p>-6.10767173767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6.24724197387695">
                <text:p>-6.247241973876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6.24724197387695">
                <text:p>-6.247241973876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6.44598197937012">
                <text:p>-6.445981979370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6.44598197937012">
                <text:p>-6.445981979370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6.58565044403076">
                <text:p>-6.585650444030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6.59144973754883">
                <text:p>-6.591449737548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6.59144973754883">
                <text:p>-6.591449737548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6.62968397140503">
                <text:p>-6.629683971405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6.63499164581299">
                <text:p>-6.634991645812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6.63499164581299">
                <text:p>-6.634991645812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6.61641502380371">
                <text:p>-6.616415023803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6.61641502380371">
                <text:p>-6.616415023803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6.54142045974731">
                <text:p>-6.541420459747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6.50475883483887">
                <text:p>-6.504758834838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6.50475883483887">
                <text:p>-6.504758834838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6.35103511810303">
                <text:p>-6.351035118103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6.20989227294922">
                <text:p>-6.209892272949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6.20989227294922">
                <text:p>-6.209892272949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6.21077680587769">
                <text:p>-6.210776805877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6.29717254638672">
                <text:p>-6.297172546386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6.29717254638672">
                <text:p>-6.297172546386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6.32587289810181">
                <text:p>-6.325872898101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6.30906534194946">
                <text:p>-6.309065341949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6.40666627883911">
                <text:p>-6.406666278839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6.40666627883911">
                <text:p>-6.406666278839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6.49227619171143">
                <text:p>-6.4922761917114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.72040462493897">
                <text:p>-6.720404624938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6.72040462493897">
                <text:p>-6.720404624938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6.74045562744141">
                <text:p>-6.740455627441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6.68924713134766">
                <text:p>-6.689247131347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6.83166742324829">
                <text:p>-6.8316674232482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6.83166742324829">
                <text:p>-6.831667423248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7.00681829452515">
                <text:p>-7.006818294525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7.19356727600098">
                <text:p>-7.193567276000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7.10255193710327">
                <text:p>-7.1025519371032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7.10255193710327">
                <text:p>-7.102551937103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7.22659254074097">
                <text:p>-7.226592540740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7.22659254074097">
                <text:p>-7.226592540740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7.41569995880127">
                <text:p>-7.415699958801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7.97860050201416">
                <text:p>-7.978600502014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7.97860050201416">
                <text:p>-7.978600502014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7.93682765960693">
                <text:p>-7.936827659606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8.06597995758057">
                <text:p>-8.065979957580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8.06597995758057">
                <text:p>-8.065979957580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8.04317665100098">
                <text:p>-8.043176651000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8.19218254089356">
                <text:p>-8.192182540893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8.19218254089356">
                <text:p>-8.192182540893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8.41234970092773">
                <text:p>-8.412349700927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8.15286731719971">
                <text:p>-8.152867317199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8.15286731719971">
                <text:p>-8.152867317199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8.11905574798584">
                <text:p>-8.119055747985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8.15227699279785">
                <text:p>-8.152276992797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8.15227699279785">
                <text:p>-8.152276992797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7.86871385574341">
                <text:p>-7.868713855743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7.61227798461914">
                <text:p>-7.612277984619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7.66702508926392">
                <text:p>-7.667025089263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7.66702508926392">
                <text:p>-7.667025089263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7.82281255722046">
                <text:p>-7.822812557220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7.73297691345215">
                <text:p>-7.732976913452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7.47978448867798">
                <text:p>-7.479784488677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7.38277339935303">
                <text:p>-7.382773399353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7.38277339935303">
                <text:p>-7.382773399353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7.45432758331299">
                <text:p>-7.454327583312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7.67891788482666">
                <text:p>-7.678917884826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7.72658777236939">
                <text:p>-7.726587772369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7.72658777236939">
                <text:p>-7.7265877723693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7.70506286621094">
                <text:p>-7.705062866210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7.70506286621094">
                <text:p>-7.705062866210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7.60746192932129">
                <text:p>-7.607461929321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7.50022840499878">
                <text:p>-7.5002284049987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7.50022840499878">
                <text:p>-7.500228404998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.32104778289795">
                <text:p>-7.321047782897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7.20123386383057">
                <text:p>-7.201233863830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7.20123386383057">
                <text:p>-7.201233863830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7.08879137039185">
                <text:p>-7.088791370391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6.15249156951904">
                <text:p>-6.152491569519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6.15249156951904">
                <text:p>-6.152491569519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5.85841083526611">
                <text:p>-5.858410835266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5.85841083526611">
                <text:p>-5.858410835266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5.85841083526611">
                <text:p>-5.858410835266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5.45277261734009">
                <text:p>-5.452772617340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4.74430656433106">
                <text:p>-4.744306564331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4.74430656433106">
                <text:p>-4.744306564331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4.09039068222046">
                <text:p>-4.090390682220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.09039068222046">
                <text:p>-4.090390682220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3.48650360107422">
                <text:p>-3.4865036010742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.9492564201355">
                <text:p>-2.94925642013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2.9492564201355">
                <text:p>-2.94925642013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.45073509216309">
                <text:p>-2.4507350921630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.12254858016968">
                <text:p>-2.122548580169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79347741603851">
                <text:p>-1.793477416038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44946622848511">
                <text:p>-1.449466228485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0532637834549">
                <text:p>-1.05326378345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673377215862274">
                <text:p>-0.6733772158622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419005542993546">
                <text:p>-0.4190055429935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419005542993546">
                <text:p>-0.4190055429935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365143239498138">
                <text:p>-0.3651432394981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22193631529808">
                <text:p>-0.221936315298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22193631529808">
                <text:p>-0.221936315298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127284109592438">
                <text:p>-0.1272841095924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714560225605965">
                <text:p>-0.07145602256059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585801787674427">
                <text:p>-0.05858017876744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132001981139183">
                <text:p>-0.1320019811391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132001981139183">
                <text:p>-0.1320019811391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498717814683914">
                <text:p>-0.4987178146839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548845171928406">
                <text:p>-0.5488451719284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405834823846817">
                <text:p>-0.4058348238468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250931531190872">
                <text:p>-0.2509315311908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212598875164986">
                <text:p>-0.2125988751649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212598875164986">
                <text:p>-0.2125988751649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282285690307617">
                <text:p>-0.2822856903076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282285690307617">
                <text:p>-0.2822856903076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371531993150711">
                <text:p>-0.3715319931507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461859494447708">
                <text:p>-0.4618594944477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461859494447708">
                <text:p>-0.4618594944477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421266198158264">
                <text:p>-0.4212661981582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401608407497406">
                <text:p>-0.4016084074974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401608407497406">
                <text:p>-0.4016084074974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514444053173065">
                <text:p>-0.5144440531730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608604788780212">
                <text:p>-0.6086047887802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608604788780212">
                <text:p>-0.6086047887802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730188190937042">
                <text:p>-0.7301881909370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730188190937042">
                <text:p>-0.7301881909370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930894076824188">
                <text:p>-0.9308940768241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930894076824188">
                <text:p>-0.9308940768241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917330205440521">
                <text:p>-0.9173302054405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917330205440521">
                <text:p>-0.9173302054405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927060842514038">
                <text:p>-0.9270608425140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993700683116913">
                <text:p>-0.9937006831169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993700683116913">
                <text:p>-0.9937006831169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97011137008667">
                <text:p>-0.97011137008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97011137008667">
                <text:p>-0.97011137008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91644561290741">
                <text:p>-0.916445612907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907501339912415">
                <text:p>-0.9075013399124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907501339912415">
                <text:p>-0.9075013399124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805280864238739">
                <text:p>-0.8052808642387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805280864238739">
                <text:p>-0.8052808642387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590126514434814">
                <text:p>-0.5901265144348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590126514434814">
                <text:p>-0.5901265144348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608113348484039">
                <text:p>-0.6081133484840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751910030841827">
                <text:p>-0.7519100308418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922244668006897">
                <text:p>-0.92224466800689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.26379859447479">
                <text:p>-1.2637985944747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26379859447479">
                <text:p>-1.263798594474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81313514709473">
                <text:p>-1.8131351470947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81313514709473">
                <text:p>-1.813135147094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.74757647514343">
                <text:p>-1.7475764751434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74757647514343">
                <text:p>-1.747576475143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75946938991547">
                <text:p>-1.759469389915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.84439098834991">
                <text:p>-1.844390988349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.84439098834991">
                <text:p>-1.844390988349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2.08539533615112">
                <text:p>-2.085395336151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.08539533615112">
                <text:p>-2.085395336151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.45103001594543">
                <text:p>-2.451030015945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.73606777191162">
                <text:p>-2.736067771911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2.73606777191162">
                <text:p>-2.7360677719116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2.92488074302673">
                <text:p>-2.924880743026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2.92488074302673">
                <text:p>-2.924880743026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3.12411236763">
                <text:p>-3.1241123676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3.39706063270569">
                <text:p>-3.397060632705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3.39706063270569">
                <text:p>-3.397060632705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3.77812671661377">
                <text:p>-3.778126716613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4.39390659332275">
                <text:p>-4.393906593322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4.39390659332275">
                <text:p>-4.393906593322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4.76248979568481">
                <text:p>-4.762489795684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5.05067300796509">
                <text:p>-5.050673007965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5.05067300796509">
                <text:p>-5.050673007965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5.10247135162354">
                <text:p>-5.102471351623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5.31703567504883">
                <text:p>-5.317035675048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5.31703567504883">
                <text:p>-5.317035675048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5.61701345443726">
                <text:p>-5.617013454437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5.61701345443726">
                <text:p>-5.617013454437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5.93586254119873">
                <text:p>-5.935862541198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6.33147525787354">
                <text:p>-6.331475257873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6.33147525787354">
                <text:p>-6.3314752578735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6.4175763130188">
                <text:p>-6.41757631301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6.43143510818481">
                <text:p>-6.431435108184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6.43143510818481">
                <text:p>-6.431435108184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6.16920042037964">
                <text:p>-6.169200420379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5.96760988235474">
                <text:p>-5.967609882354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5.96760988235474">
                <text:p>-5.9676098823547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5.67706823348999">
                <text:p>-5.677068233489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5.67706823348999">
                <text:p>-5.677068233489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5.29963874816895">
                <text:p>-5.299638748168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5.29963874816895">
                <text:p>-5.299638748168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4.90225648880005">
                <text:p>-4.902256488800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4.90225648880005">
                <text:p>-4.902256488800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4.40973091125488">
                <text:p>-4.409730911254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3.59137773513794">
                <text:p>-3.591377735137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3.59137773513794">
                <text:p>-3.591377735137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2.1548855304718">
                <text:p>-2.154885530471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.1548855304718">
                <text:p>-2.15488553047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.50254225730896">
                <text:p>-1.502542257308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688710272312164">
                <text:p>-0.6887102723121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771567821502686">
                <text:p>0.07715678215026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771567821502686">
                <text:p>0.07715678215026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779725790023804">
                <text:p>0.7797257900238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29081916809082">
                <text:p>2.290819168090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56905746459961">
                <text:p>4.569057464599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50792169570923">
                <text:p>4.507921695709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50792169570923">
                <text:p>4.507921695709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57918119430542">
                <text:p>4.579181194305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57918119430542">
                <text:p>4.5791811943054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74951553344727">
                <text:p>4.749515533447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74951553344727">
                <text:p>4.7495155334472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77752828598022">
                <text:p>4.777528285980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77752828598022">
                <text:p>4.7775282859802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75629758834839">
                <text:p>4.756297588348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75629758834839">
                <text:p>4.756297588348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72091388702393">
                <text:p>4.720913887023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72091388702393">
                <text:p>4.720913887023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74243879318237">
                <text:p>4.742438793182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74243879318237">
                <text:p>4.742438793182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7179651260376">
                <text:p>4.71796512603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70852947235107">
                <text:p>4.708529472351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70852947235107">
                <text:p>4.708529472351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64749193191528">
                <text:p>4.6474919319152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64749193191528">
                <text:p>4.647491931915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58311271667481">
                <text:p>4.583112716674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47764873504639">
                <text:p>4.477648735046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47764873504639">
                <text:p>4.477648735046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44924306869507">
                <text:p>4.449243068695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44924306869507">
                <text:p>4.449243068695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44924306869507">
                <text:p>4.449243068695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45052099227905">
                <text:p>4.450520992279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36363363265991">
                <text:p>4.363633632659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36363363265991">
                <text:p>4.363633632659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3675651550293">
                <text:p>4.36756515502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3675651550293">
                <text:p>4.367565155029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4029903411865">
                <text:p>4.440299034118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44029903411865">
                <text:p>4.440299034118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44029903411865">
                <text:p>4.440299034118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44029903411865">
                <text:p>4.440299034118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35056114196777">
                <text:p>4.350561141967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35056114196777">
                <text:p>4.3505611419677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26003694534302">
                <text:p>4.260036945343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26003694534302">
                <text:p>4.260036945343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3497748374939">
                <text:p>4.34977483749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50458002090454">
                <text:p>4.504580020904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50458002090454">
                <text:p>4.5045800209045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57986927032471">
                <text:p>4.579869270324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57986927032471">
                <text:p>4.579869270324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55952310562134">
                <text:p>4.5595231056213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.60198402404785">
                <text:p>4.601984024047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.60198402404785">
                <text:p>4.6019840240478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.64670562744141">
                <text:p>4.6467056274414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64670562744141">
                <text:p>4.6467056274414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.71894788742065">
                <text:p>4.7189478874206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.71894788742065">
                <text:p>4.7189478874206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.67825651168823">
                <text:p>4.678256511688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67825651168823">
                <text:p>4.678256511688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58576631546021">
                <text:p>4.585766315460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.58576631546021">
                <text:p>4.5857663154602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.45936679840088">
                <text:p>4.459366798400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35586881637573">
                <text:p>4.355868816375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35586881637573">
                <text:p>4.3558688163757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37287282943726">
                <text:p>4.3728728294372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37287282943726">
                <text:p>4.372872829437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.47126007080078">
                <text:p>4.471260070800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50477647781372">
                <text:p>4.504776477813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50477647781372">
                <text:p>4.504776477813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63245391845703">
                <text:p>4.6324539184570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63245391845703">
                <text:p>4.632453918457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.70725154876709">
                <text:p>4.7072515487670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70725154876709">
                <text:p>4.7072515487670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70725154876709">
                <text:p>4.707251548767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46693515777588">
                <text:p>4.4669351577758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46693515777588">
                <text:p>4.4669351577758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92388916015625">
                <text:p>3.9238891601562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80397653579712">
                <text:p>3.803976535797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80397653579712">
                <text:p>3.803976535797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81999778747559">
                <text:p>3.819997787475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83169412612915">
                <text:p>3.831694126129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83169412612915">
                <text:p>3.8316941261291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72672152519226">
                <text:p>3.7267215251922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72672152519226">
                <text:p>3.7267215251922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57850193977356">
                <text:p>3.5785019397735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57850193977356">
                <text:p>3.5785019397735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38388991355896">
                <text:p>3.383889913558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00085806846619">
                <text:p>3.0008580684661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00085806846619">
                <text:p>3.0008580684661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.66185975074768">
                <text:p>2.6618597507476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45791029930115">
                <text:p>2.4579102993011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45791029930115">
                <text:p>2.457910299301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.42046213150024">
                <text:p>2.420462131500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42046213150024">
                <text:p>2.4204621315002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.43717122077942">
                <text:p>2.4371712207794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44483780860901">
                <text:p>2.4448378086090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32866048812866">
                <text:p>2.3286604881286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.29003286361694">
                <text:p>2.2900328636169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19606876373291">
                <text:p>2.196068763732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.19606876373291">
                <text:p>2.196068763732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96882474422455">
                <text:p>1.9688247442245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79337906837463">
                <text:p>1.7933790683746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78168272972107">
                <text:p>1.781682729721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73922193050385">
                <text:p>1.7392219305038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73922193050385">
                <text:p>1.7392219305038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8974235057831">
                <text:p>1.7897423505783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78974235057831">
                <text:p>1.7897423505783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83004081249237">
                <text:p>1.8300408124923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83004081249237">
                <text:p>1.8300408124923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8298442363739">
                <text:p>1.829844236373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8298442363739">
                <text:p>1.829844236373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7662513256073">
                <text:p>1.766251325607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7662513256073">
                <text:p>1.766251325607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64437317848206">
                <text:p>1.6443731784820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64437317848206">
                <text:p>1.644373178482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48367083072662">
                <text:p>1.4836708307266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48367083072662">
                <text:p>1.4836708307266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48789727687836">
                <text:p>1.4878972768783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48789727687836">
                <text:p>1.4878972768783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50952076911926">
                <text:p>1.509520769119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55748569965363">
                <text:p>1.557485699653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55748569965363">
                <text:p>1.557485699653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61842489242554">
                <text:p>1.6184248924255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870249807834625">
                <text:p>0.8702498078346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635822057724">
                <text:p>1.63582205772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76035404205322">
                <text:p>1.7603540420532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65361225605011">
                <text:p>1.6536122560501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28601181507111">
                <text:p>1.286011815071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804396271705627">
                <text:p>0.8043962717056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327695161104202">
                <text:p>0.3276951611042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327695161104202">
                <text:p>0.32769516110420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87240332365036">
                <text:p>0.18724033236503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187240332365036">
                <text:p>0.18724033236503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437287271022797">
                <text:p>0.4372872710227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7287271022797">
                <text:p>0.4372872710227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855506479740143">
                <text:p>0.85550647974014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855506479740143">
                <text:p>0.8555064797401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22762823104858">
                <text:p>1.2276282310485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22762823104858">
                <text:p>1.227628231048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68211603164673">
                <text:p>1.6821160316467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68211603164673">
                <text:p>1.6821160316467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55650281906128">
                <text:p>1.5565028190612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47551286220551">
                <text:p>1.475512862205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63130068778992">
                <text:p>1.6313006877899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63130068778992">
                <text:p>1.6313006877899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80360114574432">
                <text:p>1.8036011457443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83348095417023">
                <text:p>1.8334809541702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83348095417023">
                <text:p>1.8334809541702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51227283477783">
                <text:p>1.5122728347778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51227283477783">
                <text:p>1.5122728347778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56967353820801">
                <text:p>1.5696735382080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79328083992004">
                <text:p>1.793280839920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79328083992004">
                <text:p>1.793280839920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91604363918304">
                <text:p>1.9160436391830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97560667991638">
                <text:p>1.9756066799163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97560667991638">
                <text:p>1.9756066799163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88812959194183">
                <text:p>1.8881295919418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9819524288178">
                <text:p>1.7981952428817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72320079803467">
                <text:p>1.7232007980346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72320079803467">
                <text:p>1.723200798034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53596043586731">
                <text:p>1.5359604358673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53596043586731">
                <text:p>1.535960435867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4985123872757">
                <text:p>1.498512387275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4985123872757">
                <text:p>1.49851238727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48858523368835">
                <text:p>1.4885852336883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48858523368835">
                <text:p>1.4885852336883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60004484653473">
                <text:p>1.6000448465347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87142050266266">
                <text:p>1.8714205026626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87142050266266">
                <text:p>1.8714205026626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.03163146972656">
                <text:p>2.0316314697265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95506429672241">
                <text:p>1.9550642967224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40867638587952">
                <text:p>1.408676385879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40867638587952">
                <text:p>1.408676385879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91389012336731">
                <text:p>0.9138901233673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36853909492493">
                <text:p>0.53685390949249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536853909492493">
                <text:p>0.53685390949249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440727382898331">
                <text:p>0.44072738289833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443086326122284">
                <text:p>0.4430863261222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443086326122284">
                <text:p>0.4430863261222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420873016119003">
                <text:p>0.4208730161190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464808166027069">
                <text:p>0.4648081660270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644185364246368">
                <text:p>0.6441853642463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644185364246368">
                <text:p>0.64418536424636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1111558675766">
                <text:p>1.111155867576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1111558675766">
                <text:p>1.111155867576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52111887931824">
                <text:p>1.5211188793182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40926611423492">
                <text:p>1.409266114234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40926611423492">
                <text:p>1.4092661142349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40661227703094">
                <text:p>1.406612277030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40661227703094">
                <text:p>1.406612277030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4615558385849">
                <text:p>1.461555838584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50765323638916">
                <text:p>1.5076532363891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50765323638916">
                <text:p>1.507653236389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628253698349">
                <text:p>1.62825369834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628253698349">
                <text:p>1.62825369834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67327010631561">
                <text:p>1.6732701063156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67327010631561">
                <text:p>1.6732701063156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67327010631561">
                <text:p>1.6732701063156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67327010631561">
                <text:p>1.6732701063156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56613516807556">
                <text:p>1.5661351680755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38351440429688">
                <text:p>1.3835144042968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38351440429688">
                <text:p>1.383514404296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27058053016663">
                <text:p>1.2705805301666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21435928344727">
                <text:p>1.2143592834472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21435928344727">
                <text:p>1.2143592834472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08157098293304">
                <text:p>1.0815709829330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08157098293304">
                <text:p>1.081570982933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08157098293304">
                <text:p>1.0815709829330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42335760593414">
                <text:p>0.8423357605934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842335760593414">
                <text:p>0.8423357605934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954385101795196">
                <text:p>0.95438510179519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954385101795196">
                <text:p>0.95438510179519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29558253288269">
                <text:p>0.82955825328826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829558253288269">
                <text:p>0.82955825328826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51204085350037">
                <text:p>0.55120408535003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51204085350037">
                <text:p>0.55120408535003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02591288089752">
                <text:p>0.40259128808975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452620327472687">
                <text:p>0.45262032747268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452620327472687">
                <text:p>0.4526203274726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461073189973831">
                <text:p>0.46107318997383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617549121379852">
                <text:p>0.6175491213798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17549121379852">
                <text:p>0.61754912137985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746405839920044">
                <text:p>0.7464058399200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746405839920044">
                <text:p>0.74640583992004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883617103099823">
                <text:p>0.8836171030998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883617103099823">
                <text:p>0.8836171030998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954188525676727">
                <text:p>0.95418852567672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954188525676727">
                <text:p>0.95418852567672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00313639640808">
                <text:p>1.0031363964080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00313639640808">
                <text:p>1.0031363964080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0290846824646">
                <text:p>1.02908468246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0290846824646">
                <text:p>1.02908468246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0290846824646">
                <text:p>1.029084682464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0290846824646">
                <text:p>1.029084682464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94829124212265">
                <text:p>0.9482912421226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94829124212265">
                <text:p>0.9482912421226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906321883201599">
                <text:p>0.90632188320159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887548685073852">
                <text:p>0.88754868507385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887548685073852">
                <text:p>0.88754868507385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954974830150604">
                <text:p>0.95497483015060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954974830150604">
                <text:p>0.95497483015060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933154702186584">
                <text:p>0.93315470218658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933154702186584">
                <text:p>0.93315470218658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71298760175705">
                <text:p>0.712987601757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71298760175705">
                <text:p>0.7129876017570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555725395679474">
                <text:p>0.55572539567947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431783080101013">
                <text:p>0.4317830801010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431783080101013">
                <text:p>0.43178308010101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12992027401924">
                <text:p>0.21299202740192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12992027401924">
                <text:p>0.21299202740192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0631997585296631">
                <text:p>-0.063199758529663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27314481139183">
                <text:p>-0.2731448113918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314819306135178">
                <text:p>-0.31481930613517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314819306135178">
                <text:p>-0.31481930613517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345288872718811">
                <text:p>-0.3452888727188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300567418336868">
                <text:p>-0.30056741833686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300567418336868">
                <text:p>-0.30056741833686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284448057413101">
                <text:p>-0.28444805741310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284448057413101">
                <text:p>-0.28444805741310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261645019054413">
                <text:p>-0.26164501905441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261645019054413">
                <text:p>-0.26164501905441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222722619771957">
                <text:p>-0.22272261977195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280221611261368">
                <text:p>-0.28022161126136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280221611261368">
                <text:p>-0.28022161126136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280221611261368">
                <text:p>-0.28022161126136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258204907178879">
                <text:p>-0.25820490717887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393155552446842">
                <text:p>0.03931555524468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393155552446842">
                <text:p>0.039315555244684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8277713060379">
                <text:p>0.2827771306037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453308373689652">
                <text:p>0.4533083736896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453308373689652">
                <text:p>0.45330837368965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10709047317505">
                <text:p>0.5107090473175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510709047317505">
                <text:p>0.51070904731750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463825285434723">
                <text:p>0.4638252854347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463825285434723">
                <text:p>0.46382528543472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88553845882416">
                <text:p>0.58855384588241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588553845882416">
                <text:p>0.58855384588241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597105026245117">
                <text:p>0.5971050262451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597105026245117">
                <text:p>0.59710502624511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640352129936218">
                <text:p>0.64035212993621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696376800537109">
                <text:p>0.69637680053710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696376800537109">
                <text:p>0.69637680053710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913496971130371">
                <text:p>0.91349697113037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913496971130371">
                <text:p>0.91349697113037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89983481168747">
                <text:p>0.899834811687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717902064323425">
                <text:p>0.71790206432342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717902064323425">
                <text:p>0.71790206432342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588062405586243">
                <text:p>0.58806240558624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588062405586243">
                <text:p>0.58806240558624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50636667013168">
                <text:p>0.25063666701316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50636667013168">
                <text:p>0.25063666701316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0506187789142132">
                <text:p>-0.05061877891421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148809373378754">
                <text:p>-0.14880937337875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148809373378754">
                <text:p>-0.14880937337875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166108220815659">
                <text:p>-0.16610822081565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0.166108220815659">
                <text:p>-0.16610822081565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235893344506621">
                <text:p>0.0023589334450662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235893344506621">
                <text:p>0.0023589334450662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42380410432816">
                <text:p>0.24238041043281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160014316439629">
                <text:p>0.16001431643962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180851556360722">
                <text:p>0.018085155636072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180851556360722">
                <text:p>0.018085155636072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0.110869869589806">
                <text:p>-0.11086986958980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0.110869869589806">
                <text:p>-0.11086986958980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0.110869869589806">
                <text:p>-0.11086986958980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0.162668108940124">
                <text:p>-0.16266810894012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0.0842335820198059">
                <text:p>-0.084233582019805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0.0842335820198059">
                <text:p>-0.084233582019805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311575774103403">
                <text:p>0.031157577410340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598579347133637">
                <text:p>0.059857934713363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49215984344482">
                <text:p>0.084921598434448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849215984344482">
                <text:p>0.084921598434448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137702733278275">
                <text:p>0.13770273327827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197757244110107">
                <text:p>0.19775724411010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97757244110107">
                <text:p>0.19775724411010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278452426195145">
                <text:p>0.27845242619514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278452426195145">
                <text:p>0.27845242619514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73694360256195">
                <text:p>0.37369436025619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73694360256195">
                <text:p>0.37369436025619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615878164768219">
                <text:p>0.61587816476821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781494975090027">
                <text:p>0.78149497509002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781494975090027">
                <text:p>0.7814949750900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947210013866425">
                <text:p>0.94721001386642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47210013866425">
                <text:p>0.94721001386642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07901549339294">
                <text:p>1.0790154933929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07901549339294">
                <text:p>1.0790154933929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944261372089386">
                <text:p>0.9442613720893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44261372089386">
                <text:p>0.9442613720893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952812492847443">
                <text:p>0.9528124928474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952812492847443">
                <text:p>0.9528124928474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90740305185318">
                <text:p>0.907403051853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0740305185318">
                <text:p>0.9074030518531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588258981704712">
                <text:p>0.5882589817047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588258981704712">
                <text:p>0.5882589817047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3933345079422">
                <text:p>0.239333450794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23933345079422">
                <text:p>0.239333450794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373497791588306">
                <text:p>0.0037349779158830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373497791588306">
                <text:p>0.0037349779158830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0.0425590910017491">
                <text:p>-0.04255909100174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0.0192646216601133">
                <text:p>-0.019264621660113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0.0192646216601133">
                <text:p>-0.019264621660113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184881404042244">
                <text:p>0.18488140404224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0.120109021663666">
                <text:p>-0.12010902166366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0.120109021663666">
                <text:p>-0.12010902166366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0.176821708679199">
                <text:p>-0.17682170867919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0.176821708679199">
                <text:p>-0.17682170867919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0.176821708679199">
                <text:p>-0.17682170867919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0.0740115344524384">
                <text:p>-0.074011534452438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0.0740115344524384">
                <text:p>-0.074011534452438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0.00442299991846085">
                <text:p>-0.0044229999184608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958316698670387">
                <text:p>0.095831669867038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958316698670387">
                <text:p>0.095831669867038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311280906200409">
                <text:p>0.31128090620040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11280906200409">
                <text:p>0.31128090620040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12125319242477">
                <text:p>0.41212531924247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56592088937759">
                <text:p>0.35659208893775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356592088937759">
                <text:p>0.35659208893775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356592088937759">
                <text:p>0.35659208893775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4208553135395">
                <text:p>0.2420855313539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306268185377121">
                <text:p>0.30626818537712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306268185377121">
                <text:p>0.30626818537712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386865079402924">
                <text:p>0.38686507940292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86865079402924">
                <text:p>0.38686507940292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711218416690826">
                <text:p>0.71121841669082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11218416690826">
                <text:p>0.71121841669082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10535681247711">
                <text:p>1.1053568124771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.38420248031616">
                <text:p>1.3842024803161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34960472583771">
                <text:p>1.3496047258377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34960472583771">
                <text:p>1.3496047258377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.08068633079529">
                <text:p>1.080686330795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160210896283388">
                <text:p>0.016021089628338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160210896283388">
                <text:p>0.016021089628338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0517982468008995">
                <text:p>-0.051798246800899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0517982468008995">
                <text:p>-0.051798246800899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0.0355805791914463">
                <text:p>-0.035580579191446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0.0355805791914463">
                <text:p>-0.035580579191446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694902464747429">
                <text:p>0.06949024647474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694902464747429">
                <text:p>0.06949024647474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193629115819931">
                <text:p>0.19362911581993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215547531843185">
                <text:p>0.21554753184318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0.398266583681107">
                <text:p>-0.39826658368110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398266583681107">
                <text:p>-0.39826658368110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0.613912403583527">
                <text:p>-0.61391240358352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0.613912403583527">
                <text:p>-0.61391240358352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0.613912403583527">
                <text:p>-0.61391240358352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0.722030162811279">
                <text:p>-0.72203016281127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0.722030162811279">
                <text:p>-0.72203016281127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0.672394275665283">
                <text:p>-0.67239427566528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0.721145570278168">
                <text:p>-0.7211455702781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0.721145570278168">
                <text:p>-0.72114557027816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0.561229586601257">
                <text:p>-0.56122958660125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0.561229586601257">
                <text:p>-0.56122958660125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0.5348881483078">
                <text:p>-0.534888148307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0.524174630641937">
                <text:p>-0.52417463064193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235205307602882">
                <text:p>0.23520530760288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744538366794586">
                <text:p>0.7445383667945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744538366794586">
                <text:p>0.74453836679458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.23116660118103">
                <text:p>1.2311666011810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34852361679077">
                <text:p>1.3485236167907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34852361679077">
                <text:p>1.3485236167907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34852361679077">
                <text:p>1.348523616790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.34852361679077">
                <text:p>1.3485236167907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2535765171051">
                <text:p>1.253576517105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06879341602325">
                <text:p>1.068793416023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727337822318077">
                <text:p>0.072733782231807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727337822318077">
                <text:p>0.072733782231807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0.0180851556360722">
                <text:p>-0.018085155636072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0.0180851556360722">
                <text:p>-0.018085155636072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0.0529777109622955">
                <text:p>-0.05297771096229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0.0529777109622955">
                <text:p>-0.052977710962295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236876234412193">
                <text:p>0.023687623441219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236876234412193">
                <text:p>0.02368762344121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926864221692085">
                <text:p>0.092686422169208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926864221692085">
                <text:p>0.092686422169208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268328666687012">
                <text:p>0.26832866668701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268328666687012">
                <text:p>0.26832866668701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290050506591797">
                <text:p>0.29005050659179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200411051511765">
                <text:p>0.20041105151176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0.00638877786695957">
                <text:p>-0.0063887778669595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0.200017884373665">
                <text:p>-0.20001788437366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0.200017884373665">
                <text:p>-0.20001788437366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0.200017884373665">
                <text:p>-0.20001788437366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0.200017884373665">
                <text:p>-0.20001788437366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19635480642319">
                <text:p>0.31963548064231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19635480642319">
                <text:p>0.31963548064231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517392694950104">
                <text:p>0.51739269495010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517392694950104">
                <text:p>0.51739269495010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656471490859985">
                <text:p>0.65647149085998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49452769756317">
                <text:p>0.74945276975631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799088656902313">
                <text:p>0.79908865690231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03321278095245">
                <text:p>1.0332127809524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03321278095245">
                <text:p>1.0332127809524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3197249174118">
                <text:p>1.319724917411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48661947250366">
                <text:p>1.4866194725036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49123907089233">
                <text:p>1.4912390708923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38498878479004">
                <text:p>1.3849887847900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.38498878479004">
                <text:p>1.384988784790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22576069831848">
                <text:p>1.2257606983184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08943402767181">
                <text:p>1.0894340276718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.08943402767181">
                <text:p>1.0894340276718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957432091236114">
                <text:p>0.95743209123611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71672260761261">
                <text:p>0.7167226076126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481615541502833">
                <text:p>0.0048161554150283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0.382736951112747">
                <text:p>-0.38273695111274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0.382736951112747">
                <text:p>-0.38273695111274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0.657257795333862">
                <text:p>-0.65725779533386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0.657257795333862">
                <text:p>-0.65725779533386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0.603198945522308">
                <text:p>-0.60319894552230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0.603198945522308">
                <text:p>-0.60319894552230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0.502747654914856">
                <text:p>-0.50274765491485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0.479256629943848">
                <text:p>-0.47925662994384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0.479256629943848">
                <text:p>-0.47925662994384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0.398266583681107">
                <text:p>-0.39826658368110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0.398266583681107">
                <text:p>-0.39826658368110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0.223902091383934">
                <text:p>-0.22390209138393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0.0801054462790489">
                <text:p>-0.080105446279048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0.0801054462790489">
                <text:p>-0.080105446279048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0.0925881341099739">
                <text:p>-0.092588134109973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0.174855932593346">
                <text:p>-0.17485593259334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0.174855932593346">
                <text:p>-0.1748559325933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0.192547932267189">
                <text:p>-0.19254793226718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0.192547932267189">
                <text:p>-0.19254793226718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0.151856333017349">
                <text:p>-0.15185633301734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0.162864685058594">
                <text:p>-0.16286468505859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0.162864685058594">
                <text:p>-0.1628646850585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0.186159163713455">
                <text:p>-0.1861591637134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0.186159163713455">
                <text:p>-0.18615916371345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0.479453206062317">
                <text:p>-0.47945320606231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0.479453206062317">
                <text:p>-0.47945320606231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0.549533188343048">
                <text:p>-0.54953318834304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0.559067189693451">
                <text:p>-0.55906718969345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547567427158356">
                <text:p>-0.54756742715835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547567427158356">
                <text:p>-0.54756742715835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427851527929306">
                <text:p>-0.42785152792930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0.399937480688095">
                <text:p>-0.39993748068809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0.627476274967194">
                <text:p>-0.62747627496719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0.641433298587799">
                <text:p>-0.64143329858779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0.641433298587799">
                <text:p>-0.64143329858779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0.687825679779053">
                <text:p>-0.68782567977905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0.687825679779053">
                <text:p>-0.68782567977905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0.821695148944855">
                <text:p>-0.82169514894485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0.862288415431976">
                <text:p>-0.86228841543197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0.862288415431976">
                <text:p>-0.86228841543197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0.862288415431976">
                <text:p>-0.86228841543197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0.862288415431976">
                <text:p>-0.86228841543197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0.704829633235931">
                <text:p>-0.70482963323593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0.682419776916504">
                <text:p>-0.68241977691650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0.682419776916504">
                <text:p>-0.68241977691650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0.599562227725983">
                <text:p>-0.59956222772598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0.599562227725983">
                <text:p>-0.59956222772598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0.522700309753418">
                <text:p>-0.52270030975341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0.522700309753418">
                <text:p>-0.52270030975341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0.405736535787582">
                <text:p>-0.40573653578758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0.217415019869804">
                <text:p>-0.21741501986980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0.217415019869804">
                <text:p>-0.21741501986980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0.0299781113862991">
                <text:p>-0.02997811138629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0.0299781113862991">
                <text:p>-0.029978111386299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176133692264557">
                <text:p>0.17613369226455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78747290372848">
                <text:p>0.27874729037284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278747290372848">
                <text:p>0.27874729037284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243265002965927">
                <text:p>0.24326500296592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191663339734077">
                <text:p>0.1916633397340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196676075458527">
                <text:p>0.19667607545852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196676075458527">
                <text:p>0.19667607545852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196676075458527">
                <text:p>0.19667607545852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205718651413918">
                <text:p>0.20571865141391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209158763289452">
                <text:p>0.20915876328945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209158763289452">
                <text:p>0.20915876328945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209158763289452">
                <text:p>0.20915876328945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237171098589897">
                <text:p>0.23717109858989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27793449163437">
                <text:p>0.3277934491634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327793449163437">
                <text:p>0.32779344916343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361113369464874">
                <text:p>0.36111336946487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361113369464874">
                <text:p>0.36111336946487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374480664730072">
                <text:p>0.37448066473007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328776329755783">
                <text:p>0.32877632975578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28776329755783">
                <text:p>0.32877632975578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28776329755783">
                <text:p>0.32877632975578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80476295948029">
                <text:p>0.38047629594802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80476295948029">
                <text:p>0.38047629594802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37229192256927">
                <text:p>0.33722919225692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41553896665573">
                <text:p>0.34155389666557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41553896665573">
                <text:p>0.34155389666557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0646476149559">
                <text:p>0.3064647614955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0646476149559">
                <text:p>0.3064647614955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147531628608704">
                <text:p>0.14753162860870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147531628608704">
                <text:p>0.1475316286087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0.0345976911485195">
                <text:p>-0.034597691148519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125908061861992">
                <text:p>-0.12590806186199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0.125908061861992">
                <text:p>-0.1259080618619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0.199723020195961">
                <text:p>-0.19972302019596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0.188714668154717">
                <text:p>-0.18871466815471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0.188714668154717">
                <text:p>-0.18871466815471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0.115882605314255">
                <text:p>-0.11588260531425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0977974459528923">
                <text:p>-0.097797445952892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0.0977974459528923">
                <text:p>-0.097797445952892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0.0977974459528923">
                <text:p>-0.097797445952892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0.0850198864936829">
                <text:p>-0.085019886493682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0.119912445545197">
                <text:p>-0.1199124455451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0.119912445545197">
                <text:p>-0.11991244554519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0.188616380095482">
                <text:p>-0.18861638009548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0.282678842544556">
                <text:p>-0.28267884254455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0.333985656499863">
                <text:p>-0.33398565649986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0.333985656499863">
                <text:p>-0.33398565649986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0.339293241500854">
                <text:p>-0.33929324150085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0.339293241500854">
                <text:p>-0.33929324150085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0.287003546953201">
                <text:p>-0.28700354695320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0.317964553833008">
                <text:p>-0.3179645538330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0.282089114189148">
                <text:p>-0.28208911418914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0.282089114189148">
                <text:p>-0.28208911418914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0.157163932919502">
                <text:p>-0.15716393291950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0.157163932919502">
                <text:p>-0.15716393291950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0.0845284461975098">
                <text:p>-0.084528446197509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0.072930358350277">
                <text:p>-0.07293035835027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0.072930358350277">
                <text:p>-0.07293035835027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0.119814157485962">
                <text:p>-0.1198141574859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0.119814157485962">
                <text:p>-0.11981415748596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0.174266204237938">
                <text:p>-0.17426620423793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0.175052508711815">
                <text:p>-0.17505250871181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0.252897322177887">
                <text:p>-0.25289732217788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0.353053689002991">
                <text:p>-0.35305368900299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0.437975287437439">
                <text:p>-0.43797528743743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0.437975287437439">
                <text:p>-0.43797528743743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0.58108389377594">
                <text:p>-0.5810838937759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0.58108389377594">
                <text:p>-0.581083893775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0.660009920597076">
                <text:p>-0.66000992059707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0.631899297237396">
                <text:p>-0.63189929723739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0.631899297237396">
                <text:p>-0.63189929723739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0.631899297237396">
                <text:p>-0.63189929723739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0.650672435760498">
                <text:p>-0.65067243576049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0.650672435760498">
                <text:p>-0.65067243576049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0.633078753948212">
                <text:p>-0.63307875394821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0.622954964637756">
                <text:p>-0.62295496463775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0.74483323097229">
                <text:p>-0.7448332309722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0.74483323097229">
                <text:p>-0.7448332309722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0.74483323097229">
                <text:p>-0.7448332309722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0.724978864192963">
                <text:p>-0.72497886419296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0.724978864192963">
                <text:p>-0.72497886419296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0.638288080692291">
                <text:p>-0.63828808069229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0.638288080692291">
                <text:p>-0.63828808069229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0.450851142406464">
                <text:p>-0.45085114240646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0.410552680492401">
                <text:p>-0.41055268049240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0.410552680492401">
                <text:p>-0.41055268049240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0.34568202495575">
                <text:p>-0.3456820249557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0.34568202495575">
                <text:p>-0.345682024955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0.380771160125732">
                <text:p>-0.38077116012573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0.380771160125732">
                <text:p>-0.38077116012573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0.383326679468155">
                <text:p>-0.38332667946815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0.382343769073486">
                <text:p>-0.38234376907348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0.402296423912048">
                <text:p>-0.40229642391204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0.402296423912048">
                <text:p>-0.40229642391204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0.485841989517212">
                <text:p>-0.48584198951721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0.485841989517212">
                <text:p>-0.48584198951721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0.588062405586243">
                <text:p>-0.58806240558624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0.588062405586243">
                <text:p>-0.58806240558624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0.685859858989716">
                <text:p>-0.68585985898971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1.23549139499664">
                <text:p>-1.2354913949966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1.23549139499664">
                <text:p>-1.2354913949966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1.63493740558624">
                <text:p>-1.6349374055862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2.12530064582825">
                <text:p>-2.1253006458282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2.12530064582825">
                <text:p>-2.1253006458282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2.55501961708069">
                <text:p>-2.5550196170806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2.55501961708069">
                <text:p>-2.5550196170806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2.92006468772888">
                <text:p>-2.9200646877288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2.92006468772888">
                <text:p>-2.9200646877288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3.14426159858704">
                <text:p>-3.1442615985870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3.14426159858704">
                <text:p>-3.1442615985870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3.38929581642151">
                <text:p>-3.3892958164215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3.62813782691956">
                <text:p>-3.6281378269195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2.2807936668396">
                <text:p>-2.280793666839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1.88724493980408">
                <text:p>-1.8872449398040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1.49644839763641">
                <text:p>-1.4964483976364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1.49644839763641">
                <text:p>-1.4964483976364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1.21937191486359">
                <text:p>-1.2193719148635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1.21937191486359">
                <text:p>-1.2193719148635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0.941312730312347">
                <text:p>-0.94131273031234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0.941312730312347">
                <text:p>-0.94131273031234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0.602904081344605">
                <text:p>-0.60290408134460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0.331823289394379">
                <text:p>-0.33182328939437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0.331823289394379">
                <text:p>-0.33182328939437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0.20788100361824">
                <text:p>-0.2078810036182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0.20788100361824">
                <text:p>-0.2078810036182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0.259286105632782">
                <text:p>-0.25928610563278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0.259286105632782">
                <text:p>-0.25928610563278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0.252012699842453">
                <text:p>-0.25201269984245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0.252012699842453">
                <text:p>-0.25201269984245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0.252012699842453">
                <text:p>-0.25201269984245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0.373694360256195">
                <text:p>-0.37369436025619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0.373694360256195">
                <text:p>-0.37369436025619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0.709252655506134">
                <text:p>-0.70925265550613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0.709252655506134">
                <text:p>-0.70925265550613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0.805379152297974">
                <text:p>-0.80537915229797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0.83565217256546">
                <text:p>-0.8356521725654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0.83565217256546">
                <text:p>-0.8356521725654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1.13474524021149">
                <text:p>-1.1347452402114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.13474524021149">
                <text:p>-1.1347452402114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.26851642131805">
                <text:p>-1.2685164213180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.45477390289307">
                <text:p>-1.4547739028930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1.45477390289307">
                <text:p>-1.4547739028930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1.92400503158569">
                <text:p>-1.9240050315856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2.17365884780884">
                <text:p>-2.1736588478088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2.17365884780884">
                <text:p>-2.173658847808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2.31951951980591">
                <text:p>-2.3195195198059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2.43746614456177">
                <text:p>-2.4374661445617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2.43746614456177">
                <text:p>-2.4374661445617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2.94041037559509">
                <text:p>-2.9404103755950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3.52513098716736">
                <text:p>-3.5251309871673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3.52513098716736">
                <text:p>-3.5251309871673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4.0376091003418">
                <text:p>-4.037609100341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4.0376091003418">
                <text:p>-4.037609100341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4.52551555633545">
                <text:p>-4.5255155563354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5.014404296875">
                <text:p>-5.01440429687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.014404296875">
                <text:p>-5.01440429687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5.50329303741455">
                <text:p>-5.5032930374145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6.22827196121216">
                <text:p>-6.2282719612121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6.22827196121216">
                <text:p>-6.2282719612121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8.04111194610596">
                <text:p>-8.0411119461059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8.69149017333984">
                <text:p>-8.6914901733398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8.69149017333984">
                <text:p>-8.6914901733398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9.34619235992432">
                <text:p>-9.3461923599243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0.0315608978271">
                <text:p>-10.031560897827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10.0315608978271">
                <text:p>-10.031560897827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10.700023651123">
                <text:p>-10.70002365112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11.2622356414795">
                <text:p>-11.262235641479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11.2622356414795">
                <text:p>-11.262235641479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11.6810445785522">
                <text:p>-11.681044578552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12.0273170471191">
                <text:p>-12.027317047119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12.0273170471191">
                <text:p>-12.027317047119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12.2788381576538">
                <text:p>-12.278838157653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12.2644872665405">
                <text:p>-12.264487266540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12.0101156234741">
                <text:p>-12.010115623474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11.887451171875">
                <text:p>-11.88745117187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11.887451171875">
                <text:p>-11.88745117187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11.64133644104">
                <text:p>-11.6413364410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11.3294658660889">
                <text:p>-11.329465866088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11.0002956390381">
                <text:p>-11.000295639038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10.6201143264771">
                <text:p>-10.620114326477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10.6201143264771">
                <text:p>-10.620114326477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10.6201143264771">
                <text:p>-10.620114326477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10.4394598007202">
                <text:p>-10.439459800720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10.545316696167">
                <text:p>-10.54531669616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10.545316696167">
                <text:p>-10.54531669616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10.6125459671021">
                <text:p>-10.612545967102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10.6125459671021">
                <text:p>-10.612545967102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10.4909629821777">
                <text:p>-10.490962982177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10.4909629821777">
                <text:p>-10.490962982177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10.2485828399658">
                <text:p>-10.248582839965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7.04485607147217">
                <text:p>-7.0448560714721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7.04485607147217">
                <text:p>-7.0448560714721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6.30759143829346">
                <text:p>-6.3075914382934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5.72139644622803">
                <text:p>-5.7213964462280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5.72139644622803">
                <text:p>-5.7213964462280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5.34121465682983">
                <text:p>-5.3412146568298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5.06649732589722">
                <text:p>-5.0664973258972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5.06649732589722">
                <text:p>-5.0664973258972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4.79639959335327">
                <text:p>-4.7963995933532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4.79639959335327">
                <text:p>-4.7963995933532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4.52069902420044">
                <text:p>-4.5206990242004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4.08439493179321">
                <text:p>-4.0843949317932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4.08439493179321">
                <text:p>-4.0843949317932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3.36796712875366">
                <text:p>-3.3679671287536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2.49349093437195">
                <text:p>-2.4934909343719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2.49349093437195">
                <text:p>-2.4934909343719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1.59483551979065">
                <text:p>-1.5948355197906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0.734119713306427">
                <text:p>-0.73411971330642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0.734119713306427">
                <text:p>-0.73411971330642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0.734119713306427">
                <text:p>-0.73411971330642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469820909202099">
                <text:p>0.046982090920209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469820909202099">
                <text:p>0.046982090920209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612438082695007">
                <text:p>0.61243808269500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612438082695007">
                <text:p>0.61243808269500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925783038139343">
                <text:p>0.92578303813934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.20010733604431">
                <text:p>1.2001073360443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.20010733604431">
                <text:p>1.2001073360443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.21062421798706">
                <text:p>1.2106242179870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.18713319301605">
                <text:p>1.1871331930160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.18713319301605">
                <text:p>1.1871331930160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.15342009067535">
                <text:p>1.1534200906753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15342009067535">
                <text:p>1.1534200906753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.09945952892303">
                <text:p>1.0994595289230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.09945952892303">
                <text:p>1.0994595289230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.03370428085327">
                <text:p>1.0337042808532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.03370428085327">
                <text:p>1.0337042808532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994290411472321">
                <text:p>0.99429041147232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985837578773498">
                <text:p>0.98583757877349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985837578773498">
                <text:p>0.98583757877349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984068393707275">
                <text:p>0.98406839370727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984068393707275">
                <text:p>0.98406839370727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905535519123077">
                <text:p>0.90553551912307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905535519123077">
                <text:p>0.90553551912307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352955400943756">
                <text:p>0.35295540094375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641826465725899">
                <text:p>0.064182646572589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641826465725899">
                <text:p>0.064182646572589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0.072930358350277">
                <text:p>-0.07293035835027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0.072930358350277">
                <text:p>-0.07293035835027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0.155886173248291">
                <text:p>-0.15588617324829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0.223312363028526">
                <text:p>-0.22331236302852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0.223312363028526">
                <text:p>-0.22331236302852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0.289559066295624">
                <text:p>-0.28955906629562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0.289559066295624">
                <text:p>-0.28955906629562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0.343421369791031">
                <text:p>-0.34342136979103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0.353151977062225">
                <text:p>-0.35315197706222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0.353151977062225">
                <text:p>-0.35315197706222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0.353151977062225">
                <text:p>-0.35315197706222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0.353151977062225">
                <text:p>-0.35315197706222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0.330447256565094">
                <text:p>-0.33044725656509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0.312460392713547">
                <text:p>-0.31246039271354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0.312460392713547">
                <text:p>-0.31246039271354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0.310592889785767">
                <text:p>-0.31059288978576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0.318750858306885">
                <text:p>-0.31875085830688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0.320225208997726">
                <text:p>-0.32022520899772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0.320225208997726">
                <text:p>-0.32022520899772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0.287593305110931">
                <text:p>-0.28759330511093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0.287593305110931">
                <text:p>-0.28759330511093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0.174167916178703">
                <text:p>-0.17416791617870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129544764757156">
                <text:p>0.12954476475715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129544764757156">
                <text:p>0.12954476475715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694804191589356">
                <text:p>0.69480419158935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.48475193977356">
                <text:p>1.4847519397735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.48475193977356">
                <text:p>1.4847519397735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.34419012069702">
                <text:p>2.3441901206970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.34419012069702">
                <text:p>2.3441901206970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.99357581138611">
                <text:p>3.9935758113861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.99357581138611">
                <text:p>3.993575811386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.70076465606689">
                <text:p>4.7007646560668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.70076465606689">
                <text:p>4.7007646560668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.06285190582275">
                <text:p>6.0628519058227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.71480226516724">
                <text:p>6.7148022651672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6.71480226516724">
                <text:p>6.7148022651672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.31780433654785">
                <text:p>7.3178043365478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.31780433654785">
                <text:p>7.3178043365478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.89574289321899">
                <text:p>7.8957428932189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.38708972930908">
                <text:p>8.3870897293090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.74918556213379">
                <text:p>8.7491855621337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.95844268798828">
                <text:p>8.9584426879882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.95844268798828">
                <text:p>8.9584426879882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.96620750427246">
                <text:p>8.9662075042724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.96620750427246">
                <text:p>8.966207504272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.96620750427246">
                <text:p>8.9662075042724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.96620750427246">
                <text:p>8.9662075042724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.7511510848999">
                <text:p>8.751151084899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.7511510848999">
                <text:p>8.751151084899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.23228454589844">
                <text:p>8.2322845458984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.23228454589844">
                <text:p>8.2322845458984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.52588224411011">
                <text:p>7.5258822441101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.73809671401978">
                <text:p>6.7380967140197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6.73809671401978">
                <text:p>6.7380967140197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.92799949645996">
                <text:p>5.9279994964599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.16065835952759">
                <text:p>5.1606583595275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.16065835952759">
                <text:p>5.1606583595275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41779088973999">
                <text:p>4.4177908897399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41779088973999">
                <text:p>4.4177908897399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.61978316307068">
                <text:p>3.6197831630706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.78737473487854">
                <text:p>2.7873747348785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.78737473487854">
                <text:p>2.7873747348785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.96253430843353">
                <text:p>1.9625343084335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.20020568370819">
                <text:p>1.2002056837081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6254751086235">
                <text:p>0.4625475108623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46254751086235">
                <text:p>0.462547510862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0.185471132397652">
                <text:p>-0.18547113239765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0.701094627380371">
                <text:p>-0.70109462738037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0.701094627380371">
                <text:p>-0.70109462738037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1.11204051971436">
                <text:p>-1.1120405197143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1.44003057479858">
                <text:p>-1.4400305747985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1.44003057479858">
                <text:p>-1.4400305747985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.70698320865631">
                <text:p>-1.7069832086563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1.70698320865631">
                <text:p>-1.7069832086563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1.90857362747192">
                <text:p>-1.9085736274719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1.90857362747192">
                <text:p>-1.9085736274719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2.07556653022766">
                <text:p>-2.0755665302276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2.23990559577942">
                <text:p>-2.2399055957794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2.23990559577942">
                <text:p>-2.239905595779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2.37898421287537">
                <text:p>-2.3789842128753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2.37898421287537">
                <text:p>-2.3789842128753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2.43766283988953">
                <text:p>-2.4376628398895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2.43766283988953">
                <text:p>-2.4376628398895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.94914937019348">
                <text:p>3.9491493701934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66223526000977">
                <text:p>4.6622352600097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.24154996871948">
                <text:p>5.2415499687194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.68109798431397">
                <text:p>5.6810979843139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.68109798431397">
                <text:p>5.6810979843139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.97537469863892">
                <text:p>5.9753746986389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.97537469863892">
                <text:p>5.9753746986389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.18620443344116">
                <text:p>6.1862044334411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.18620443344116">
                <text:p>6.1862044334411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.36194515228272">
                <text:p>6.3619451522827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.36194515228272">
                <text:p>6.361945152282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.36194515228272">
                <text:p>6.3619451522827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.36194515228272">
                <text:p>6.3619451522827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.36194515228272">
                <text:p>6.3619451522827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.26188707351685">
                <text:p>6.2618870735168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.21402025222778">
                <text:p>6.2140202522277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.01989984512329">
                <text:p>6.0198998451232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.69869136810303">
                <text:p>5.6986913681030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.69869136810303">
                <text:p>5.6986913681030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.28784418106079">
                <text:p>5.2878441810607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78273725509644">
                <text:p>4.7827372550964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78273725509644">
                <text:p>4.7827372550964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13334274291992">
                <text:p>4.1333427429199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.73764932155609">
                <text:p>1.7376493215560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.73764932155609">
                <text:p>1.7376493215560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.01306354999542">
                <text:p>1.0130635499954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.01306354999542">
                <text:p>1.0130635499954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387258231639862">
                <text:p>0.38725823163986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0.669642210006714">
                <text:p>-0.66964221000671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1.51826846599579">
                <text:p>-1.5182684659957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1.51826846599579">
                <text:p>-1.5182684659957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1.98396122455597">
                <text:p>-1.9839612245559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1.98396122455597">
                <text:p>-1.9839612245559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2.64780449867249">
                <text:p>-2.6478044986724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4.01637887954712">
                <text:p>-4.0163788795471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4.65889358520508">
                <text:p>-4.6588935852050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5.28695917129517">
                <text:p>-5.2869591712951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5.84288120269775">
                <text:p>-5.8428812026977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5.84288120269775">
                <text:p>-5.8428812026977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6.44008445739746">
                <text:p>-6.4400844573974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7.03846740722656">
                <text:p>-7.0384674072265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7.03846740722656">
                <text:p>-7.0384674072265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7.64608955383301">
                <text:p>-7.64608955383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